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.3862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1.3008in"/>
    </style:style>
    <style:style style:name="co10" style:family="table-column">
      <style:table-column-properties fo:break-before="auto" style:column-width="1.311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1555in"/>
    </style:style>
    <style:style style:name="co13" style:family="table-column">
      <style:table-column-properties fo:break-before="auto" style:column-width="1.0791in"/>
    </style:style>
    <style:style style:name="co14" style:family="table-column">
      <style:table-column-properties fo:break-before="auto" style:column-width="1.0035in"/>
    </style:style>
    <style:style style:name="co15" style:family="table-column">
      <style:table-column-properties fo:break-before="auto" style:column-width="2.0937in"/>
    </style:style>
    <style:style style:name="co16" style:family="table-column">
      <style:table-column-properties fo:break-before="auto" style:column-width="1.6654in"/>
    </style:style>
    <style:style style:name="co17" style:family="table-column">
      <style:table-column-properties fo:break-before="auto" style:column-width="1.214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ext-properties style:font-name="Arial" style:font-name-asian="AR PL UMing HK" style:font-name-complex="FreeSans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pectral" table:style-name="ta1">
        <table:shapes>
          <draw:frame draw:z-index="0" draw:style-name="gr1" svg:width="9.8126in" svg:height="6.2528in" svg:x="0.1315in" svg:y="6.6957in">
            <draw:object draw:notify-on-update-of-ranges="Spectral.C13:Spectral.C36 Spectral.E13:Spectral.E3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4516in" svg:height="5.3949in" svg:x="0.4091in" svg:y="13.2906in">
            <draw:object draw:notify-on-update-of-ranges="Spectral.D13:Spectral.D36 Spectral.E12:Spectral.E12 Spectral.E13:Spectral.E36 Spectral.N14:Spectral.N36 Spectral.R12:Spectral.R12 Spectral.R14:Spectral.R3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9783in" svg:height="5.5689in" svg:x="0.1591in" svg:y="19.3244in">
            <draw:object draw:notify-on-update-of-ranges="Spectral.E12:Spectral.E36 Spectral.F12:Spectral.F3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6988in" svg:height="5.1776in" svg:x="0.065in" svg:y="24.8728in">
            <draw:object draw:notify-on-update-of-ranges="Spectral.C13:Spectral.C36 Spectral.D12:Spectral.D12 Spectral.D13:Spectral.D36 Spectral.C13:Spectral.C36 Spectral.N12:Spectral.N12 Spectral.N13:Spectral.N3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8.0661in" svg:height="5.1555in" svg:x="0in" svg:y="30.1626in">
            <draw:object draw:notify-on-update-of-ranges="Spectral.C13:Spectral.C36 Spectral.O13:Spectral.O3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svg:width="6.2988in" svg:height="5.0819in" svg:x="7.7764in" svg:y="30.2835in">
            <draw:object draw:notify-on-update-of-ranges="Spectral.O13:Spectral.O36 Spectral.N13:Spectral.N3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svg:width="8.2386in" svg:height="5.3063in" svg:x="0.0004in" svg:y="35.3583in">
            <draw:object draw:notify-on-update-of-ranges="Spectral.O13:Spectral.O36 Spectral.E12:Spectral.E12 Spectral.E13:Spectral.E36 Spectral.O14:Spectral.O36 Spectral.T12:Spectral.T12 Spectral.T14:Spectral.T3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svg:width="6.6957in" svg:height="5.0827in" svg:x="7.1268in" svg:y="19.5583in">
            <draw:object draw:notify-on-update-of-ranges="Spectral.E13:Spectral.E36 Spectral.Q13:Spectral.Q36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5" table:default-cell-style-name="ce3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 table:number-columns-spanned="7" table:number-rows-spanned="1">
            <text:p>Spectral analysis for the 1 speed diffusion equation</text:p>
          </table:table-cell>
          <table:covered-table-cell table:number-columns-repeated="6"/>
          <table:table-cell/>
          <table:table-cell office:value-type="string">
            <text:p>Serial Runs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8"/>
          <table:table-cell office:value-type="string" table:number-columns-spanned="5" table:number-rows-spanned="1">
            <text:p>1 MCSA Iteration (Equivalent to raw Neumann Ulam with solution guess of 0)</text:p>
          </table:table-cell>
          <table:covered-table-cell table:number-columns-repeated="2"/>
          <table:covered-table-cell table:style-name="Default"/>
          <table:covered-table-cell/>
          <table:table-cell table:number-columns-repeated="7"/>
        </table:table-row>
        <table:table-row table:style-name="ro1">
          <table:table-cell table:number-columns-repeated="6"/>
          <table:table-cell table:formula="of:=1/SQRT(10000)" office:value-type="float" office:value="0.01">
            <text:p>0.01</text:p>
          </table:table-cell>
          <table:table-cell/>
          <table:table-cell office:value-type="string">
            <text:p>10,000 Histories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8"/>
          <table:table-cell office:value-type="string" table:number-columns-spanned="4" table:number-rows-spanned="1">
            <text:p>Nonreentrant current vacuum boundary conditions</text:p>
          </table:table-cell>
          <table:covered-table-cell table:number-columns-repeated="2"/>
          <table:covered-table-cell table:style-name="Default"/>
          <table:table-cell table:number-columns-repeated="8"/>
        </table:table-row>
        <table:table-row table:style-name="ro1">
          <table:table-cell office:value-type="string">
            <text:p>dx</text:p>
          </table:table-cell>
          <table:table-cell office:value-type="string">
            <text:p>Dx^2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NxN-1</text:p>
          </table:table-cell>
          <table:table-cell office:value-type="string">
            <text:p>min m</text:p>
          </table:table-cell>
          <table:table-cell office:value-type="string">
            <text:p>wc</text:p>
          </table:table-cell>
          <table:table-cell/>
          <table:table-cell office:value-type="string" table:number-columns-spanned="3" table:number-rows-spanned="1">
            <text:p>Point source in center of domain.</text:p>
          </table:table-cell>
          <table:covered-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1">
            <text:p>0.1</text:p>
          </table:table-cell>
          <table:table-cell table:formula="of:=[.A6]*[.A6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office:value-type="float" office:value="0.0001">
            <text:p>1.00E-004</text:p>
          </table:table-cell>
          <table:table-cell/>
          <table:table-cell office:value-type="string" table:number-columns-spanned="3" table:number-rows-spanned="1">
            <text:p>CPU Time averaged over 3 runs</text:p>
          </table:table-cell>
          <table:covered-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max A</text:p>
          </table:table-cell>
          <table:table-cell office:value-type="string">
            <text:p>min A</text:p>
          </table:table-cell>
          <table:table-cell table:number-columns-repeated="2"/>
          <table:table-cell office:value-type="string">
            <text:p>1.0e-4 tolerance on Eigenvalue solve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Default"/>
          <table:table-cell table:number-columns-repeated="8"/>
        </table:table-row>
        <table:table-row table:style-name="ro1" table:number-rows-repeated="3">
          <table:table-cell table:number-columns-repeated="11"/>
          <table:table-cell table:style-name="Default"/>
          <table:table-cell table:number-columns-repeated="8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a to s ratio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Transitions/History</text:p>
          </table:table-cell>
          <table:table-cell table:style-name="ce1" office:value-type="string">
            <text:p>CPU Time 1 (s)</text:p>
          </table:table-cell>
          <table:table-cell table:style-name="ce1" office:value-type="string">
            <text:p>CPU Time 2 (s)</text:p>
          </table:table-cell>
          <table:table-cell table:style-name="ce1" office:value-type="string">
            <text:p>CPU Time 3 (s)</text:p>
          </table:table-cell>
          <table:table-cell table:style-name="ce1" office:value-type="string">
            <text:p>CPU Time Ave (s)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min EV A</text:p>
          </table:table-cell>
          <table:table-cell table:style-name="ce1" office:value-type="string">
            <text:p>max EV A</text:p>
          </table:table-cell>
          <table:table-cell table:style-name="ce1" office:value-type="string">
            <text:p>Analytic rho(H)</text:p>
          </table:table-cell>
          <table:table-cell table:style-name="ce1" office:value-type="string">
            <text:p>Analytic kappa(A)</text:p>
          </table:table-cell>
          <table:table-cell table:style-name="ce1" office:value-type="string">
            <text:p>min EV H</text:p>
          </table:table-cell>
          <table:table-cell table:style-name="ce1" office:value-type="string">
            <text:p>CPU Time/History (s)</text:p>
          </table:table-cell>
          <table:table-cell table:style-name="ce1" office:value-type="string">
            <text:p>Fully Analytic T/H</text:p>
          </table:table-cell>
          <table:table-cell table:style-name="ce1" office:value-type="string">
            <text:p>Semi-Analytic T/H</text:p>
          </table:table-cell>
          <table:table-cell table:style-name="ce1" office:value-type="string">
            <text:p>Fully Analytic T/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3]/[.B13]" office:value-type="float" office:value="0">
            <text:p>0</text:p>
          </table:table-cell>
          <table:table-cell office:value-type="float" office:value="0.999428">
            <text:p>0.999428</text:p>
          </table:table-cell>
          <table:table-cell office:value-type="float" office:value="2560.33">
            <text:p>2560.33</text:p>
          </table:table-cell>
          <table:table-cell office:value-type="float" office:value="21.27">
            <text:p>21.27</text:p>
          </table:table-cell>
          <table:table-cell office:value-type="float" office:value="21.63">
            <text:p>21.63</text:p>
          </table:table-cell>
          <table:table-cell office:value-type="float" office:value="22.01">
            <text:p>22.01</text:p>
          </table:table-cell>
          <table:table-cell table:formula="of:=AVERAGE([.F13:.H13])" office:value-type="float" office:value="21.6366666666667">
            <text:p>21.6366666667</text:p>
          </table:table-cell>
          <table:table-cell table:formula="of:= 1 / (3*([.A13]+[.B13]))" office:value-type="float" office:value="0.333333333333333">
            <text:p>0.3333333333</text:p>
          </table:table-cell>
          <table:table-cell table:formula="of:=1/(10/(9*[.$B$6]*([.A13]+[.B13]))+[.A13])" office:value-type="float" office:value="0.009">
            <text:p>0.009</text:p>
          </table:table-cell>
          <table:table-cell table:formula="of:=[.K13]*(-([.J13]/(3*[.$B$6]))*(8*COS(PI()*[.$F$8]*[.$A$6])+2*COS(PI()*[.$F$8]*[.$A$6])^2-10)+[.A13])" office:value-type="float" office:value="0">
            <text:p>0</text:p>
          </table:table-cell>
          <table:table-cell table:formula="of:=[.K13]*(-([.J13]/(3*[.$B$6]))*(8*COS(PI()*[.$E$8]*[.$A$6])+2*COS(PI()*[.$E$8]*[.$A$6])^2-10)+[.A13])" office:value-type="float" office:value="1.6">
            <text:p>1.6</text:p>
          </table:table-cell>
          <table:table-cell table:formula="of:=([.K13]*[.J13]/(3*[.$B$6]))*(8*COS(PI()*[.$E$6]*[.$A$6])+2*COS(PI()*[.$E$6]*[.$A$6])^2)" office:value-type="float" office:value="1">
            <text:p>1</text:p>
          </table:table-cell>
          <table:table-cell table:formula="of:=[.M13]/[.L13]" office:value-type="float" office:value="0">
            <text:p>#DIV/0!</text:p>
          </table:table-cell>
          <table:table-cell table:formula="of:=([.K13]*[.J13]/(3*[.$B$6]))*(8*COS(PI()*[.$F$6]*[.$A$6])+2*COS(PI()*[.$F$6]*[.$A$6])^2)" office:value-type="float" office:value="4.89858719658941E-017">
            <text:p>4.89858719658941E-017</text:p>
          </table:table-cell>
          <table:table-cell table:formula="of:=[.I13]/10000" office:value-type="float" office:value="0.00216366666666667">
            <text:p>0.0021636667</text:p>
          </table:table-cell>
          <table:table-cell table:formula="of:=LN([.$G$6])/LN([.N13])" office:value-type="float" office:value="0">
            <text:p>#DIV/0!</text:p>
          </table:table-cell>
          <table:table-cell table:formula="of:=LN([.$G$6])/LN([.D13])" office:value-type="float" office:value="16097.3880479627">
            <text:p>16097.3880479627</text:p>
          </table:table-cell>
          <table:table-cell table:formula="of:=LN([.$G$6])/LN([.M13]-1)" office:value-type="float" office:value="18.0303022077754">
            <text:p>18.0303022078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A14]/[.B14]" office:value-type="float" office:value="0.25">
            <text:p>0.25</text:p>
          </table:table-cell>
          <table:table-cell office:value-type="float" office:value="0.996625">
            <text:p>0.996625</text:p>
          </table:table-cell>
          <table:table-cell office:value-type="float" office:value="2092.9">
            <text:p>2092.9</text:p>
          </table:table-cell>
          <table:table-cell office:value-type="float" office:value="16.8">
            <text:p>16.8</text:p>
          </table:table-cell>
          <table:table-cell office:value-type="float" office:value="17.07">
            <text:p>17.07</text:p>
          </table:table-cell>
          <table:table-cell office:value-type="float" office:value="16.82">
            <text:p>16.82</text:p>
          </table:table-cell>
          <table:table-cell table:formula="of:=AVERAGE([.F14:.H14])" office:value-type="float" office:value="16.8966666666667">
            <text:p>16.8966666667</text:p>
          </table:table-cell>
          <table:table-cell table:formula="of:= 1 / (3*([.A14]+[.B14]))" office:value-type="float" office:value="0.266666666666667">
            <text:p>0.2666666667</text:p>
          </table:table-cell>
          <table:table-cell table:formula="of:=1/(10/(9*[.$B$6]*([.A14]+[.B14]))+[.A14])" office:value-type="float" office:value="0.0112184481146775">
            <text:p>0.0112184481</text:p>
          </table:table-cell>
          <table:table-cell table:formula="of:=[.K14]*(-([.J14]/(3*[.$B$6]))*(8*COS(PI()*[.$F$8]*[.$A$6])+2*COS(PI()*[.$F$8]*[.$A$6])^2-10)+[.A14])" office:value-type="float" office:value="0.00280461202866937">
            <text:p>0.002804612</text:p>
          </table:table-cell>
          <table:table-cell table:formula="of:=[.K14]*(-([.J14]/(3*[.$B$6]))*(8*COS(PI()*[.$E$8]*[.$A$6])+2*COS(PI()*[.$E$8]*[.$A$6])^2-10)+[.A14])" office:value-type="float" office:value="1.5983172327828">
            <text:p>1.5983172328</text:p>
          </table:table-cell>
          <table:table-cell table:formula="of:=([.K14]*[.J14]/(3*[.$B$6]))*(8*COS(PI()*[.$E$6]*[.$A$6])+2*COS(PI()*[.$E$6]*[.$A$6])^2)" office:value-type="float" office:value="0.99719538797133">
            <text:p>0.997195388</text:p>
          </table:table-cell>
          <table:table-cell table:formula="of:=[.M14]/[.L14]" office:value-type="float" office:value="569.888888888889">
            <text:p>569.8888888889</text:p>
          </table:table-cell>
          <table:table-cell table:formula="of:=([.K14]*[.J14]/(3*[.$B$6]))*(8*COS(PI()*[.$F$6]*[.$A$6])+2*COS(PI()*[.$F$6]*[.$A$6])^2)" office:value-type="float" office:value="4.88484856001437E-017">
            <text:p>4.88484856001437E-017</text:p>
          </table:table-cell>
          <table:table-cell table:formula="of:=[.I14]/10000" office:value-type="float" office:value="0.00168966666666667">
            <text:p>0.0016896667</text:p>
          </table:table-cell>
          <table:table-cell table:formula="of:=LN([.$G$6])/LN([.N14])" office:value-type="float" office:value="3279.39070235624">
            <text:p>3279.3907023562</text:p>
          </table:table-cell>
          <table:table-cell table:formula="of:=LN([.$G$6])/LN([.D14])" office:value-type="float" office:value="2724.38197486988">
            <text:p>2724.3819748699</text:p>
          </table:table-cell>
          <table:table-cell table:formula="of:=LN([.$G$6])/LN([.M14]-1)" office:value-type="float" office:value="17.9317124925847">
            <text:p>17.9317124926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A15]/[.B15]" office:value-type="float" office:value="0.5">
            <text:p>0.5</text:p>
          </table:table-cell>
          <table:table-cell office:value-type="float" office:value="0.992728">
            <text:p>0.992728</text:p>
          </table:table-cell>
          <table:table-cell office:value-type="float" office:value="1252.37">
            <text:p>1252.37</text:p>
          </table:table-cell>
          <table:table-cell office:value-type="float" office:value="10.2">
            <text:p>10.2</text:p>
          </table:table-cell>
          <table:table-cell office:value-type="float" office:value="10.16">
            <text:p>10.16</text:p>
          </table:table-cell>
          <table:table-cell office:value-type="float" office:value="10.24">
            <text:p>10.24</text:p>
          </table:table-cell>
          <table:table-cell table:formula="of:=AVERAGE([.F15:.H15])" office:value-type="float" office:value="10.2">
            <text:p>10.2</text:p>
          </table:table-cell>
          <table:table-cell table:formula="of:= 1 / (3*([.A15]+[.B15]))" office:value-type="float" office:value="0.222222222222222">
            <text:p>0.2222222222</text:p>
          </table:table-cell>
          <table:table-cell table:formula="of:=1/(10/(9*[.$B$6]*([.A15]+[.B15]))+[.A15])" office:value-type="float" office:value="0.0134094859697045">
            <text:p>0.013409486</text:p>
          </table:table-cell>
          <table:table-cell table:formula="of:=[.K15]*(-([.J15]/(3*[.$B$6]))*(8*COS(PI()*[.$F$8]*[.$A$6])+2*COS(PI()*[.$F$8]*[.$A$6])^2-10)+[.A15])" office:value-type="float" office:value="0.00670474298485225">
            <text:p>0.006704743</text:p>
          </table:table-cell>
          <table:table-cell table:formula="of:=[.K15]*(-([.J15]/(3*[.$B$6]))*(8*COS(PI()*[.$E$8]*[.$A$6])+2*COS(PI()*[.$E$8]*[.$A$6])^2-10)+[.A15])" office:value-type="float" office:value="1.59597715420909">
            <text:p>1.5959771542</text:p>
          </table:table-cell>
          <table:table-cell table:formula="of:=([.K15]*[.J15]/(3*[.$B$6]))*(8*COS(PI()*[.$E$6]*[.$A$6])+2*COS(PI()*[.$E$6]*[.$A$6])^2)" office:value-type="float" office:value="0.993295257015148">
            <text:p>0.993295257</text:p>
          </table:table-cell>
          <table:table-cell table:formula="of:=[.M15]/[.L15]" office:value-type="float" office:value="238.037037037037">
            <text:p>238.037037037</text:p>
          </table:table-cell>
          <table:table-cell table:formula="of:=([.K15]*[.J15]/(3*[.$B$6]))*(8*COS(PI()*[.$F$6]*[.$A$6])+2*COS(PI()*[.$F$6]*[.$A$6])^2)" office:value-type="float" office:value="4.86574342844739E-017">
            <text:p>4.86574342844739E-017</text:p>
          </table:table-cell>
          <table:table-cell table:formula="of:=[.I15]/10000" office:value-type="float" office:value="0.00102">
            <text:p>0.00102</text:p>
          </table:table-cell>
          <table:table-cell table:formula="of:=LN([.$G$6])/LN([.N15])" office:value-type="float" office:value="1369.09487670281">
            <text:p>1369.0948767028</text:p>
          </table:table-cell>
          <table:table-cell table:formula="of:=LN([.$G$6])/LN([.D15])" office:value-type="float" office:value="1261.9376839519">
            <text:p>1261.9376839519</text:p>
          </table:table-cell>
          <table:table-cell table:formula="of:=LN([.$G$6])/LN([.M15]-1)" office:value-type="float" office:value="17.7959385017117">
            <text:p>17.7959385017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A16]/[.B16]" office:value-type="float" office:value="0.75">
            <text:p>0.75</text:p>
          </table:table-cell>
          <table:table-cell office:value-type="float" office:value="0.987761">
            <text:p>0.987761</text:p>
          </table:table-cell>
          <table:table-cell office:value-type="float" office:value="771.779">
            <text:p>771.779</text:p>
          </table:table-cell>
          <table:table-cell office:value-type="float" office:value="6.26">
            <text:p>6.26</text:p>
          </table:table-cell>
          <table:table-cell office:value-type="float" office:value="6.31">
            <text:p>6.31</text:p>
          </table:table-cell>
          <table:table-cell office:value-type="float" office:value="6.26">
            <text:p>6.26</text:p>
          </table:table-cell>
          <table:table-cell table:formula="of:=AVERAGE([.F16:.H16])" office:value-type="float" office:value="6.27666666666667">
            <text:p>6.2766666667</text:p>
          </table:table-cell>
          <table:table-cell table:formula="of:= 1 / (3*([.A16]+[.B16]))" office:value-type="float" office:value="0.19047619047619">
            <text:p>0.1904761905</text:p>
          </table:table-cell>
          <table:table-cell table:formula="of:=1/(10/(9*[.$B$6]*([.A16]+[.B16]))+[.A16])" office:value-type="float" office:value="0.0155661251467046">
            <text:p>0.0155661251</text:p>
          </table:table-cell>
          <table:table-cell table:formula="of:=[.K16]*(-([.J16]/(3*[.$B$6]))*(8*COS(PI()*[.$F$8]*[.$A$6])+2*COS(PI()*[.$F$8]*[.$A$6])^2-10)+[.A16])" office:value-type="float" office:value="0.0116745938600284">
            <text:p>0.0116745939</text:p>
          </table:table-cell>
          <table:table-cell table:formula="of:=[.K16]*(-([.J16]/(3*[.$B$6]))*(8*COS(PI()*[.$E$8]*[.$A$6])+2*COS(PI()*[.$E$8]*[.$A$6])^2-10)+[.A16])" office:value-type="float" office:value="1.59299524368398">
            <text:p>1.5929952437</text:p>
          </table:table-cell>
          <table:table-cell table:formula="of:=([.K16]*[.J16]/(3*[.$B$6]))*(8*COS(PI()*[.$E$6]*[.$A$6])+2*COS(PI()*[.$E$6]*[.$A$6])^2)" office:value-type="float" office:value="0.988325406139971">
            <text:p>0.9883254061</text:p>
          </table:table-cell>
          <table:table-cell table:formula="of:=[.M16]/[.L16]" office:value-type="float" office:value="136.449735449735">
            <text:p>136.4497354497</text:p>
          </table:table-cell>
          <table:table-cell table:formula="of:=([.K16]*[.J16]/(3*[.$B$6]))*(8*COS(PI()*[.$F$6]*[.$A$6])+2*COS(PI()*[.$F$6]*[.$A$6])^2)" office:value-type="float" office:value="4.8413981805813E-017">
            <text:p>4.8413981805813E-017</text:p>
          </table:table-cell>
          <table:table-cell table:formula="of:=[.I16]/10000" office:value-type="float" office:value="0.000627666666666667">
            <text:p>0.0006276667</text:p>
          </table:table-cell>
          <table:table-cell table:formula="of:=LN([.$G$6])/LN([.N16])" office:value-type="float" office:value="784.307511149869">
            <text:p>784.3075111499</text:p>
          </table:table-cell>
          <table:table-cell table:formula="of:=LN([.$G$6])/LN([.D16])" office:value-type="float" office:value="747.925648708024">
            <text:p>747.925648708</text:p>
          </table:table-cell>
          <table:table-cell table:formula="of:=LN([.$G$6])/LN([.M16]-1)" office:value-type="float" office:value="17.6251215067147">
            <text:p>17.6251215067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A17]/[.B17]" office:value-type="float" office:value="1">
            <text:p>1</text:p>
          </table:table-cell>
          <table:table-cell office:value-type="float" office:value="0.981757">
            <text:p>0.981757</text:p>
          </table:table-cell>
          <table:table-cell office:value-type="float" office:value="515.647">
            <text:p>515.647</text:p>
          </table:table-cell>
          <table:table-cell office:value-type="float" office:value="4.13">
            <text:p>4.13</text:p>
          </table:table-cell>
          <table:table-cell office:value-type="float" office:value="4.17">
            <text:p>4.17</text:p>
          </table:table-cell>
          <table:table-cell office:value-type="float" office:value="4.25">
            <text:p>4.25</text:p>
          </table:table-cell>
          <table:table-cell table:formula="of:=AVERAGE([.F17:.H17])" office:value-type="float" office:value="4.18333333333333">
            <text:p>4.1833333333</text:p>
          </table:table-cell>
          <table:table-cell table:formula="of:= 1 / (3*([.A17]+[.B17]))" office:value-type="float" office:value="0.166666666666667">
            <text:p>0.1666666667</text:p>
          </table:table-cell>
          <table:table-cell table:formula="of:=1/(10/(9*[.$B$6]*([.A17]+[.B17]))+[.A17])" office:value-type="float" office:value="0.0176817288801572">
            <text:p>0.0176817289</text:p>
          </table:table-cell>
          <table:table-cell table:formula="of:=[.K17]*(-([.J17]/(3*[.$B$6]))*(8*COS(PI()*[.$F$8]*[.$A$6])+2*COS(PI()*[.$F$8]*[.$A$6])^2-10)+[.A17])" office:value-type="float" office:value="0.0176817288801572">
            <text:p>0.0176817289</text:p>
          </table:table-cell>
          <table:table-cell table:formula="of:=[.K17]*(-([.J17]/(3*[.$B$6]))*(8*COS(PI()*[.$E$8]*[.$A$6])+2*COS(PI()*[.$E$8]*[.$A$6])^2-10)+[.A17])" office:value-type="float" office:value="1.58939096267191">
            <text:p>1.5893909627</text:p>
          </table:table-cell>
          <table:table-cell table:formula="of:=([.K17]*[.J17]/(3*[.$B$6]))*(8*COS(PI()*[.$E$6]*[.$A$6])+2*COS(PI()*[.$E$6]*[.$A$6])^2)" office:value-type="float" office:value="0.982318271119843">
            <text:p>0.9823182711</text:p>
          </table:table-cell>
          <table:table-cell table:formula="of:=[.M17]/[.L17]" office:value-type="float" office:value="89.8888888888889">
            <text:p>89.8888888889</text:p>
          </table:table-cell>
          <table:table-cell table:formula="of:=([.K17]*[.J17]/(3*[.$B$6]))*(8*COS(PI()*[.$F$6]*[.$A$6])+2*COS(PI()*[.$F$6]*[.$A$6])^2)" office:value-type="float" office:value="4.81197170588351E-017">
            <text:p>4.81197170588351E-017</text:p>
          </table:table-cell>
          <table:table-cell table:formula="of:=[.I17]/10000" office:value-type="float" office:value="0.000418333333333333">
            <text:p>0.0004183333</text:p>
          </table:table-cell>
          <table:table-cell table:formula="of:=LN([.$G$6])/LN([.N17])" office:value-type="float" office:value="516.277053836336">
            <text:p>516.2770538363</text:p>
          </table:table-cell>
          <table:table-cell table:formula="of:=LN([.$G$6])/LN([.D17])" office:value-type="float" office:value="500.250532048648">
            <text:p>500.2505320486</text:p>
          </table:table-cell>
          <table:table-cell table:formula="of:=LN([.$G$6])/LN([.M17]-1)" office:value-type="float" office:value="17.4218662691227">
            <text:p>17.421866269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A18]/[.B18]" office:value-type="float" office:value="1.5">
            <text:p>1.5</text:p>
          </table:table-cell>
          <table:table-cell office:value-type="float" office:value="0.966799">
            <text:p>0.966799</text:p>
          </table:table-cell>
          <table:table-cell office:value-type="float" office:value="277.985">
            <text:p>277.985</text:p>
          </table:table-cell>
          <table:table-cell office:value-type="float" office:value="2.2">
            <text:p>2.2</text:p>
          </table:table-cell>
          <table:table-cell office:value-type="float" office:value="2.24">
            <text:p>2.24</text:p>
          </table:table-cell>
          <table:table-cell office:value-type="float" office:value="2.29">
            <text:p>2.29</text:p>
          </table:table-cell>
          <table:table-cell table:formula="of:=AVERAGE([.F18:.H18])" office:value-type="float" office:value="2.24333333333333">
            <text:p>2.2433333333</text:p>
          </table:table-cell>
          <table:table-cell table:formula="of:= 1 / (3*([.A18]+[.B18]))" office:value-type="float" office:value="0.133333333333333">
            <text:p>0.1333333333</text:p>
          </table:table-cell>
          <table:table-cell table:formula="of:=1/(10/(9*[.$B$6]*([.A18]+[.B18]))+[.A18])" office:value-type="float" office:value="0.0217654171704958">
            <text:p>0.0217654172</text:p>
          </table:table-cell>
          <table:table-cell table:formula="of:=[.K18]*(-([.J18]/(3*[.$B$6]))*(8*COS(PI()*[.$F$8]*[.$A$6])+2*COS(PI()*[.$F$8]*[.$A$6])^2-10)+[.A18])" office:value-type="float" office:value="0.0326481257557437">
            <text:p>0.0326481258</text:p>
          </table:table-cell>
          <table:table-cell table:formula="of:=[.K18]*(-([.J18]/(3*[.$B$6]))*(8*COS(PI()*[.$E$8]*[.$A$6])+2*COS(PI()*[.$E$8]*[.$A$6])^2-10)+[.A18])" office:value-type="float" office:value="1.58041112454655">
            <text:p>1.5804111245</text:p>
          </table:table-cell>
          <table:table-cell table:formula="of:=([.K18]*[.J18]/(3*[.$B$6]))*(8*COS(PI()*[.$E$6]*[.$A$6])+2*COS(PI()*[.$E$6]*[.$A$6])^2)" office:value-type="float" office:value="0.967351874244256">
            <text:p>0.9673518742</text:p>
          </table:table-cell>
          <table:table-cell table:formula="of:=[.M18]/[.L18]" office:value-type="float" office:value="48.4074074074074">
            <text:p>48.4074074074</text:p>
          </table:table-cell>
          <table:table-cell table:formula="of:=([.K18]*[.J18]/(3*[.$B$6]))*(8*COS(PI()*[.$F$6]*[.$A$6])+2*COS(PI()*[.$F$6]*[.$A$6])^2)" office:value-type="float" office:value="4.73865750576969E-017">
            <text:p>4.73865750576969E-017</text:p>
          </table:table-cell>
          <table:table-cell table:formula="of:=[.I18]/10000" office:value-type="float" office:value="0.000224333333333333">
            <text:p>0.0002243333</text:p>
          </table:table-cell>
          <table:table-cell table:formula="of:=LN([.$G$6])/LN([.N18])" office:value-type="float" office:value="277.478668094337">
            <text:p>277.4786680943</text:p>
          </table:table-cell>
          <table:table-cell table:formula="of:=LN([.$G$6])/LN([.D18])" office:value-type="float" office:value="272.780449921751">
            <text:p>272.7804499218</text:p>
          </table:table-cell>
          <table:table-cell table:formula="of:=LN([.$G$6])/LN([.M18]-1)" office:value-type="float" office:value="16.9301941556531">
            <text:p>16.93019415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19]/[.B19]" office:value-type="float" office:value="2">
            <text:p>2</text:p>
          </table:table-cell>
          <table:table-cell office:value-type="float" office:value="0.948224">
            <text:p>0.948224</text:p>
          </table:table-cell>
          <table:table-cell office:value-type="float" office:value="176">
            <text:p>176</text:p>
          </table:table-cell>
          <table:table-cell office:value-type="float" office:value="1.42">
            <text:p>1.42</text:p>
          </table:table-cell>
          <table:table-cell office:value-type="float" office:value="1.4">
            <text:p>1.4</text:p>
          </table:table-cell>
          <table:table-cell office:value-type="float" office:value="1.42">
            <text:p>1.42</text:p>
          </table:table-cell>
          <table:table-cell table:formula="of:=AVERAGE([.F19:.H19])" office:value-type="float" office:value="1.41333333333333">
            <text:p>1.4133333333</text:p>
          </table:table-cell>
          <table:table-cell table:formula="of:= 1 / (3*([.A19]+[.B19]))" office:value-type="float" office:value="0.111111111111111">
            <text:p>0.1111111111</text:p>
          </table:table-cell>
          <table:table-cell table:formula="of:=1/(10/(9*[.$B$6]*([.A19]+[.B19]))+[.A19])" office:value-type="float" office:value="0.0256166982922201">
            <text:p>0.0256166983</text:p>
          </table:table-cell>
          <table:table-cell table:formula="of:=[.K19]*(-([.J19]/(3*[.$B$6]))*(8*COS(PI()*[.$F$8]*[.$A$6])+2*COS(PI()*[.$F$8]*[.$A$6])^2-10)+[.A19])" office:value-type="float" office:value="0.0512333965844402">
            <text:p>0.0512333966</text:p>
          </table:table-cell>
          <table:table-cell table:formula="of:=[.K19]*(-([.J19]/(3*[.$B$6]))*(8*COS(PI()*[.$E$8]*[.$A$6])+2*COS(PI()*[.$E$8]*[.$A$6])^2-10)+[.A19])" office:value-type="float" office:value="1.56925996204934">
            <text:p>1.569259962</text:p>
          </table:table-cell>
          <table:table-cell table:formula="of:=([.K19]*[.J19]/(3*[.$B$6]))*(8*COS(PI()*[.$E$6]*[.$A$6])+2*COS(PI()*[.$E$6]*[.$A$6])^2)" office:value-type="float" office:value="0.94876660341556">
            <text:p>0.9487666034</text:p>
          </table:table-cell>
          <table:table-cell table:formula="of:=[.M19]/[.L19]" office:value-type="float" office:value="30.6296296296296">
            <text:p>30.6296296296</text:p>
          </table:table-cell>
          <table:table-cell table:formula="of:=([.K19]*[.J19]/(3*[.$B$6]))*(8*COS(PI()*[.$F$6]*[.$A$6])+2*COS(PI()*[.$F$6]*[.$A$6])^2)" office:value-type="float" office:value="4.64761593604309E-017">
            <text:p>4.64761593604309E-017</text:p>
          </table:table-cell>
          <table:table-cell table:formula="of:=[.I19]/10000" office:value-type="float" office:value="0.000141333333333333">
            <text:p>0.0001413333</text:p>
          </table:table-cell>
          <table:table-cell table:formula="of:=LN([.$G$6])/LN([.N19])" office:value-type="float" office:value="175.126664589808">
            <text:p>175.1266645898</text:p>
          </table:table-cell>
          <table:table-cell table:formula="of:=LN([.$G$6])/LN([.D19])" office:value-type="float" office:value="173.242244399156">
            <text:p>173.2422443992</text:p>
          </table:table-cell>
          <table:table-cell table:formula="of:=LN([.$G$6])/LN([.M19]-1)" office:value-type="float" office:value="16.3472575674835">
            <text:p>16.347257567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f:=[.A20]/[.B20]" office:value-type="float" office:value="2.5">
            <text:p>2.5</text:p>
          </table:table-cell>
          <table:table-cell office:value-type="float" office:value="0.926469">
            <text:p>0.926469</text:p>
          </table:table-cell>
          <table:table-cell office:value-type="float" office:value="122">
            <text:p>122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formula="of:=AVERAGE([.F20:.H20])" office:value-type="float" office:value="0.986666666666667">
            <text:p>0.9866666667</text:p>
          </table:table-cell>
          <table:table-cell table:formula="of:= 1 / (3*([.A20]+[.B20]))" office:value-type="float" office:value="0.0952380952380952">
            <text:p>0.0952380952</text:p>
          </table:table-cell>
          <table:table-cell table:formula="of:=1/(10/(9*[.$B$6]*([.A20]+[.B20]))+[.A20])" office:value-type="float" office:value="0.0292004634994206">
            <text:p>0.0292004635</text:p>
          </table:table-cell>
          <table:table-cell table:formula="of:=[.K20]*(-([.J20]/(3*[.$B$6]))*(8*COS(PI()*[.$F$8]*[.$A$6])+2*COS(PI()*[.$F$8]*[.$A$6])^2-10)+[.A20])" office:value-type="float" office:value="0.0730011587485516">
            <text:p>0.0730011587</text:p>
          </table:table-cell>
          <table:table-cell table:formula="of:=[.K20]*(-([.J20]/(3*[.$B$6]))*(8*COS(PI()*[.$E$8]*[.$A$6])+2*COS(PI()*[.$E$8]*[.$A$6])^2-10)+[.A20])" office:value-type="float" office:value="1.55619930475087">
            <text:p>1.5561993048</text:p>
          </table:table-cell>
          <table:table-cell table:formula="of:=([.K20]*[.J20]/(3*[.$B$6]))*(8*COS(PI()*[.$E$6]*[.$A$6])+2*COS(PI()*[.$E$6]*[.$A$6])^2)" office:value-type="float" office:value="0.926998841251448">
            <text:p>0.9269988413</text:p>
          </table:table-cell>
          <table:table-cell table:formula="of:=[.M20]/[.L20]" office:value-type="float" office:value="21.3174603174603">
            <text:p>21.3174603175</text:p>
          </table:table-cell>
          <table:table-cell table:formula="of:=([.K20]*[.J20]/(3*[.$B$6]))*(8*COS(PI()*[.$F$6]*[.$A$6])+2*COS(PI()*[.$F$6]*[.$A$6])^2)" office:value-type="float" office:value="4.54098465500757E-017">
            <text:p>4.54098465500757E-017</text:p>
          </table:table-cell>
          <table:table-cell table:formula="of:=[.I20]/10000" office:value-type="float" office:value="0.0000986666666666667">
            <text:p>9.86666666666667E-005</text:p>
          </table:table-cell>
          <table:table-cell table:formula="of:=LN([.$G$6])/LN([.N20])" office:value-type="float" office:value="121.503697968789">
            <text:p>121.5036979688</text:p>
          </table:table-cell>
          <table:table-cell table:formula="of:=LN([.$G$6])/LN([.D20])" office:value-type="float" office:value="120.594139256607">
            <text:p>120.5941392566</text:p>
          </table:table-cell>
          <table:table-cell table:formula="of:=LN([.$G$6])/LN([.M20]-1)" office:value-type="float" office:value="15.7004629048647">
            <text:p>15.700462904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21]/[.B21]" office:value-type="float" office:value="3">
            <text:p>3</text:p>
          </table:table-cell>
          <table:table-cell office:value-type="float" office:value="0.902011">
            <text:p>0.902011</text:p>
          </table:table-cell>
          <table:table-cell office:value-type="float" office:value="90">
            <text:p>90</text:p>
          </table:table-cell>
          <table:table-cell office:value-type="float" office:value="0.71">
            <text:p>0.71</text:p>
          </table:table-cell>
          <table:table-cell table:number-columns-repeated="2" office:value-type="float" office:value="0.73">
            <text:p>0.73</text:p>
          </table:table-cell>
          <table:table-cell table:formula="of:=AVERAGE([.F21:.H21])" office:value-type="float" office:value="0.723333333333333">
            <text:p>0.7233333333</text:p>
          </table:table-cell>
          <table:table-cell table:formula="of:= 1 / (3*([.A21]+[.B21]))" office:value-type="float" office:value="0.0833333333333333">
            <text:p>0.0833333333</text:p>
          </table:table-cell>
          <table:table-cell table:formula="of:=1/(10/(9*[.$B$6]*([.A21]+[.B21]))+[.A21])" office:value-type="float" office:value="0.0324909747292419">
            <text:p>0.0324909747</text:p>
          </table:table-cell>
          <table:table-cell table:formula="of:=[.K21]*(-([.J21]/(3*[.$B$6]))*(8*COS(PI()*[.$F$8]*[.$A$6])+2*COS(PI()*[.$F$8]*[.$A$6])^2-10)+[.A21])" office:value-type="float" office:value="0.0974729241877257">
            <text:p>0.0974729242</text:p>
          </table:table-cell>
          <table:table-cell table:formula="of:=[.K21]*(-([.J21]/(3*[.$B$6]))*(8*COS(PI()*[.$E$8]*[.$A$6])+2*COS(PI()*[.$E$8]*[.$A$6])^2-10)+[.A21])" office:value-type="float" office:value="1.54151624548736">
            <text:p>1.5415162455</text:p>
          </table:table-cell>
          <table:table-cell table:formula="of:=([.K21]*[.J21]/(3*[.$B$6]))*(8*COS(PI()*[.$E$6]*[.$A$6])+2*COS(PI()*[.$E$6]*[.$A$6])^2)" office:value-type="float" office:value="0.902527075812274">
            <text:p>0.9025270758</text:p>
          </table:table-cell>
          <table:table-cell table:formula="of:=[.M21]/[.L21]" office:value-type="float" office:value="15.8148148148148">
            <text:p>15.8148148148</text:p>
          </table:table-cell>
          <table:table-cell table:formula="of:=([.K21]*[.J21]/(3*[.$B$6]))*(8*COS(PI()*[.$F$6]*[.$A$6])+2*COS(PI()*[.$F$6]*[.$A$6])^2)" office:value-type="float" office:value="4.42110757814929E-017">
            <text:p>4.42110757814929E-017</text:p>
          </table:table-cell>
          <table:table-cell table:formula="of:=[.I21]/10000" office:value-type="float" office:value="0.0000723333333333333">
            <text:p>7.23333333333333E-005</text:p>
          </table:table-cell>
          <table:table-cell table:formula="of:=LN([.$G$6])/LN([.N21])" office:value-type="float" office:value="89.8073982607583">
            <text:p>89.8073982608</text:p>
          </table:table-cell>
          <table:table-cell table:formula="of:=LN([.$G$6])/LN([.D21])" office:value-type="float" office:value="89.3093050671658">
            <text:p>89.3093050672</text:p>
          </table:table-cell>
          <table:table-cell table:formula="of:=LN([.$G$6])/LN([.M21]-1)" office:value-type="float" office:value="15.0156626495203">
            <text:p>15.015662649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[.A22]/[.B22]" office:value-type="float" office:value="3.5">
            <text:p>3.5</text:p>
          </table:table-cell>
          <table:table-cell office:value-type="float" office:value="0.875348">
            <text:p>0.875348</text:p>
          </table:table-cell>
          <table:table-cell office:value-type="float" office:value="70">
            <text:p>70</text:p>
          </table:table-cell>
          <table:table-cell office:value-type="float" office:value="0.58">
            <text:p>0.58</text:p>
          </table:table-cell>
          <table:table-cell office:value-type="float" office:value="0.57">
            <text:p>0.57</text:p>
          </table:table-cell>
          <table:table-cell office:value-type="float" office:value="0.58">
            <text:p>0.58</text:p>
          </table:table-cell>
          <table:table-cell table:formula="of:=AVERAGE([.F22:.H22])" office:value-type="float" office:value="0.576666666666667">
            <text:p>0.5766666667</text:p>
          </table:table-cell>
          <table:table-cell table:formula="of:= 1 / (3*([.A22]+[.B22]))" office:value-type="float" office:value="0.0740740740740741">
            <text:p>0.0740740741</text:p>
          </table:table-cell>
          <table:table-cell table:formula="of:=1/(10/(9*[.$B$6]*([.A22]+[.B22]))+[.A22])" office:value-type="float" office:value="0.0354718633676374">
            <text:p>0.0354718634</text:p>
          </table:table-cell>
          <table:table-cell table:formula="of:=[.K22]*(-([.J22]/(3*[.$B$6]))*(8*COS(PI()*[.$F$8]*[.$A$6])+2*COS(PI()*[.$F$8]*[.$A$6])^2-10)+[.A22])" office:value-type="float" office:value="0.124151521786731">
            <text:p>0.1241515218</text:p>
          </table:table-cell>
          <table:table-cell table:formula="of:=[.K22]*(-([.J22]/(3*[.$B$6]))*(8*COS(PI()*[.$E$8]*[.$A$6])+2*COS(PI()*[.$E$8]*[.$A$6])^2-10)+[.A22])" office:value-type="float" office:value="1.52550908692796">
            <text:p>1.5255090869</text:p>
          </table:table-cell>
          <table:table-cell table:formula="of:=([.K22]*[.J22]/(3*[.$B$6]))*(8*COS(PI()*[.$E$6]*[.$A$6])+2*COS(PI()*[.$E$6]*[.$A$6])^2)" office:value-type="float" office:value="0.875848478213269">
            <text:p>0.8758484782</text:p>
          </table:table-cell>
          <table:table-cell table:formula="of:=[.M22]/[.L22]" office:value-type="float" office:value="12.2874779541446">
            <text:p>12.2874779541</text:p>
          </table:table-cell>
          <table:table-cell table:formula="of:=([.K22]*[.J22]/(3*[.$B$6]))*(8*COS(PI()*[.$F$6]*[.$A$6])+2*COS(PI()*[.$F$6]*[.$A$6])^2)" office:value-type="float" office:value="4.29042014152784E-017">
            <text:p>4.29042014152784E-017</text:p>
          </table:table-cell>
          <table:table-cell table:formula="of:=[.I22]/10000" office:value-type="float" office:value="0.0000576666666666667">
            <text:p>5.76666666666667E-005</text:p>
          </table:table-cell>
          <table:table-cell table:formula="of:=LN([.$G$6])/LN([.N22])" office:value-type="float" office:value="69.4794009314512">
            <text:p>69.4794009315</text:p>
          </table:table-cell>
          <table:table-cell table:formula="of:=LN([.$G$6])/LN([.D22])" office:value-type="float" office:value="69.1811044127358">
            <text:p>69.1811044127</text:p>
          </table:table-cell>
          <table:table-cell table:formula="of:=LN([.$G$6])/LN([.M22]-1)" office:value-type="float" office:value="14.3153793358912">
            <text:p>14.315379335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23]/[.B23]" office:value-type="float" office:value="4">
            <text:p>4</text:p>
          </table:table-cell>
          <table:table-cell office:value-type="float" office:value="0.846973">
            <text:p>0.846973</text:p>
          </table:table-cell>
          <table:table-cell office:value-type="float" office:value="56">
            <text:p>56</text:p>
          </table:table-cell>
          <table:table-cell table:number-columns-repeated="3" office:value-type="float" office:value="0.45">
            <text:p>0.45</text:p>
          </table:table-cell>
          <table:table-cell table:formula="of:=AVERAGE([.F23:.H23])" office:value-type="float" office:value="0.45">
            <text:p>0.45</text:p>
          </table:table-cell>
          <table:table-cell table:formula="of:= 1 / (3*([.A23]+[.B23]))" office:value-type="float" office:value="0.0666666666666667">
            <text:p>0.0666666667</text:p>
          </table:table-cell>
          <table:table-cell table:formula="of:=1/(10/(9*[.$B$6]*([.A23]+[.B23]))+[.A23])" office:value-type="float" office:value="0.038135593220339">
            <text:p>0.0381355932</text:p>
          </table:table-cell>
          <table:table-cell table:formula="of:=[.K23]*(-([.J23]/(3*[.$B$6]))*(8*COS(PI()*[.$F$8]*[.$A$6])+2*COS(PI()*[.$F$8]*[.$A$6])^2-10)+[.A23])" office:value-type="float" office:value="0.152542372881356">
            <text:p>0.1525423729</text:p>
          </table:table-cell>
          <table:table-cell table:formula="of:=[.K23]*(-([.J23]/(3*[.$B$6]))*(8*COS(PI()*[.$E$8]*[.$A$6])+2*COS(PI()*[.$E$8]*[.$A$6])^2-10)+[.A23])" office:value-type="float" office:value="1.50847457627119">
            <text:p>1.5084745763</text:p>
          </table:table-cell>
          <table:table-cell table:formula="of:=([.K23]*[.J23]/(3*[.$B$6]))*(8*COS(PI()*[.$E$6]*[.$A$6])+2*COS(PI()*[.$E$6]*[.$A$6])^2)" office:value-type="float" office:value="0.847457627118644">
            <text:p>0.8474576271</text:p>
          </table:table-cell>
          <table:table-cell table:formula="of:=[.M23]/[.L23]" office:value-type="float" office:value="9.88888888888889">
            <text:p>9.8888888889</text:p>
          </table:table-cell>
          <table:table-cell table:formula="of:=([.K23]*[.J23]/(3*[.$B$6]))*(8*COS(PI()*[.$F$6]*[.$A$6])+2*COS(PI()*[.$F$6]*[.$A$6])^2)" office:value-type="float" office:value="4.15134508185544E-017">
            <text:p>4.15134508185544E-017</text:p>
          </table:table-cell>
          <table:table-cell table:formula="of:=[.I23]/10000" office:value-type="float" office:value="0.000045">
            <text:p>0.000045</text:p>
          </table:table-cell>
          <table:table-cell table:formula="of:=LN([.$G$6])/LN([.N23])" office:value-type="float" office:value="55.6467487470838">
            <text:p>55.6467487471</text:p>
          </table:table-cell>
          <table:table-cell table:formula="of:=LN([.$G$6])/LN([.D23])" office:value-type="float" office:value="55.4550940407164">
            <text:p>55.4550940407</text:p>
          </table:table-cell>
          <table:table-cell table:formula="of:=LN([.$G$6])/LN([.M23]-1)" office:value-type="float" office:value="13.617913363617">
            <text:p>13.617913363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[.A24]/[.B24]" office:value-type="float" office:value="4.5">
            <text:p>4.5</text:p>
          </table:table-cell>
          <table:table-cell office:value-type="float" office:value="0.817361">
            <text:p>0.817361</text:p>
          </table:table-cell>
          <table:table-cell office:value-type="float" office:value="46">
            <text:p>46</text:p>
          </table:table-cell>
          <table:table-cell office:value-type="float" office:value="0.36">
            <text:p>0.36</text:p>
          </table:table-cell>
          <table:table-cell office:value-type="float" office:value="0.37">
            <text:p>0.37</text:p>
          </table:table-cell>
          <table:table-cell office:value-type="float" office:value="0.36">
            <text:p>0.36</text:p>
          </table:table-cell>
          <table:table-cell table:formula="of:=AVERAGE([.F24:.H24])" office:value-type="float" office:value="0.363333333333333">
            <text:p>0.3633333333</text:p>
          </table:table-cell>
          <table:table-cell table:formula="of:= 1 / (3*([.A24]+[.B24]))" office:value-type="float" office:value="0.0606060606060606">
            <text:p>0.0606060606</text:p>
          </table:table-cell>
          <table:table-cell table:formula="of:=1/(10/(9*[.$B$6]*([.A24]+[.B24]))+[.A24])" office:value-type="float" office:value="0.0404825189122879">
            <text:p>0.0404825189</text:p>
          </table:table-cell>
          <table:table-cell table:formula="of:=[.K24]*(-([.J24]/(3*[.$B$6]))*(8*COS(PI()*[.$F$8]*[.$A$6])+2*COS(PI()*[.$F$8]*[.$A$6])^2-10)+[.A24])" office:value-type="float" office:value="0.182171335105295">
            <text:p>0.1821713351</text:p>
          </table:table-cell>
          <table:table-cell table:formula="of:=[.K24]*(-([.J24]/(3*[.$B$6]))*(8*COS(PI()*[.$E$8]*[.$A$6])+2*COS(PI()*[.$E$8]*[.$A$6])^2-10)+[.A24])" office:value-type="float" office:value="1.49069719893682">
            <text:p>1.4906971989</text:p>
          </table:table-cell>
          <table:table-cell table:formula="of:=([.K24]*[.J24]/(3*[.$B$6]))*(8*COS(PI()*[.$E$6]*[.$A$6])+2*COS(PI()*[.$E$6]*[.$A$6])^2)" office:value-type="float" office:value="0.817828664894705">
            <text:p>0.8178286649</text:p>
          </table:table-cell>
          <table:table-cell table:formula="of:=[.M24]/[.L24]" office:value-type="float" office:value="8.18294051627385">
            <text:p>8.1829405163</text:p>
          </table:table-cell>
          <table:table-cell table:formula="of:=([.K24]*[.J24]/(3*[.$B$6]))*(8*COS(PI()*[.$F$6]*[.$A$6])+2*COS(PI()*[.$F$6]*[.$A$6])^2)" office:value-type="float" office:value="4.00620502685701E-017">
            <text:p>4.00620502685701E-017</text:p>
          </table:table-cell>
          <table:table-cell table:formula="of:=[.I24]/10000" office:value-type="float" office:value="0.0000363333333333333">
            <text:p>3.63333333333333E-005</text:p>
          </table:table-cell>
          <table:table-cell table:formula="of:=LN([.$G$6])/LN([.N24])" office:value-type="float" office:value="45.7992517044142">
            <text:p>45.7992517044</text:p>
          </table:table-cell>
          <table:table-cell table:formula="of:=LN([.$G$6])/LN([.D24])" office:value-type="float" office:value="45.6693531829824">
            <text:p>45.669353183</text:p>
          </table:table-cell>
          <table:table-cell table:formula="of:=LN([.$G$6])/LN([.M24]-1)" office:value-type="float" office:value="12.9371787598043">
            <text:p>12.937178759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25]/[.B25]" office:value-type="float" office:value="5">
            <text:p>5</text:p>
          </table:table-cell>
          <table:table-cell office:value-type="float" office:value="0.786952">
            <text:p>0.786952</text:p>
          </table:table-cell>
          <table:table-cell office:value-type="float" office:value="39">
            <text:p>39</text:p>
          </table:table-cell>
          <table:table-cell office:value-type="float" office:value="0.31">
            <text:p>0.31</text:p>
          </table:table-cell>
          <table:table-cell office:value-type="float" office:value="0.3">
            <text:p>0.3</text:p>
          </table:table-cell>
          <table:table-cell office:value-type="float" office:value="0.31">
            <text:p>0.31</text:p>
          </table:table-cell>
          <table:table-cell table:formula="of:=AVERAGE([.F25:.H25])" office:value-type="float" office:value="0.306666666666667">
            <text:p>0.3066666667</text:p>
          </table:table-cell>
          <table:table-cell table:formula="of:= 1 / (3*([.A25]+[.B25]))" office:value-type="float" office:value="0.0555555555555556">
            <text:p>0.0555555556</text:p>
          </table:table-cell>
          <table:table-cell table:formula="of:=1/(10/(9*[.$B$6]*([.A25]+[.B25]))+[.A25])" office:value-type="float" office:value="0.0425196850393701">
            <text:p>0.042519685</text:p>
          </table:table-cell>
          <table:table-cell table:formula="of:=[.K25]*(-([.J25]/(3*[.$B$6]))*(8*COS(PI()*[.$F$8]*[.$A$6])+2*COS(PI()*[.$F$8]*[.$A$6])^2-10)+[.A25])" office:value-type="float" office:value="0.21259842519685">
            <text:p>0.2125984252</text:p>
          </table:table-cell>
          <table:table-cell table:formula="of:=[.K25]*(-([.J25]/(3*[.$B$6]))*(8*COS(PI()*[.$E$8]*[.$A$6])+2*COS(PI()*[.$E$8]*[.$A$6])^2-10)+[.A25])" office:value-type="float" office:value="1.47244094488189">
            <text:p>1.4724409449</text:p>
          </table:table-cell>
          <table:table-cell table:formula="of:=([.K25]*[.J25]/(3*[.$B$6]))*(8*COS(PI()*[.$E$6]*[.$A$6])+2*COS(PI()*[.$E$6]*[.$A$6])^2)" office:value-type="float" office:value="0.78740157480315">
            <text:p>0.7874015748</text:p>
          </table:table-cell>
          <table:table-cell table:formula="of:=[.M25]/[.L25]" office:value-type="float" office:value="6.92592592592592">
            <text:p>6.9259259259</text:p>
          </table:table-cell>
          <table:table-cell table:formula="of:=([.K25]*[.J25]/(3*[.$B$6]))*(8*COS(PI()*[.$F$6]*[.$A$6])+2*COS(PI()*[.$F$6]*[.$A$6])^2)" office:value-type="float" office:value="3.85715527290505E-017">
            <text:p>3.85715527290505E-017</text:p>
          </table:table-cell>
          <table:table-cell table:formula="of:=[.I25]/10000" office:value-type="float" office:value="0.0000306666666666667">
            <text:p>3.06666666666667E-005</text:p>
          </table:table-cell>
          <table:table-cell table:formula="of:=LN([.$G$6])/LN([.N25])" office:value-type="float" office:value="38.5342641204275">
            <text:p>38.5342641204</text:p>
          </table:table-cell>
          <table:table-cell table:formula="of:=LN([.$G$6])/LN([.D25])" office:value-type="float" office:value="38.4424072466796">
            <text:p>38.4424072467</text:p>
          </table:table-cell>
          <table:table-cell table:formula="of:=LN([.$G$6])/LN([.M25]-1)" office:value-type="float" office:value="12.283032869274">
            <text:p>12.2830328693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[.A26]/[.B26]" office:value-type="float" office:value="5.5">
            <text:p>5.5</text:p>
          </table:table-cell>
          <table:table-cell office:value-type="float" office:value="0.75614">
            <text:p>0.75614</text:p>
          </table:table-cell>
          <table:table-cell office:value-type="float" office:value="34">
            <text:p>34</text:p>
          </table:table-cell>
          <table:table-cell table:number-columns-repeated="3" office:value-type="float" office:value="0.27">
            <text:p>0.27</text:p>
          </table:table-cell>
          <table:table-cell table:formula="of:=AVERAGE([.F26:.H26])" office:value-type="float" office:value="0.27">
            <text:p>0.27</text:p>
          </table:table-cell>
          <table:table-cell table:formula="of:= 1 / (3*([.A26]+[.B26]))" office:value-type="float" office:value="0.0512820512820513">
            <text:p>0.0512820513</text:p>
          </table:table-cell>
          <table:table-cell table:formula="of:=1/(10/(9*[.$B$6]*([.A26]+[.B26]))+[.A26])" office:value-type="float" office:value="0.0442595044448648">
            <text:p>0.0442595044</text:p>
          </table:table-cell>
          <table:table-cell table:formula="of:=[.K26]*(-([.J26]/(3*[.$B$6]))*(8*COS(PI()*[.$F$8]*[.$A$6])+2*COS(PI()*[.$F$8]*[.$A$6])^2-10)+[.A26])" office:value-type="float" office:value="0.243427274446756">
            <text:p>0.2434272744</text:p>
          </table:table-cell>
          <table:table-cell table:formula="of:=[.K26]*(-([.J26]/(3*[.$B$6]))*(8*COS(PI()*[.$E$8]*[.$A$6])+2*COS(PI()*[.$E$8]*[.$A$6])^2-10)+[.A26])" office:value-type="float" office:value="1.45394363533195">
            <text:p>1.4539436353</text:p>
          </table:table-cell>
          <table:table-cell table:formula="of:=([.K26]*[.J26]/(3*[.$B$6]))*(8*COS(PI()*[.$E$6]*[.$A$6])+2*COS(PI()*[.$E$6]*[.$A$6])^2)" office:value-type="float" office:value="0.756572725553244">
            <text:p>0.7565727256</text:p>
          </table:table-cell>
          <table:table-cell table:formula="of:=[.M26]/[.L26]" office:value-type="float" office:value="5.97280497280497">
            <text:p>5.9728049728</text:p>
          </table:table-cell>
          <table:table-cell table:formula="of:=([.K26]*[.J26]/(3*[.$B$6]))*(8*COS(PI()*[.$F$6]*[.$A$6])+2*COS(PI()*[.$F$6]*[.$A$6])^2)" office:value-type="float" office:value="3.70613746668387E-017">
            <text:p>3.70613746668387E-017</text:p>
          </table:table-cell>
          <table:table-cell table:formula="of:=[.I26]/10000" office:value-type="float" office:value="0.000027">
            <text:p>0.000027</text:p>
          </table:table-cell>
          <table:table-cell table:formula="of:=LN([.$G$6])/LN([.N26])" office:value-type="float" office:value="33.0171067445518">
            <text:p>33.0171067446</text:p>
          </table:table-cell>
          <table:table-cell table:formula="of:=LN([.$G$6])/LN([.D26])" office:value-type="float" office:value="32.9495297856071">
            <text:p>32.9495297856</text:p>
          </table:table-cell>
          <table:table-cell table:formula="of:=LN([.$G$6])/LN([.M26]-1)" office:value-type="float" office:value="11.661873243882">
            <text:p>11.661873243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27]/[.B27]" office:value-type="float" office:value="6">
            <text:p>6</text:p>
          </table:table-cell>
          <table:table-cell office:value-type="float" office:value="0.725275">
            <text:p>0.725275</text:p>
          </table:table-cell>
          <table:table-cell office:value-type="float" office:value="29">
            <text:p>29</text:p>
          </table:table-cell>
          <table:table-cell office:value-type="float" office:value="0.24">
            <text:p>0.24</text:p>
          </table:table-cell>
          <table:table-cell office:value-type="float" office:value="0.23">
            <text:p>0.23</text:p>
          </table:table-cell>
          <table:table-cell office:value-type="float" office:value="0.24">
            <text:p>0.24</text:p>
          </table:table-cell>
          <table:table-cell table:formula="of:=AVERAGE([.F27:.H27])" office:value-type="float" office:value="0.236666666666667">
            <text:p>0.2366666667</text:p>
          </table:table-cell>
          <table:table-cell table:formula="of:= 1 / (3*([.A27]+[.B27]))" office:value-type="float" office:value="0.0476190476190476">
            <text:p>0.0476190476</text:p>
          </table:table-cell>
          <table:table-cell table:formula="of:=1/(10/(9*[.$B$6]*([.A27]+[.B27]))+[.A27])" office:value-type="float" office:value="0.0457184325108853">
            <text:p>0.0457184325</text:p>
          </table:table-cell>
          <table:table-cell table:formula="of:=[.K27]*(-([.J27]/(3*[.$B$6]))*(8*COS(PI()*[.$F$8]*[.$A$6])+2*COS(PI()*[.$F$8]*[.$A$6])^2-10)+[.A27])" office:value-type="float" office:value="0.274310595065312">
            <text:p>0.2743105951</text:p>
          </table:table-cell>
          <table:table-cell table:formula="of:=[.K27]*(-([.J27]/(3*[.$B$6]))*(8*COS(PI()*[.$E$8]*[.$A$6])+2*COS(PI()*[.$E$8]*[.$A$6])^2-10)+[.A27])" office:value-type="float" office:value="1.43541364296081">
            <text:p>1.435413643</text:p>
          </table:table-cell>
          <table:table-cell table:formula="of:=([.K27]*[.J27]/(3*[.$B$6]))*(8*COS(PI()*[.$E$6]*[.$A$6])+2*COS(PI()*[.$E$6]*[.$A$6])^2)" office:value-type="float" office:value="0.725689404934688">
            <text:p>0.7256894049</text:p>
          </table:table-cell>
          <table:table-cell table:formula="of:=[.M27]/[.L27]" office:value-type="float" office:value="5.23280423280423">
            <text:p>5.2328042328</text:p>
          </table:table-cell>
          <table:table-cell table:formula="of:=([.K27]*[.J27]/(3*[.$B$6]))*(8*COS(PI()*[.$F$6]*[.$A$6])+2*COS(PI()*[.$F$6]*[.$A$6])^2)" office:value-type="float" office:value="3.55485282771365E-017">
            <text:p>3.55485282771365E-017</text:p>
          </table:table-cell>
          <table:table-cell table:formula="of:=[.I27]/10000" office:value-type="float" office:value="0.0000236666666666667">
            <text:p>2.36666666666667E-005</text:p>
          </table:table-cell>
          <table:table-cell table:formula="of:=LN([.$G$6])/LN([.N27])" office:value-type="float" office:value="28.7254755879907">
            <text:p>28.725475588</text:p>
          </table:table-cell>
          <table:table-cell table:formula="of:=LN([.$G$6])/LN([.D27])" office:value-type="float" office:value="28.6743917018102">
            <text:p>28.6743917018</text:p>
          </table:table-cell>
          <table:table-cell table:formula="of:=LN([.$G$6])/LN([.M27]-1)" office:value-type="float" office:value="11.0773262756084">
            <text:p>11.0773262756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formula="of:=[.A28]/[.B28]" office:value-type="float" office:value="6.5">
            <text:p>6.5</text:p>
          </table:table-cell>
          <table:table-cell office:value-type="float" office:value="0.694651">
            <text:p>0.694651</text:p>
          </table:table-cell>
          <table:table-cell office:value-type="float" office:value="26">
            <text:p>26</text:p>
          </table:table-cell>
          <table:table-cell table:number-columns-repeated="3" office:value-type="float" office:value="0.21">
            <text:p>0.21</text:p>
          </table:table-cell>
          <table:table-cell table:formula="of:=AVERAGE([.F28:.H28])" office:value-type="float" office:value="0.21">
            <text:p>0.21</text:p>
          </table:table-cell>
          <table:table-cell table:formula="of:= 1 / (3*([.A28]+[.B28]))" office:value-type="float" office:value="0.0444444444444444">
            <text:p>0.0444444444</text:p>
          </table:table-cell>
          <table:table-cell table:formula="of:=1/(10/(9*[.$B$6]*([.A28]+[.B28]))+[.A28])" office:value-type="float" office:value="0.0469157254561251">
            <text:p>0.0469157255</text:p>
          </table:table-cell>
          <table:table-cell table:formula="of:=[.K28]*(-([.J28]/(3*[.$B$6]))*(8*COS(PI()*[.$F$8]*[.$A$6])+2*COS(PI()*[.$F$8]*[.$A$6])^2-10)+[.A28])" office:value-type="float" office:value="0.304952215464813">
            <text:p>0.3049522155</text:p>
          </table:table-cell>
          <table:table-cell table:formula="of:=[.K28]*(-([.J28]/(3*[.$B$6]))*(8*COS(PI()*[.$E$8]*[.$A$6])+2*COS(PI()*[.$E$8]*[.$A$6])^2-10)+[.A28])" office:value-type="float" office:value="1.41702867072111">
            <text:p>1.4170286707</text:p>
          </table:table-cell>
          <table:table-cell table:formula="of:=([.K28]*[.J28]/(3*[.$B$6]))*(8*COS(PI()*[.$E$6]*[.$A$6])+2*COS(PI()*[.$E$6]*[.$A$6])^2)" office:value-type="float" office:value="0.695047784535187">
            <text:p>0.6950477845</text:p>
          </table:table-cell>
          <table:table-cell table:formula="of:=[.M28]/[.L28]" office:value-type="float" office:value="4.64672364672365">
            <text:p>4.6467236467</text:p>
          </table:table-cell>
          <table:table-cell table:formula="of:=([.K28]*[.J28]/(3*[.$B$6]))*(8*COS(PI()*[.$F$6]*[.$A$6])+2*COS(PI()*[.$F$6]*[.$A$6])^2)" office:value-type="float" office:value="3.4047521783419E-017">
            <text:p>3.4047521783419E-017</text:p>
          </table:table-cell>
          <table:table-cell table:formula="of:=[.I28]/10000" office:value-type="float" office:value="0.000021">
            <text:p>0.000021</text:p>
          </table:table-cell>
          <table:table-cell table:formula="of:=LN([.$G$6])/LN([.N28])" office:value-type="float" office:value="25.3188054355275">
            <text:p>25.3188054355</text:p>
          </table:table-cell>
          <table:table-cell table:formula="of:=LN([.$G$6])/LN([.D28])" office:value-type="float" office:value="25.2791234304216">
            <text:p>25.2791234304</text:p>
          </table:table-cell>
          <table:table-cell table:formula="of:=LN([.$G$6])/LN([.M28]-1)" office:value-type="float" office:value="10.5309137456479">
            <text:p>10.530913745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29]/[.B29]" office:value-type="float" office:value="7">
            <text:p>7</text:p>
          </table:table-cell>
          <table:table-cell office:value-type="float" office:value="0.664514">
            <text:p>0.664514</text:p>
          </table:table-cell>
          <table:table-cell office:value-type="float" office:value="23">
            <text:p>23</text:p>
          </table:table-cell>
          <table:table-cell office:value-type="float" office:value="0.19">
            <text:p>0.19</text:p>
          </table:table-cell>
          <table:table-cell office:value-type="float" office:value="0.18">
            <text:p>0.18</text:p>
          </table:table-cell>
          <table:table-cell office:value-type="float" office:value="0.19">
            <text:p>0.19</text:p>
          </table:table-cell>
          <table:table-cell table:formula="of:=AVERAGE([.F29:.H29])" office:value-type="float" office:value="0.186666666666667">
            <text:p>0.1866666667</text:p>
          </table:table-cell>
          <table:table-cell table:formula="of:= 1 / (3*([.A29]+[.B29]))" office:value-type="float" office:value="0.0416666666666667">
            <text:p>0.0416666667</text:p>
          </table:table-cell>
          <table:table-cell table:formula="of:=1/(10/(9*[.$B$6]*([.A29]+[.B29]))+[.A29])" office:value-type="float" office:value="0.0478723404255319">
            <text:p>0.0478723404</text:p>
          </table:table-cell>
          <table:table-cell table:formula="of:=[.K29]*(-([.J29]/(3*[.$B$6]))*(8*COS(PI()*[.$F$8]*[.$A$6])+2*COS(PI()*[.$F$8]*[.$A$6])^2-10)+[.A29])" office:value-type="float" office:value="0.335106382978723">
            <text:p>0.335106383</text:p>
          </table:table-cell>
          <table:table-cell table:formula="of:=[.K29]*(-([.J29]/(3*[.$B$6]))*(8*COS(PI()*[.$E$8]*[.$A$6])+2*COS(PI()*[.$E$8]*[.$A$6])^2-10)+[.A29])" office:value-type="float" office:value="1.39893617021277">
            <text:p>1.3989361702</text:p>
          </table:table-cell>
          <table:table-cell table:formula="of:=([.K29]*[.J29]/(3*[.$B$6]))*(8*COS(PI()*[.$E$6]*[.$A$6])+2*COS(PI()*[.$E$6]*[.$A$6])^2)" office:value-type="float" office:value="0.664893617021277">
            <text:p>0.664893617</text:p>
          </table:table-cell>
          <table:table-cell table:formula="of:=[.M29]/[.L29]" office:value-type="float" office:value="4.17460317460317">
            <text:p>4.1746031746</text:p>
          </table:table-cell>
          <table:table-cell table:formula="of:=([.K29]*[.J29]/(3*[.$B$6]))*(8*COS(PI()*[.$F$6]*[.$A$6])+2*COS(PI()*[.$F$6]*[.$A$6])^2)" office:value-type="float" office:value="3.25703935943445E-017">
            <text:p>3.25703935943445E-017</text:p>
          </table:table-cell>
          <table:table-cell table:formula="of:=[.I29]/10000" office:value-type="float" office:value="0.0000186666666666667">
            <text:p>1.86666666666667E-005</text:p>
          </table:table-cell>
          <table:table-cell table:formula="of:=LN([.$G$6])/LN([.N29])" office:value-type="float" office:value="22.5672712541962">
            <text:p>22.5672712542</text:p>
          </table:table-cell>
          <table:table-cell table:formula="of:=LN([.$G$6])/LN([.D29])" office:value-type="float" office:value="22.5357362682089">
            <text:p>22.5357362682</text:p>
          </table:table-cell>
          <table:table-cell table:formula="of:=LN([.$G$6])/LN([.M29]-1)" office:value-type="float" office:value="10.0226364784867">
            <text:p>10.022636478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30]/[.B30]" office:value-type="float" office:value="8">
            <text:p>8</text:p>
          </table:table-cell>
          <table:table-cell office:value-type="float" office:value="0.606449">
            <text:p>0.606449</text:p>
          </table:table-cell>
          <table:table-cell office:value-type="float" office:value="19">
            <text:p>19</text:p>
          </table:table-cell>
          <table:table-cell office:value-type="float" office:value="0.15">
            <text:p>0.15</text:p>
          </table:table-cell>
          <table:table-cell office:value-type="float" office:value="0.16">
            <text:p>0.16</text:p>
          </table:table-cell>
          <table:table-cell office:value-type="float" office:value="0.14">
            <text:p>0.14</text:p>
          </table:table-cell>
          <table:table-cell table:formula="of:=AVERAGE([.F30:.H30])" office:value-type="float" office:value="0.15">
            <text:p>0.15</text:p>
          </table:table-cell>
          <table:table-cell table:formula="of:= 1 / (3*([.A30]+[.B30]))" office:value-type="float" office:value="0.037037037037037">
            <text:p>0.037037037</text:p>
          </table:table-cell>
          <table:table-cell table:formula="of:=1/(10/(9*[.$B$6]*([.A30]+[.B30]))+[.A30])" office:value-type="float" office:value="0.0491504854368932">
            <text:p>0.0491504854</text:p>
          </table:table-cell>
          <table:table-cell table:formula="of:=[.K30]*(-([.J30]/(3*[.$B$6]))*(8*COS(PI()*[.$F$8]*[.$A$6])+2*COS(PI()*[.$F$8]*[.$A$6])^2-10)+[.A30])" office:value-type="float" office:value="0.393203883495146">
            <text:p>0.3932038835</text:p>
          </table:table-cell>
          <table:table-cell table:formula="of:=[.K30]*(-([.J30]/(3*[.$B$6]))*(8*COS(PI()*[.$E$8]*[.$A$6])+2*COS(PI()*[.$E$8]*[.$A$6])^2-10)+[.A30])" office:value-type="float" office:value="1.36407766990291">
            <text:p>1.3640776699</text:p>
          </table:table-cell>
          <table:table-cell table:formula="of:=([.K30]*[.J30]/(3*[.$B$6]))*(8*COS(PI()*[.$E$6]*[.$A$6])+2*COS(PI()*[.$E$6]*[.$A$6])^2)" office:value-type="float" office:value="0.606796116504854">
            <text:p>0.6067961165</text:p>
          </table:table-cell>
          <table:table-cell table:formula="of:=[.M30]/[.L30]" office:value-type="float" office:value="3.46913580246913">
            <text:p>3.4691358025</text:p>
          </table:table-cell>
          <table:table-cell table:formula="of:=([.K30]*[.J30]/(3*[.$B$6]))*(8*COS(PI()*[.$F$6]*[.$A$6])+2*COS(PI()*[.$F$6]*[.$A$6])^2)" office:value-type="float" office:value="2.97244368725086E-017">
            <text:p>2.97244368725086E-017</text:p>
          </table:table-cell>
          <table:table-cell table:formula="of:=[.I30]/10000" office:value-type="float" office:value="0.000015">
            <text:p>0.000015</text:p>
          </table:table-cell>
          <table:table-cell table:formula="of:=LN([.$G$6])/LN([.N30])" office:value-type="float" office:value="18.4368154838134">
            <text:p>18.4368154838</text:p>
          </table:table-cell>
          <table:table-cell table:formula="of:=LN([.$G$6])/LN([.D30])" office:value-type="float" office:value="18.4157216417039">
            <text:p>18.4157216417</text:p>
          </table:table-cell>
          <table:table-cell table:formula="of:=LN([.$G$6])/LN([.M30]-1)" office:value-type="float" office:value="9.11564653213111">
            <text:p>9.115646532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31]/[.B31]" office:value-type="float" office:value="9">
            <text:p>9</text:p>
          </table:table-cell>
          <table:table-cell office:value-type="float" office:value="0.55217">
            <text:p>0.55217</text:p>
          </table:table-cell>
          <table:table-cell office:value-type="float" office:value="16">
            <text:p>16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table:formula="of:=AVERAGE([.F31:.H31])" office:value-type="float" office:value="0.13">
            <text:p>0.13</text:p>
          </table:table-cell>
          <table:table-cell table:formula="of:= 1 / (3*([.A31]+[.B31]))" office:value-type="float" office:value="0.0333333333333333">
            <text:p>0.0333333333</text:p>
          </table:table-cell>
          <table:table-cell table:formula="of:=1/(10/(9*[.$B$6]*([.A31]+[.B31]))+[.A31])" office:value-type="float" office:value="0.0497237569060774">
            <text:p>0.0497237569</text:p>
          </table:table-cell>
          <table:table-cell table:formula="of:=[.K31]*(-([.J31]/(3*[.$B$6]))*(8*COS(PI()*[.$F$8]*[.$A$6])+2*COS(PI()*[.$F$8]*[.$A$6])^2-10)+[.A31])" office:value-type="float" office:value="0.447513812154696">
            <text:p>0.4475138122</text:p>
          </table:table-cell>
          <table:table-cell table:formula="of:=[.K31]*(-([.J31]/(3*[.$B$6]))*(8*COS(PI()*[.$E$8]*[.$A$6])+2*COS(PI()*[.$E$8]*[.$A$6])^2-10)+[.A31])" office:value-type="float" office:value="1.33149171270718">
            <text:p>1.3314917127</text:p>
          </table:table-cell>
          <table:table-cell table:formula="of:=([.K31]*[.J31]/(3*[.$B$6]))*(8*COS(PI()*[.$E$6]*[.$A$6])+2*COS(PI()*[.$E$6]*[.$A$6])^2)" office:value-type="float" office:value="0.552486187845304">
            <text:p>0.5524861878</text:p>
          </table:table-cell>
          <table:table-cell table:formula="of:=[.M31]/[.L31]" office:value-type="float" office:value="2.97530864197531">
            <text:p>2.975308642</text:p>
          </table:table-cell>
          <table:table-cell table:formula="of:=([.K31]*[.J31]/(3*[.$B$6]))*(8*COS(PI()*[.$F$6]*[.$A$6])+2*COS(PI()*[.$F$6]*[.$A$6])^2)" office:value-type="float" office:value="2.7064017660715E-017">
            <text:p>2.7064017660715E-017</text:p>
          </table:table-cell>
          <table:table-cell table:formula="of:=[.I31]/10000" office:value-type="float" office:value="0.000013">
            <text:p>0.000013</text:p>
          </table:table-cell>
          <table:table-cell table:formula="of:=LN([.$G$6])/LN([.N31])" office:value-type="float" office:value="15.5232153159442">
            <text:p>15.5232153159</text:p>
          </table:table-cell>
          <table:table-cell table:formula="of:=LN([.$G$6])/LN([.D31])" office:value-type="float" office:value="15.5082523767763">
            <text:p>15.5082523768</text:p>
          </table:table-cell>
          <table:table-cell table:formula="of:=LN([.$G$6])/LN([.M31]-1)" office:value-type="float" office:value="8.34154759437616">
            <text:p>8.34154759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32]/[.B32]" office:value-type="float" office:value="10">
            <text:p>10</text:p>
          </table:table-cell>
          <table:table-cell office:value-type="float" office:value="0.502225">
            <text:p>0.502225</text:p>
          </table:table-cell>
          <table:table-cell office:value-type="float" office:value="14">
            <text:p>14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0.12">
            <text:p>0.12</text:p>
          </table:table-cell>
          <table:table-cell table:formula="of:=AVERAGE([.F32:.H32])" office:value-type="float" office:value="0.116666666666667">
            <text:p>0.1166666667</text:p>
          </table:table-cell>
          <table:table-cell table:formula="of:= 1 / (3*([.A32]+[.B32]))" office:value-type="float" office:value="0.0303030303030303">
            <text:p>0.0303030303</text:p>
          </table:table-cell>
          <table:table-cell table:formula="of:=1/(10/(9*[.$B$6]*([.A32]+[.B32]))+[.A32])" office:value-type="float" office:value="0.049748743718593">
            <text:p>0.0497487437</text:p>
          </table:table-cell>
          <table:table-cell table:formula="of:=[.K32]*(-([.J32]/(3*[.$B$6]))*(8*COS(PI()*[.$F$8]*[.$A$6])+2*COS(PI()*[.$F$8]*[.$A$6])^2-10)+[.A32])" office:value-type="float" office:value="0.49748743718593">
            <text:p>0.4974874372</text:p>
          </table:table-cell>
          <table:table-cell table:formula="of:=[.K32]*(-([.J32]/(3*[.$B$6]))*(8*COS(PI()*[.$E$8]*[.$A$6])+2*COS(PI()*[.$E$8]*[.$A$6])^2-10)+[.A32])" office:value-type="float" office:value="1.30150753768844">
            <text:p>1.3015075377</text:p>
          </table:table-cell>
          <table:table-cell table:formula="of:=([.K32]*[.J32]/(3*[.$B$6]))*(8*COS(PI()*[.$E$6]*[.$A$6])+2*COS(PI()*[.$E$6]*[.$A$6])^2)" office:value-type="float" office:value="0.50251256281407">
            <text:p>0.5025125628</text:p>
          </table:table-cell>
          <table:table-cell table:formula="of:=[.M32]/[.L32]" office:value-type="float" office:value="2.61616161616162">
            <text:p>2.6161616162</text:p>
          </table:table-cell>
          <table:table-cell table:formula="of:=([.K32]*[.J32]/(3*[.$B$6]))*(8*COS(PI()*[.$F$6]*[.$A$6])+2*COS(PI()*[.$F$6]*[.$A$6])^2)" office:value-type="float" office:value="2.46160160632634E-017">
            <text:p>2.46160160632634E-017</text:p>
          </table:table-cell>
          <table:table-cell table:formula="of:=[.I32]/10000" office:value-type="float" office:value="0.0000116666666666667">
            <text:p>1.16666666666667E-005</text:p>
          </table:table-cell>
          <table:table-cell table:formula="of:=LN([.$G$6])/LN([.N32])" office:value-type="float" office:value="13.3845033420914">
            <text:p>13.3845033421</text:p>
          </table:table-cell>
          <table:table-cell table:formula="of:=LN([.$G$6])/LN([.D32])" office:value-type="float" office:value="13.3733789106545">
            <text:p>13.3733789107</text:p>
          </table:table-cell>
          <table:table-cell table:formula="of:=LN([.$G$6])/LN([.M32]-1)" office:value-type="float" office:value="7.68193964389859">
            <text:p>7.681939643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A33]/[.B33]" office:value-type="float" office:value="15">
            <text:p>15</text:p>
          </table:table-cell>
          <table:table-cell office:value-type="float" office:value="0.316275">
            <text:p>0.316275</text:p>
          </table:table-cell>
          <table:table-cell office:value-type="float" office:value="9">
            <text:p>9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table:formula="of:=AVERAGE([.F33:.H33])" office:value-type="float" office:value="0.0766666666666667">
            <text:p>0.0766666667</text:p>
          </table:table-cell>
          <table:table-cell table:formula="of:= 1 / (3*([.A33]+[.B33]))" office:value-type="float" office:value="0.0208333333333333">
            <text:p>0.0208333333</text:p>
          </table:table-cell>
          <table:table-cell table:formula="of:=1/(10/(9*[.$B$6]*([.A33]+[.B33]))+[.A33])" office:value-type="float" office:value="0.0455696202531646">
            <text:p>0.0455696203</text:p>
          </table:table-cell>
          <table:table-cell table:formula="of:=[.K33]*(-([.J33]/(3*[.$B$6]))*(8*COS(PI()*[.$F$8]*[.$A$6])+2*COS(PI()*[.$F$8]*[.$A$6])^2-10)+[.A33])" office:value-type="float" office:value="0.683544303797468">
            <text:p>0.6835443038</text:p>
          </table:table-cell>
          <table:table-cell table:formula="of:=[.K33]*(-([.J33]/(3*[.$B$6]))*(8*COS(PI()*[.$E$8]*[.$A$6])+2*COS(PI()*[.$E$8]*[.$A$6])^2-10)+[.A33])" office:value-type="float" office:value="1.18987341772152">
            <text:p>1.1898734177</text:p>
          </table:table-cell>
          <table:table-cell table:formula="of:=([.K33]*[.J33]/(3*[.$B$6]))*(8*COS(PI()*[.$E$6]*[.$A$6])+2*COS(PI()*[.$E$6]*[.$A$6])^2)" office:value-type="float" office:value="0.316455696202532">
            <text:p>0.3164556962</text:p>
          </table:table-cell>
          <table:table-cell table:formula="of:=[.M33]/[.L33]" office:value-type="float" office:value="1.74074074074074">
            <text:p>1.7407407407</text:p>
          </table:table-cell>
          <table:table-cell table:formula="of:=([.K33]*[.J33]/(3*[.$B$6]))*(8*COS(PI()*[.$F$6]*[.$A$6])+2*COS(PI()*[.$F$6]*[.$A$6])^2)" office:value-type="float" office:value="1.55018582170551E-017">
            <text:p>1.55018582170551E-017</text:p>
          </table:table-cell>
          <table:table-cell table:formula="of:=[.I33]/10000" office:value-type="float" office:value="0.00000766666666666667">
            <text:p>7.66666666666667E-006</text:p>
          </table:table-cell>
          <table:table-cell table:formula="of:=LN([.$G$6])/LN([.N33])" office:value-type="float" office:value="8.00500981342093">
            <text:p>8.0050098134</text:p>
          </table:table-cell>
          <table:table-cell table:formula="of:=LN([.$G$6])/LN([.D33])" office:value-type="float" office:value="8.001037965159">
            <text:p>8.0010379652</text:p>
          </table:table-cell>
          <table:table-cell table:formula="of:=LN([.$G$6])/LN([.M33]-1)" office:value-type="float" office:value="5.54373022280971">
            <text:p>5.543730222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34]/[.B34]" office:value-type="float" office:value="20">
            <text:p>20</text:p>
          </table:table-cell>
          <table:table-cell office:value-type="float" office:value="0.209085">
            <text:p>0.209085</text:p>
          </table:table-cell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.05">
            <text:p>0.05</text:p>
          </table:table-cell>
          <table:table-cell table:formula="of:=AVERAGE([.F34:.H34])" office:value-type="float" office:value="0.0466666666666667">
            <text:p>0.0466666667</text:p>
          </table:table-cell>
          <table:table-cell table:formula="of:= 1 / (3*([.A34]+[.B34]))" office:value-type="float" office:value="0.0158730158730159">
            <text:p>0.0158730159</text:p>
          </table:table-cell>
          <table:table-cell table:formula="of:=1/(10/(9*[.$B$6]*([.A34]+[.B34]))+[.A34])" office:value-type="float" office:value="0.0395397489539749">
            <text:p>0.039539749</text:p>
          </table:table-cell>
          <table:table-cell table:formula="of:=[.K34]*(-([.J34]/(3*[.$B$6]))*(8*COS(PI()*[.$F$8]*[.$A$6])+2*COS(PI()*[.$F$8]*[.$A$6])^2-10)+[.A34])" office:value-type="float" office:value="0.790794979079498">
            <text:p>0.7907949791</text:p>
          </table:table-cell>
          <table:table-cell table:formula="of:=[.K34]*(-([.J34]/(3*[.$B$6]))*(8*COS(PI()*[.$E$8]*[.$A$6])+2*COS(PI()*[.$E$8]*[.$A$6])^2-10)+[.A34])" office:value-type="float" office:value="1.1255230125523">
            <text:p>1.1255230126</text:p>
          </table:table-cell>
          <table:table-cell table:formula="of:=([.K34]*[.J34]/(3*[.$B$6]))*(8*COS(PI()*[.$E$6]*[.$A$6])+2*COS(PI()*[.$E$6]*[.$A$6])^2)" office:value-type="float" office:value="0.209205020920502">
            <text:p>0.2092050209</text:p>
          </table:table-cell>
          <table:table-cell table:formula="of:=[.M34]/[.L34]" office:value-type="float" office:value="1.42328042328042">
            <text:p>1.4232804233</text:p>
          </table:table-cell>
          <table:table-cell table:formula="of:=([.K34]*[.J34]/(3*[.$B$6]))*(8*COS(PI()*[.$F$6]*[.$A$6])+2*COS(PI()*[.$F$6]*[.$A$6])^2)" office:value-type="float" office:value="1.02480903694339E-017">
            <text:p>1.02480903694339E-017</text:p>
          </table:table-cell>
          <table:table-cell table:formula="of:=[.I34]/10000" office:value-type="float" office:value="0.00000466666666666667">
            <text:p>4.66666666666667E-006</text:p>
          </table:table-cell>
          <table:table-cell table:formula="of:=LN([.$G$6])/LN([.N34])" office:value-type="float" office:value="5.88730609965457">
            <text:p>5.8873060997</text:p>
          </table:table-cell>
          <table:table-cell table:formula="of:=LN([.$G$6])/LN([.D34])" office:value-type="float" office:value="5.8851473229011">
            <text:p>5.8851473229</text:p>
          </table:table-cell>
          <table:table-cell table:formula="of:=LN([.$G$6])/LN([.M34]-1)" office:value-type="float" office:value="4.43814894875906">
            <text:p>4.438148948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35]/[.B35]" office:value-type="float" office:value="50">
            <text:p>50</text:p>
          </table:table-cell>
          <table:table-cell office:value-type="float" office:value="0.0417298">
            <text:p>0.0417298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table:formula="of:=AVERAGE([.F35:.H35])" office:value-type="float" office:value="0.0233333333333333">
            <text:p>0.0233333333</text:p>
          </table:table-cell>
          <table:table-cell table:formula="of:= 1 / (3*([.A35]+[.B35]))" office:value-type="float" office:value="0.0065359477124183">
            <text:p>0.0065359477</text:p>
          </table:table-cell>
          <table:table-cell table:formula="of:=1/(10/(9*[.$B$6]*([.A35]+[.B35]))+[.A35])" office:value-type="float" office:value="0.0191649269311065">
            <text:p>0.0191649269</text:p>
          </table:table-cell>
          <table:table-cell table:formula="of:=[.K35]*(-([.J35]/(3*[.$B$6]))*(8*COS(PI()*[.$F$8]*[.$A$6])+2*COS(PI()*[.$F$8]*[.$A$6])^2-10)+[.A35])" office:value-type="float" office:value="0.958246346555324">
            <text:p>0.9582463466</text:p>
          </table:table-cell>
          <table:table-cell table:formula="of:=[.K35]*(-([.J35]/(3*[.$B$6]))*(8*COS(PI()*[.$E$8]*[.$A$6])+2*COS(PI()*[.$E$8]*[.$A$6])^2-10)+[.A35])" office:value-type="float" office:value="1.02505219206681">
            <text:p>1.0250521921</text:p>
          </table:table-cell>
          <table:table-cell table:formula="of:=([.K35]*[.J35]/(3*[.$B$6]))*(8*COS(PI()*[.$E$6]*[.$A$6])+2*COS(PI()*[.$E$6]*[.$A$6])^2)" office:value-type="float" office:value="0.0417536534446764">
            <text:p>0.0417536534</text:p>
          </table:table-cell>
          <table:table-cell table:formula="of:=[.M35]/[.L35]" office:value-type="float" office:value="1.06971677559913">
            <text:p>1.0697167756</text:p>
          </table:table-cell>
          <table:table-cell table:formula="of:=([.K35]*[.J35]/(3*[.$B$6]))*(8*COS(PI()*[.$F$6]*[.$A$6])+2*COS(PI()*[.$F$6]*[.$A$6])^2)" office:value-type="float" office:value="2.04533912174923E-018">
            <text:p>2.04533912174923E-018</text:p>
          </table:table-cell>
          <table:table-cell table:formula="of:=[.I35]/10000" office:value-type="float" office:value="0.00000233333333333333">
            <text:p>2.33333333333333E-006</text:p>
          </table:table-cell>
          <table:table-cell table:formula="of:=LN([.$G$6])/LN([.N35])" office:value-type="float" office:value="2.90001014896492">
            <text:p>2.900010149</text:p>
          </table:table-cell>
          <table:table-cell table:formula="of:=LN([.$G$6])/LN([.D35])" office:value-type="float" office:value="2.89948844285196">
            <text:p>2.8994884429</text:p>
          </table:table-cell>
          <table:table-cell table:formula="of:=LN([.$G$6])/LN([.M35]-1)" office:value-type="float" office:value="2.49819775740779">
            <text:p>2.498197757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A36]/[.B36]" office:value-type="float" office:value="100">
            <text:p>100</text:p>
          </table:table-cell>
          <table:table-cell office:value-type="float" office:value="0.0108752">
            <text:p>0.0108752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table:formula="of:=AVERAGE([.F36:.H36])" office:value-type="float" office:value="0.0233333333333333">
            <text:p>0.0233333333</text:p>
          </table:table-cell>
          <table:table-cell table:formula="of:= 1 / (3*([.A36]+[.B36]))" office:value-type="float" office:value="0.0033003300330033">
            <text:p>0.00330033</text:p>
          </table:table-cell>
          <table:table-cell table:formula="of:=1/(10/(9*[.$B$6]*([.A36]+[.B36]))+[.A36])" office:value-type="float" office:value="0.00989118607181719">
            <text:p>0.0098911861</text:p>
          </table:table-cell>
          <table:table-cell table:formula="of:=[.K36]*(-([.J36]/(3*[.$B$6]))*(8*COS(PI()*[.$F$8]*[.$A$6])+2*COS(PI()*[.$F$8]*[.$A$6])^2-10)+[.A36])" office:value-type="float" office:value="0.989118607181719">
            <text:p>0.9891186072</text:p>
          </table:table-cell>
          <table:table-cell table:formula="of:=[.K36]*(-([.J36]/(3*[.$B$6]))*(8*COS(PI()*[.$E$8]*[.$A$6])+2*COS(PI()*[.$E$8]*[.$A$6])^2-10)+[.A36])" office:value-type="float" office:value="1.00652883569097">
            <text:p>1.0065288357</text:p>
          </table:table-cell>
          <table:table-cell table:formula="of:=([.K36]*[.J36]/(3*[.$B$6]))*(8*COS(PI()*[.$E$6]*[.$A$6])+2*COS(PI()*[.$E$6]*[.$A$6])^2)" office:value-type="float" office:value="0.0108813928182807">
            <text:p>0.0108813928</text:p>
          </table:table-cell>
          <table:table-cell table:formula="of:=[.M36]/[.L36]" office:value-type="float" office:value="1.01760176017602">
            <text:p>1.0176017602</text:p>
          </table:table-cell>
          <table:table-cell table:formula="of:=([.K36]*[.J36]/(3*[.$B$6]))*(8*COS(PI()*[.$F$6]*[.$A$6])+2*COS(PI()*[.$F$6]*[.$A$6])^2)" office:value-type="float" office:value="5.330345154069E-019">
            <text:p>5.330345154069E-019</text:p>
          </table:table-cell>
          <table:table-cell table:formula="of:=[.I36]/10000" office:value-type="float" office:value="0.00000233333333333333">
            <text:p>2.33333333333333E-006</text:p>
          </table:table-cell>
          <table:table-cell table:formula="of:=LN([.$G$6])/LN([.N36])" office:value-type="float" office:value="2.03736993713047">
            <text:p>2.0373699371</text:p>
          </table:table-cell>
          <table:table-cell table:formula="of:=LN([.$G$6])/LN([.D36])" office:value-type="float" office:value="2.03711340788679">
            <text:p>2.0371134079</text:p>
          </table:table-cell>
          <table:table-cell table:formula="of:=LN([.$G$6])/LN([.M36]-1)" office:value-type="float" office:value="1.83052600272941">
            <text:p>1.8305260027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igFunc" table:style-name="ta1">
        <table:shapes>
          <draw:frame draw:z-index="0" draw:style-name="gr1" svg:width="5.9614in" svg:height="3.8441in" svg:x="5.4091in" svg:y="1.0925in">
            <draw:object draw:notify-on-update-of-ranges="EigFunc.A6:EigFunc.A71 EigFunc.B1:EigFunc.B1 EigFunc.B6:EigFunc.B71 EigFunc.A6:EigFunc.A71 EigFunc.C1:EigFunc.C1 EigFunc.C6:EigFunc.C71 EigFunc.A6:EigFunc.A71 EigFunc.D1:EigFunc.D1 EigFunc.D6:EigFunc.D71 EigFunc.A6:EigFunc.A71 EigFunc.E1:EigFunc.E1 EigFunc.E6:EigFunc.E7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1" table:number-columns-repeated="4" table:default-cell-style-name="Default"/>
        <table:table-row table:style-name="ro1">
          <table:table-cell office:value-type="string">
            <text:p>p</text:p>
          </table:table-cell>
          <table:table-cell office:value-type="string">
            <text:p>Sigma_a = 1</text:p>
          </table:table-cell>
          <table:table-cell office:value-type="string">
            <text:p>Sigma_a = 5</text:p>
          </table:table-cell>
          <table:table-cell office:value-type="string">
            <text:p>Sigma_a = 10</text:p>
          </table:table-cell>
          <table:table-cell office:value-type="string">
            <text:p>Sigma_a = 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table:formula="of:=1/(3*([.B$2]+[.$G$38]))" office:value-type="float" office:value="0.166666666666667">
            <text:p>0.1666666667</text:p>
          </table:table-cell>
          <table:table-cell table:formula="of:=1/(3*([.C$2]+[.$G$38]))" office:value-type="float" office:value="0.0555555555555556">
            <text:p>0.0555555556</text:p>
          </table:table-cell>
          <table:table-cell table:formula="of:=1/(3*([.D$2]+[.$G$38]))" office:value-type="float" office:value="0.0303030303030303">
            <text:p>0.0303030303</text:p>
          </table:table-cell>
          <table:table-cell table:formula="of:=1/(3*([.E$2]+[.$G$38]))" office:value-type="float" office:value="0.0158730158730159">
            <text:p>0.0158730159</text:p>
          </table:table-cell>
          <table:table-cell table:number-columns-repeated="4"/>
        </table:table-row>
        <table:table-row table:style-name="ro1">
          <table:table-cell office:value-type="string">
            <text:p>alpha</text:p>
          </table:table-cell>
          <table:table-cell table:formula="of:=(10*[.B3]/(3*[.$I$38]) + [.B2])^(-1)" office:value-type="float" office:value="0.0176817288801572">
            <text:p>0.0176817289</text:p>
          </table:table-cell>
          <table:table-cell table:formula="of:=(10*[.C3]/(3*[.$I$38]) + [.C2])^(-1)" office:value-type="float" office:value="0.0425196850393701">
            <text:p>0.042519685</text:p>
          </table:table-cell>
          <table:table-cell table:formula="of:=(10*[.D3]/(3*[.$I$38]) + [.D2])^(-1)" office:value-type="float" office:value="0.049748743718593">
            <text:p>0.0497487437</text:p>
          </table:table-cell>
          <table:table-cell table:formula="of:=(10*[.E3]/(3*[.$I$38]) + [.E2])^(-1)" office:value-type="float" office:value="0.0395397489539749">
            <text:p>0.03953974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table:formula="of:=[.B$4]*( -([.B$3]/(3*[.$I$38])) * (8*COS(PI()*[.$A6]*[.$H$38])+2*COS(PI()*[.$A6]*[.$H$38])^2 - 10) + [.B$2])" office:value-type="float" office:value="0.0176817288801572">
            <text:p>0.0176817289</text:p>
          </table:table-cell>
          <table:table-cell table:formula="of:=[.C$4]*( -[.C$3]/(3*[.$I$38]) * (8*COS(PI()*[.$A6]*[.$H$38])+2*COS(PI()*[.$A6]*[.$H$38])^2 - 10) + [.C$2])" office:value-type="float" office:value="0.21259842519685">
            <text:p>0.2125984252</text:p>
          </table:table-cell>
          <table:table-cell table:formula="of:=[.D$4]*( -[.D$3]/(3*[.$I$38]) * (8*COS(PI()*[.$A6]*[.$H$38])+2*COS(PI()*[.$A6]*[.$H$38])^2 - 10) + [.D$2])" office:value-type="float" office:value="0.49748743718593">
            <text:p>0.4974874372</text:p>
          </table:table-cell>
          <table:table-cell table:formula="of:=[.E$4]*( -[.E$3]/(3*[.$I$38]) * (8*COS(PI()*[.$A6]*[.$H$38])+2*COS(PI()*[.$A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$4]*( -([.B$3]/(3*[.$I$38])) * (8*COS(PI()*[.$A7]*[.$H$38])+2*COS(PI()*[.$A7]*[.$H$38])^2 - 10) + [.B$2])" office:value-type="float" office:value="0.074904801106466">
            <text:p>0.0749048011</text:p>
          </table:table-cell>
          <table:table-cell table:formula="of:=[.C$4]*( -[.C$3]/(3*[.$I$38]) * (8*COS(PI()*[.$A7]*[.$H$38])+2*COS(PI()*[.$A7]*[.$H$38])^2 - 10) + [.C$2])" office:value-type="float" office:value="0.25846699805227">
            <text:p>0.2584669981</text:p>
          </table:table-cell>
          <table:table-cell table:formula="of:=[.D$4]*( -[.D$3]/(3*[.$I$38]) * (8*COS(PI()*[.$A7]*[.$H$38])+2*COS(PI()*[.$A7]*[.$H$38])^2 - 10) + [.D$2])" office:value-type="float" office:value="0.526760345490645">
            <text:p>0.5267603455</text:p>
          </table:table-cell>
          <table:table-cell table:formula="of:=[.E$4]*( -[.E$3]/(3*[.$I$38]) * (8*COS(PI()*[.$A7]*[.$H$38])+2*COS(PI()*[.$A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$4]*( -([.B$3]/(3*[.$I$38])) * (8*COS(PI()*[.$A8]*[.$H$38])+2*COS(PI()*[.$A8]*[.$H$38])^2 - 10) + [.B$2])" office:value-type="float" office:value="0.235643128745135">
            <text:p>0.2356431287</text:p>
          </table:table-cell>
          <table:table-cell table:formula="of:=[.C$4]*( -[.C$3]/(3*[.$I$38]) * (8*COS(PI()*[.$A8]*[.$H$38])+2*COS(PI()*[.$A8]*[.$H$38])^2 - 10) + [.C$2])" office:value-type="float" office:value="0.387310791387833">
            <text:p>0.3873107914</text:p>
          </table:table-cell>
          <table:table-cell table:formula="of:=[.D$4]*( -[.D$3]/(3*[.$I$38]) * (8*COS(PI()*[.$A8]*[.$H$38])+2*COS(PI()*[.$A8]*[.$H$38])^2 - 10) + [.D$2])" office:value-type="float" office:value="0.608987288976155">
            <text:p>0.608987289</text:p>
          </table:table-cell>
          <table:table-cell table:formula="of:=[.E$4]*( -[.E$3]/(3*[.$I$38]) * (8*COS(PI()*[.$A8]*[.$H$38])+2*COS(PI()*[.$A8]*[.$H$38])^2 - 10) + [.E$2])" office:value-type="float" office:value="0.837214373444047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formula="of:=[.B$4]*( -([.B$3]/(3*[.$I$38])) * (8*COS(PI()*[.$A9]*[.$H$38])+2*COS(PI()*[.$A9]*[.$H$38])^2 - 10) + [.B$2])" office:value-type="float" office:value="0.470209722596774">
            <text:p>0.4702097226</text:p>
          </table:table-cell>
          <table:table-cell table:formula="of:=[.C$4]*( -[.C$3]/(3*[.$I$38]) * (8*COS(PI()*[.$A9]*[.$H$38])+2*COS(PI()*[.$A9]*[.$H$38])^2 - 10) + [.C$2])" office:value-type="float" office:value="0.575333462679934">
            <text:p>0.5753334627</text:p>
          </table:table-cell>
          <table:table-cell table:formula="of:=[.D$4]*( -[.D$3]/(3*[.$I$38]) * (8*COS(PI()*[.$A9]*[.$H$38])+2*COS(PI()*[.$A9]*[.$H$38])^2 - 10) + [.D$2])" office:value-type="float" office:value="0.728981657087194">
            <text:p>0.7289816571</text:p>
          </table:table-cell>
          <table:table-cell table:formula="of:=[.E$4]*( -[.E$3]/(3*[.$I$38]) * (8*COS(PI()*[.$A9]*[.$H$38])+2*COS(PI()*[.$A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$4]*( -([.B$3]/(3*[.$I$38])) * (8*COS(PI()*[.$A10]*[.$H$38])+2*COS(PI()*[.$A10]*[.$H$38])^2 - 10) + [.B$2])" office:value-type="float" office:value="0.738396958681274">
            <text:p>0.7383969587</text:p>
          </table:table-cell>
          <table:table-cell table:formula="of:=[.C$4]*( -[.C$3]/(3*[.$I$38]) * (8*COS(PI()*[.$A10]*[.$H$38])+2*COS(PI()*[.$A10]*[.$H$38])^2 - 10) + [.C$2])" office:value-type="float" office:value="0.790305593651604">
            <text:p>0.7903055937</text:p>
          </table:table-cell>
          <table:table-cell table:formula="of:=[.D$4]*( -[.D$3]/(3*[.$I$38]) * (8*COS(PI()*[.$A10]*[.$H$38])+2*COS(PI()*[.$A10]*[.$H$38])^2 - 10) + [.D$2])" office:value-type="float" office:value="0.866174926601777">
            <text:p>0.8661749266</text:p>
          </table:table-cell>
          <table:table-cell table:formula="of:=[.E$4]*( -[.E$3]/(3*[.$I$38]) * (8*COS(PI()*[.$A10]*[.$H$38])+2*COS(PI()*[.$A1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[.B$4]*( -([.B$3]/(3*[.$I$38])) * (8*COS(PI()*[.$A11]*[.$H$38])+2*COS(PI()*[.$A11]*[.$H$38])^2 - 10) + [.B$2])" office:value-type="float" office:value="1">
            <text:p>1</text:p>
          </table:table-cell>
          <table:table-cell table:formula="of:=[.C$4]*( -[.C$3]/(3*[.$I$38]) * (8*COS(PI()*[.$A11]*[.$H$38])+2*COS(PI()*[.$A11]*[.$H$38])^2 - 10) + [.C$2])" office:value-type="float" office:value="1">
            <text:p>1</text:p>
          </table:table-cell>
          <table:table-cell table:formula="of:=[.D$4]*( -[.D$3]/(3*[.$I$38]) * (8*COS(PI()*[.$A11]*[.$H$38])+2*COS(PI()*[.$A11]*[.$H$38])^2 - 10) + [.D$2])" office:value-type="float" office:value="1">
            <text:p>1</text:p>
          </table:table-cell>
          <table:table-cell table:formula="of:=[.E$4]*( -[.E$3]/(3*[.$I$38]) * (8*COS(PI()*[.$A11]*[.$H$38])+2*COS(PI()*[.$A1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formula="of:=[.B$4]*( -([.B$3]/(3*[.$I$38])) * (8*COS(PI()*[.$A12]*[.$H$38])+2*COS(PI()*[.$A12]*[.$H$38])^2 - 10) + [.B$2])" office:value-type="float" office:value="1.22408182213895">
            <text:p>1.2240818221</text:p>
          </table:table-cell>
          <table:table-cell table:formula="of:=[.C$4]*( -[.C$3]/(3*[.$I$38]) * (8*COS(PI()*[.$A12]*[.$H$38])+2*COS(PI()*[.$A12]*[.$H$38])^2 - 10) + [.C$2])" office:value-type="float" office:value="1.17961834247044">
            <text:p>1.1796183425</text:p>
          </table:table-cell>
          <table:table-cell table:formula="of:=[.D$4]*( -[.D$3]/(3*[.$I$38]) * (8*COS(PI()*[.$A12]*[.$H$38])+2*COS(PI()*[.$A12]*[.$H$38])^2 - 10) + [.D$2])" office:value-type="float" office:value="1.11463080147611">
            <text:p>1.1146308015</text:p>
          </table:table-cell>
          <table:table-cell table:formula="of:=[.E$4]*( -[.E$3]/(3*[.$I$38]) * (8*COS(PI()*[.$A12]*[.$H$38])+2*COS(PI()*[.$A12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formula="of:=[.B$4]*( -([.B$3]/(3*[.$I$38])) * (8*COS(PI()*[.$A13]*[.$H$38])+2*COS(PI()*[.$A13]*[.$H$38])^2 - 10) + [.B$2])" office:value-type="float" office:value="1.39403723111147">
            <text:p>1.3940372311</text:p>
          </table:table-cell>
          <table:table-cell table:formula="of:=[.C$4]*( -[.C$3]/(3*[.$I$38]) * (8*COS(PI()*[.$A13]*[.$H$38])+2*COS(PI()*[.$A13]*[.$H$38])^2 - 10) + [.C$2])" office:value-type="float" office:value="1.31585031596179">
            <text:p>1.315850316</text:p>
          </table:table-cell>
          <table:table-cell table:formula="of:=[.D$4]*( -[.D$3]/(3*[.$I$38]) * (8*COS(PI()*[.$A13]*[.$H$38])+2*COS(PI()*[.$A13]*[.$H$38])^2 - 10) + [.D$2])" office:value-type="float" office:value="1.20157281470928">
            <text:p>1.2015728147</text:p>
          </table:table-cell>
          <table:table-cell table:formula="of:=[.E$4]*( -[.E$3]/(3*[.$I$38]) * (8*COS(PI()*[.$A13]*[.$H$38])+2*COS(PI()*[.$A13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formula="of:=[.B$4]*( -([.B$3]/(3*[.$I$38])) * (8*COS(PI()*[.$A14]*[.$H$38])+2*COS(PI()*[.$A14]*[.$H$38])^2 - 10) + [.B$2])" office:value-type="float" office:value="1.50718260909869">
            <text:p>1.5071826091</text:p>
          </table:table-cell>
          <table:table-cell table:formula="of:=[.C$4]*( -[.C$3]/(3*[.$I$38]) * (8*COS(PI()*[.$A14]*[.$H$38])+2*COS(PI()*[.$A14]*[.$H$38])^2 - 10) + [.C$2])" office:value-type="float" office:value="1.40654480004918">
            <text:p>1.4065448</text:p>
          </table:table-cell>
          <table:table-cell table:formula="of:=[.D$4]*( -[.D$3]/(3*[.$I$38]) * (8*COS(PI()*[.$A14]*[.$H$38])+2*COS(PI()*[.$A14]*[.$H$38])^2 - 10) + [.D$2])" office:value-type="float" office:value="1.25945321410174">
            <text:p>1.2594532141</text:p>
          </table:table-cell>
          <table:table-cell table:formula="of:=[.E$4]*( -[.E$3]/(3*[.$I$38]) * (8*COS(PI()*[.$A14]*[.$H$38])+2*COS(PI()*[.$A14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formula="of:=[.B$4]*( -([.B$3]/(3*[.$I$38])) * (8*COS(PI()*[.$A15]*[.$H$38])+2*COS(PI()*[.$A15]*[.$H$38])^2 - 10) + [.B$2])" office:value-type="float" office:value="1.56968910962537">
            <text:p>1.5696891096</text:p>
          </table:table-cell>
          <table:table-cell table:formula="of:=[.C$4]*( -[.C$3]/(3*[.$I$38]) * (8*COS(PI()*[.$A15]*[.$H$38])+2*COS(PI()*[.$A15]*[.$H$38])^2 - 10) + [.C$2])" office:value-type="float" office:value="1.45664843590443">
            <text:p>1.4566484359</text:p>
          </table:table-cell>
          <table:table-cell table:formula="of:=[.D$4]*( -[.D$3]/(3*[.$I$38]) * (8*COS(PI()*[.$A15]*[.$H$38])+2*COS(PI()*[.$A15]*[.$H$38])^2 - 10) + [.D$2])" office:value-type="float" office:value="1.29142890130584">
            <text:p>1.2914289013</text:p>
          </table:table-cell>
          <table:table-cell table:formula="of:=[.E$4]*( -[.E$3]/(3*[.$I$38]) * (8*COS(PI()*[.$A15]*[.$H$38])+2*COS(PI()*[.$A15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formula="of:=[.B$4]*( -([.B$3]/(3*[.$I$38])) * (8*COS(PI()*[.$A16]*[.$H$38])+2*COS(PI()*[.$A16]*[.$H$38])^2 - 10) + [.B$2])" office:value-type="float" office:value="1.58939096267191">
            <text:p>1.5893909627</text:p>
          </table:table-cell>
          <table:table-cell table:formula="of:=[.C$4]*( -[.C$3]/(3*[.$I$38]) * (8*COS(PI()*[.$A16]*[.$H$38])+2*COS(PI()*[.$A16]*[.$H$38])^2 - 10) + [.C$2])" office:value-type="float" office:value="1.47244094488189">
            <text:p>1.4724409449</text:p>
          </table:table-cell>
          <table:table-cell table:formula="of:=[.D$4]*( -[.D$3]/(3*[.$I$38]) * (8*COS(PI()*[.$A16]*[.$H$38])+2*COS(PI()*[.$A16]*[.$H$38])^2 - 10) + [.D$2])" office:value-type="float" office:value="1.30150753768844">
            <text:p>1.3015075377</text:p>
          </table:table-cell>
          <table:table-cell table:formula="of:=[.E$4]*( -[.E$3]/(3*[.$I$38]) * (8*COS(PI()*[.$A16]*[.$H$38])+2*COS(PI()*[.$A16]*[.$H$38])^2 - 10) + [.E$2])" office:value-type="float" office:value="1.1255230125523">
            <text:p>1.125523012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table:formula="of:=[.B$4]*( -([.B$3]/(3*[.$I$38])) * (8*COS(PI()*[.$A17]*[.$H$38])+2*COS(PI()*[.$A17]*[.$H$38])^2 - 10) + [.B$2])" office:value-type="float" office:value="1.56968910962537">
            <text:p>1.5696891096</text:p>
          </table:table-cell>
          <table:table-cell table:formula="of:=[.C$4]*( -[.C$3]/(3*[.$I$38]) * (8*COS(PI()*[.$A17]*[.$H$38])+2*COS(PI()*[.$A17]*[.$H$38])^2 - 10) + [.C$2])" office:value-type="float" office:value="1.45664843590443">
            <text:p>1.4566484359</text:p>
          </table:table-cell>
          <table:table-cell table:formula="of:=[.D$4]*( -[.D$3]/(3*[.$I$38]) * (8*COS(PI()*[.$A17]*[.$H$38])+2*COS(PI()*[.$A17]*[.$H$38])^2 - 10) + [.D$2])" office:value-type="float" office:value="1.29142890130584">
            <text:p>1.2914289013</text:p>
          </table:table-cell>
          <table:table-cell table:formula="of:=[.E$4]*( -[.E$3]/(3*[.$I$38]) * (8*COS(PI()*[.$A17]*[.$H$38])+2*COS(PI()*[.$A17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table:formula="of:=[.B$4]*( -([.B$3]/(3*[.$I$38])) * (8*COS(PI()*[.$A18]*[.$H$38])+2*COS(PI()*[.$A18]*[.$H$38])^2 - 10) + [.B$2])" office:value-type="float" office:value="1.50718260909869">
            <text:p>1.5071826091</text:p>
          </table:table-cell>
          <table:table-cell table:formula="of:=[.C$4]*( -[.C$3]/(3*[.$I$38]) * (8*COS(PI()*[.$A18]*[.$H$38])+2*COS(PI()*[.$A18]*[.$H$38])^2 - 10) + [.C$2])" office:value-type="float" office:value="1.40654480004918">
            <text:p>1.4065448</text:p>
          </table:table-cell>
          <table:table-cell table:formula="of:=[.D$4]*( -[.D$3]/(3*[.$I$38]) * (8*COS(PI()*[.$A18]*[.$H$38])+2*COS(PI()*[.$A18]*[.$H$38])^2 - 10) + [.D$2])" office:value-type="float" office:value="1.25945321410174">
            <text:p>1.2594532141</text:p>
          </table:table-cell>
          <table:table-cell table:formula="of:=[.E$4]*( -[.E$3]/(3*[.$I$38]) * (8*COS(PI()*[.$A18]*[.$H$38])+2*COS(PI()*[.$A18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$4]*( -([.B$3]/(3*[.$I$38])) * (8*COS(PI()*[.$A19]*[.$H$38])+2*COS(PI()*[.$A19]*[.$H$38])^2 - 10) + [.B$2])" office:value-type="float" office:value="1.39403723111147">
            <text:p>1.3940372311</text:p>
          </table:table-cell>
          <table:table-cell table:formula="of:=[.C$4]*( -[.C$3]/(3*[.$I$38]) * (8*COS(PI()*[.$A19]*[.$H$38])+2*COS(PI()*[.$A19]*[.$H$38])^2 - 10) + [.C$2])" office:value-type="float" office:value="1.31585031596179">
            <text:p>1.315850316</text:p>
          </table:table-cell>
          <table:table-cell table:formula="of:=[.D$4]*( -[.D$3]/(3*[.$I$38]) * (8*COS(PI()*[.$A19]*[.$H$38])+2*COS(PI()*[.$A19]*[.$H$38])^2 - 10) + [.D$2])" office:value-type="float" office:value="1.20157281470928">
            <text:p>1.2015728147</text:p>
          </table:table-cell>
          <table:table-cell table:formula="of:=[.E$4]*( -[.E$3]/(3*[.$I$38]) * (8*COS(PI()*[.$A19]*[.$H$38])+2*COS(PI()*[.$A19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$4]*( -([.B$3]/(3*[.$I$38])) * (8*COS(PI()*[.$A20]*[.$H$38])+2*COS(PI()*[.$A20]*[.$H$38])^2 - 10) + [.B$2])" office:value-type="float" office:value="1.22408182213895">
            <text:p>1.2240818221</text:p>
          </table:table-cell>
          <table:table-cell table:formula="of:=[.C$4]*( -[.C$3]/(3*[.$I$38]) * (8*COS(PI()*[.$A20]*[.$H$38])+2*COS(PI()*[.$A20]*[.$H$38])^2 - 10) + [.C$2])" office:value-type="float" office:value="1.17961834247044">
            <text:p>1.1796183425</text:p>
          </table:table-cell>
          <table:table-cell table:formula="of:=[.D$4]*( -[.D$3]/(3*[.$I$38]) * (8*COS(PI()*[.$A20]*[.$H$38])+2*COS(PI()*[.$A20]*[.$H$38])^2 - 10) + [.D$2])" office:value-type="float" office:value="1.11463080147611">
            <text:p>1.1146308015</text:p>
          </table:table-cell>
          <table:table-cell table:formula="of:=[.E$4]*( -[.E$3]/(3*[.$I$38]) * (8*COS(PI()*[.$A20]*[.$H$38])+2*COS(PI()*[.$A20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$4]*( -([.B$3]/(3*[.$I$38])) * (8*COS(PI()*[.$A21]*[.$H$38])+2*COS(PI()*[.$A21]*[.$H$38])^2 - 10) + [.B$2])" office:value-type="float" office:value="1">
            <text:p>1</text:p>
          </table:table-cell>
          <table:table-cell table:formula="of:=[.C$4]*( -[.C$3]/(3*[.$I$38]) * (8*COS(PI()*[.$A21]*[.$H$38])+2*COS(PI()*[.$A21]*[.$H$38])^2 - 10) + [.C$2])" office:value-type="float" office:value="1">
            <text:p>1</text:p>
          </table:table-cell>
          <table:table-cell table:formula="of:=[.D$4]*( -[.D$3]/(3*[.$I$38]) * (8*COS(PI()*[.$A21]*[.$H$38])+2*COS(PI()*[.$A21]*[.$H$38])^2 - 10) + [.D$2])" office:value-type="float" office:value="1">
            <text:p>1</text:p>
          </table:table-cell>
          <table:table-cell table:formula="of:=[.E$4]*( -[.E$3]/(3*[.$I$38]) * (8*COS(PI()*[.$A21]*[.$H$38])+2*COS(PI()*[.$A2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$4]*( -([.B$3]/(3*[.$I$38])) * (8*COS(PI()*[.$A22]*[.$H$38])+2*COS(PI()*[.$A22]*[.$H$38])^2 - 10) + [.B$2])" office:value-type="float" office:value="0.738396958681274">
            <text:p>0.7383969587</text:p>
          </table:table-cell>
          <table:table-cell table:formula="of:=[.C$4]*( -[.C$3]/(3*[.$I$38]) * (8*COS(PI()*[.$A22]*[.$H$38])+2*COS(PI()*[.$A22]*[.$H$38])^2 - 10) + [.C$2])" office:value-type="float" office:value="0.790305593651604">
            <text:p>0.7903055937</text:p>
          </table:table-cell>
          <table:table-cell table:formula="of:=[.D$4]*( -[.D$3]/(3*[.$I$38]) * (8*COS(PI()*[.$A22]*[.$H$38])+2*COS(PI()*[.$A22]*[.$H$38])^2 - 10) + [.D$2])" office:value-type="float" office:value="0.866174926601777">
            <text:p>0.8661749266</text:p>
          </table:table-cell>
          <table:table-cell table:formula="of:=[.E$4]*( -[.E$3]/(3*[.$I$38]) * (8*COS(PI()*[.$A22]*[.$H$38])+2*COS(PI()*[.$A22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$4]*( -([.B$3]/(3*[.$I$38])) * (8*COS(PI()*[.$A23]*[.$H$38])+2*COS(PI()*[.$A23]*[.$H$38])^2 - 10) + [.B$2])" office:value-type="float" office:value="0.470209722596774">
            <text:p>0.4702097226</text:p>
          </table:table-cell>
          <table:table-cell table:formula="of:=[.C$4]*( -[.C$3]/(3*[.$I$38]) * (8*COS(PI()*[.$A23]*[.$H$38])+2*COS(PI()*[.$A23]*[.$H$38])^2 - 10) + [.C$2])" office:value-type="float" office:value="0.575333462679934">
            <text:p>0.5753334627</text:p>
          </table:table-cell>
          <table:table-cell table:formula="of:=[.D$4]*( -[.D$3]/(3*[.$I$38]) * (8*COS(PI()*[.$A23]*[.$H$38])+2*COS(PI()*[.$A23]*[.$H$38])^2 - 10) + [.D$2])" office:value-type="float" office:value="0.728981657087194">
            <text:p>0.7289816571</text:p>
          </table:table-cell>
          <table:table-cell table:formula="of:=[.E$4]*( -[.E$3]/(3*[.$I$38]) * (8*COS(PI()*[.$A23]*[.$H$38])+2*COS(PI()*[.$A23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$4]*( -([.B$3]/(3*[.$I$38])) * (8*COS(PI()*[.$A24]*[.$H$38])+2*COS(PI()*[.$A24]*[.$H$38])^2 - 10) + [.B$2])" office:value-type="float" office:value="0.235643128745135">
            <text:p>0.2356431287</text:p>
          </table:table-cell>
          <table:table-cell table:formula="of:=[.C$4]*( -[.C$3]/(3*[.$I$38]) * (8*COS(PI()*[.$A24]*[.$H$38])+2*COS(PI()*[.$A24]*[.$H$38])^2 - 10) + [.C$2])" office:value-type="float" office:value="0.387310791387833">
            <text:p>0.3873107914</text:p>
          </table:table-cell>
          <table:table-cell table:formula="of:=[.D$4]*( -[.D$3]/(3*[.$I$38]) * (8*COS(PI()*[.$A24]*[.$H$38])+2*COS(PI()*[.$A24]*[.$H$38])^2 - 10) + [.D$2])" office:value-type="float" office:value="0.608987288976155">
            <text:p>0.608987289</text:p>
          </table:table-cell>
          <table:table-cell table:formula="of:=[.E$4]*( -[.E$3]/(3*[.$I$38]) * (8*COS(PI()*[.$A24]*[.$H$38])+2*COS(PI()*[.$A24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$4]*( -([.B$3]/(3*[.$I$38])) * (8*COS(PI()*[.$A25]*[.$H$38])+2*COS(PI()*[.$A25]*[.$H$38])^2 - 10) + [.B$2])" office:value-type="float" office:value="0.074904801106466">
            <text:p>0.0749048011</text:p>
          </table:table-cell>
          <table:table-cell table:formula="of:=[.C$4]*( -[.C$3]/(3*[.$I$38]) * (8*COS(PI()*[.$A25]*[.$H$38])+2*COS(PI()*[.$A25]*[.$H$38])^2 - 10) + [.C$2])" office:value-type="float" office:value="0.25846699805227">
            <text:p>0.2584669981</text:p>
          </table:table-cell>
          <table:table-cell table:formula="of:=[.D$4]*( -[.D$3]/(3*[.$I$38]) * (8*COS(PI()*[.$A25]*[.$H$38])+2*COS(PI()*[.$A25]*[.$H$38])^2 - 10) + [.D$2])" office:value-type="float" office:value="0.526760345490645">
            <text:p>0.5267603455</text:p>
          </table:table-cell>
          <table:table-cell table:formula="of:=[.E$4]*( -[.E$3]/(3*[.$I$38]) * (8*COS(PI()*[.$A25]*[.$H$38])+2*COS(PI()*[.$A25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$4]*( -([.B$3]/(3*[.$I$38])) * (8*COS(PI()*[.$A26]*[.$H$38])+2*COS(PI()*[.$A26]*[.$H$38])^2 - 10) + [.B$2])" office:value-type="float" office:value="0.0176817288801572">
            <text:p>0.0176817289</text:p>
          </table:table-cell>
          <table:table-cell table:formula="of:=[.C$4]*( -[.C$3]/(3*[.$I$38]) * (8*COS(PI()*[.$A26]*[.$H$38])+2*COS(PI()*[.$A26]*[.$H$38])^2 - 10) + [.C$2])" office:value-type="float" office:value="0.21259842519685">
            <text:p>0.2125984252</text:p>
          </table:table-cell>
          <table:table-cell table:formula="of:=[.D$4]*( -[.D$3]/(3*[.$I$38]) * (8*COS(PI()*[.$A26]*[.$H$38])+2*COS(PI()*[.$A26]*[.$H$38])^2 - 10) + [.D$2])" office:value-type="float" office:value="0.49748743718593">
            <text:p>0.4974874372</text:p>
          </table:table-cell>
          <table:table-cell table:formula="of:=[.E$4]*( -[.E$3]/(3*[.$I$38]) * (8*COS(PI()*[.$A26]*[.$H$38])+2*COS(PI()*[.$A2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table:formula="of:=[.B$4]*( -([.B$3]/(3*[.$I$38])) * (8*COS(PI()*[.$A27]*[.$H$38])+2*COS(PI()*[.$A27]*[.$H$38])^2 - 10) + [.B$2])" office:value-type="float" office:value="0.0749048011064662">
            <text:p>0.0749048011</text:p>
          </table:table-cell>
          <table:table-cell table:formula="of:=[.C$4]*( -[.C$3]/(3*[.$I$38]) * (8*COS(PI()*[.$A27]*[.$H$38])+2*COS(PI()*[.$A27]*[.$H$38])^2 - 10) + [.C$2])" office:value-type="float" office:value="0.25846699805227">
            <text:p>0.2584669981</text:p>
          </table:table-cell>
          <table:table-cell table:formula="of:=[.D$4]*( -[.D$3]/(3*[.$I$38]) * (8*COS(PI()*[.$A27]*[.$H$38])+2*COS(PI()*[.$A27]*[.$H$38])^2 - 10) + [.D$2])" office:value-type="float" office:value="0.526760345490645">
            <text:p>0.5267603455</text:p>
          </table:table-cell>
          <table:table-cell table:formula="of:=[.E$4]*( -[.E$3]/(3*[.$I$38]) * (8*COS(PI()*[.$A27]*[.$H$38])+2*COS(PI()*[.$A2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table:formula="of:=[.B$4]*( -([.B$3]/(3*[.$I$38])) * (8*COS(PI()*[.$A28]*[.$H$38])+2*COS(PI()*[.$A28]*[.$H$38])^2 - 10) + [.B$2])" office:value-type="float" office:value="0.235643128745135">
            <text:p>0.2356431287</text:p>
          </table:table-cell>
          <table:table-cell table:formula="of:=[.C$4]*( -[.C$3]/(3*[.$I$38]) * (8*COS(PI()*[.$A28]*[.$H$38])+2*COS(PI()*[.$A28]*[.$H$38])^2 - 10) + [.C$2])" office:value-type="float" office:value="0.387310791387832">
            <text:p>0.3873107914</text:p>
          </table:table-cell>
          <table:table-cell table:formula="of:=[.D$4]*( -[.D$3]/(3*[.$I$38]) * (8*COS(PI()*[.$A28]*[.$H$38])+2*COS(PI()*[.$A28]*[.$H$38])^2 - 10) + [.D$2])" office:value-type="float" office:value="0.608987288976155">
            <text:p>0.608987289</text:p>
          </table:table-cell>
          <table:table-cell table:formula="of:=[.E$4]*( -[.E$3]/(3*[.$I$38]) * (8*COS(PI()*[.$A28]*[.$H$38])+2*COS(PI()*[.$A28]*[.$H$38])^2 - 10) + [.E$2])" office:value-type="float" office:value="0.837214373444047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table:formula="of:=[.B$4]*( -([.B$3]/(3*[.$I$38])) * (8*COS(PI()*[.$A29]*[.$H$38])+2*COS(PI()*[.$A29]*[.$H$38])^2 - 10) + [.B$2])" office:value-type="float" office:value="0.470209722596774">
            <text:p>0.4702097226</text:p>
          </table:table-cell>
          <table:table-cell table:formula="of:=[.C$4]*( -[.C$3]/(3*[.$I$38]) * (8*COS(PI()*[.$A29]*[.$H$38])+2*COS(PI()*[.$A29]*[.$H$38])^2 - 10) + [.C$2])" office:value-type="float" office:value="0.575333462679934">
            <text:p>0.5753334627</text:p>
          </table:table-cell>
          <table:table-cell table:formula="of:=[.D$4]*( -[.D$3]/(3*[.$I$38]) * (8*COS(PI()*[.$A29]*[.$H$38])+2*COS(PI()*[.$A29]*[.$H$38])^2 - 10) + [.D$2])" office:value-type="float" office:value="0.728981657087194">
            <text:p>0.7289816571</text:p>
          </table:table-cell>
          <table:table-cell table:formula="of:=[.E$4]*( -[.E$3]/(3*[.$I$38]) * (8*COS(PI()*[.$A29]*[.$H$38])+2*COS(PI()*[.$A2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table:formula="of:=[.B$4]*( -([.B$3]/(3*[.$I$38])) * (8*COS(PI()*[.$A30]*[.$H$38])+2*COS(PI()*[.$A30]*[.$H$38])^2 - 10) + [.B$2])" office:value-type="float" office:value="0.738396958681274">
            <text:p>0.7383969587</text:p>
          </table:table-cell>
          <table:table-cell table:formula="of:=[.C$4]*( -[.C$3]/(3*[.$I$38]) * (8*COS(PI()*[.$A30]*[.$H$38])+2*COS(PI()*[.$A30]*[.$H$38])^2 - 10) + [.C$2])" office:value-type="float" office:value="0.790305593651604">
            <text:p>0.7903055937</text:p>
          </table:table-cell>
          <table:table-cell table:formula="of:=[.D$4]*( -[.D$3]/(3*[.$I$38]) * (8*COS(PI()*[.$A30]*[.$H$38])+2*COS(PI()*[.$A30]*[.$H$38])^2 - 10) + [.D$2])" office:value-type="float" office:value="0.866174926601777">
            <text:p>0.8661749266</text:p>
          </table:table-cell>
          <table:table-cell table:formula="of:=[.E$4]*( -[.E$3]/(3*[.$I$38]) * (8*COS(PI()*[.$A30]*[.$H$38])+2*COS(PI()*[.$A3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formula="of:=[.B$4]*( -([.B$3]/(3*[.$I$38])) * (8*COS(PI()*[.$A31]*[.$H$38])+2*COS(PI()*[.$A31]*[.$H$38])^2 - 10) + [.B$2])" office:value-type="float" office:value="1">
            <text:p>1</text:p>
          </table:table-cell>
          <table:table-cell table:formula="of:=[.C$4]*( -[.C$3]/(3*[.$I$38]) * (8*COS(PI()*[.$A31]*[.$H$38])+2*COS(PI()*[.$A31]*[.$H$38])^2 - 10) + [.C$2])" office:value-type="float" office:value="1">
            <text:p>1</text:p>
          </table:table-cell>
          <table:table-cell table:formula="of:=[.D$4]*( -[.D$3]/(3*[.$I$38]) * (8*COS(PI()*[.$A31]*[.$H$38])+2*COS(PI()*[.$A31]*[.$H$38])^2 - 10) + [.D$2])" office:value-type="float" office:value="1">
            <text:p>1</text:p>
          </table:table-cell>
          <table:table-cell table:formula="of:=[.E$4]*( -[.E$3]/(3*[.$I$38]) * (8*COS(PI()*[.$A31]*[.$H$38])+2*COS(PI()*[.$A3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table:formula="of:=[.B$4]*( -([.B$3]/(3*[.$I$38])) * (8*COS(PI()*[.$A32]*[.$H$38])+2*COS(PI()*[.$A32]*[.$H$38])^2 - 10) + [.B$2])" office:value-type="float" office:value="1.22408182213895">
            <text:p>1.2240818221</text:p>
          </table:table-cell>
          <table:table-cell table:formula="of:=[.C$4]*( -[.C$3]/(3*[.$I$38]) * (8*COS(PI()*[.$A32]*[.$H$38])+2*COS(PI()*[.$A32]*[.$H$38])^2 - 10) + [.C$2])" office:value-type="float" office:value="1.17961834247044">
            <text:p>1.1796183425</text:p>
          </table:table-cell>
          <table:table-cell table:formula="of:=[.D$4]*( -[.D$3]/(3*[.$I$38]) * (8*COS(PI()*[.$A32]*[.$H$38])+2*COS(PI()*[.$A32]*[.$H$38])^2 - 10) + [.D$2])" office:value-type="float" office:value="1.11463080147611">
            <text:p>1.1146308015</text:p>
          </table:table-cell>
          <table:table-cell table:formula="of:=[.E$4]*( -[.E$3]/(3*[.$I$38]) * (8*COS(PI()*[.$A32]*[.$H$38])+2*COS(PI()*[.$A32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table:formula="of:=[.B$4]*( -([.B$3]/(3*[.$I$38])) * (8*COS(PI()*[.$A33]*[.$H$38])+2*COS(PI()*[.$A33]*[.$H$38])^2 - 10) + [.B$2])" office:value-type="float" office:value="1.39403723111147">
            <text:p>1.3940372311</text:p>
          </table:table-cell>
          <table:table-cell table:formula="of:=[.C$4]*( -[.C$3]/(3*[.$I$38]) * (8*COS(PI()*[.$A33]*[.$H$38])+2*COS(PI()*[.$A33]*[.$H$38])^2 - 10) + [.C$2])" office:value-type="float" office:value="1.31585031596179">
            <text:p>1.315850316</text:p>
          </table:table-cell>
          <table:table-cell table:formula="of:=[.D$4]*( -[.D$3]/(3*[.$I$38]) * (8*COS(PI()*[.$A33]*[.$H$38])+2*COS(PI()*[.$A33]*[.$H$38])^2 - 10) + [.D$2])" office:value-type="float" office:value="1.20157281470928">
            <text:p>1.2015728147</text:p>
          </table:table-cell>
          <table:table-cell table:formula="of:=[.E$4]*( -[.E$3]/(3*[.$I$38]) * (8*COS(PI()*[.$A33]*[.$H$38])+2*COS(PI()*[.$A33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table:formula="of:=[.B$4]*( -([.B$3]/(3*[.$I$38])) * (8*COS(PI()*[.$A34]*[.$H$38])+2*COS(PI()*[.$A34]*[.$H$38])^2 - 10) + [.B$2])" office:value-type="float" office:value="1.50718260909869">
            <text:p>1.5071826091</text:p>
          </table:table-cell>
          <table:table-cell table:formula="of:=[.C$4]*( -[.C$3]/(3*[.$I$38]) * (8*COS(PI()*[.$A34]*[.$H$38])+2*COS(PI()*[.$A34]*[.$H$38])^2 - 10) + [.C$2])" office:value-type="float" office:value="1.40654480004918">
            <text:p>1.4065448</text:p>
          </table:table-cell>
          <table:table-cell table:formula="of:=[.D$4]*( -[.D$3]/(3*[.$I$38]) * (8*COS(PI()*[.$A34]*[.$H$38])+2*COS(PI()*[.$A34]*[.$H$38])^2 - 10) + [.D$2])" office:value-type="float" office:value="1.25945321410174">
            <text:p>1.2594532141</text:p>
          </table:table-cell>
          <table:table-cell table:formula="of:=[.E$4]*( -[.E$3]/(3*[.$I$38]) * (8*COS(PI()*[.$A34]*[.$H$38])+2*COS(PI()*[.$A34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table:formula="of:=[.B$4]*( -([.B$3]/(3*[.$I$38])) * (8*COS(PI()*[.$A35]*[.$H$38])+2*COS(PI()*[.$A35]*[.$H$38])^2 - 10) + [.B$2])" office:value-type="float" office:value="1.56968910962537">
            <text:p>1.5696891096</text:p>
          </table:table-cell>
          <table:table-cell table:formula="of:=[.C$4]*( -[.C$3]/(3*[.$I$38]) * (8*COS(PI()*[.$A35]*[.$H$38])+2*COS(PI()*[.$A35]*[.$H$38])^2 - 10) + [.C$2])" office:value-type="float" office:value="1.45664843590443">
            <text:p>1.4566484359</text:p>
          </table:table-cell>
          <table:table-cell table:formula="of:=[.D$4]*( -[.D$3]/(3*[.$I$38]) * (8*COS(PI()*[.$A35]*[.$H$38])+2*COS(PI()*[.$A35]*[.$H$38])^2 - 10) + [.D$2])" office:value-type="float" office:value="1.29142890130584">
            <text:p>1.2914289013</text:p>
          </table:table-cell>
          <table:table-cell table:formula="of:=[.E$4]*( -[.E$3]/(3*[.$I$38]) * (8*COS(PI()*[.$A35]*[.$H$38])+2*COS(PI()*[.$A35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formula="of:=[.B$4]*( -([.B$3]/(3*[.$I$38])) * (8*COS(PI()*[.$A36]*[.$H$38])+2*COS(PI()*[.$A36]*[.$H$38])^2 - 10) + [.B$2])" office:value-type="float" office:value="1.58939096267191">
            <text:p>1.5893909627</text:p>
          </table:table-cell>
          <table:table-cell table:formula="of:=[.C$4]*( -[.C$3]/(3*[.$I$38]) * (8*COS(PI()*[.$A36]*[.$H$38])+2*COS(PI()*[.$A36]*[.$H$38])^2 - 10) + [.C$2])" office:value-type="float" office:value="1.47244094488189">
            <text:p>1.4724409449</text:p>
          </table:table-cell>
          <table:table-cell table:formula="of:=[.D$4]*( -[.D$3]/(3*[.$I$38]) * (8*COS(PI()*[.$A36]*[.$H$38])+2*COS(PI()*[.$A36]*[.$H$38])^2 - 10) + [.D$2])" office:value-type="float" office:value="1.30150753768844">
            <text:p>1.3015075377</text:p>
          </table:table-cell>
          <table:table-cell table:formula="of:=[.E$4]*( -[.E$3]/(3*[.$I$38]) * (8*COS(PI()*[.$A36]*[.$H$38])+2*COS(PI()*[.$A36]*[.$H$38])^2 - 10) + [.E$2])" office:value-type="float" office:value="1.1255230125523">
            <text:p>1.1255230126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table:formula="of:=[.B$4]*( -([.B$3]/(3*[.$I$38])) * (8*COS(PI()*[.$A37]*[.$H$38])+2*COS(PI()*[.$A37]*[.$H$38])^2 - 10) + [.B$2])" office:value-type="float" office:value="1.56968910962537">
            <text:p>1.5696891096</text:p>
          </table:table-cell>
          <table:table-cell table:formula="of:=[.C$4]*( -[.C$3]/(3*[.$I$38]) * (8*COS(PI()*[.$A37]*[.$H$38])+2*COS(PI()*[.$A37]*[.$H$38])^2 - 10) + [.C$2])" office:value-type="float" office:value="1.45664843590443">
            <text:p>1.4566484359</text:p>
          </table:table-cell>
          <table:table-cell table:formula="of:=[.D$4]*( -[.D$3]/(3*[.$I$38]) * (8*COS(PI()*[.$A37]*[.$H$38])+2*COS(PI()*[.$A37]*[.$H$38])^2 - 10) + [.D$2])" office:value-type="float" office:value="1.29142890130584">
            <text:p>1.2914289013</text:p>
          </table:table-cell>
          <table:table-cell table:formula="of:=[.E$4]*( -[.E$3]/(3*[.$I$38]) * (8*COS(PI()*[.$A37]*[.$H$38])+2*COS(PI()*[.$A37]*[.$H$38])^2 - 10) + [.E$2])" office:value-type="float" office:value="1.12132709489511">
            <text:p>1.1213270949</text:p>
          </table:table-cell>
          <table:table-cell/>
          <table:table-cell office:value-type="string">
            <text:p>Sigma_s</text:p>
          </table:table-cell>
          <table:table-cell office:value-type="string">
            <text:p>h</text:p>
          </table:table-cell>
          <table:table-cell office:value-type="string">
            <text:p>H^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[.B$4]*( -([.B$3]/(3*[.$I$38])) * (8*COS(PI()*[.$A38]*[.$H$38])+2*COS(PI()*[.$A38]*[.$H$38])^2 - 10) + [.B$2])" office:value-type="float" office:value="1.50718260909869">
            <text:p>1.5071826091</text:p>
          </table:table-cell>
          <table:table-cell table:formula="of:=[.C$4]*( -[.C$3]/(3*[.$I$38]) * (8*COS(PI()*[.$A38]*[.$H$38])+2*COS(PI()*[.$A38]*[.$H$38])^2 - 10) + [.C$2])" office:value-type="float" office:value="1.40654480004918">
            <text:p>1.4065448</text:p>
          </table:table-cell>
          <table:table-cell table:formula="of:=[.D$4]*( -[.D$3]/(3*[.$I$38]) * (8*COS(PI()*[.$A38]*[.$H$38])+2*COS(PI()*[.$A38]*[.$H$38])^2 - 10) + [.D$2])" office:value-type="float" office:value="1.25945321410174">
            <text:p>1.2594532141</text:p>
          </table:table-cell>
          <table:table-cell table:formula="of:=[.E$4]*( -[.E$3]/(3*[.$I$38]) * (8*COS(PI()*[.$A38]*[.$H$38])+2*COS(PI()*[.$A38]*[.$H$38])^2 - 10) + [.E$2])" office:value-type="float" office:value="1.10801504101725">
            <text:p>1.108015041</text:p>
          </table:table-cell>
          <table:table-cell/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formula="of:=[.H38]*[.H38]" office:value-type="float" office:value="0.01">
            <text:p>0.0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[.B$4]*( -([.B$3]/(3*[.$I$38])) * (8*COS(PI()*[.$A39]*[.$H$38])+2*COS(PI()*[.$A39]*[.$H$38])^2 - 10) + [.B$2])" office:value-type="float" office:value="1.39403723111147">
            <text:p>1.3940372311</text:p>
          </table:table-cell>
          <table:table-cell table:formula="of:=[.C$4]*( -[.C$3]/(3*[.$I$38]) * (8*COS(PI()*[.$A39]*[.$H$38])+2*COS(PI()*[.$A39]*[.$H$38])^2 - 10) + [.C$2])" office:value-type="float" office:value="1.31585031596179">
            <text:p>1.315850316</text:p>
          </table:table-cell>
          <table:table-cell table:formula="of:=[.D$4]*( -[.D$3]/(3*[.$I$38]) * (8*COS(PI()*[.$A39]*[.$H$38])+2*COS(PI()*[.$A39]*[.$H$38])^2 - 10) + [.D$2])" office:value-type="float" office:value="1.20157281470928">
            <text:p>1.2015728147</text:p>
          </table:table-cell>
          <table:table-cell table:formula="of:=[.E$4]*( -[.E$3]/(3*[.$I$38]) * (8*COS(PI()*[.$A39]*[.$H$38])+2*COS(PI()*[.$A39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table:formula="of:=[.B$4]*( -([.B$3]/(3*[.$I$38])) * (8*COS(PI()*[.$A40]*[.$H$38])+2*COS(PI()*[.$A40]*[.$H$38])^2 - 10) + [.B$2])" office:value-type="float" office:value="1.22408182213895">
            <text:p>1.2240818221</text:p>
          </table:table-cell>
          <table:table-cell table:formula="of:=[.C$4]*( -[.C$3]/(3*[.$I$38]) * (8*COS(PI()*[.$A40]*[.$H$38])+2*COS(PI()*[.$A40]*[.$H$38])^2 - 10) + [.C$2])" office:value-type="float" office:value="1.17961834247043">
            <text:p>1.1796183425</text:p>
          </table:table-cell>
          <table:table-cell table:formula="of:=[.D$4]*( -[.D$3]/(3*[.$I$38]) * (8*COS(PI()*[.$A40]*[.$H$38])+2*COS(PI()*[.$A40]*[.$H$38])^2 - 10) + [.D$2])" office:value-type="float" office:value="1.11463080147611">
            <text:p>1.1146308015</text:p>
          </table:table-cell>
          <table:table-cell table:formula="of:=[.E$4]*( -[.E$3]/(3*[.$I$38]) * (8*COS(PI()*[.$A40]*[.$H$38])+2*COS(PI()*[.$A40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formula="of:=[.B$4]*( -([.B$3]/(3*[.$I$38])) * (8*COS(PI()*[.$A41]*[.$H$38])+2*COS(PI()*[.$A41]*[.$H$38])^2 - 10) + [.B$2])" office:value-type="float" office:value="1">
            <text:p>1</text:p>
          </table:table-cell>
          <table:table-cell table:formula="of:=[.C$4]*( -[.C$3]/(3*[.$I$38]) * (8*COS(PI()*[.$A41]*[.$H$38])+2*COS(PI()*[.$A41]*[.$H$38])^2 - 10) + [.C$2])" office:value-type="float" office:value="1">
            <text:p>1</text:p>
          </table:table-cell>
          <table:table-cell table:formula="of:=[.D$4]*( -[.D$3]/(3*[.$I$38]) * (8*COS(PI()*[.$A41]*[.$H$38])+2*COS(PI()*[.$A41]*[.$H$38])^2 - 10) + [.D$2])" office:value-type="float" office:value="1">
            <text:p>1</text:p>
          </table:table-cell>
          <table:table-cell table:formula="of:=[.E$4]*( -[.E$3]/(3*[.$I$38]) * (8*COS(PI()*[.$A41]*[.$H$38])+2*COS(PI()*[.$A4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table:formula="of:=[.B$4]*( -([.B$3]/(3*[.$I$38])) * (8*COS(PI()*[.$A42]*[.$H$38])+2*COS(PI()*[.$A42]*[.$H$38])^2 - 10) + [.B$2])" office:value-type="float" office:value="0.738396958681274">
            <text:p>0.7383969587</text:p>
          </table:table-cell>
          <table:table-cell table:formula="of:=[.C$4]*( -[.C$3]/(3*[.$I$38]) * (8*COS(PI()*[.$A42]*[.$H$38])+2*COS(PI()*[.$A42]*[.$H$38])^2 - 10) + [.C$2])" office:value-type="float" office:value="0.790305593651604">
            <text:p>0.7903055937</text:p>
          </table:table-cell>
          <table:table-cell table:formula="of:=[.D$4]*( -[.D$3]/(3*[.$I$38]) * (8*COS(PI()*[.$A42]*[.$H$38])+2*COS(PI()*[.$A42]*[.$H$38])^2 - 10) + [.D$2])" office:value-type="float" office:value="0.866174926601778">
            <text:p>0.8661749266</text:p>
          </table:table-cell>
          <table:table-cell table:formula="of:=[.E$4]*( -[.E$3]/(3*[.$I$38]) * (8*COS(PI()*[.$A42]*[.$H$38])+2*COS(PI()*[.$A42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table:formula="of:=[.B$4]*( -([.B$3]/(3*[.$I$38])) * (8*COS(PI()*[.$A43]*[.$H$38])+2*COS(PI()*[.$A43]*[.$H$38])^2 - 10) + [.B$2])" office:value-type="float" office:value="0.470209722596773">
            <text:p>0.4702097226</text:p>
          </table:table-cell>
          <table:table-cell table:formula="of:=[.C$4]*( -[.C$3]/(3*[.$I$38]) * (8*COS(PI()*[.$A43]*[.$H$38])+2*COS(PI()*[.$A43]*[.$H$38])^2 - 10) + [.C$2])" office:value-type="float" office:value="0.575333462679933">
            <text:p>0.5753334627</text:p>
          </table:table-cell>
          <table:table-cell table:formula="of:=[.D$4]*( -[.D$3]/(3*[.$I$38]) * (8*COS(PI()*[.$A43]*[.$H$38])+2*COS(PI()*[.$A43]*[.$H$38])^2 - 10) + [.D$2])" office:value-type="float" office:value="0.728981657087194">
            <text:p>0.7289816571</text:p>
          </table:table-cell>
          <table:table-cell table:formula="of:=[.E$4]*( -[.E$3]/(3*[.$I$38]) * (8*COS(PI()*[.$A43]*[.$H$38])+2*COS(PI()*[.$A43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table:formula="of:=[.B$4]*( -([.B$3]/(3*[.$I$38])) * (8*COS(PI()*[.$A44]*[.$H$38])+2*COS(PI()*[.$A44]*[.$H$38])^2 - 10) + [.B$2])" office:value-type="float" office:value="0.235643128745135">
            <text:p>0.2356431287</text:p>
          </table:table-cell>
          <table:table-cell table:formula="of:=[.C$4]*( -[.C$3]/(3*[.$I$38]) * (8*COS(PI()*[.$A44]*[.$H$38])+2*COS(PI()*[.$A44]*[.$H$38])^2 - 10) + [.C$2])" office:value-type="float" office:value="0.387310791387833">
            <text:p>0.3873107914</text:p>
          </table:table-cell>
          <table:table-cell table:formula="of:=[.D$4]*( -[.D$3]/(3*[.$I$38]) * (8*COS(PI()*[.$A44]*[.$H$38])+2*COS(PI()*[.$A44]*[.$H$38])^2 - 10) + [.D$2])" office:value-type="float" office:value="0.608987288976155">
            <text:p>0.608987289</text:p>
          </table:table-cell>
          <table:table-cell table:formula="of:=[.E$4]*( -[.E$3]/(3*[.$I$38]) * (8*COS(PI()*[.$A44]*[.$H$38])+2*COS(PI()*[.$A44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table:formula="of:=[.B$4]*( -([.B$3]/(3*[.$I$38])) * (8*COS(PI()*[.$A45]*[.$H$38])+2*COS(PI()*[.$A45]*[.$H$38])^2 - 10) + [.B$2])" office:value-type="float" office:value="0.0749048011064662">
            <text:p>0.0749048011</text:p>
          </table:table-cell>
          <table:table-cell table:formula="of:=[.C$4]*( -[.C$3]/(3*[.$I$38]) * (8*COS(PI()*[.$A45]*[.$H$38])+2*COS(PI()*[.$A45]*[.$H$38])^2 - 10) + [.C$2])" office:value-type="float" office:value="0.25846699805227">
            <text:p>0.2584669981</text:p>
          </table:table-cell>
          <table:table-cell table:formula="of:=[.D$4]*( -[.D$3]/(3*[.$I$38]) * (8*COS(PI()*[.$A45]*[.$H$38])+2*COS(PI()*[.$A45]*[.$H$38])^2 - 10) + [.D$2])" office:value-type="float" office:value="0.526760345490645">
            <text:p>0.5267603455</text:p>
          </table:table-cell>
          <table:table-cell table:formula="of:=[.E$4]*( -[.E$3]/(3*[.$I$38]) * (8*COS(PI()*[.$A45]*[.$H$38])+2*COS(PI()*[.$A45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formula="of:=[.B$4]*( -([.B$3]/(3*[.$I$38])) * (8*COS(PI()*[.$A46]*[.$H$38])+2*COS(PI()*[.$A46]*[.$H$38])^2 - 10) + [.B$2])" office:value-type="float" office:value="0.0176817288801572">
            <text:p>0.0176817289</text:p>
          </table:table-cell>
          <table:table-cell table:formula="of:=[.C$4]*( -[.C$3]/(3*[.$I$38]) * (8*COS(PI()*[.$A46]*[.$H$38])+2*COS(PI()*[.$A46]*[.$H$38])^2 - 10) + [.C$2])" office:value-type="float" office:value="0.21259842519685">
            <text:p>0.2125984252</text:p>
          </table:table-cell>
          <table:table-cell table:formula="of:=[.D$4]*( -[.D$3]/(3*[.$I$38]) * (8*COS(PI()*[.$A46]*[.$H$38])+2*COS(PI()*[.$A46]*[.$H$38])^2 - 10) + [.D$2])" office:value-type="float" office:value="0.49748743718593">
            <text:p>0.4974874372</text:p>
          </table:table-cell>
          <table:table-cell table:formula="of:=[.E$4]*( -[.E$3]/(3*[.$I$38]) * (8*COS(PI()*[.$A46]*[.$H$38])+2*COS(PI()*[.$A4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table:formula="of:=[.B$4]*( -([.B$3]/(3*[.$I$38])) * (8*COS(PI()*[.$A47]*[.$H$38])+2*COS(PI()*[.$A47]*[.$H$38])^2 - 10) + [.B$2])" office:value-type="float" office:value="0.0749048011064659">
            <text:p>0.0749048011</text:p>
          </table:table-cell>
          <table:table-cell table:formula="of:=[.C$4]*( -[.C$3]/(3*[.$I$38]) * (8*COS(PI()*[.$A47]*[.$H$38])+2*COS(PI()*[.$A47]*[.$H$38])^2 - 10) + [.C$2])" office:value-type="float" office:value="0.258466998052269">
            <text:p>0.2584669981</text:p>
          </table:table-cell>
          <table:table-cell table:formula="of:=[.D$4]*( -[.D$3]/(3*[.$I$38]) * (8*COS(PI()*[.$A47]*[.$H$38])+2*COS(PI()*[.$A47]*[.$H$38])^2 - 10) + [.D$2])" office:value-type="float" office:value="0.526760345490644">
            <text:p>0.5267603455</text:p>
          </table:table-cell>
          <table:table-cell table:formula="of:=[.E$4]*( -[.E$3]/(3*[.$I$38]) * (8*COS(PI()*[.$A47]*[.$H$38])+2*COS(PI()*[.$A4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table:formula="of:=[.B$4]*( -([.B$3]/(3*[.$I$38])) * (8*COS(PI()*[.$A48]*[.$H$38])+2*COS(PI()*[.$A48]*[.$H$38])^2 - 10) + [.B$2])" office:value-type="float" office:value="0.235643128745136">
            <text:p>0.2356431287</text:p>
          </table:table-cell>
          <table:table-cell table:formula="of:=[.C$4]*( -[.C$3]/(3*[.$I$38]) * (8*COS(PI()*[.$A48]*[.$H$38])+2*COS(PI()*[.$A48]*[.$H$38])^2 - 10) + [.C$2])" office:value-type="float" office:value="0.387310791387833">
            <text:p>0.3873107914</text:p>
          </table:table-cell>
          <table:table-cell table:formula="of:=[.D$4]*( -[.D$3]/(3*[.$I$38]) * (8*COS(PI()*[.$A48]*[.$H$38])+2*COS(PI()*[.$A48]*[.$H$38])^2 - 10) + [.D$2])" office:value-type="float" office:value="0.608987288976155">
            <text:p>0.608987289</text:p>
          </table:table-cell>
          <table:table-cell table:formula="of:=[.E$4]*( -[.E$3]/(3*[.$I$38]) * (8*COS(PI()*[.$A48]*[.$H$38])+2*COS(PI()*[.$A48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table:formula="of:=[.B$4]*( -([.B$3]/(3*[.$I$38])) * (8*COS(PI()*[.$A49]*[.$H$38])+2*COS(PI()*[.$A49]*[.$H$38])^2 - 10) + [.B$2])" office:value-type="float" office:value="0.470209722596774">
            <text:p>0.4702097226</text:p>
          </table:table-cell>
          <table:table-cell table:formula="of:=[.C$4]*( -[.C$3]/(3*[.$I$38]) * (8*COS(PI()*[.$A49]*[.$H$38])+2*COS(PI()*[.$A49]*[.$H$38])^2 - 10) + [.C$2])" office:value-type="float" office:value="0.575333462679934">
            <text:p>0.5753334627</text:p>
          </table:table-cell>
          <table:table-cell table:formula="of:=[.D$4]*( -[.D$3]/(3*[.$I$38]) * (8*COS(PI()*[.$A49]*[.$H$38])+2*COS(PI()*[.$A49]*[.$H$38])^2 - 10) + [.D$2])" office:value-type="float" office:value="0.728981657087194">
            <text:p>0.7289816571</text:p>
          </table:table-cell>
          <table:table-cell table:formula="of:=[.E$4]*( -[.E$3]/(3*[.$I$38]) * (8*COS(PI()*[.$A49]*[.$H$38])+2*COS(PI()*[.$A4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table:formula="of:=[.B$4]*( -([.B$3]/(3*[.$I$38])) * (8*COS(PI()*[.$A50]*[.$H$38])+2*COS(PI()*[.$A50]*[.$H$38])^2 - 10) + [.B$2])" office:value-type="float" office:value="0.738396958681273">
            <text:p>0.7383969587</text:p>
          </table:table-cell>
          <table:table-cell table:formula="of:=[.C$4]*( -[.C$3]/(3*[.$I$38]) * (8*COS(PI()*[.$A50]*[.$H$38])+2*COS(PI()*[.$A50]*[.$H$38])^2 - 10) + [.C$2])" office:value-type="float" office:value="0.790305593651603">
            <text:p>0.7903055937</text:p>
          </table:table-cell>
          <table:table-cell table:formula="of:=[.D$4]*( -[.D$3]/(3*[.$I$38]) * (8*COS(PI()*[.$A50]*[.$H$38])+2*COS(PI()*[.$A50]*[.$H$38])^2 - 10) + [.D$2])" office:value-type="float" office:value="0.866174926601777">
            <text:p>0.8661749266</text:p>
          </table:table-cell>
          <table:table-cell table:formula="of:=[.E$4]*( -[.E$3]/(3*[.$I$38]) * (8*COS(PI()*[.$A50]*[.$H$38])+2*COS(PI()*[.$A5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formula="of:=[.B$4]*( -([.B$3]/(3*[.$I$38])) * (8*COS(PI()*[.$A51]*[.$H$38])+2*COS(PI()*[.$A51]*[.$H$38])^2 - 10) + [.B$2])" office:value-type="float" office:value="1">
            <text:p>1</text:p>
          </table:table-cell>
          <table:table-cell table:formula="of:=[.C$4]*( -[.C$3]/(3*[.$I$38]) * (8*COS(PI()*[.$A51]*[.$H$38])+2*COS(PI()*[.$A51]*[.$H$38])^2 - 10) + [.C$2])" office:value-type="float" office:value="1">
            <text:p>1</text:p>
          </table:table-cell>
          <table:table-cell table:formula="of:=[.D$4]*( -[.D$3]/(3*[.$I$38]) * (8*COS(PI()*[.$A51]*[.$H$38])+2*COS(PI()*[.$A51]*[.$H$38])^2 - 10) + [.D$2])" office:value-type="float" office:value="1">
            <text:p>1</text:p>
          </table:table-cell>
          <table:table-cell table:formula="of:=[.E$4]*( -[.E$3]/(3*[.$I$38]) * (8*COS(PI()*[.$A51]*[.$H$38])+2*COS(PI()*[.$A5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table:formula="of:=[.B$4]*( -([.B$3]/(3*[.$I$38])) * (8*COS(PI()*[.$A52]*[.$H$38])+2*COS(PI()*[.$A52]*[.$H$38])^2 - 10) + [.B$2])" office:value-type="float" office:value="1.22408182213895">
            <text:p>1.2240818221</text:p>
          </table:table-cell>
          <table:table-cell table:formula="of:=[.C$4]*( -[.C$3]/(3*[.$I$38]) * (8*COS(PI()*[.$A52]*[.$H$38])+2*COS(PI()*[.$A52]*[.$H$38])^2 - 10) + [.C$2])" office:value-type="float" office:value="1.17961834247044">
            <text:p>1.1796183425</text:p>
          </table:table-cell>
          <table:table-cell table:formula="of:=[.D$4]*( -[.D$3]/(3*[.$I$38]) * (8*COS(PI()*[.$A52]*[.$H$38])+2*COS(PI()*[.$A52]*[.$H$38])^2 - 10) + [.D$2])" office:value-type="float" office:value="1.11463080147611">
            <text:p>1.1146308015</text:p>
          </table:table-cell>
          <table:table-cell table:formula="of:=[.E$4]*( -[.E$3]/(3*[.$I$38]) * (8*COS(PI()*[.$A52]*[.$H$38])+2*COS(PI()*[.$A52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table:formula="of:=[.B$4]*( -([.B$3]/(3*[.$I$38])) * (8*COS(PI()*[.$A53]*[.$H$38])+2*COS(PI()*[.$A53]*[.$H$38])^2 - 10) + [.B$2])" office:value-type="float" office:value="1.39403723111147">
            <text:p>1.3940372311</text:p>
          </table:table-cell>
          <table:table-cell table:formula="of:=[.C$4]*( -[.C$3]/(3*[.$I$38]) * (8*COS(PI()*[.$A53]*[.$H$38])+2*COS(PI()*[.$A53]*[.$H$38])^2 - 10) + [.C$2])" office:value-type="float" office:value="1.31585031596179">
            <text:p>1.315850316</text:p>
          </table:table-cell>
          <table:table-cell table:formula="of:=[.D$4]*( -[.D$3]/(3*[.$I$38]) * (8*COS(PI()*[.$A53]*[.$H$38])+2*COS(PI()*[.$A53]*[.$H$38])^2 - 10) + [.D$2])" office:value-type="float" office:value="1.20157281470928">
            <text:p>1.2015728147</text:p>
          </table:table-cell>
          <table:table-cell table:formula="of:=[.E$4]*( -[.E$3]/(3*[.$I$38]) * (8*COS(PI()*[.$A53]*[.$H$38])+2*COS(PI()*[.$A53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table:formula="of:=[.B$4]*( -([.B$3]/(3*[.$I$38])) * (8*COS(PI()*[.$A54]*[.$H$38])+2*COS(PI()*[.$A54]*[.$H$38])^2 - 10) + [.B$2])" office:value-type="float" office:value="1.50718260909869">
            <text:p>1.5071826091</text:p>
          </table:table-cell>
          <table:table-cell table:formula="of:=[.C$4]*( -[.C$3]/(3*[.$I$38]) * (8*COS(PI()*[.$A54]*[.$H$38])+2*COS(PI()*[.$A54]*[.$H$38])^2 - 10) + [.C$2])" office:value-type="float" office:value="1.40654480004918">
            <text:p>1.4065448</text:p>
          </table:table-cell>
          <table:table-cell table:formula="of:=[.D$4]*( -[.D$3]/(3*[.$I$38]) * (8*COS(PI()*[.$A54]*[.$H$38])+2*COS(PI()*[.$A54]*[.$H$38])^2 - 10) + [.D$2])" office:value-type="float" office:value="1.25945321410174">
            <text:p>1.2594532141</text:p>
          </table:table-cell>
          <table:table-cell table:formula="of:=[.E$4]*( -[.E$3]/(3*[.$I$38]) * (8*COS(PI()*[.$A54]*[.$H$38])+2*COS(PI()*[.$A54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table:formula="of:=[.B$4]*( -([.B$3]/(3*[.$I$38])) * (8*COS(PI()*[.$A55]*[.$H$38])+2*COS(PI()*[.$A55]*[.$H$38])^2 - 10) + [.B$2])" office:value-type="float" office:value="1.56968910962537">
            <text:p>1.5696891096</text:p>
          </table:table-cell>
          <table:table-cell table:formula="of:=[.C$4]*( -[.C$3]/(3*[.$I$38]) * (8*COS(PI()*[.$A55]*[.$H$38])+2*COS(PI()*[.$A55]*[.$H$38])^2 - 10) + [.C$2])" office:value-type="float" office:value="1.45664843590443">
            <text:p>1.4566484359</text:p>
          </table:table-cell>
          <table:table-cell table:formula="of:=[.D$4]*( -[.D$3]/(3*[.$I$38]) * (8*COS(PI()*[.$A55]*[.$H$38])+2*COS(PI()*[.$A55]*[.$H$38])^2 - 10) + [.D$2])" office:value-type="float" office:value="1.29142890130584">
            <text:p>1.2914289013</text:p>
          </table:table-cell>
          <table:table-cell table:formula="of:=[.E$4]*( -[.E$3]/(3*[.$I$38]) * (8*COS(PI()*[.$A55]*[.$H$38])+2*COS(PI()*[.$A55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formula="of:=[.B$4]*( -([.B$3]/(3*[.$I$38])) * (8*COS(PI()*[.$A56]*[.$H$38])+2*COS(PI()*[.$A56]*[.$H$38])^2 - 10) + [.B$2])" office:value-type="float" office:value="1.58939096267191">
            <text:p>1.5893909627</text:p>
          </table:table-cell>
          <table:table-cell table:formula="of:=[.C$4]*( -[.C$3]/(3*[.$I$38]) * (8*COS(PI()*[.$A56]*[.$H$38])+2*COS(PI()*[.$A56]*[.$H$38])^2 - 10) + [.C$2])" office:value-type="float" office:value="1.47244094488189">
            <text:p>1.4724409449</text:p>
          </table:table-cell>
          <table:table-cell table:formula="of:=[.D$4]*( -[.D$3]/(3*[.$I$38]) * (8*COS(PI()*[.$A56]*[.$H$38])+2*COS(PI()*[.$A56]*[.$H$38])^2 - 10) + [.D$2])" office:value-type="float" office:value="1.30150753768844">
            <text:p>1.3015075377</text:p>
          </table:table-cell>
          <table:table-cell table:formula="of:=[.E$4]*( -[.E$3]/(3*[.$I$38]) * (8*COS(PI()*[.$A56]*[.$H$38])+2*COS(PI()*[.$A56]*[.$H$38])^2 - 10) + [.E$2])" office:value-type="float" office:value="1.1255230125523">
            <text:p>1.1255230126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table:formula="of:=[.B$4]*( -([.B$3]/(3*[.$I$38])) * (8*COS(PI()*[.$A57]*[.$H$38])+2*COS(PI()*[.$A57]*[.$H$38])^2 - 10) + [.B$2])" office:value-type="float" office:value="1.56968910962537">
            <text:p>1.5696891096</text:p>
          </table:table-cell>
          <table:table-cell table:formula="of:=[.C$4]*( -[.C$3]/(3*[.$I$38]) * (8*COS(PI()*[.$A57]*[.$H$38])+2*COS(PI()*[.$A57]*[.$H$38])^2 - 10) + [.C$2])" office:value-type="float" office:value="1.45664843590443">
            <text:p>1.4566484359</text:p>
          </table:table-cell>
          <table:table-cell table:formula="of:=[.D$4]*( -[.D$3]/(3*[.$I$38]) * (8*COS(PI()*[.$A57]*[.$H$38])+2*COS(PI()*[.$A57]*[.$H$38])^2 - 10) + [.D$2])" office:value-type="float" office:value="1.29142890130584">
            <text:p>1.2914289013</text:p>
          </table:table-cell>
          <table:table-cell table:formula="of:=[.E$4]*( -[.E$3]/(3*[.$I$38]) * (8*COS(PI()*[.$A57]*[.$H$38])+2*COS(PI()*[.$A57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table:formula="of:=[.B$4]*( -([.B$3]/(3*[.$I$38])) * (8*COS(PI()*[.$A58]*[.$H$38])+2*COS(PI()*[.$A58]*[.$H$38])^2 - 10) + [.B$2])" office:value-type="float" office:value="1.50718260909869">
            <text:p>1.5071826091</text:p>
          </table:table-cell>
          <table:table-cell table:formula="of:=[.C$4]*( -[.C$3]/(3*[.$I$38]) * (8*COS(PI()*[.$A58]*[.$H$38])+2*COS(PI()*[.$A58]*[.$H$38])^2 - 10) + [.C$2])" office:value-type="float" office:value="1.40654480004918">
            <text:p>1.4065448</text:p>
          </table:table-cell>
          <table:table-cell table:formula="of:=[.D$4]*( -[.D$3]/(3*[.$I$38]) * (8*COS(PI()*[.$A58]*[.$H$38])+2*COS(PI()*[.$A58]*[.$H$38])^2 - 10) + [.D$2])" office:value-type="float" office:value="1.25945321410174">
            <text:p>1.2594532141</text:p>
          </table:table-cell>
          <table:table-cell table:formula="of:=[.E$4]*( -[.E$3]/(3*[.$I$38]) * (8*COS(PI()*[.$A58]*[.$H$38])+2*COS(PI()*[.$A58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table:formula="of:=[.B$4]*( -([.B$3]/(3*[.$I$38])) * (8*COS(PI()*[.$A59]*[.$H$38])+2*COS(PI()*[.$A59]*[.$H$38])^2 - 10) + [.B$2])" office:value-type="float" office:value="1.39403723111147">
            <text:p>1.3940372311</text:p>
          </table:table-cell>
          <table:table-cell table:formula="of:=[.C$4]*( -[.C$3]/(3*[.$I$38]) * (8*COS(PI()*[.$A59]*[.$H$38])+2*COS(PI()*[.$A59]*[.$H$38])^2 - 10) + [.C$2])" office:value-type="float" office:value="1.31585031596179">
            <text:p>1.315850316</text:p>
          </table:table-cell>
          <table:table-cell table:formula="of:=[.D$4]*( -[.D$3]/(3*[.$I$38]) * (8*COS(PI()*[.$A59]*[.$H$38])+2*COS(PI()*[.$A59]*[.$H$38])^2 - 10) + [.D$2])" office:value-type="float" office:value="1.20157281470928">
            <text:p>1.2015728147</text:p>
          </table:table-cell>
          <table:table-cell table:formula="of:=[.E$4]*( -[.E$3]/(3*[.$I$38]) * (8*COS(PI()*[.$A59]*[.$H$38])+2*COS(PI()*[.$A59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table:formula="of:=[.B$4]*( -([.B$3]/(3*[.$I$38])) * (8*COS(PI()*[.$A60]*[.$H$38])+2*COS(PI()*[.$A60]*[.$H$38])^2 - 10) + [.B$2])" office:value-type="float" office:value="1.22408182213895">
            <text:p>1.2240818221</text:p>
          </table:table-cell>
          <table:table-cell table:formula="of:=[.C$4]*( -[.C$3]/(3*[.$I$38]) * (8*COS(PI()*[.$A60]*[.$H$38])+2*COS(PI()*[.$A60]*[.$H$38])^2 - 10) + [.C$2])" office:value-type="float" office:value="1.17961834247044">
            <text:p>1.1796183425</text:p>
          </table:table-cell>
          <table:table-cell table:formula="of:=[.D$4]*( -[.D$3]/(3*[.$I$38]) * (8*COS(PI()*[.$A60]*[.$H$38])+2*COS(PI()*[.$A60]*[.$H$38])^2 - 10) + [.D$2])" office:value-type="float" office:value="1.11463080147611">
            <text:p>1.1146308015</text:p>
          </table:table-cell>
          <table:table-cell table:formula="of:=[.E$4]*( -[.E$3]/(3*[.$I$38]) * (8*COS(PI()*[.$A60]*[.$H$38])+2*COS(PI()*[.$A60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formula="of:=[.B$4]*( -([.B$3]/(3*[.$I$38])) * (8*COS(PI()*[.$A61]*[.$H$38])+2*COS(PI()*[.$A61]*[.$H$38])^2 - 10) + [.B$2])" office:value-type="float" office:value="0.999999999999999">
            <text:p>1</text:p>
          </table:table-cell>
          <table:table-cell table:formula="of:=[.C$4]*( -[.C$3]/(3*[.$I$38]) * (8*COS(PI()*[.$A61]*[.$H$38])+2*COS(PI()*[.$A61]*[.$H$38])^2 - 10) + [.C$2])" office:value-type="float" office:value="0.999999999999999">
            <text:p>1</text:p>
          </table:table-cell>
          <table:table-cell table:formula="of:=[.D$4]*( -[.D$3]/(3*[.$I$38]) * (8*COS(PI()*[.$A61]*[.$H$38])+2*COS(PI()*[.$A61]*[.$H$38])^2 - 10) + [.D$2])" office:value-type="float" office:value="1">
            <text:p>1</text:p>
          </table:table-cell>
          <table:table-cell table:formula="of:=[.E$4]*( -[.E$3]/(3*[.$I$38]) * (8*COS(PI()*[.$A61]*[.$H$38])+2*COS(PI()*[.$A6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table:formula="of:=[.B$4]*( -([.B$3]/(3*[.$I$38])) * (8*COS(PI()*[.$A62]*[.$H$38])+2*COS(PI()*[.$A62]*[.$H$38])^2 - 10) + [.B$2])" office:value-type="float" office:value="0.738396958681274">
            <text:p>0.7383969587</text:p>
          </table:table-cell>
          <table:table-cell table:formula="of:=[.C$4]*( -[.C$3]/(3*[.$I$38]) * (8*COS(PI()*[.$A62]*[.$H$38])+2*COS(PI()*[.$A62]*[.$H$38])^2 - 10) + [.C$2])" office:value-type="float" office:value="0.790305593651604">
            <text:p>0.7903055937</text:p>
          </table:table-cell>
          <table:table-cell table:formula="of:=[.D$4]*( -[.D$3]/(3*[.$I$38]) * (8*COS(PI()*[.$A62]*[.$H$38])+2*COS(PI()*[.$A62]*[.$H$38])^2 - 10) + [.D$2])" office:value-type="float" office:value="0.866174926601778">
            <text:p>0.8661749266</text:p>
          </table:table-cell>
          <table:table-cell table:formula="of:=[.E$4]*( -[.E$3]/(3*[.$I$38]) * (8*COS(PI()*[.$A62]*[.$H$38])+2*COS(PI()*[.$A62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table:formula="of:=[.B$4]*( -([.B$3]/(3*[.$I$38])) * (8*COS(PI()*[.$A63]*[.$H$38])+2*COS(PI()*[.$A63]*[.$H$38])^2 - 10) + [.B$2])" office:value-type="float" office:value="0.470209722596776">
            <text:p>0.4702097226</text:p>
          </table:table-cell>
          <table:table-cell table:formula="of:=[.C$4]*( -[.C$3]/(3*[.$I$38]) * (8*COS(PI()*[.$A63]*[.$H$38])+2*COS(PI()*[.$A63]*[.$H$38])^2 - 10) + [.C$2])" office:value-type="float" office:value="0.575333462679936">
            <text:p>0.5753334627</text:p>
          </table:table-cell>
          <table:table-cell table:formula="of:=[.D$4]*( -[.D$3]/(3*[.$I$38]) * (8*COS(PI()*[.$A63]*[.$H$38])+2*COS(PI()*[.$A63]*[.$H$38])^2 - 10) + [.D$2])" office:value-type="float" office:value="0.728981657087195">
            <text:p>0.7289816571</text:p>
          </table:table-cell>
          <table:table-cell table:formula="of:=[.E$4]*( -[.E$3]/(3*[.$I$38]) * (8*COS(PI()*[.$A63]*[.$H$38])+2*COS(PI()*[.$A63]*[.$H$38])^2 - 10) + [.E$2])" office:value-type="float" office:value="0.887170187783163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table:formula="of:=[.B$4]*( -([.B$3]/(3*[.$I$38])) * (8*COS(PI()*[.$A64]*[.$H$38])+2*COS(PI()*[.$A64]*[.$H$38])^2 - 10) + [.B$2])" office:value-type="float" office:value="0.235643128745135">
            <text:p>0.2356431287</text:p>
          </table:table-cell>
          <table:table-cell table:formula="of:=[.C$4]*( -[.C$3]/(3*[.$I$38]) * (8*COS(PI()*[.$A64]*[.$H$38])+2*COS(PI()*[.$A64]*[.$H$38])^2 - 10) + [.C$2])" office:value-type="float" office:value="0.387310791387833">
            <text:p>0.3873107914</text:p>
          </table:table-cell>
          <table:table-cell table:formula="of:=[.D$4]*( -[.D$3]/(3*[.$I$38]) * (8*COS(PI()*[.$A64]*[.$H$38])+2*COS(PI()*[.$A64]*[.$H$38])^2 - 10) + [.D$2])" office:value-type="float" office:value="0.608987288976155">
            <text:p>0.608987289</text:p>
          </table:table-cell>
          <table:table-cell table:formula="of:=[.E$4]*( -[.E$3]/(3*[.$I$38]) * (8*COS(PI()*[.$A64]*[.$H$38])+2*COS(PI()*[.$A64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table:formula="of:=[.B$4]*( -([.B$3]/(3*[.$I$38])) * (8*COS(PI()*[.$A65]*[.$H$38])+2*COS(PI()*[.$A65]*[.$H$38])^2 - 10) + [.B$2])" office:value-type="float" office:value="0.0749048011064657">
            <text:p>0.0749048011</text:p>
          </table:table-cell>
          <table:table-cell table:formula="of:=[.C$4]*( -[.C$3]/(3*[.$I$38]) * (8*COS(PI()*[.$A65]*[.$H$38])+2*COS(PI()*[.$A65]*[.$H$38])^2 - 10) + [.C$2])" office:value-type="float" office:value="0.258466998052269">
            <text:p>0.2584669981</text:p>
          </table:table-cell>
          <table:table-cell table:formula="of:=[.D$4]*( -[.D$3]/(3*[.$I$38]) * (8*COS(PI()*[.$A65]*[.$H$38])+2*COS(PI()*[.$A65]*[.$H$38])^2 - 10) + [.D$2])" office:value-type="float" office:value="0.526760345490644">
            <text:p>0.5267603455</text:p>
          </table:table-cell>
          <table:table-cell table:formula="of:=[.E$4]*( -[.E$3]/(3*[.$I$38]) * (8*COS(PI()*[.$A65]*[.$H$38])+2*COS(PI()*[.$A65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formula="of:=[.B$4]*( -([.B$3]/(3*[.$I$38])) * (8*COS(PI()*[.$A66]*[.$H$38])+2*COS(PI()*[.$A66]*[.$H$38])^2 - 10) + [.B$2])" office:value-type="float" office:value="0.0176817288801572">
            <text:p>0.0176817289</text:p>
          </table:table-cell>
          <table:table-cell table:formula="of:=[.C$4]*( -[.C$3]/(3*[.$I$38]) * (8*COS(PI()*[.$A66]*[.$H$38])+2*COS(PI()*[.$A66]*[.$H$38])^2 - 10) + [.C$2])" office:value-type="float" office:value="0.21259842519685">
            <text:p>0.2125984252</text:p>
          </table:table-cell>
          <table:table-cell table:formula="of:=[.D$4]*( -[.D$3]/(3*[.$I$38]) * (8*COS(PI()*[.$A66]*[.$H$38])+2*COS(PI()*[.$A66]*[.$H$38])^2 - 10) + [.D$2])" office:value-type="float" office:value="0.49748743718593">
            <text:p>0.4974874372</text:p>
          </table:table-cell>
          <table:table-cell table:formula="of:=[.E$4]*( -[.E$3]/(3*[.$I$38]) * (8*COS(PI()*[.$A66]*[.$H$38])+2*COS(PI()*[.$A6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table:formula="of:=[.B$4]*( -([.B$3]/(3*[.$I$38])) * (8*COS(PI()*[.$A67]*[.$H$38])+2*COS(PI()*[.$A67]*[.$H$38])^2 - 10) + [.B$2])" office:value-type="float" office:value="0.0749048011064664">
            <text:p>0.0749048011</text:p>
          </table:table-cell>
          <table:table-cell table:formula="of:=[.C$4]*( -[.C$3]/(3*[.$I$38]) * (8*COS(PI()*[.$A67]*[.$H$38])+2*COS(PI()*[.$A67]*[.$H$38])^2 - 10) + [.C$2])" office:value-type="float" office:value="0.25846699805227">
            <text:p>0.2584669981</text:p>
          </table:table-cell>
          <table:table-cell table:formula="of:=[.D$4]*( -[.D$3]/(3*[.$I$38]) * (8*COS(PI()*[.$A67]*[.$H$38])+2*COS(PI()*[.$A67]*[.$H$38])^2 - 10) + [.D$2])" office:value-type="float" office:value="0.526760345490645">
            <text:p>0.5267603455</text:p>
          </table:table-cell>
          <table:table-cell table:formula="of:=[.E$4]*( -[.E$3]/(3*[.$I$38]) * (8*COS(PI()*[.$A67]*[.$H$38])+2*COS(PI()*[.$A6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table:formula="of:=[.B$4]*( -([.B$3]/(3*[.$I$38])) * (8*COS(PI()*[.$A68]*[.$H$38])+2*COS(PI()*[.$A68]*[.$H$38])^2 - 10) + [.B$2])" office:value-type="float" office:value="0.235643128745134">
            <text:p>0.2356431287</text:p>
          </table:table-cell>
          <table:table-cell table:formula="of:=[.C$4]*( -[.C$3]/(3*[.$I$38]) * (8*COS(PI()*[.$A68]*[.$H$38])+2*COS(PI()*[.$A68]*[.$H$38])^2 - 10) + [.C$2])" office:value-type="float" office:value="0.387310791387832">
            <text:p>0.3873107914</text:p>
          </table:table-cell>
          <table:table-cell table:formula="of:=[.D$4]*( -[.D$3]/(3*[.$I$38]) * (8*COS(PI()*[.$A68]*[.$H$38])+2*COS(PI()*[.$A68]*[.$H$38])^2 - 10) + [.D$2])" office:value-type="float" office:value="0.608987288976154">
            <text:p>0.608987289</text:p>
          </table:table-cell>
          <table:table-cell table:formula="of:=[.E$4]*( -[.E$3]/(3*[.$I$38]) * (8*COS(PI()*[.$A68]*[.$H$38])+2*COS(PI()*[.$A68]*[.$H$38])^2 - 10) + [.E$2])" office:value-type="float" office:value="0.837214373444047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table:formula="of:=[.B$4]*( -([.B$3]/(3*[.$I$38])) * (8*COS(PI()*[.$A69]*[.$H$38])+2*COS(PI()*[.$A69]*[.$H$38])^2 - 10) + [.B$2])" office:value-type="float" office:value="0.470209722596775">
            <text:p>0.4702097226</text:p>
          </table:table-cell>
          <table:table-cell table:formula="of:=[.C$4]*( -[.C$3]/(3*[.$I$38]) * (8*COS(PI()*[.$A69]*[.$H$38])+2*COS(PI()*[.$A69]*[.$H$38])^2 - 10) + [.C$2])" office:value-type="float" office:value="0.575333462679935">
            <text:p>0.5753334627</text:p>
          </table:table-cell>
          <table:table-cell table:formula="of:=[.D$4]*( -[.D$3]/(3*[.$I$38]) * (8*COS(PI()*[.$A69]*[.$H$38])+2*COS(PI()*[.$A69]*[.$H$38])^2 - 10) + [.D$2])" office:value-type="float" office:value="0.728981657087195">
            <text:p>0.7289816571</text:p>
          </table:table-cell>
          <table:table-cell table:formula="of:=[.E$4]*( -[.E$3]/(3*[.$I$38]) * (8*COS(PI()*[.$A69]*[.$H$38])+2*COS(PI()*[.$A6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table:formula="of:=[.B$4]*( -([.B$3]/(3*[.$I$38])) * (8*COS(PI()*[.$A70]*[.$H$38])+2*COS(PI()*[.$A70]*[.$H$38])^2 - 10) + [.B$2])" office:value-type="float" office:value="0.738396958681273">
            <text:p>0.7383969587</text:p>
          </table:table-cell>
          <table:table-cell table:formula="of:=[.C$4]*( -[.C$3]/(3*[.$I$38]) * (8*COS(PI()*[.$A70]*[.$H$38])+2*COS(PI()*[.$A70]*[.$H$38])^2 - 10) + [.C$2])" office:value-type="float" office:value="0.790305593651603">
            <text:p>0.7903055937</text:p>
          </table:table-cell>
          <table:table-cell table:formula="of:=[.D$4]*( -[.D$3]/(3*[.$I$38]) * (8*COS(PI()*[.$A70]*[.$H$38])+2*COS(PI()*[.$A70]*[.$H$38])^2 - 10) + [.D$2])" office:value-type="float" office:value="0.866174926601777">
            <text:p>0.8661749266</text:p>
          </table:table-cell>
          <table:table-cell table:formula="of:=[.E$4]*( -[.E$3]/(3*[.$I$38]) * (8*COS(PI()*[.$A70]*[.$H$38])+2*COS(PI()*[.$A7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formula="of:=[.B$4]*( -([.B$3]/(3*[.$I$38])) * (8*COS(PI()*[.$A71]*[.$H$38])+2*COS(PI()*[.$A71]*[.$H$38])^2 - 10) + [.B$2])" office:value-type="float" office:value="1">
            <text:p>1</text:p>
          </table:table-cell>
          <table:table-cell table:formula="of:=[.C$4]*( -[.C$3]/(3*[.$I$38]) * (8*COS(PI()*[.$A71]*[.$H$38])+2*COS(PI()*[.$A71]*[.$H$38])^2 - 10) + [.C$2])" office:value-type="float" office:value="1">
            <text:p>1</text:p>
          </table:table-cell>
          <table:table-cell table:formula="of:=[.D$4]*( -[.D$3]/(3*[.$I$38]) * (8*COS(PI()*[.$A71]*[.$H$38])+2*COS(PI()*[.$A71]*[.$H$38])^2 - 10) + [.D$2])" office:value-type="float" office:value="1">
            <text:p>1</text:p>
          </table:table-cell>
          <table:table-cell table:formula="of:=[.E$4]*( -[.E$3]/(3*[.$I$38]) * (8*COS(PI()*[.$A71]*[.$H$38])+2*COS(PI()*[.$A71]*[.$H$38])^2 - 10) + [.E$2])" office:value-type="float" office:value="1">
            <text:p>1</text:p>
          </table:table-cell>
          <table:table-cell table:number-columns-repeated="4"/>
        </table:table-row>
      </table:table>
      <table:table table:name="Parallel" table:style-name="ta1">
        <table:shapes>
          <draw:frame draw:z-index="0" draw:style-name="gr1" svg:width="6.1098in" svg:height="4.3591in" svg:x="0.0413in" svg:y="5.5669in">
            <draw:object draw:notify-on-update-of-ranges="Parallel.J12:Parallel.J28 Parallel.E11:Parallel.E11 Parallel.E12:Parallel.E28 Parallel.J12:Parallel.J28 Parallel.D11:Parallel.D11 Parallel.D12:Parallel.D2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svg:width="7.1134in" svg:height="4.6949in" svg:x="0in" svg:y="9.978in">
            <draw:object draw:notify-on-update-of-ranges="Parallel.E13:Parallel.E28 Parallel.F11:Parallel.F11 Parallel.F13:Parallel.F28 Parallel.D13:Parallel.D28 Parallel.L11:Parallel.L11 Parallel.L13:Parallel.L28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svg:width="5.8051in" svg:height="4.6114in" svg:x="8.1512in" svg:y="5.5878in">
            <draw:object draw:notify-on-update-of-ranges="Parallel.J12:Parallel.J28 Parallel.K12:Parallel.K28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svg:width="5.989in" svg:height="3.9693in" svg:x="0.2594in" svg:y="19.2319in">
            <draw:object draw:notify-on-update-of-ranges="Parallel.J97:Parallel.J113 Parallel.E96:Parallel.E96 Parallel.E97:Parallel.E113 Parallel.J97:Parallel.J113 Parallel.D96:Parallel.D96 Parallel.D97:Parallel.D113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4" draw:style-name="gr1" svg:width="6.2988in" svg:height="4.039in" svg:x="0.0961in" svg:y="27.7866in">
            <draw:object draw:notify-on-update-of-ranges="Parallel.E148:Parallel.E148 Parallel.E149:Parallel.E165 Parallel.J149:Parallel.J165 Parallel.D148:Parallel.D148 Parallel.D149:Parallel.D165 Parallel.J149:Parallel.J165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5" draw:style-name="gr1" svg:width="7.0114in" svg:height="4.8965in" svg:x="7.7232in" svg:y="10.3504in">
            <draw:object draw:notify-on-update-of-ranges="Parallel.D145:Parallel.D145 Parallel.D149:Parallel.D165 Parallel.J97:Parallel.J113 Parallel.D8:Parallel.D8 Parallel.D12:Parallel.D28 Parallel.J97:Parallel.J113 Parallel.D93:Parallel.D93 Parallel.D97:Parallel.D113 Parallel.J97:Parallel.J113 Parallel.D195:Parallel.D195 Parallel.D199:Parallel.D215 Parallel.J97:Parallel.J113 Parallel.E11:Parallel.E11 Parallel.E12:Parallel.E28 Parallel.J12:Parallel.J28 Parallel.E96:Parallel.E96 Parallel.E97:Parallel.E113 Parallel.J97:Parallel.J113 Parallel.E148:Parallel.E148 Parallel.E149:Parallel.E165 Parallel.J149:Parallel.J165 Parallel.E198:Parallel.E198 Parallel.E199:Parallel.E215 Parallel.J199:Parallel.J215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6" draw:style-name="gr1" svg:width="6.4854in" svg:height="4.2118in" svg:x="0.011in" svg:y="36.237in">
            <draw:object draw:notify-on-update-of-ranges="Parallel.E198:Parallel.E198 Parallel.E199:Parallel.E215 Parallel.J199:Parallel.J215 Parallel.D198:Parallel.D198 Parallel.D199:Parallel.D215 Parallel.J199:Parallel.J215 Parallel.E250:Parallel.E250 Parallel.E251:Parallel.E267 Parallel.J251:Parallel.J267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1" table:number-columns-repeated="3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number-columns-repeated="6" table:default-cell-style-name="Default"/>
        <table:table-column table:style-name="co17" table:default-cell-style-name="Default"/>
        <table:table-row table:style-name="ro1">
          <table:table-cell table:style-name="ce1" office:value-type="string">
            <text:p>Nearest neighbor communication analysis for the one speed neutron diffusion equation</text:p>
          </table:table-cell>
          <table:table-cell table:number-columns-repeated="7"/>
          <table:table-cell office:value-type="string">
            <text:p>Use the Wigner rational approximation for lambda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>
            <text:p>Choose central block</text:p>
          </table:table-cell>
          <table:table-cell table:number-columns-repeated="4"/>
        </table:table-row>
        <table:table-row table:style-name="ro1">
          <table:table-cell table:style-name="ce1" table:number-columns-spanned="7" table:number-rows-spanned="1"/>
          <table:covered-table-cell table:number-columns-repeated="6"/>
          <table:table-cell/>
          <table:table-cell office:value-type="string">
            <text:p>Parallel Runs</text:p>
          </table:table-cell>
          <table:table-cell table:number-columns-repeated="4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office:value-type="string" table:number-columns-spanned="5" table:number-rows-spanned="1">
            <text:p>1 MCSA Iteration (Equivalent to raw Neumann Ulam with solution guess of 0)</text:p>
          </table:table-cell>
          <table:covered-table-cell table:number-columns-repeated="4"/>
        </table:table-row>
        <table:table-row table:style-name="ro1">
          <table:table-cell table:style-name="ce2" office:value-type="float" office:value="500000">
            <text:p>5.00E+005</text:p>
          </table:table-cell>
          <table:table-cell table:number-columns-repeated="2"/>
          <table:table-cell table:style-name="ce1" office:value-type="string">
            <text:p>n_s</text:p>
          </table:table-cell>
          <table:table-cell table:style-name="ce1" office:value-type="string">
            <text:p>l/L</text:p>
          </table:table-cell>
          <table:table-cell table:number-columns-repeated="3"/>
          <table:table-cell office:value-type="string">
            <text:p>500,000 histories per cycle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formula="of:=[.F8]/[.E8]" office:value-type="float" office:value="0.1">
            <text:p>0.1</text:p>
          </table:table-cell>
          <table:table-cell table:number-columns-repeated="3"/>
          <table:table-cell office:value-type="string" table:number-columns-spanned="4" table:number-rows-spanned="1">
            <text:p>Nonreentrant current vacuum boundary conditions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A/B</text:p>
          </table:table-cell>
          <table:table-cell office:value-type="string" table:number-columns-spanned="3" table:number-rows-spanned="1">
            <text:p>Uniform source throughout the domai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table:formula="of:=[.A8]*[.A8]" office:value-type="float" office:value="0.01">
            <text:p>0.01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1">
            <text:p>1.00E-004</text:p>
          </table:table-cell>
          <table:table-cell table:formula="of:=[.F8]/4" office:value-type="float" office:value="0.25">
            <text:p>0.25</text:p>
          </table:table-cell>
          <table:table-cell office:value-type="string" table:number-columns-spanned="3" table:number-rows-spanned="1">
            <text:p>10x10 parallel block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fully synchronous scheme</text:p>
          </table:table-cell>
          <table:table-cell table:number-columns-repeated="4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2]+[.B12]" office:value-type="float" office:value="1">
            <text:p>1</text:p>
          </table:table-cell>
          <table:table-cell table:formula="of:=1/(1+[.K12])" office:value-type="float" office:value="0.990365805043064">
            <text:p>0.990365805</text:p>
          </table:table-cell>
          <table:table-cell office:value-type="float" office:value="0.92379">
            <text:p>0.92379</text:p>
          </table:table-cell>
          <table:table-cell table:formula="of:=1/([.$E$8]*[.C12])" office:value-type="float" office:value="0.1">
            <text:p>0.1</text:p>
          </table:table-cell>
          <table:table-cell table:formula="of:=[.C12]*[.$F$8]" office:value-type="float" office:value="1">
            <text:p>1</text:p>
          </table:table-cell>
          <table:table-cell table:formula="of:=1/(3*[.C12])" office:value-type="float" office:value="0.333333333333333">
            <text:p>0.3333333333</text:p>
          </table:table-cell>
          <table:table-cell table:formula="of:=1/(10/(9*[.$B$8]*[.C12])+[.A12])" office:value-type="float" office:value="0.0089197224975223">
            <text:p>0.0089197225</text:p>
          </table:table-cell>
          <table:table-cell table:formula="of:=10*[.I12]*[.H12]/(3*[.$B$8])" office:value-type="float" office:value="0.991080277502478">
            <text:p>0.9910802775</text:p>
          </table:table-cell>
          <table:table-cell table:formula="of:=[.$D$6]*[.$D$8]*LN([.J12])/LN([.$G$8])" office:value-type="float" office:value="0.00972791559227639">
            <text:p>0.0097279156</text:p>
          </table:table-cell>
          <table:table-cell table:formula="of:=-LN([.$A$5])/LN([.D12])" office:value-type="float" office:value="1355.48945618466">
            <text:p>1355.4894561847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13]+[.B13]" office:value-type="float" office:value="2">
            <text:p>2</text:p>
          </table:table-cell>
          <table:table-cell table:formula="of:=1/(1+[.K13])" office:value-type="float" office:value="0.963020597905346">
            <text:p>0.9630205979</text:p>
          </table:table-cell>
          <table:table-cell office:value-type="float" office:value="0.92379">
            <text:p>0.92379</text:p>
          </table:table-cell>
          <table:table-cell table:formula="of:=1/([.$E$8]*[.C13])" office:value-type="float" office:value="0.05">
            <text:p>0.05</text:p>
          </table:table-cell>
          <table:table-cell table:formula="of:=[.C13]*[.$F$8]" office:value-type="float" office:value="2">
            <text:p>2</text:p>
          </table:table-cell>
          <table:table-cell table:formula="of:=1/(3*[.C13])" office:value-type="float" office:value="0.166666666666667">
            <text:p>0.1666666667</text:p>
          </table:table-cell>
          <table:table-cell table:formula="of:=1/(10/(9*[.$B$8]*[.C13])+[.A13])" office:value-type="float" office:value="0.0173745173745174">
            <text:p>0.0173745174</text:p>
          </table:table-cell>
          <table:table-cell table:formula="of:=10*[.I13]*[.H13]/(3*[.$B$8])" office:value-type="float" office:value="0.965250965250965">
            <text:p>0.9652509653</text:p>
          </table:table-cell>
          <table:table-cell table:formula="of:=[.$D$6]*[.$D$8]*LN([.J13])/LN([.$G$8])" office:value-type="float" office:value="0.0383993885230356">
            <text:p>0.0383993885</text:p>
          </table:table-cell>
          <table:table-cell table:formula="of:=-LN([.$A$5])/LN([.D13])" office:value-type="float" office:value="348.2536325986">
            <text:p>348.253632598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14]+[.B14]" office:value-type="float" office:value="3">
            <text:p>3</text:p>
          </table:table-cell>
          <table:table-cell table:formula="of:=1/(1+[.K14])" office:value-type="float" office:value="0.922029297884438">
            <text:p>0.9220292979</text:p>
          </table:table-cell>
          <table:table-cell office:value-type="float" office:value="0.922581">
            <text:p>0.922581</text:p>
          </table:table-cell>
          <table:table-cell table:formula="of:=1/([.$E$8]*[.C14])" office:value-type="float" office:value="0.0333333333333333">
            <text:p>0.0333333333</text:p>
          </table:table-cell>
          <table:table-cell table:formula="of:=[.C14]*[.$F$8]" office:value-type="float" office:value="3">
            <text:p>3</text:p>
          </table:table-cell>
          <table:table-cell table:formula="of:=1/(3*[.C14])" office:value-type="float" office:value="0.111111111111111">
            <text:p>0.1111111111</text:p>
          </table:table-cell>
          <table:table-cell table:formula="of:=1/(10/(9*[.$B$8]*[.C14])+[.A14])" office:value-type="float" office:value="0.0249768732654949">
            <text:p>0.0249768733</text:p>
          </table:table-cell>
          <table:table-cell table:formula="of:=10*[.I14]*[.H14]/(3*[.$B$8])" office:value-type="float" office:value="0.925069380203515">
            <text:p>0.9250693802</text:p>
          </table:table-cell>
          <table:table-cell table:formula="of:=[.$D$6]*[.$D$8]*LN([.J14])/LN([.$G$8])" office:value-type="float" office:value="0.0845642348832758">
            <text:p>0.0845642349</text:p>
          </table:table-cell>
          <table:table-cell table:formula="of:=-LN([.$A$5])/LN([.D14])" office:value-type="float" office:value="161.648700378535">
            <text:p>161.648700378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15]+[.B15]" office:value-type="float" office:value="4">
            <text:p>4</text:p>
          </table:table-cell>
          <table:table-cell table:formula="of:=1/(1+[.K15])" office:value-type="float" office:value="0.872550812257638">
            <text:p>0.8725508123</text:p>
          </table:table-cell>
          <table:table-cell office:value-type="float" office:value="0.902218">
            <text:p>0.902218</text:p>
          </table:table-cell>
          <table:table-cell table:formula="of:=1/([.$E$8]*[.C15])" office:value-type="float" office:value="0.025">
            <text:p>0.025</text:p>
          </table:table-cell>
          <table:table-cell table:formula="of:=[.C15]*[.$F$8]" office:value-type="float" office:value="4">
            <text:p>4</text:p>
          </table:table-cell>
          <table:table-cell table:formula="of:=1/(3*[.C15])" office:value-type="float" office:value="0.0833333333333333">
            <text:p>0.0833333333</text:p>
          </table:table-cell>
          <table:table-cell table:formula="of:=1/(10/(9*[.$B$8]*[.C15])+[.A15])" office:value-type="float" office:value="0.0314685314685315">
            <text:p>0.0314685315</text:p>
          </table:table-cell>
          <table:table-cell table:formula="of:=10*[.I15]*[.H15]/(3*[.$B$8])" office:value-type="float" office:value="0.874125874125874">
            <text:p>0.8741258741</text:p>
          </table:table-cell>
          <table:table-cell table:formula="of:=[.$D$6]*[.$D$8]*LN([.J15])/LN([.$G$8])" office:value-type="float" office:value="0.146065061142514">
            <text:p>0.1460650611</text:p>
          </table:table-cell>
          <table:table-cell table:formula="of:=-LN([.$A$5])/LN([.D15])" office:value-type="float" office:value="96.2513087724665">
            <text:p>96.251308772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16]+[.B16]" office:value-type="float" office:value="5">
            <text:p>5</text:p>
          </table:table-cell>
          <table:table-cell table:formula="of:=1/(1+[.K16])" office:value-type="float" office:value="0.819443612671263">
            <text:p>0.8194436127</text:p>
          </table:table-cell>
          <table:table-cell office:value-type="float" office:value="0.846774">
            <text:p>0.846774</text:p>
          </table:table-cell>
          <table:table-cell table:formula="of:=1/([.$E$8]*[.C16])" office:value-type="float" office:value="0.02">
            <text:p>0.02</text:p>
          </table:table-cell>
          <table:table-cell table:formula="of:=[.C16]*[.$F$8]" office:value-type="float" office:value="5">
            <text:p>5</text:p>
          </table:table-cell>
          <table:table-cell table:formula="of:=1/(3*[.C16])" office:value-type="float" office:value="0.0666666666666667">
            <text:p>0.0666666667</text:p>
          </table:table-cell>
          <table:table-cell table:formula="of:=1/(10/(9*[.$B$8]*[.C16])+[.A16])" office:value-type="float" office:value="0.036734693877551">
            <text:p>0.0367346939</text:p>
          </table:table-cell>
          <table:table-cell table:formula="of:=10*[.I16]*[.H16]/(3*[.$B$8])" office:value-type="float" office:value="0.816326530612245">
            <text:p>0.8163265306</text:p>
          </table:table-cell>
          <table:table-cell table:formula="of:=[.$D$6]*[.$D$8]*LN([.J16])/LN([.$G$8])" office:value-type="float" office:value="0.220340221751378">
            <text:p>0.2203402218</text:p>
          </table:table-cell>
          <table:table-cell table:formula="of:=-LN([.$A$5])/LN([.D16])" office:value-type="float" office:value="65.8985777917813">
            <text:p>65.898577791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17]+[.B17]" office:value-type="float" office:value="6">
            <text:p>6</text:p>
          </table:table-cell>
          <table:table-cell table:formula="of:=1/(1+[.K17])" office:value-type="float" office:value="0.766447995388386">
            <text:p>0.7664479954</text:p>
          </table:table-cell>
          <table:table-cell office:value-type="float" office:value="0.776815">
            <text:p>0.776815</text:p>
          </table:table-cell>
          <table:table-cell table:formula="of:=1/([.$E$8]*[.C17])" office:value-type="float" office:value="0.0166666666666667">
            <text:p>0.0166666667</text:p>
          </table:table-cell>
          <table:table-cell table:formula="of:=[.C17]*[.$F$8]" office:value-type="float" office:value="6">
            <text:p>6</text:p>
          </table:table-cell>
          <table:table-cell table:formula="of:=1/(3*[.C17])" office:value-type="float" office:value="0.0555555555555556">
            <text:p>0.0555555556</text:p>
          </table:table-cell>
          <table:table-cell table:formula="of:=1/(10/(9*[.$B$8]*[.C17])+[.A17])" office:value-type="float" office:value="0.040785498489426">
            <text:p>0.0407854985</text:p>
          </table:table-cell>
          <table:table-cell table:formula="of:=10*[.I17]*[.H17]/(3*[.$B$8])" office:value-type="float" office:value="0.755287009063444">
            <text:p>0.7552870091</text:p>
          </table:table-cell>
          <table:table-cell table:formula="of:=[.$D$6]*[.$D$8]*LN([.J17])/LN([.$G$8])" office:value-type="float" office:value="0.304719962759203">
            <text:p>0.3047199628</text:p>
          </table:table-cell>
          <table:table-cell table:formula="of:=-LN([.$A$5])/LN([.D17])" office:value-type="float" office:value="49.3343390391725">
            <text:p>49.334339039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18]+[.B18]" office:value-type="float" office:value="7">
            <text:p>7</text:p>
          </table:table-cell>
          <table:table-cell table:formula="of:=1/(1+[.K18])" office:value-type="float" office:value="0.715993895681602">
            <text:p>0.7159938957</text:p>
          </table:table-cell>
          <table:table-cell office:value-type="float" office:value="0.713508">
            <text:p>0.713508</text:p>
          </table:table-cell>
          <table:table-cell table:formula="of:=1/([.$E$8]*[.C18])" office:value-type="float" office:value="0.0142857142857143">
            <text:p>0.0142857143</text:p>
          </table:table-cell>
          <table:table-cell table:formula="of:=[.C18]*[.$F$8]" office:value-type="float" office:value="7">
            <text:p>7</text:p>
          </table:table-cell>
          <table:table-cell table:formula="of:=1/(3*[.C18])" office:value-type="float" office:value="0.0476190476190476">
            <text:p>0.0476190476</text:p>
          </table:table-cell>
          <table:table-cell table:formula="of:=1/(10/(9*[.$B$8]*[.C18])+[.A18])" office:value-type="float" office:value="0.0437196391394865">
            <text:p>0.0437196391</text:p>
          </table:table-cell>
          <table:table-cell table:formula="of:=10*[.I18]*[.H18]/(3*[.$B$8])" office:value-type="float" office:value="0.693962526023595">
            <text:p>0.693962526</text:p>
          </table:table-cell>
          <table:table-cell table:formula="of:=[.$D$6]*[.$D$8]*LN([.J18])/LN([.$G$8])" office:value-type="float" office:value="0.396659952034973">
            <text:p>0.396659952</text:p>
          </table:table-cell>
          <table:table-cell table:formula="of:=-LN([.$A$5])/LN([.D18])" office:value-type="float" office:value="39.2786772498528">
            <text:p>39.278677249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19]+[.B19]" office:value-type="float" office:value="8">
            <text:p>8</text:p>
          </table:table-cell>
          <table:table-cell table:formula="of:=1/(1+[.K19])" office:value-type="float" office:value="0.66939309004762">
            <text:p>0.66939309</text:p>
          </table:table-cell>
          <table:table-cell office:value-type="float" office:value="0.649579">
            <text:p>0.649579</text:p>
          </table:table-cell>
          <table:table-cell table:formula="of:=1/([.$E$8]*[.C19])" office:value-type="float" office:value="0.0125">
            <text:p>0.0125</text:p>
          </table:table-cell>
          <table:table-cell table:formula="of:=[.C19]*[.$F$8]" office:value-type="float" office:value="8">
            <text:p>8</text:p>
          </table:table-cell>
          <table:table-cell table:formula="of:=1/(3*[.C19])" office:value-type="float" office:value="0.0416666666666667">
            <text:p>0.0416666667</text:p>
          </table:table-cell>
          <table:table-cell table:formula="of:=1/(10/(9*[.$B$8]*[.C19])+[.A19])" office:value-type="float" office:value="0.0456852791878173">
            <text:p>0.0456852792</text:p>
          </table:table-cell>
          <table:table-cell table:formula="of:=10*[.I19]*[.H19]/(3*[.$B$8])" office:value-type="float" office:value="0.634517766497462">
            <text:p>0.6345177665</text:p>
          </table:table-cell>
          <table:table-cell table:formula="of:=[.$D$6]*[.$D$8]*LN([.J19])/LN([.$G$8])" office:value-type="float" office:value="0.493890532883841">
            <text:p>0.4938905329</text:p>
          </table:table-cell>
          <table:table-cell table:formula="of:=-LN([.$A$5])/LN([.D19])" office:value-type="float" office:value="32.6928066275759">
            <text:p>32.692806627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20]+[.B20]" office:value-type="float" office:value="9">
            <text:p>9</text:p>
          </table:table-cell>
          <table:table-cell table:formula="of:=1/(1+[.K20])" office:value-type="float" office:value="0.627160771436483">
            <text:p>0.6271607714</text:p>
          </table:table-cell>
          <table:table-cell office:value-type="float" office:value="0.596976">
            <text:p>0.596976</text:p>
          </table:table-cell>
          <table:table-cell table:formula="of:=1/([.$E$8]*[.C20])" office:value-type="float" office:value="0.0111111111111111">
            <text:p>0.0111111111</text:p>
          </table:table-cell>
          <table:table-cell table:formula="of:=[.C20]*[.$F$8]" office:value-type="float" office:value="9">
            <text:p>9</text:p>
          </table:table-cell>
          <table:table-cell table:formula="of:=1/(3*[.C20])" office:value-type="float" office:value="0.037037037037037">
            <text:p>0.037037037</text:p>
          </table:table-cell>
          <table:table-cell table:formula="of:=1/(10/(9*[.$B$8]*[.C20])+[.A20])" office:value-type="float" office:value="0.0468478889531521">
            <text:p>0.046847889</text:p>
          </table:table-cell>
          <table:table-cell table:formula="of:=10*[.I20]*[.H20]/(3*[.$B$8])" office:value-type="float" office:value="0.578368999421631">
            <text:p>0.5783689994</text:p>
          </table:table-cell>
          <table:table-cell table:formula="of:=[.$D$6]*[.$D$8]*LN([.J20])/LN([.$G$8])" office:value-type="float" office:value="0.594487483184807">
            <text:p>0.5944874832</text:p>
          </table:table-cell>
          <table:table-cell table:formula="of:=-LN([.$A$5])/LN([.D20])" office:value-type="float" office:value="28.1262395700116">
            <text:p>28.1262395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21]+[.B21]" office:value-type="float" office:value="10">
            <text:p>10</text:p>
          </table:table-cell>
          <table:table-cell table:formula="of:=1/(1+[.K21])" office:value-type="float" office:value="0.589315473889911">
            <text:p>0.5893154739</text:p>
          </table:table-cell>
          <table:table-cell office:value-type="float" office:value="0.559073">
            <text:p>0.559073</text:p>
          </table:table-cell>
          <table:table-cell table:formula="of:=1/([.$E$8]*[.C21])" office:value-type="float" office:value="0.01">
            <text:p>0.01</text:p>
          </table:table-cell>
          <table:table-cell table:formula="of:=[.C21]*[.$F$8]" office:value-type="float" office:value="10">
            <text:p>10</text:p>
          </table:table-cell>
          <table:table-cell table:formula="of:=1/(3*[.C21])" office:value-type="float" office:value="0.0333333333333333">
            <text:p>0.0333333333</text:p>
          </table:table-cell>
          <table:table-cell table:formula="of:=1/(10/(9*[.$B$8]*[.C21])+[.A21])" office:value-type="float" office:value="0.0473684210526316">
            <text:p>0.0473684211</text:p>
          </table:table-cell>
          <table:table-cell table:formula="of:=10*[.I21]*[.H21]/(3*[.$B$8])" office:value-type="float" office:value="0.526315789473684">
            <text:p>0.5263157895</text:p>
          </table:table-cell>
          <table:table-cell table:formula="of:=[.$D$6]*[.$D$8]*LN([.J21])/LN([.$G$8])" office:value-type="float" office:value="0.696884002382072">
            <text:p>0.6968840024</text:p>
          </table:table-cell>
          <table:table-cell table:formula="of:=-LN([.$A$5])/LN([.D21])" office:value-type="float" office:value="24.8156608701222">
            <text:p>24.815660870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22]+[.B22]" office:value-type="float" office:value="12">
            <text:p>12</text:p>
          </table:table-cell>
          <table:table-cell table:formula="of:=1/(1+[.K22])" office:value-type="float" office:value="0.525643599394876">
            <text:p>0.5256435994</text:p>
          </table:table-cell>
          <table:table-cell office:value-type="float" office:value="0.495565">
            <text:p>0.495565</text:p>
          </table:table-cell>
          <table:table-cell table:formula="of:=1/([.$E$8]*[.C22])" office:value-type="float" office:value="0.00833333333333333">
            <text:p>0.0083333333</text:p>
          </table:table-cell>
          <table:table-cell table:formula="of:=[.C22]*[.$F$8]" office:value-type="float" office:value="12">
            <text:p>12</text:p>
          </table:table-cell>
          <table:table-cell table:formula="of:=1/(3*[.C22])" office:value-type="float" office:value="0.0277777777777778">
            <text:p>0.0277777778</text:p>
          </table:table-cell>
          <table:table-cell table:formula="of:=1/(10/(9*[.$B$8]*[.C22])+[.A22])" office:value-type="float" office:value="0.0470383275261324">
            <text:p>0.0470383275</text:p>
          </table:table-cell>
          <table:table-cell table:formula="of:=10*[.I22]*[.H22]/(3*[.$B$8])" office:value-type="float" office:value="0.435540069686411">
            <text:p>0.4355400697</text:p>
          </table:table-cell>
          <table:table-cell table:formula="of:=[.$D$6]*[.$D$8]*LN([.J22])/LN([.$G$8])" office:value-type="float" office:value="0.90242970931484">
            <text:p>0.9024297093</text:p>
          </table:table-cell>
          <table:table-cell table:formula="of:=-LN([.$A$5])/LN([.D22])" office:value-type="float" office:value="20.4038458057503">
            <text:p>20.403845805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23]+[.B23]" office:value-type="float" office:value="15">
            <text:p>15</text:p>
          </table:table-cell>
          <table:table-cell table:formula="of:=1/(1+[.K23])" office:value-type="float" office:value="0.454171083907449">
            <text:p>0.4541710839</text:p>
          </table:table-cell>
          <table:table-cell office:value-type="float" office:value="0.416331">
            <text:p>0.416331</text:p>
          </table:table-cell>
          <table:table-cell table:formula="of:=1/([.$E$8]*[.C23])" office:value-type="float" office:value="0.00666666666666667">
            <text:p>0.0066666667</text:p>
          </table:table-cell>
          <table:table-cell table:formula="of:=[.C23]*[.$F$8]" office:value-type="float" office:value="15">
            <text:p>15</text:p>
          </table:table-cell>
          <table:table-cell table:formula="of:=1/(3*[.C23])" office:value-type="float" office:value="0.0222222222222222">
            <text:p>0.0222222222</text:p>
          </table:table-cell>
          <table:table-cell table:formula="of:=1/(10/(9*[.$B$8]*[.C23])+[.A23])" office:value-type="float" office:value="0.0446280991735537">
            <text:p>0.0446280992</text:p>
          </table:table-cell>
          <table:table-cell table:formula="of:=10*[.I23]*[.H23]/(3*[.$B$8])" office:value-type="float" office:value="0.330578512396694">
            <text:p>0.3305785124</text:p>
          </table:table-cell>
          <table:table-cell table:formula="of:=[.$D$6]*[.$D$8]*LN([.J23])/LN([.$G$8])" office:value-type="float" office:value="1.20181344747122">
            <text:p>1.2018134475</text:p>
          </table:table-cell>
          <table:table-cell table:formula="of:=-LN([.$A$5])/LN([.D23])" office:value-type="float" office:value="16.625711423714">
            <text:p>16.625711423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24]+[.B24]" office:value-type="float" office:value="20">
            <text:p>20</text:p>
          </table:table-cell>
          <table:table-cell table:formula="of:=1/(1+[.K24])" office:value-type="float" office:value="0.376379254121412">
            <text:p>0.3763792541</text:p>
          </table:table-cell>
          <table:table-cell office:value-type="float" office:value="0.353427">
            <text:p>0.353427</text:p>
          </table:table-cell>
          <table:table-cell table:formula="of:=1/([.$E$8]*[.C24])" office:value-type="float" office:value="0.005">
            <text:p>0.005</text:p>
          </table:table-cell>
          <table:table-cell table:formula="of:=[.C24]*[.$F$8]" office:value-type="float" office:value="20">
            <text:p>20</text:p>
          </table:table-cell>
          <table:table-cell table:formula="of:=1/(3*[.C24])" office:value-type="float" office:value="0.0166666666666667">
            <text:p>0.0166666667</text:p>
          </table:table-cell>
          <table:table-cell table:formula="of:=1/(10/(9*[.$B$8]*[.C24])+[.A24])" office:value-type="float" office:value="0.0391304347826087">
            <text:p>0.0391304348</text:p>
          </table:table-cell>
          <table:table-cell table:formula="of:=10*[.I24]*[.H24]/(3*[.$B$8])" office:value-type="float" office:value="0.217391304347826">
            <text:p>0.2173913043</text:p>
          </table:table-cell>
          <table:table-cell table:formula="of:=[.$D$6]*[.$D$8]*LN([.J24])/LN([.$G$8])" office:value-type="float" office:value="1.65689457920394">
            <text:p>1.6568945792</text:p>
          </table:table-cell>
          <table:table-cell table:formula="of:=-LN([.$A$5])/LN([.D24])" office:value-type="float" office:value="13.429111280093">
            <text:p>13.429111280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25]+[.B25]" office:value-type="float" office:value="30">
            <text:p>30</text:p>
          </table:table-cell>
          <table:table-cell table:formula="of:=1/(1+[.K25])" office:value-type="float" office:value="0.294325104636323">
            <text:p>0.2943251046</text:p>
          </table:table-cell>
          <table:table-cell office:value-type="float" office:value="0.270968">
            <text:p>0.270968</text:p>
          </table:table-cell>
          <table:table-cell table:formula="of:=1/([.$E$8]*[.C25])" office:value-type="float" office:value="0.00333333333333333">
            <text:p>0.0033333333</text:p>
          </table:table-cell>
          <table:table-cell table:formula="of:=[.C25]*[.$F$8]" office:value-type="float" office:value="30">
            <text:p>30</text:p>
          </table:table-cell>
          <table:table-cell table:formula="of:=1/(3*[.C25])" office:value-type="float" office:value="0.0111111111111111">
            <text:p>0.0111111111</text:p>
          </table:table-cell>
          <table:table-cell table:formula="of:=1/(10/(9*[.$B$8]*[.C25])+[.A25])" office:value-type="float" office:value="0.0296703296703297">
            <text:p>0.0296703297</text:p>
          </table:table-cell>
          <table:table-cell table:formula="of:=10*[.I25]*[.H25]/(3*[.$B$8])" office:value-type="float" office:value="0.10989010989011">
            <text:p>0.1098901099</text:p>
          </table:table-cell>
          <table:table-cell table:formula="of:=[.$D$6]*[.$D$8]*LN([.J25])/LN([.$G$8])" office:value-type="float" office:value="2.39760348080273">
            <text:p>2.3976034808</text:p>
          </table:table-cell>
          <table:table-cell table:formula="of:=-LN([.$A$5])/LN([.D25])" office:value-type="float" office:value="10.7290342300753">
            <text:p>10.729034230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26]+[.B26]" office:value-type="float" office:value="35">
            <text:p>35</text:p>
          </table:table-cell>
          <table:table-cell table:formula="of:=1/(1+[.K26])" office:value-type="float" office:value="0.270254733353795">
            <text:p>0.2702547334</text:p>
          </table:table-cell>
          <table:table-cell office:value-type="float" office:value="0.221976">
            <text:p>0.221976</text:p>
          </table:table-cell>
          <table:table-cell table:formula="of:=1/([.$E$8]*[.C26])" office:value-type="float" office:value="0.00285714285714286">
            <text:p>0.0028571429</text:p>
          </table:table-cell>
          <table:table-cell table:formula="of:=[.C26]*[.$F$8]" office:value-type="float" office:value="35">
            <text:p>35</text:p>
          </table:table-cell>
          <table:table-cell table:formula="of:=1/(3*[.C26])" office:value-type="float" office:value="0.00952380952380952">
            <text:p>0.0095238095</text:p>
          </table:table-cell>
          <table:table-cell table:formula="of:=1/(10/(9*[.$B$8]*[.C26])+[.A26])" office:value-type="float" office:value="0.0261954261954262">
            <text:p>0.0261954262</text:p>
          </table:table-cell>
          <table:table-cell table:formula="of:=10*[.I26]*[.H26]/(3*[.$B$8])" office:value-type="float" office:value="0.0831600831600831">
            <text:p>0.0831600832</text:p>
          </table:table-cell>
          <table:table-cell table:formula="of:=[.$D$6]*[.$D$8]*LN([.J26])/LN([.$G$8])" office:value-type="float" office:value="2.70021271261467">
            <text:p>2.7002127126</text:p>
          </table:table-cell>
          <table:table-cell table:formula="of:=-LN([.$A$5])/LN([.D26])" office:value-type="float" office:value="10.0293951263906">
            <text:p>10.0293951264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27]+[.B27]" office:value-type="float" office:value="50">
            <text:p>50</text:p>
          </table:table-cell>
          <table:table-cell table:formula="of:=1/(1+[.K27])" office:value-type="float" office:value="0.225852441072993">
            <text:p>0.2258524411</text:p>
          </table:table-cell>
          <table:table-cell office:value-type="float" office:value="0.174194">
            <text:p>0.174194</text:p>
          </table:table-cell>
          <table:table-cell table:formula="of:=1/([.$E$8]*[.C27])" office:value-type="float" office:value="0.002">
            <text:p>0.002</text:p>
          </table:table-cell>
          <table:table-cell table:formula="of:=[.C27]*[.$F$8]" office:value-type="float" office:value="50">
            <text:p>50</text:p>
          </table:table-cell>
          <table:table-cell table:formula="of:=1/(3*[.C27])" office:value-type="float" office:value="0.00666666666666667">
            <text:p>0.0066666667</text:p>
          </table:table-cell>
          <table:table-cell table:formula="of:=1/(10/(9*[.$B$8]*[.C27])+[.A27])" office:value-type="float" office:value="0.0191489361702128">
            <text:p>0.0191489362</text:p>
          </table:table-cell>
          <table:table-cell table:formula="of:=10*[.I27]*[.H27]/(3*[.$B$8])" office:value-type="float" office:value="0.0425531914893617">
            <text:p>0.0425531915</text:p>
          </table:table-cell>
          <table:table-cell table:formula="of:=[.$D$6]*[.$D$8]*LN([.J27])/LN([.$G$8])" office:value-type="float" office:value="3.42766965567934">
            <text:p>3.4276696557</text:p>
          </table:table-cell>
          <table:table-cell table:formula="of:=-LN([.$A$5])/LN([.D27])" office:value-type="float" office:value="8.81954291401681">
            <text:p>8.819542914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28]+[.B28]" office:value-type="float" office:value="100">
            <text:p>100</text:p>
          </table:table-cell>
          <table:table-cell table:formula="of:=1/(1+[.K28])" office:value-type="float" office:value="0.169560399110435">
            <text:p>0.1695603991</text:p>
          </table:table-cell>
          <table:table-cell office:value-type="float" office:value="0.174194">
            <text:p>0.174194</text:p>
          </table:table-cell>
          <table:table-cell table:formula="of:=1/([.$E$8]*[.C28])" office:value-type="float" office:value="0.001">
            <text:p>0.001</text:p>
          </table:table-cell>
          <table:table-cell table:formula="of:=[.C28]*[.$F$8]" office:value-type="float" office:value="100">
            <text:p>100</text:p>
          </table:table-cell>
          <table:table-cell table:formula="of:=1/(3*[.C28])" office:value-type="float" office:value="0.00333333333333333">
            <text:p>0.0033333333</text:p>
          </table:table-cell>
          <table:table-cell table:formula="of:=1/(10/(9*[.$B$8]*[.C28])+[.A28])" office:value-type="float" office:value="0.00989010989010989">
            <text:p>0.0098901099</text:p>
          </table:table-cell>
          <table:table-cell table:formula="of:=10*[.I28]*[.H28]/(3*[.$B$8])" office:value-type="float" office:value="0.010989010989011">
            <text:p>0.010989011</text:p>
          </table:table-cell>
          <table:table-cell table:formula="of:=[.$D$6]*[.$D$8]*LN([.J28])/LN([.$G$8])" office:value-type="float" office:value="4.89760348080274">
            <text:p>4.8976034808</text:p>
          </table:table-cell>
          <table:table-cell table:formula="of:=-LN([.$A$5])/LN([.D28])" office:value-type="float" office:value="7.39477184329792">
            <text:p>7.3947718433</text:p>
          </table:table-cell>
          <table:table-cell/>
        </table:table-row>
        <table:table-row table:style-name="ro1" table:number-rows-repeated="60">
          <table:table-cell table:number-columns-repeated="13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2" office:value-type="float" office:value="500000">
            <text:p>5.00E+005</text:p>
          </table:table-cell>
          <table:table-cell table:number-columns-repeated="3"/>
          <table:table-cell table:style-name="ce1" office:value-type="string">
            <text:p>l/L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F93]/[.E93]" office:value-type="float" office:value="0.2">
            <text:p>0.2</text:p>
          </table:table-cell>
          <table:table-cell table:number-columns-repeated="3"/>
          <table:table-cell table:number-columns-spanned="4" table:number-rows-spanned="1"/>
          <table:covered-table-cell table:number-columns-repeated="3"/>
          <table:table-cell/>
        </table:table-row>
        <table:table-row table:style-name="ro2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n_s</text:p>
          </table:table-cell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table:formula="of:=[.A93]*[.A93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01">
            <text:p>1.00E-004</text:p>
          </table:table-cell>
          <table:table-cell office:value-type="float" office:value="1">
            <text:p>1</text:p>
          </table:table-cell>
          <table:table-cell office:value-type="string" table:number-columns-spanned="3" table:number-rows-spanned="1">
            <text:p>measured in block 12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97]+[.B97]" office:value-type="float" office:value="1">
            <text:p>1</text:p>
          </table:table-cell>
          <table:table-cell table:formula="of:=1/(1+[.K97])" office:value-type="float" office:value="0.98091547412903">
            <text:p>0.9809154741</text:p>
          </table:table-cell>
          <table:table-cell office:value-type="float" office:value="0.976414">
            <text:p>0.976414</text:p>
          </table:table-cell>
          <table:table-cell table:formula="of:=1/([.$E$93]*[.C97])" office:value-type="float" office:value="0.1">
            <text:p>0.1</text:p>
          </table:table-cell>
          <table:table-cell table:formula="of:=[.C97]*[.$F$93]" office:value-type="float" office:value="2">
            <text:p>2</text:p>
          </table:table-cell>
          <table:table-cell table:formula="of:=1/(3*[.C97])" office:value-type="float" office:value="0.333333333333333">
            <text:p>0.3333333333</text:p>
          </table:table-cell>
          <table:table-cell table:formula="of:=1/(10/(9*[.$B$93]*[.C97])+[.A97])" office:value-type="float" office:value="0.0089197224975223">
            <text:p>0.0089197225</text:p>
          </table:table-cell>
          <table:table-cell table:formula="of:=10*[.I97]*[.H97]/(3*[.$B$93])" office:value-type="float" office:value="0.991080277502478">
            <text:p>0.9910802775</text:p>
          </table:table-cell>
          <table:table-cell table:formula="of:=[.$H$93]*[.$D$93]*LN([.J97])/LN([.$G$93])" office:value-type="float" office:value="0.0194558311845528">
            <text:p>0.0194558312</text:p>
          </table:table-cell>
          <table:table-cell table:formula="of:=-LN([.$A$90])/LN([.D97])" office:value-type="float" office:value="681.009541019891">
            <text:p>681.009541019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98]+[.B98]" office:value-type="float" office:value="2">
            <text:p>2</text:p>
          </table:table-cell>
          <table:table-cell table:formula="of:=1/(1+[.K98])" office:value-type="float" office:value="0.928678617878124">
            <text:p>0.9286786179</text:p>
          </table:table-cell>
          <table:table-cell office:value-type="float" office:value="0.953029">
            <text:p>0.953029</text:p>
          </table:table-cell>
          <table:table-cell table:formula="of:=1/([.$E$93]*[.C98])" office:value-type="float" office:value="0.05">
            <text:p>0.05</text:p>
          </table:table-cell>
          <table:table-cell table:formula="of:=[.C98]*[.$F$93]" office:value-type="float" office:value="4">
            <text:p>4</text:p>
          </table:table-cell>
          <table:table-cell table:formula="of:=1/(3*[.C98])" office:value-type="float" office:value="0.166666666666667">
            <text:p>0.1666666667</text:p>
          </table:table-cell>
          <table:table-cell table:formula="of:=1/(10/(9*[.$B$93]*[.C98])+[.A98])" office:value-type="float" office:value="0.0173745173745174">
            <text:p>0.0173745174</text:p>
          </table:table-cell>
          <table:table-cell table:formula="of:=10*[.I98]*[.H98]/(3*[.$B$93])" office:value-type="float" office:value="0.965250965250965">
            <text:p>0.9652509653</text:p>
          </table:table-cell>
          <table:table-cell table:formula="of:=[.$H$93]*[.$D$93]*LN([.J98])/LN([.$G$93])" office:value-type="float" office:value="0.0767987770460712">
            <text:p>0.076798777</text:p>
          </table:table-cell>
          <table:table-cell table:formula="of:=-LN([.$A$90])/LN([.D98])" office:value-type="float" office:value="177.34710332261">
            <text:p>177.347103322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99]+[.B99]" office:value-type="float" office:value="3">
            <text:p>3</text:p>
          </table:table-cell>
          <table:table-cell table:formula="of:=1/(1+[.K99])" office:value-type="float" office:value="0.855337993950038">
            <text:p>0.855337994</text:p>
          </table:table-cell>
          <table:table-cell office:value-type="float" office:value="0.836912">
            <text:p>0.836912</text:p>
          </table:table-cell>
          <table:table-cell table:formula="of:=1/([.$E$93]*[.C99])" office:value-type="float" office:value="0.0333333333333333">
            <text:p>0.0333333333</text:p>
          </table:table-cell>
          <table:table-cell table:formula="of:=[.C99]*[.$F$93]" office:value-type="float" office:value="6">
            <text:p>6</text:p>
          </table:table-cell>
          <table:table-cell table:formula="of:=1/(3*[.C99])" office:value-type="float" office:value="0.111111111111111">
            <text:p>0.1111111111</text:p>
          </table:table-cell>
          <table:table-cell table:formula="of:=1/(10/(9*[.$B$93]*[.C99])+[.A99])" office:value-type="float" office:value="0.0249768732654949">
            <text:p>0.0249768733</text:p>
          </table:table-cell>
          <table:table-cell table:formula="of:=10*[.I99]*[.H99]/(3*[.$B$93])" office:value-type="float" office:value="0.925069380203515">
            <text:p>0.9250693802</text:p>
          </table:table-cell>
          <table:table-cell table:formula="of:=[.$H$93]*[.$D$93]*LN([.J99])/LN([.$G$93])" office:value-type="float" office:value="0.169128469766552">
            <text:p>0.1691284698</text:p>
          </table:table-cell>
          <table:table-cell table:formula="of:=-LN([.$A$90])/LN([.D99])" office:value-type="float" office:value="83.9785176267106">
            <text:p>83.978517626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100]+[.B100]" office:value-type="float" office:value="4">
            <text:p>4</text:p>
          </table:table-cell>
          <table:table-cell table:formula="of:=1/(1+[.K100])" office:value-type="float" office:value="0.77391586400879">
            <text:p>0.773915864</text:p>
          </table:table-cell>
          <table:table-cell office:value-type="float" office:value="0.694184">
            <text:p>0.694184</text:p>
          </table:table-cell>
          <table:table-cell table:formula="of:=1/([.$E$93]*[.C100])" office:value-type="float" office:value="0.025">
            <text:p>0.025</text:p>
          </table:table-cell>
          <table:table-cell table:formula="of:=[.C100]*[.$F$93]" office:value-type="float" office:value="8">
            <text:p>8</text:p>
          </table:table-cell>
          <table:table-cell table:formula="of:=1/(3*[.C100])" office:value-type="float" office:value="0.0833333333333333">
            <text:p>0.0833333333</text:p>
          </table:table-cell>
          <table:table-cell table:formula="of:=1/(10/(9*[.$B$93]*[.C100])+[.A100])" office:value-type="float" office:value="0.0314685314685315">
            <text:p>0.0314685315</text:p>
          </table:table-cell>
          <table:table-cell table:formula="of:=10*[.I100]*[.H100]/(3*[.$B$93])" office:value-type="float" office:value="0.874125874125874">
            <text:p>0.8741258741</text:p>
          </table:table-cell>
          <table:table-cell table:formula="of:=[.$H$93]*[.$D$93]*LN([.J100])/LN([.$G$93])" office:value-type="float" office:value="0.292130122285027">
            <text:p>0.2921301223</text:p>
          </table:table-cell>
          <table:table-cell table:formula="of:=-LN([.$A$90])/LN([.D100])" office:value-type="float" office:value="51.2008081943762">
            <text:p>51.200808194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101]+[.B101]" office:value-type="float" office:value="5">
            <text:p>5</text:p>
          </table:table-cell>
          <table:table-cell table:formula="of:=1/(1+[.K101])" office:value-type="float" office:value="0.694116453450759">
            <text:p>0.6941164535</text:p>
          </table:table-cell>
          <table:table-cell office:value-type="float" office:value="0.585677">
            <text:p>0.585677</text:p>
          </table:table-cell>
          <table:table-cell table:formula="of:=1/([.$E$93]*[.C101])" office:value-type="float" office:value="0.02">
            <text:p>0.02</text:p>
          </table:table-cell>
          <table:table-cell table:formula="of:=[.C101]*[.$F$93]" office:value-type="float" office:value="10">
            <text:p>10</text:p>
          </table:table-cell>
          <table:table-cell table:formula="of:=1/(3*[.C101])" office:value-type="float" office:value="0.0666666666666667">
            <text:p>0.0666666667</text:p>
          </table:table-cell>
          <table:table-cell table:formula="of:=1/(10/(9*[.$B$93]*[.C101])+[.A101])" office:value-type="float" office:value="0.036734693877551">
            <text:p>0.0367346939</text:p>
          </table:table-cell>
          <table:table-cell table:formula="of:=10*[.I101]*[.H101]/(3*[.$B$93])" office:value-type="float" office:value="0.816326530612245">
            <text:p>0.8163265306</text:p>
          </table:table-cell>
          <table:table-cell table:formula="of:=[.$H$93]*[.$D$93]*LN([.J101])/LN([.$G$93])" office:value-type="float" office:value="0.440680443502757">
            <text:p>0.4406804435</text:p>
          </table:table-cell>
          <table:table-cell table:formula="of:=-LN([.$A$90])/LN([.D101])" office:value-type="float" office:value="35.9403044254573">
            <text:p>35.940304425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102]+[.B102]" office:value-type="float" office:value="6">
            <text:p>6</text:p>
          </table:table-cell>
          <table:table-cell table:formula="of:=1/(1+[.K102])" office:value-type="float" office:value="0.621334157395093">
            <text:p>0.6213341574</text:p>
          </table:table-cell>
          <table:table-cell office:value-type="float" office:value="0.506401">
            <text:p>0.506401</text:p>
          </table:table-cell>
          <table:table-cell table:formula="of:=1/([.$E$93]*[.C102])" office:value-type="float" office:value="0.0166666666666667">
            <text:p>0.0166666667</text:p>
          </table:table-cell>
          <table:table-cell table:formula="of:=[.C102]*[.$F$93]" office:value-type="float" office:value="12">
            <text:p>12</text:p>
          </table:table-cell>
          <table:table-cell table:formula="of:=1/(3*[.C102])" office:value-type="float" office:value="0.0555555555555556">
            <text:p>0.0555555556</text:p>
          </table:table-cell>
          <table:table-cell table:formula="of:=1/(10/(9*[.$B$93]*[.C102])+[.A102])" office:value-type="float" office:value="0.040785498489426">
            <text:p>0.0407854985</text:p>
          </table:table-cell>
          <table:table-cell table:formula="of:=10*[.I102]*[.H102]/(3*[.$B$93])" office:value-type="float" office:value="0.755287009063444">
            <text:p>0.7552870091</text:p>
          </table:table-cell>
          <table:table-cell table:formula="of:=[.$H$93]*[.$D$93]*LN([.J102])/LN([.$G$93])" office:value-type="float" office:value="0.609439925518405">
            <text:p>0.6094399255</text:p>
          </table:table-cell>
          <table:table-cell table:formula="of:=-LN([.$A$90])/LN([.D102])" office:value-type="float" office:value="27.5745800266978">
            <text:p>27.574580026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103]+[.B103]" office:value-type="float" office:value="7">
            <text:p>7</text:p>
          </table:table-cell>
          <table:table-cell table:formula="of:=1/(1+[.K103])" office:value-type="float" office:value="0.557624993583407">
            <text:p>0.5576249936</text:p>
          </table:table-cell>
          <table:table-cell office:value-type="float" office:value="0.447939">
            <text:p>0.447939</text:p>
          </table:table-cell>
          <table:table-cell table:formula="of:=1/([.$E$93]*[.C103])" office:value-type="float" office:value="0.0142857142857143">
            <text:p>0.0142857143</text:p>
          </table:table-cell>
          <table:table-cell table:formula="of:=[.C103]*[.$F$93]" office:value-type="float" office:value="14">
            <text:p>14</text:p>
          </table:table-cell>
          <table:table-cell table:formula="of:=1/(3*[.C103])" office:value-type="float" office:value="0.0476190476190476">
            <text:p>0.0476190476</text:p>
          </table:table-cell>
          <table:table-cell table:formula="of:=1/(10/(9*[.$B$93]*[.C103])+[.A103])" office:value-type="float" office:value="0.0437196391394865">
            <text:p>0.0437196391</text:p>
          </table:table-cell>
          <table:table-cell table:formula="of:=10*[.I103]*[.H103]/(3*[.$B$93])" office:value-type="float" office:value="0.693962526023595">
            <text:p>0.693962526</text:p>
          </table:table-cell>
          <table:table-cell table:formula="of:=[.$H$93]*[.$D$93]*LN([.J103])/LN([.$G$93])" office:value-type="float" office:value="0.793319904069946">
            <text:p>0.7933199041</text:p>
          </table:table-cell>
          <table:table-cell table:formula="of:=-LN([.$A$90])/LN([.D103])" office:value-type="float" office:value="22.4671612955929">
            <text:p>22.467161295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104]+[.B104]" office:value-type="float" office:value="8">
            <text:p>8</text:p>
          </table:table-cell>
          <table:table-cell table:formula="of:=1/(1+[.K104])" office:value-type="float" office:value="0.50307351107291">
            <text:p>0.5030735111</text:p>
          </table:table-cell>
          <table:table-cell office:value-type="float" office:value="0.401119">
            <text:p>0.401119</text:p>
          </table:table-cell>
          <table:table-cell table:formula="of:=1/([.$E$93]*[.C104])" office:value-type="float" office:value="0.0125">
            <text:p>0.0125</text:p>
          </table:table-cell>
          <table:table-cell table:formula="of:=[.C104]*[.$F$93]" office:value-type="float" office:value="16">
            <text:p>16</text:p>
          </table:table-cell>
          <table:table-cell table:formula="of:=1/(3*[.C104])" office:value-type="float" office:value="0.0416666666666667">
            <text:p>0.0416666667</text:p>
          </table:table-cell>
          <table:table-cell table:formula="of:=1/(10/(9*[.$B$93]*[.C104])+[.A104])" office:value-type="float" office:value="0.0456852791878173">
            <text:p>0.0456852792</text:p>
          </table:table-cell>
          <table:table-cell table:formula="of:=10*[.I104]*[.H104]/(3*[.$B$93])" office:value-type="float" office:value="0.634517766497462">
            <text:p>0.6345177665</text:p>
          </table:table-cell>
          <table:table-cell table:formula="of:=[.$H$93]*[.$D$93]*LN([.J104])/LN([.$G$93])" office:value-type="float" office:value="0.987781065767683">
            <text:p>0.9877810658</text:p>
          </table:table-cell>
          <table:table-cell table:formula="of:=-LN([.$A$90])/LN([.D104])" office:value-type="float" office:value="19.1004380789255">
            <text:p>19.10043807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105]+[.B105]" office:value-type="float" office:value="9">
            <text:p>9</text:p>
          </table:table-cell>
          <table:table-cell table:formula="of:=1/(1+[.K105])" office:value-type="float" office:value="0.456834826968573">
            <text:p>0.456834827</text:p>
          </table:table-cell>
          <table:table-cell office:value-type="float" office:value="0.354954">
            <text:p>0.354954</text:p>
          </table:table-cell>
          <table:table-cell table:formula="of:=1/([.$E$93]*[.C105])" office:value-type="float" office:value="0.0111111111111111">
            <text:p>0.0111111111</text:p>
          </table:table-cell>
          <table:table-cell table:formula="of:=[.C105]*[.$F$93]" office:value-type="float" office:value="18">
            <text:p>18</text:p>
          </table:table-cell>
          <table:table-cell table:formula="of:=1/(3*[.C105])" office:value-type="float" office:value="0.037037037037037">
            <text:p>0.037037037</text:p>
          </table:table-cell>
          <table:table-cell table:formula="of:=1/(10/(9*[.$B$93]*[.C105])+[.A105])" office:value-type="float" office:value="0.0468478889531521">
            <text:p>0.046847889</text:p>
          </table:table-cell>
          <table:table-cell table:formula="of:=10*[.I105]*[.H105]/(3*[.$B$93])" office:value-type="float" office:value="0.578368999421631">
            <text:p>0.5783689994</text:p>
          </table:table-cell>
          <table:table-cell table:formula="of:=[.$H$93]*[.$D$93]*LN([.J105])/LN([.$G$93])" office:value-type="float" office:value="1.18897496636961">
            <text:p>1.1889749664</text:p>
          </table:table-cell>
          <table:table-cell table:formula="of:=-LN([.$A$90])/LN([.D105])" office:value-type="float" office:value="16.7498139250529">
            <text:p>16.749813925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106]+[.B106]" office:value-type="float" office:value="10">
            <text:p>10</text:p>
          </table:table-cell>
          <table:table-cell table:formula="of:=1/(1+[.K106])" office:value-type="float" office:value="0.41775142704296">
            <text:p>0.417751427</text:p>
          </table:table-cell>
          <table:table-cell office:value-type="float" office:value="0.334492">
            <text:p>0.334492</text:p>
          </table:table-cell>
          <table:table-cell table:formula="of:=1/([.$E$93]*[.C106])" office:value-type="float" office:value="0.01">
            <text:p>0.01</text:p>
          </table:table-cell>
          <table:table-cell table:formula="of:=[.C106]*[.$F$93]" office:value-type="float" office:value="20">
            <text:p>20</text:p>
          </table:table-cell>
          <table:table-cell table:formula="of:=1/(3*[.C106])" office:value-type="float" office:value="0.0333333333333333">
            <text:p>0.0333333333</text:p>
          </table:table-cell>
          <table:table-cell table:formula="of:=1/(10/(9*[.$B$93]*[.C106])+[.A106])" office:value-type="float" office:value="0.0473684210526316">
            <text:p>0.0473684211</text:p>
          </table:table-cell>
          <table:table-cell table:formula="of:=10*[.I106]*[.H106]/(3*[.$B$93])" office:value-type="float" office:value="0.526315789473684">
            <text:p>0.5263157895</text:p>
          </table:table-cell>
          <table:table-cell table:formula="of:=[.$H$93]*[.$D$93]*LN([.J106])/LN([.$G$93])" office:value-type="float" office:value="1.39376800476414">
            <text:p>1.3937680048</text:p>
          </table:table-cell>
          <table:table-cell table:formula="of:=-LN([.$A$90])/LN([.D106])" office:value-type="float" office:value="15.0336052205682">
            <text:p>15.0336052206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107]+[.B107]" office:value-type="float" office:value="12">
            <text:p>12</text:p>
          </table:table-cell>
          <table:table-cell table:formula="of:=1/(1+[.K107])" office:value-type="float" office:value="0.356524107182724">
            <text:p>0.3565241072</text:p>
          </table:table-cell>
          <table:table-cell office:value-type="float" office:value="0.292007">
            <text:p>0.292007</text:p>
          </table:table-cell>
          <table:table-cell table:formula="of:=1/([.$E$93]*[.C107])" office:value-type="float" office:value="0.00833333333333333">
            <text:p>0.0083333333</text:p>
          </table:table-cell>
          <table:table-cell table:formula="of:=[.C107]*[.$F$93]" office:value-type="float" office:value="24">
            <text:p>24</text:p>
          </table:table-cell>
          <table:table-cell table:formula="of:=1/(3*[.C107])" office:value-type="float" office:value="0.0277777777777778">
            <text:p>0.0277777778</text:p>
          </table:table-cell>
          <table:table-cell table:formula="of:=1/(10/(9*[.$B$93]*[.C107])+[.A107])" office:value-type="float" office:value="0.0470383275261324">
            <text:p>0.0470383275</text:p>
          </table:table-cell>
          <table:table-cell table:formula="of:=10*[.I107]*[.H107]/(3*[.$B$93])" office:value-type="float" office:value="0.435540069686411">
            <text:p>0.4355400697</text:p>
          </table:table-cell>
          <table:table-cell table:formula="of:=[.$H$93]*[.$D$93]*LN([.J107])/LN([.$G$93])" office:value-type="float" office:value="1.80485941862968">
            <text:p>1.8048594186</text:p>
          </table:table-cell>
          <table:table-cell table:formula="of:=-LN([.$A$90])/LN([.D107])" office:value-type="float" office:value="12.7234400237976">
            <text:p>12.723440023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108]+[.B108]" office:value-type="float" office:value="15">
            <text:p>15</text:p>
          </table:table-cell>
          <table:table-cell table:formula="of:=1/(1+[.K108])" office:value-type="float" office:value="0.293804236147603">
            <text:p>0.2938042361</text:p>
          </table:table-cell>
          <table:table-cell office:value-type="float" office:value="0.237325">
            <text:p>0.237325</text:p>
          </table:table-cell>
          <table:table-cell table:formula="of:=1/([.$E$93]*[.C108])" office:value-type="float" office:value="0.00666666666666667">
            <text:p>0.0066666667</text:p>
          </table:table-cell>
          <table:table-cell table:formula="of:=[.C108]*[.$F$93]" office:value-type="float" office:value="30">
            <text:p>30</text:p>
          </table:table-cell>
          <table:table-cell table:formula="of:=1/(3*[.C108])" office:value-type="float" office:value="0.0222222222222222">
            <text:p>0.0222222222</text:p>
          </table:table-cell>
          <table:table-cell table:formula="of:=1/(10/(9*[.$B$93]*[.C108])+[.A108])" office:value-type="float" office:value="0.0446280991735537">
            <text:p>0.0446280992</text:p>
          </table:table-cell>
          <table:table-cell table:formula="of:=10*[.I108]*[.H108]/(3*[.$B$93])" office:value-type="float" office:value="0.330578512396694">
            <text:p>0.3305785124</text:p>
          </table:table-cell>
          <table:table-cell table:formula="of:=[.$H$93]*[.$D$93]*LN([.J108])/LN([.$G$93])" office:value-type="float" office:value="2.40362689494244">
            <text:p>2.4036268949</text:p>
          </table:table-cell>
          <table:table-cell table:formula="of:=-LN([.$A$90])/LN([.D108])" office:value-type="float" office:value="10.7135187202254">
            <text:p>10.713518720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109]+[.B109]" office:value-type="float" office:value="20">
            <text:p>20</text:p>
          </table:table-cell>
          <table:table-cell table:formula="of:=1/(1+[.K109])" office:value-type="float" office:value="0.231814760360026">
            <text:p>0.2318147604</text:p>
          </table:table-cell>
          <table:table-cell office:value-type="float" office:value="0.203357">
            <text:p>0.203357</text:p>
          </table:table-cell>
          <table:table-cell table:formula="of:=1/([.$E$93]*[.C109])" office:value-type="float" office:value="0.005">
            <text:p>0.005</text:p>
          </table:table-cell>
          <table:table-cell table:formula="of:=[.C109]*[.$F$93]" office:value-type="float" office:value="40">
            <text:p>40</text:p>
          </table:table-cell>
          <table:table-cell table:formula="of:=1/(3*[.C109])" office:value-type="float" office:value="0.0166666666666667">
            <text:p>0.0166666667</text:p>
          </table:table-cell>
          <table:table-cell table:formula="of:=1/(10/(9*[.$B$93]*[.C109])+[.A109])" office:value-type="float" office:value="0.0391304347826087">
            <text:p>0.0391304348</text:p>
          </table:table-cell>
          <table:table-cell table:formula="of:=10*[.I109]*[.H109]/(3*[.$B$93])" office:value-type="float" office:value="0.217391304347826">
            <text:p>0.2173913043</text:p>
          </table:table-cell>
          <table:table-cell table:formula="of:=[.$H$93]*[.$D$93]*LN([.J109])/LN([.$G$93])" office:value-type="float" office:value="3.31378915840787">
            <text:p>3.3137891584</text:p>
          </table:table-cell>
          <table:table-cell table:formula="of:=-LN([.$A$90])/LN([.D109])" office:value-type="float" office:value="8.97675038194729">
            <text:p>8.976750381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110]+[.B110]" office:value-type="float" office:value="30">
            <text:p>30</text:p>
          </table:table-cell>
          <table:table-cell table:formula="of:=1/(1+[.K110])" office:value-type="float" office:value="0.172556391277347">
            <text:p>0.1725563913</text:p>
          </table:table-cell>
          <table:table-cell office:value-type="float" office:value="0.155428">
            <text:p>0.155428</text:p>
          </table:table-cell>
          <table:table-cell table:formula="of:=1/([.$E$93]*[.C110])" office:value-type="float" office:value="0.00333333333333333">
            <text:p>0.0033333333</text:p>
          </table:table-cell>
          <table:table-cell table:formula="of:=[.C110]*[.$F$93]" office:value-type="float" office:value="60">
            <text:p>60</text:p>
          </table:table-cell>
          <table:table-cell table:formula="of:=1/(3*[.C110])" office:value-type="float" office:value="0.0111111111111111">
            <text:p>0.0111111111</text:p>
          </table:table-cell>
          <table:table-cell table:formula="of:=1/(10/(9*[.$B$93]*[.C110])+[.A110])" office:value-type="float" office:value="0.0296703296703297">
            <text:p>0.0296703297</text:p>
          </table:table-cell>
          <table:table-cell table:formula="of:=10*[.I110]*[.H110]/(3*[.$B$93])" office:value-type="float" office:value="0.10989010989011">
            <text:p>0.1098901099</text:p>
          </table:table-cell>
          <table:table-cell table:formula="of:=[.$H$93]*[.$D$93]*LN([.J110])/LN([.$G$93])" office:value-type="float" office:value="4.79520696160547">
            <text:p>4.7952069616</text:p>
          </table:table-cell>
          <table:table-cell table:formula="of:=-LN([.$A$90])/LN([.D110])" office:value-type="float" office:value="7.46848630363508">
            <text:p>7.4684863036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111]+[.B111]" office:value-type="float" office:value="35">
            <text:p>35</text:p>
          </table:table-cell>
          <table:table-cell table:formula="of:=1/(1+[.K111])" office:value-type="float" office:value="0.156239614332225">
            <text:p>0.1562396143</text:p>
          </table:table-cell>
          <table:table-cell office:value-type="float" office:value="0.128414">
            <text:p>0.128414</text:p>
          </table:table-cell>
          <table:table-cell table:formula="of:=1/([.$E$93]*[.C111])" office:value-type="float" office:value="0.00285714285714286">
            <text:p>0.0028571429</text:p>
          </table:table-cell>
          <table:table-cell table:formula="of:=[.C111]*[.$F$93]" office:value-type="float" office:value="70">
            <text:p>70</text:p>
          </table:table-cell>
          <table:table-cell table:formula="of:=1/(3*[.C111])" office:value-type="float" office:value="0.00952380952380952">
            <text:p>0.0095238095</text:p>
          </table:table-cell>
          <table:table-cell table:formula="of:=1/(10/(9*[.$B$93]*[.C111])+[.A111])" office:value-type="float" office:value="0.0261954261954262">
            <text:p>0.0261954262</text:p>
          </table:table-cell>
          <table:table-cell table:formula="of:=10*[.I111]*[.H111]/(3*[.$B$93])" office:value-type="float" office:value="0.0831600831600831">
            <text:p>0.0831600832</text:p>
          </table:table-cell>
          <table:table-cell table:formula="of:=[.$H$93]*[.$D$93]*LN([.J111])/LN([.$G$93])" office:value-type="float" office:value="5.40042542522935">
            <text:p>5.4004254252</text:p>
          </table:table-cell>
          <table:table-cell table:formula="of:=-LN([.$A$90])/LN([.D111])" office:value-type="float" office:value="7.06885078558679">
            <text:p>7.068850785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112]+[.B112]" office:value-type="float" office:value="50">
            <text:p>50</text:p>
          </table:table-cell>
          <table:table-cell table:formula="of:=1/(1+[.K112])" office:value-type="float" office:value="0.127301948440854">
            <text:p>0.1273019484</text:p>
          </table:table-cell>
          <table:table-cell office:value-type="float" office:value="0.0978228">
            <text:p>0.0978228</text:p>
          </table:table-cell>
          <table:table-cell table:formula="of:=1/([.$E$93]*[.C112])" office:value-type="float" office:value="0.002">
            <text:p>0.002</text:p>
          </table:table-cell>
          <table:table-cell table:formula="of:=[.C112]*[.$F$93]" office:value-type="float" office:value="100">
            <text:p>100</text:p>
          </table:table-cell>
          <table:table-cell table:formula="of:=1/(3*[.C112])" office:value-type="float" office:value="0.00666666666666667">
            <text:p>0.0066666667</text:p>
          </table:table-cell>
          <table:table-cell table:formula="of:=1/(10/(9*[.$B$93]*[.C112])+[.A112])" office:value-type="float" office:value="0.0191489361702128">
            <text:p>0.0191489362</text:p>
          </table:table-cell>
          <table:table-cell table:formula="of:=10*[.I112]*[.H112]/(3*[.$B$93])" office:value-type="float" office:value="0.0425531914893617">
            <text:p>0.0425531915</text:p>
          </table:table-cell>
          <table:table-cell table:formula="of:=[.$H$93]*[.$D$93]*LN([.J112])/LN([.$G$93])" office:value-type="float" office:value="6.85533931135868">
            <text:p>6.8553393114</text:p>
          </table:table-cell>
          <table:table-cell table:formula="of:=-LN([.$A$90])/LN([.D112])" office:value-type="float" office:value="6.3663909203265">
            <text:p>6.366390920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113]+[.B113]" office:value-type="float" office:value="100">
            <text:p>100</text:p>
          </table:table-cell>
          <table:table-cell table:formula="of:=1/(1+[.K113])" office:value-type="float" office:value="0.0926337034163984">
            <text:p>0.0926337034</text:p>
          </table:table-cell>
          <table:table-cell office:value-type="float" office:value="0.0978228">
            <text:p>0.0978228</text:p>
          </table:table-cell>
          <table:table-cell table:formula="of:=1/([.$E$93]*[.C113])" office:value-type="float" office:value="0.001">
            <text:p>0.001</text:p>
          </table:table-cell>
          <table:table-cell table:formula="of:=[.C113]*[.$F$93]" office:value-type="float" office:value="200">
            <text:p>200</text:p>
          </table:table-cell>
          <table:table-cell table:formula="of:=1/(3*[.C113])" office:value-type="float" office:value="0.00333333333333333">
            <text:p>0.0033333333</text:p>
          </table:table-cell>
          <table:table-cell table:formula="of:=1/(10/(9*[.$B$93]*[.C113])+[.A113])" office:value-type="float" office:value="0.00989010989010989">
            <text:p>0.0098901099</text:p>
          </table:table-cell>
          <table:table-cell table:formula="of:=10*[.I113]*[.H113]/(3*[.$B$93])" office:value-type="float" office:value="0.010989010989011">
            <text:p>0.010989011</text:p>
          </table:table-cell>
          <table:table-cell table:formula="of:=[.$H$93]*[.$D$93]*LN([.J113])/LN([.$G$93])" office:value-type="float" office:value="9.79520696160547">
            <text:p>9.7952069616</text:p>
          </table:table-cell>
          <table:table-cell table:formula="of:=-LN([.$A$90])/LN([.D113])" office:value-type="float" office:value="5.51567863713698">
            <text:p>5.5156786371</text:p>
          </table:table-cell>
          <table:table-cell/>
        </table:table-row>
        <table:table-row table:style-name="ro1" table:number-rows-repeated="27">
          <table:table-cell table:number-columns-repeated="13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2" office:value-type="float" office:value="500000">
            <text:p>5.00E+005</text:p>
          </table:table-cell>
          <table:table-cell table:number-columns-repeated="3"/>
          <table:table-cell table:style-name="ce1" office:value-type="string">
            <text:p>l/L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F145]/[.E145]" office:value-type="float" office:value="0.2">
            <text:p>0.2</text:p>
          </table:table-cell>
          <table:table-cell table:number-columns-repeated="3"/>
          <table:table-cell table:number-columns-spanned="4" table:number-rows-spanned="1"/>
          <table:covered-table-cell table:number-columns-repeated="3"/>
          <table:table-cell/>
        </table:table-row>
        <table:table-row table:style-name="ro2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n_s</text:p>
          </table:table-cell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table:formula="of:=[.A145]*[.A145]" office:value-type="float" office:value="0.01">
            <text:p>0.01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2" office:value-type="float" office:value="0.0001">
            <text:p>1.00E-004</text:p>
          </table:table-cell>
          <table:table-cell office:value-type="float" office:value="1">
            <text:p>1</text:p>
          </table:table-cell>
          <table:table-cell office:value-type="string" table:number-columns-spanned="3" table:number-rows-spanned="1">
            <text:p>measured in block 44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49]+[.B149]" office:value-type="float" office:value="1">
            <text:p>1</text:p>
          </table:table-cell>
          <table:table-cell table:formula="of:=1/(1+[.K149])" office:value-type="float" office:value="0.995159585774371">
            <text:p>0.9951595858</text:p>
          </table:table-cell>
          <table:table-cell office:value-type="float" office:value="0.813084">
            <text:p>0.813084</text:p>
          </table:table-cell>
          <table:table-cell table:formula="of:=1/([.$E$145]*[.C149])" office:value-type="float" office:value="0.2">
            <text:p>0.2</text:p>
          </table:table-cell>
          <table:table-cell table:formula="of:=[.C149]*[.$F$145]" office:value-type="float" office:value="1">
            <text:p>1</text:p>
          </table:table-cell>
          <table:table-cell table:formula="of:=1/(3*[.C149])" office:value-type="float" office:value="0.333333333333333">
            <text:p>0.3333333333</text:p>
          </table:table-cell>
          <table:table-cell table:formula="of:=1/(10/(9*[.$B$145]*[.C149])+[.A149])" office:value-type="float" office:value="0.0089197224975223">
            <text:p>0.0089197225</text:p>
          </table:table-cell>
          <table:table-cell table:formula="of:=10*[.I149]*[.H149]/(3*[.$B$145])" office:value-type="float" office:value="0.991080277502478">
            <text:p>0.9910802775</text:p>
          </table:table-cell>
          <table:table-cell table:formula="of:=[.$H$145]*[.$D$145]*LN([.J149])/LN([.$G$145])" office:value-type="float" office:value="0.00486395779613819">
            <text:p>0.0048639578</text:p>
          </table:table-cell>
          <table:table-cell table:formula="of:=-LN([.$A$142])/LN([.D149])" office:value-type="float" office:value="2704.43359738156">
            <text:p>2704.433597381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150]+[.B150]" office:value-type="float" office:value="2">
            <text:p>2</text:p>
          </table:table-cell>
          <table:table-cell table:formula="of:=1/(1+[.K150])" office:value-type="float" office:value="0.981161989775292">
            <text:p>0.9811619898</text:p>
          </table:table-cell>
          <table:table-cell office:value-type="float" office:value="0.813084">
            <text:p>0.813084</text:p>
          </table:table-cell>
          <table:table-cell table:formula="of:=1/([.$E$145]*[.C150])" office:value-type="float" office:value="0.1">
            <text:p>0.1</text:p>
          </table:table-cell>
          <table:table-cell table:formula="of:=[.C150]*[.$F$145]" office:value-type="float" office:value="2">
            <text:p>2</text:p>
          </table:table-cell>
          <table:table-cell table:formula="of:=1/(3*[.C150])" office:value-type="float" office:value="0.166666666666667">
            <text:p>0.1666666667</text:p>
          </table:table-cell>
          <table:table-cell table:formula="of:=1/(10/(9*[.$B$145]*[.C150])+[.A150])" office:value-type="float" office:value="0.0173745173745174">
            <text:p>0.0173745174</text:p>
          </table:table-cell>
          <table:table-cell table:formula="of:=10*[.I150]*[.H150]/(3*[.$B$145])" office:value-type="float" office:value="0.965250965250965">
            <text:p>0.9652509653</text:p>
          </table:table-cell>
          <table:table-cell table:formula="of:=[.$H$145]*[.$D$145]*LN([.J150])/LN([.$G$145])" office:value-type="float" office:value="0.0191996942615178">
            <text:p>0.0191996943</text:p>
          </table:table-cell>
          <table:table-cell table:formula="of:=-LN([.$A$142])/LN([.D150])" office:value-type="float" office:value="690.007694734222">
            <text:p>690.007694734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151]+[.B151]" office:value-type="float" office:value="3">
            <text:p>3</text:p>
          </table:table-cell>
          <table:table-cell table:formula="of:=1/(1+[.K151])" office:value-type="float" office:value="0.959433135487902">
            <text:p>0.9594331355</text:p>
          </table:table-cell>
          <table:table-cell office:value-type="float" office:value="0.813084">
            <text:p>0.813084</text:p>
          </table:table-cell>
          <table:table-cell table:formula="of:=1/([.$E$145]*[.C151])" office:value-type="float" office:value="0.0666666666666667">
            <text:p>0.0666666667</text:p>
          </table:table-cell>
          <table:table-cell table:formula="of:=[.C151]*[.$F$145]" office:value-type="float" office:value="3">
            <text:p>3</text:p>
          </table:table-cell>
          <table:table-cell table:formula="of:=1/(3*[.C151])" office:value-type="float" office:value="0.111111111111111">
            <text:p>0.1111111111</text:p>
          </table:table-cell>
          <table:table-cell table:formula="of:=1/(10/(9*[.$B$145]*[.C151])+[.A151])" office:value-type="float" office:value="0.0249768732654949">
            <text:p>0.0249768733</text:p>
          </table:table-cell>
          <table:table-cell table:formula="of:=10*[.I151]*[.H151]/(3*[.$B$145])" office:value-type="float" office:value="0.925069380203515">
            <text:p>0.9250693802</text:p>
          </table:table-cell>
          <table:table-cell table:formula="of:=[.$H$145]*[.$D$145]*LN([.J151])/LN([.$G$145])" office:value-type="float" office:value="0.0422821174416379">
            <text:p>0.0422821174</text:p>
          </table:table-cell>
          <table:table-cell table:formula="of:=-LN([.$A$142])/LN([.D151])" office:value-type="float" office:value="316.868456689811">
            <text:p>316.868456689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152]+[.B152]" office:value-type="float" office:value="4">
            <text:p>4</text:p>
          </table:table-cell>
          <table:table-cell table:formula="of:=1/(1+[.K152])" office:value-type="float" office:value="0.931938195263869">
            <text:p>0.9319381953</text:p>
          </table:table-cell>
          <table:table-cell office:value-type="float" office:value="0.813084">
            <text:p>0.813084</text:p>
          </table:table-cell>
          <table:table-cell table:formula="of:=1/([.$E$145]*[.C152])" office:value-type="float" office:value="0.05">
            <text:p>0.05</text:p>
          </table:table-cell>
          <table:table-cell table:formula="of:=[.C152]*[.$F$145]" office:value-type="float" office:value="4">
            <text:p>4</text:p>
          </table:table-cell>
          <table:table-cell table:formula="of:=1/(3*[.C152])" office:value-type="float" office:value="0.0833333333333333">
            <text:p>0.0833333333</text:p>
          </table:table-cell>
          <table:table-cell table:formula="of:=1/(10/(9*[.$B$145]*[.C152])+[.A152])" office:value-type="float" office:value="0.0314685314685315">
            <text:p>0.0314685315</text:p>
          </table:table-cell>
          <table:table-cell table:formula="of:=10*[.I152]*[.H152]/(3*[.$B$145])" office:value-type="float" office:value="0.874125874125874">
            <text:p>0.8741258741</text:p>
          </table:table-cell>
          <table:table-cell table:formula="of:=[.$H$145]*[.$D$145]*LN([.J152])/LN([.$G$145])" office:value-type="float" office:value="0.0730325305712569">
            <text:p>0.0730325306</text:p>
          </table:table-cell>
          <table:table-cell table:formula="of:=-LN([.$A$142])/LN([.D152])" office:value-type="float" office:value="186.162439860239">
            <text:p>186.162439860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153]+[.B153]" office:value-type="float" office:value="5">
            <text:p>5</text:p>
          </table:table-cell>
          <table:table-cell table:formula="of:=1/(1+[.K153])" office:value-type="float" office:value="0.900762856253815">
            <text:p>0.9007628563</text:p>
          </table:table-cell>
          <table:table-cell office:value-type="float" office:value="0.813084">
            <text:p>0.813084</text:p>
          </table:table-cell>
          <table:table-cell table:formula="of:=1/([.$E$145]*[.C153])" office:value-type="float" office:value="0.04">
            <text:p>0.04</text:p>
          </table:table-cell>
          <table:table-cell table:formula="of:=[.C153]*[.$F$145]" office:value-type="float" office:value="5">
            <text:p>5</text:p>
          </table:table-cell>
          <table:table-cell table:formula="of:=1/(3*[.C153])" office:value-type="float" office:value="0.0666666666666667">
            <text:p>0.0666666667</text:p>
          </table:table-cell>
          <table:table-cell table:formula="of:=1/(10/(9*[.$B$145]*[.C153])+[.A153])" office:value-type="float" office:value="0.036734693877551">
            <text:p>0.0367346939</text:p>
          </table:table-cell>
          <table:table-cell table:formula="of:=10*[.I153]*[.H153]/(3*[.$B$145])" office:value-type="float" office:value="0.816326530612245">
            <text:p>0.8163265306</text:p>
          </table:table-cell>
          <table:table-cell table:formula="of:=[.$H$145]*[.$D$145]*LN([.J153])/LN([.$G$145])" office:value-type="float" office:value="0.110170110875689">
            <text:p>0.1101701109</text:p>
          </table:table-cell>
          <table:table-cell table:formula="of:=-LN([.$A$142])/LN([.D153])" office:value-type="float" office:value="125.556927430695">
            <text:p>125.5569274307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154]+[.B154]" office:value-type="float" office:value="6">
            <text:p>6</text:p>
          </table:table-cell>
          <table:table-cell table:formula="of:=1/(1+[.K154])" office:value-type="float" office:value="0.867784386961098">
            <text:p>0.867784387</text:p>
          </table:table-cell>
          <table:table-cell office:value-type="float" office:value="0.809998">
            <text:p>0.809998</text:p>
          </table:table-cell>
          <table:table-cell table:formula="of:=1/([.$E$145]*[.C154])" office:value-type="float" office:value="0.0333333333333333">
            <text:p>0.0333333333</text:p>
          </table:table-cell>
          <table:table-cell table:formula="of:=[.C154]*[.$F$145]" office:value-type="float" office:value="6">
            <text:p>6</text:p>
          </table:table-cell>
          <table:table-cell table:formula="of:=1/(3*[.C154])" office:value-type="float" office:value="0.0555555555555556">
            <text:p>0.0555555556</text:p>
          </table:table-cell>
          <table:table-cell table:formula="of:=1/(10/(9*[.$B$145]*[.C154])+[.A154])" office:value-type="float" office:value="0.040785498489426">
            <text:p>0.0407854985</text:p>
          </table:table-cell>
          <table:table-cell table:formula="of:=10*[.I154]*[.H154]/(3*[.$B$145])" office:value-type="float" office:value="0.755287009063444">
            <text:p>0.7552870091</text:p>
          </table:table-cell>
          <table:table-cell table:formula="of:=[.$H$145]*[.$D$145]*LN([.J154])/LN([.$G$145])" office:value-type="float" office:value="0.152359981379601">
            <text:p>0.1523599814</text:p>
          </table:table-cell>
          <table:table-cell table:formula="of:=-LN([.$A$142])/LN([.D154])" office:value-type="float" office:value="92.5335206294177">
            <text:p>92.533520629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155]+[.B155]" office:value-type="float" office:value="7">
            <text:p>7</text:p>
          </table:table-cell>
          <table:table-cell table:formula="of:=1/(1+[.K155])" office:value-type="float" office:value="0.834494688452496">
            <text:p>0.8344946885</text:p>
          </table:table-cell>
          <table:table-cell office:value-type="float" office:value="0.798821">
            <text:p>0.798821</text:p>
          </table:table-cell>
          <table:table-cell table:formula="of:=1/([.$E$145]*[.C155])" office:value-type="float" office:value="0.0285714285714286">
            <text:p>0.0285714286</text:p>
          </table:table-cell>
          <table:table-cell table:formula="of:=[.C155]*[.$F$145]" office:value-type="float" office:value="7">
            <text:p>7</text:p>
          </table:table-cell>
          <table:table-cell table:formula="of:=1/(3*[.C155])" office:value-type="float" office:value="0.0476190476190476">
            <text:p>0.0476190476</text:p>
          </table:table-cell>
          <table:table-cell table:formula="of:=1/(10/(9*[.$B$145]*[.C155])+[.A155])" office:value-type="float" office:value="0.0437196391394865">
            <text:p>0.0437196391</text:p>
          </table:table-cell>
          <table:table-cell table:formula="of:=10*[.I155]*[.H155]/(3*[.$B$145])" office:value-type="float" office:value="0.693962526023595">
            <text:p>0.693962526</text:p>
          </table:table-cell>
          <table:table-cell table:formula="of:=[.$H$145]*[.$D$145]*LN([.J155])/LN([.$G$145])" office:value-type="float" office:value="0.198329976017487">
            <text:p>0.198329976</text:p>
          </table:table-cell>
          <table:table-cell table:formula="of:=-LN([.$A$142])/LN([.D155])" office:value-type="float" office:value="72.5277350163713">
            <text:p>72.527735016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156]+[.B156]" office:value-type="float" office:value="8">
            <text:p>8</text:p>
          </table:table-cell>
          <table:table-cell table:formula="of:=1/(1+[.K156])" office:value-type="float" office:value="0.801959818856714">
            <text:p>0.8019598189</text:p>
          </table:table-cell>
          <table:table-cell office:value-type="float" office:value="0.787035">
            <text:p>0.787035</text:p>
          </table:table-cell>
          <table:table-cell table:formula="of:=1/([.$E$145]*[.C156])" office:value-type="float" office:value="0.025">
            <text:p>0.025</text:p>
          </table:table-cell>
          <table:table-cell table:formula="of:=[.C156]*[.$F$145]" office:value-type="float" office:value="8">
            <text:p>8</text:p>
          </table:table-cell>
          <table:table-cell table:formula="of:=1/(3*[.C156])" office:value-type="float" office:value="0.0416666666666667">
            <text:p>0.0416666667</text:p>
          </table:table-cell>
          <table:table-cell table:formula="of:=1/(10/(9*[.$B$145]*[.C156])+[.A156])" office:value-type="float" office:value="0.0456852791878173">
            <text:p>0.0456852792</text:p>
          </table:table-cell>
          <table:table-cell table:formula="of:=10*[.I156]*[.H156]/(3*[.$B$145])" office:value-type="float" office:value="0.634517766497462">
            <text:p>0.6345177665</text:p>
          </table:table-cell>
          <table:table-cell table:formula="of:=[.$H$145]*[.$D$145]*LN([.J156])/LN([.$G$145])" office:value-type="float" office:value="0.246945266441921">
            <text:p>0.2469452664</text:p>
          </table:table-cell>
          <table:table-cell table:formula="of:=-LN([.$A$142])/LN([.D156])" office:value-type="float" office:value="59.4587912025637">
            <text:p>59.458791202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157]+[.B157]" office:value-type="float" office:value="9">
            <text:p>9</text:p>
          </table:table-cell>
          <table:table-cell table:formula="of:=1/(1+[.K157])" office:value-type="float" office:value="0.770865156591522">
            <text:p>0.7708651566</text:p>
          </table:table-cell>
          <table:table-cell office:value-type="float" office:value="0.758586">
            <text:p>0.758586</text:p>
          </table:table-cell>
          <table:table-cell table:formula="of:=1/([.$E$145]*[.C157])" office:value-type="float" office:value="0.0222222222222222">
            <text:p>0.0222222222</text:p>
          </table:table-cell>
          <table:table-cell table:formula="of:=[.C157]*[.$F$145]" office:value-type="float" office:value="9">
            <text:p>9</text:p>
          </table:table-cell>
          <table:table-cell table:formula="of:=1/(3*[.C157])" office:value-type="float" office:value="0.037037037037037">
            <text:p>0.037037037</text:p>
          </table:table-cell>
          <table:table-cell table:formula="of:=1/(10/(9*[.$B$145]*[.C157])+[.A157])" office:value-type="float" office:value="0.0468478889531521">
            <text:p>0.046847889</text:p>
          </table:table-cell>
          <table:table-cell table:formula="of:=10*[.I157]*[.H157]/(3*[.$B$145])" office:value-type="float" office:value="0.578368999421631">
            <text:p>0.5783689994</text:p>
          </table:table-cell>
          <table:table-cell table:formula="of:=[.$H$145]*[.$D$145]*LN([.J157])/LN([.$G$145])" office:value-type="float" office:value="0.297243741592403">
            <text:p>0.2972437416</text:p>
          </table:table-cell>
          <table:table-cell table:formula="of:=-LN([.$A$142])/LN([.D157])" office:value-type="float" office:value="50.4237314168805">
            <text:p>50.423731416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158]+[.B158]" office:value-type="float" office:value="10">
            <text:p>10</text:p>
          </table:table-cell>
          <table:table-cell table:formula="of:=1/(1+[.K158])" office:value-type="float" office:value="0.741596597493056">
            <text:p>0.7415965975</text:p>
          </table:table-cell>
          <table:table-cell office:value-type="float" office:value="0.740297">
            <text:p>0.740297</text:p>
          </table:table-cell>
          <table:table-cell table:formula="of:=1/([.$E$145]*[.C158])" office:value-type="float" office:value="0.02">
            <text:p>0.02</text:p>
          </table:table-cell>
          <table:table-cell table:formula="of:=[.C158]*[.$F$145]" office:value-type="float" office:value="10">
            <text:p>10</text:p>
          </table:table-cell>
          <table:table-cell table:formula="of:=1/(3*[.C158])" office:value-type="float" office:value="0.0333333333333333">
            <text:p>0.0333333333</text:p>
          </table:table-cell>
          <table:table-cell table:formula="of:=1/(10/(9*[.$B$145]*[.C158])+[.A158])" office:value-type="float" office:value="0.0473684210526316">
            <text:p>0.0473684211</text:p>
          </table:table-cell>
          <table:table-cell table:formula="of:=10*[.I158]*[.H158]/(3*[.$B$145])" office:value-type="float" office:value="0.526315789473684">
            <text:p>0.5263157895</text:p>
          </table:table-cell>
          <table:table-cell table:formula="of:=[.$H$145]*[.$D$145]*LN([.J158])/LN([.$G$145])" office:value-type="float" office:value="0.348442001191036">
            <text:p>0.3484420012</text:p>
          </table:table-cell>
          <table:table-cell table:formula="of:=-LN([.$A$142])/LN([.D158])" office:value-type="float" office:value="43.8948648221651">
            <text:p>43.894864822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159]+[.B159]" office:value-type="float" office:value="12">
            <text:p>12</text:p>
          </table:table-cell>
          <table:table-cell table:formula="of:=1/(1+[.K159])" office:value-type="float" office:value="0.689077841775582">
            <text:p>0.6890778418</text:p>
          </table:table-cell>
          <table:table-cell office:value-type="float" office:value="0.689697">
            <text:p>0.689697</text:p>
          </table:table-cell>
          <table:table-cell table:formula="of:=1/([.$E$145]*[.C159])" office:value-type="float" office:value="0.0166666666666667">
            <text:p>0.0166666667</text:p>
          </table:table-cell>
          <table:table-cell table:formula="of:=[.C159]*[.$F$145]" office:value-type="float" office:value="12">
            <text:p>12</text:p>
          </table:table-cell>
          <table:table-cell table:formula="of:=1/(3*[.C159])" office:value-type="float" office:value="0.0277777777777778">
            <text:p>0.0277777778</text:p>
          </table:table-cell>
          <table:table-cell table:formula="of:=1/(10/(9*[.$B$145]*[.C159])+[.A159])" office:value-type="float" office:value="0.0470383275261324">
            <text:p>0.0470383275</text:p>
          </table:table-cell>
          <table:table-cell table:formula="of:=10*[.I159]*[.H159]/(3*[.$B$145])" office:value-type="float" office:value="0.435540069686411">
            <text:p>0.4355400697</text:p>
          </table:table-cell>
          <table:table-cell table:formula="of:=[.$H$145]*[.$D$145]*LN([.J159])/LN([.$G$145])" office:value-type="float" office:value="0.45121485465742">
            <text:p>0.4512148547</text:p>
          </table:table-cell>
          <table:table-cell table:formula="of:=-LN([.$A$142])/LN([.D159])" office:value-type="float" office:value="35.2371827496057">
            <text:p>35.237182749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160]+[.B160]" office:value-type="float" office:value="15">
            <text:p>15</text:p>
          </table:table-cell>
          <table:table-cell table:formula="of:=1/(1+[.K160])" office:value-type="float" office:value="0.624646011646804">
            <text:p>0.6246460116</text:p>
          </table:table-cell>
          <table:table-cell office:value-type="float" office:value="0.607194">
            <text:p>0.607194</text:p>
          </table:table-cell>
          <table:table-cell table:formula="of:=1/([.$E$145]*[.C160])" office:value-type="float" office:value="0.0133333333333333">
            <text:p>0.0133333333</text:p>
          </table:table-cell>
          <table:table-cell table:formula="of:=[.C160]*[.$F$145]" office:value-type="float" office:value="15">
            <text:p>15</text:p>
          </table:table-cell>
          <table:table-cell table:formula="of:=1/(3*[.C160])" office:value-type="float" office:value="0.0222222222222222">
            <text:p>0.0222222222</text:p>
          </table:table-cell>
          <table:table-cell table:formula="of:=1/(10/(9*[.$B$145]*[.C160])+[.A160])" office:value-type="float" office:value="0.0446280991735537">
            <text:p>0.0446280992</text:p>
          </table:table-cell>
          <table:table-cell table:formula="of:=10*[.I160]*[.H160]/(3*[.$B$145])" office:value-type="float" office:value="0.330578512396694">
            <text:p>0.3305785124</text:p>
          </table:table-cell>
          <table:table-cell table:formula="of:=[.$H$145]*[.$D$145]*LN([.J160])/LN([.$G$145])" office:value-type="float" office:value="0.60090672373561">
            <text:p>0.6009067237</text:p>
          </table:table-cell>
          <table:table-cell table:formula="of:=-LN([.$A$142])/LN([.D160])" office:value-type="float" office:value="27.8860926260912">
            <text:p>27.886092626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161]+[.B161]" office:value-type="float" office:value="20">
            <text:p>20</text:p>
          </table:table-cell>
          <table:table-cell table:formula="of:=1/(1+[.K161])" office:value-type="float" office:value="0.546912129043484">
            <text:p>0.546912129</text:p>
          </table:table-cell>
          <table:table-cell office:value-type="float" office:value="0.541353">
            <text:p>0.541353</text:p>
          </table:table-cell>
          <table:table-cell table:formula="of:=1/([.$E$145]*[.C161])" office:value-type="float" office:value="0.01">
            <text:p>0.01</text:p>
          </table:table-cell>
          <table:table-cell table:formula="of:=[.C161]*[.$F$145]" office:value-type="float" office:value="20">
            <text:p>20</text:p>
          </table:table-cell>
          <table:table-cell table:formula="of:=1/(3*[.C161])" office:value-type="float" office:value="0.0166666666666667">
            <text:p>0.0166666667</text:p>
          </table:table-cell>
          <table:table-cell table:formula="of:=1/(10/(9*[.$B$145]*[.C161])+[.A161])" office:value-type="float" office:value="0.0391304347826087">
            <text:p>0.0391304348</text:p>
          </table:table-cell>
          <table:table-cell table:formula="of:=10*[.I161]*[.H161]/(3*[.$B$145])" office:value-type="float" office:value="0.217391304347826">
            <text:p>0.2173913043</text:p>
          </table:table-cell>
          <table:table-cell table:formula="of:=[.$H$145]*[.$D$145]*LN([.J161])/LN([.$G$145])" office:value-type="float" office:value="0.828447289601968">
            <text:p>0.8284472896</text:p>
          </table:table-cell>
          <table:table-cell table:formula="of:=-LN([.$A$142])/LN([.D161])" office:value-type="float" office:value="21.7449513019983">
            <text:p>21.744951302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162]+[.B162]" office:value-type="float" office:value="30">
            <text:p>30</text:p>
          </table:table-cell>
          <table:table-cell table:formula="of:=1/(1+[.K162])" office:value-type="float" office:value="0.45479316376085">
            <text:p>0.4547931638</text:p>
          </table:table-cell>
          <table:table-cell office:value-type="float" office:value="0.445641">
            <text:p>0.445641</text:p>
          </table:table-cell>
          <table:table-cell table:formula="of:=1/([.$E$145]*[.C162])" office:value-type="float" office:value="0.00666666666666667">
            <text:p>0.0066666667</text:p>
          </table:table-cell>
          <table:table-cell table:formula="of:=[.C162]*[.$F$145]" office:value-type="float" office:value="30">
            <text:p>30</text:p>
          </table:table-cell>
          <table:table-cell table:formula="of:=1/(3*[.C162])" office:value-type="float" office:value="0.0111111111111111">
            <text:p>0.0111111111</text:p>
          </table:table-cell>
          <table:table-cell table:formula="of:=1/(10/(9*[.$B$145]*[.C162])+[.A162])" office:value-type="float" office:value="0.0296703296703297">
            <text:p>0.0296703297</text:p>
          </table:table-cell>
          <table:table-cell table:formula="of:=10*[.I162]*[.H162]/(3*[.$B$145])" office:value-type="float" office:value="0.10989010989011">
            <text:p>0.1098901099</text:p>
          </table:table-cell>
          <table:table-cell table:formula="of:=[.$H$145]*[.$D$145]*LN([.J162])/LN([.$G$145])" office:value-type="float" office:value="1.19880174040137">
            <text:p>1.1988017404</text:p>
          </table:table-cell>
          <table:table-cell table:formula="of:=-LN([.$A$142])/LN([.D162])" office:value-type="float" office:value="16.6545937133901">
            <text:p>16.6545937134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163]+[.B163]" office:value-type="float" office:value="35">
            <text:p>35</text:p>
          </table:table-cell>
          <table:table-cell table:formula="of:=1/(1+[.K163])" office:value-type="float" office:value="0.425512657040456">
            <text:p>0.425512657</text:p>
          </table:table-cell>
          <table:table-cell office:value-type="float" office:value="0.382646">
            <text:p>0.382646</text:p>
          </table:table-cell>
          <table:table-cell table:formula="of:=1/([.$E$145]*[.C163])" office:value-type="float" office:value="0.00571428571428571">
            <text:p>0.0057142857</text:p>
          </table:table-cell>
          <table:table-cell table:formula="of:=[.C163]*[.$F$145]" office:value-type="float" office:value="35">
            <text:p>35</text:p>
          </table:table-cell>
          <table:table-cell table:formula="of:=1/(3*[.C163])" office:value-type="float" office:value="0.00952380952380952">
            <text:p>0.0095238095</text:p>
          </table:table-cell>
          <table:table-cell table:formula="of:=1/(10/(9*[.$B$145]*[.C163])+[.A163])" office:value-type="float" office:value="0.0261954261954262">
            <text:p>0.0261954262</text:p>
          </table:table-cell>
          <table:table-cell table:formula="of:=10*[.I163]*[.H163]/(3*[.$B$145])" office:value-type="float" office:value="0.0831600831600831">
            <text:p>0.0831600832</text:p>
          </table:table-cell>
          <table:table-cell table:formula="of:=[.$H$145]*[.$D$145]*LN([.J163])/LN([.$G$145])" office:value-type="float" office:value="1.35010635630734">
            <text:p>1.3501063563</text:p>
          </table:table-cell>
          <table:table-cell table:formula="of:=-LN([.$A$142])/LN([.D163])" office:value-type="float" office:value="15.3574823762408">
            <text:p>15.357482376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164]+[.B164]" office:value-type="float" office:value="50">
            <text:p>50</text:p>
          </table:table-cell>
          <table:table-cell table:formula="of:=1/(1+[.K164])" office:value-type="float" office:value="0.36848226345302">
            <text:p>0.3684822635</text:p>
          </table:table-cell>
          <table:table-cell office:value-type="float" office:value="0.282869">
            <text:p>0.282869</text:p>
          </table:table-cell>
          <table:table-cell table:formula="of:=1/([.$E$145]*[.C164])" office:value-type="float" office:value="0.004">
            <text:p>0.004</text:p>
          </table:table-cell>
          <table:table-cell table:formula="of:=[.C164]*[.$F$145]" office:value-type="float" office:value="50">
            <text:p>50</text:p>
          </table:table-cell>
          <table:table-cell table:formula="of:=1/(3*[.C164])" office:value-type="float" office:value="0.00666666666666667">
            <text:p>0.0066666667</text:p>
          </table:table-cell>
          <table:table-cell table:formula="of:=1/(10/(9*[.$B$145]*[.C164])+[.A164])" office:value-type="float" office:value="0.0191489361702128">
            <text:p>0.0191489362</text:p>
          </table:table-cell>
          <table:table-cell table:formula="of:=10*[.I164]*[.H164]/(3*[.$B$145])" office:value-type="float" office:value="0.0425531914893617">
            <text:p>0.0425531915</text:p>
          </table:table-cell>
          <table:table-cell table:formula="of:=[.$H$145]*[.$D$145]*LN([.J164])/LN([.$G$145])" office:value-type="float" office:value="1.71383482783967">
            <text:p>1.7138348278</text:p>
          </table:table-cell>
          <table:table-cell table:formula="of:=-LN([.$A$142])/LN([.D164])" office:value-type="float" office:value="13.1438838551115">
            <text:p>13.143883855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165]+[.B165]" office:value-type="float" office:value="100">
            <text:p>100</text:p>
          </table:table-cell>
          <table:table-cell table:formula="of:=1/(1+[.K165])" office:value-type="float" office:value="0.289955780375946">
            <text:p>0.2899557804</text:p>
          </table:table-cell>
          <table:table-cell office:value-type="float" office:value="0.282869">
            <text:p>0.282869</text:p>
          </table:table-cell>
          <table:table-cell table:formula="of:=1/([.$E$145]*[.C165])" office:value-type="float" office:value="0.002">
            <text:p>0.002</text:p>
          </table:table-cell>
          <table:table-cell table:formula="of:=[.C165]*[.$F$145]" office:value-type="float" office:value="100">
            <text:p>100</text:p>
          </table:table-cell>
          <table:table-cell table:formula="of:=1/(3*[.C165])" office:value-type="float" office:value="0.00333333333333333">
            <text:p>0.0033333333</text:p>
          </table:table-cell>
          <table:table-cell table:formula="of:=1/(10/(9*[.$B$145]*[.C165])+[.A165])" office:value-type="float" office:value="0.00989010989010989">
            <text:p>0.0098901099</text:p>
          </table:table-cell>
          <table:table-cell table:formula="of:=10*[.I165]*[.H165]/(3*[.$B$145])" office:value-type="float" office:value="0.010989010989011">
            <text:p>0.010989011</text:p>
          </table:table-cell>
          <table:table-cell table:formula="of:=[.$H$145]*[.$D$145]*LN([.J165])/LN([.$G$145])" office:value-type="float" office:value="2.44880174040137">
            <text:p>2.4488017404</text:p>
          </table:table-cell>
          <table:table-cell table:formula="of:=-LN([.$A$142])/LN([.D165])" office:value-type="float" office:value="10.5994174415895">
            <text:p>10.5994174416</text:p>
          </table:table-cell>
          <table:table-cell/>
        </table:table-row>
        <table:table-row table:style-name="ro1" table:number-rows-repeated="22">
          <table:table-cell table:number-columns-repeated="13"/>
        </table:table-row>
        <table:table-row table:style-name="ro1">
          <table:table-cell table:number-columns-repeated="7"/>
          <table:table-cell table:formula="of:=(16+4*SQRT(2))/20" office:value-type="float" office:value="1.08284271247462">
            <text:p>1.0828427125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2" office:value-type="float" office:value="100000">
            <text:p>1.00E+005</text:p>
          </table:table-cell>
          <table:table-cell table:number-columns-repeated="3"/>
          <table:table-cell table:style-name="ce1" office:value-type="string">
            <text:p>l/L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F195]/[.E195]" office:value-type="float" office:value="0.333333333333333">
            <text:p>0.3333333333</text:p>
          </table:table-cell>
          <table:table-cell table:number-columns-repeated="3"/>
          <table:table-cell table:number-columns-spanned="4" table:number-rows-spanned="1"/>
          <table:covered-table-cell table:number-columns-repeated="3"/>
          <table:table-cell/>
        </table:table-row>
        <table:table-row table:style-name="ro2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n_s</text:p>
          </table:table-cell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table:formula="of:=[.A195]*[.A195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style-name="ce2" office:value-type="float" office:value="0.0001">
            <text:p>1.00E-004</text:p>
          </table:table-cell>
          <table:table-cell office:value-type="float" office:value="1">
            <text:p>1</text:p>
          </table:table-cell>
          <table:table-cell office:value-type="string" table:number-columns-spanned="3" table:number-rows-spanned="1">
            <text:p>measured in block 5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99]+[.B199]" office:value-type="float" office:value="1">
            <text:p>1</text:p>
          </table:table-cell>
          <table:table-cell table:formula="of:=1/(1+[.K199])" office:value-type="float" office:value="0.911345116329166">
            <text:p>0.9113451163</text:p>
          </table:table-cell>
          <table:table-cell office:value-type="float" office:value="0.469307">
            <text:p>0.469307</text:p>
          </table:table-cell>
          <table:table-cell table:formula="of:=1/([.$E$195]*[.C199])" office:value-type="float" office:value="0.0333333333333333">
            <text:p>0.0333333333</text:p>
          </table:table-cell>
          <table:table-cell table:formula="of:=[.C199]*[.$F$195]" office:value-type="float" office:value="10">
            <text:p>10</text:p>
          </table:table-cell>
          <table:table-cell table:formula="of:=1/(3*[.C199])" office:value-type="float" office:value="0.333333333333333">
            <text:p>0.3333333333</text:p>
          </table:table-cell>
          <table:table-cell table:formula="of:=1/(10/(9*[.$B$195]*[.C199])+[.A199])" office:value-type="float" office:value="0.0089197224975223">
            <text:p>0.0089197225</text:p>
          </table:table-cell>
          <table:table-cell table:formula="of:=10*[.I199]*[.H199]/(3*[.$B$195])" office:value-type="float" office:value="0.991080277502478">
            <text:p>0.9910802775</text:p>
          </table:table-cell>
          <table:table-cell table:formula="of:=[.$H$195]*[.$D$195]*LN([.J199])/LN([.$G$195])" office:value-type="float" office:value="0.0972791559227639">
            <text:p>0.0972791559</text:p>
          </table:table-cell>
          <table:table-cell table:formula="of:=-LN([.$A$192])/LN([.D199])" office:value-type="float" office:value="124.016766071589">
            <text:p>124.016766071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200]+[.B200]" office:value-type="float" office:value="2">
            <text:p>2</text:p>
          </table:table-cell>
          <table:table-cell table:formula="of:=1/(1+[.K200])" office:value-type="float" office:value="0.7225465449463">
            <text:p>0.7225465449</text:p>
          </table:table-cell>
          <table:table-cell office:value-type="float" office:value="0.256027">
            <text:p>0.256027</text:p>
          </table:table-cell>
          <table:table-cell table:formula="of:=1/([.$E$195]*[.C200])" office:value-type="float" office:value="0.0166666666666667">
            <text:p>0.0166666667</text:p>
          </table:table-cell>
          <table:table-cell table:formula="of:=[.C200]*[.$F$195]" office:value-type="float" office:value="20">
            <text:p>20</text:p>
          </table:table-cell>
          <table:table-cell table:formula="of:=1/(3*[.C200])" office:value-type="float" office:value="0.166666666666667">
            <text:p>0.1666666667</text:p>
          </table:table-cell>
          <table:table-cell table:formula="of:=1/(10/(9*[.$B$195]*[.C200])+[.A200])" office:value-type="float" office:value="0.0173745173745174">
            <text:p>0.0173745174</text:p>
          </table:table-cell>
          <table:table-cell table:formula="of:=10*[.I200]*[.H200]/(3*[.$B$195])" office:value-type="float" office:value="0.965250965250965">
            <text:p>0.9652509653</text:p>
          </table:table-cell>
          <table:table-cell table:formula="of:=[.$H$195]*[.$D$195]*LN([.J200])/LN([.$G$195])" office:value-type="float" office:value="0.383993885230356">
            <text:p>0.3839938852</text:p>
          </table:table-cell>
          <table:table-cell table:formula="of:=-LN([.$A$192])/LN([.D200])" office:value-type="float" office:value="35.4272813815589">
            <text:p>35.427281381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201]+[.B201]" office:value-type="float" office:value="3">
            <text:p>3</text:p>
          </table:table-cell>
          <table:table-cell table:formula="of:=1/(1+[.K201])" office:value-type="float" office:value="0.541816782992887">
            <text:p>0.541816783</text:p>
          </table:table-cell>
          <table:table-cell office:value-type="float" office:value="0.173761">
            <text:p>0.173761</text:p>
          </table:table-cell>
          <table:table-cell table:formula="of:=1/([.$E$195]*[.C201])" office:value-type="float" office:value="0.0111111111111111">
            <text:p>0.0111111111</text:p>
          </table:table-cell>
          <table:table-cell table:formula="of:=[.C201]*[.$F$195]" office:value-type="float" office:value="30">
            <text:p>30</text:p>
          </table:table-cell>
          <table:table-cell table:formula="of:=1/(3*[.C201])" office:value-type="float" office:value="0.111111111111111">
            <text:p>0.1111111111</text:p>
          </table:table-cell>
          <table:table-cell table:formula="of:=1/(10/(9*[.$B$195]*[.C201])+[.A201])" office:value-type="float" office:value="0.0249768732654949">
            <text:p>0.0249768733</text:p>
          </table:table-cell>
          <table:table-cell table:formula="of:=10*[.I201]*[.H201]/(3*[.$B$195])" office:value-type="float" office:value="0.925069380203515">
            <text:p>0.9250693802</text:p>
          </table:table-cell>
          <table:table-cell table:formula="of:=[.$H$195]*[.$D$195]*LN([.J201])/LN([.$G$195])" office:value-type="float" office:value="0.845642348832758">
            <text:p>0.8456423488</text:p>
          </table:table-cell>
          <table:table-cell table:formula="of:=-LN([.$A$192])/LN([.D201])" office:value-type="float" office:value="18.7865718206673">
            <text:p>18.786571820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202]+[.B202]" office:value-type="float" office:value="4">
            <text:p>4</text:p>
          </table:table-cell>
          <table:table-cell table:formula="of:=1/(1+[.K202])" office:value-type="float" office:value="0.406396582821171">
            <text:p>0.4063965828</text:p>
          </table:table-cell>
          <table:table-cell office:value-type="float" office:value="0.132091">
            <text:p>0.132091</text:p>
          </table:table-cell>
          <table:table-cell table:formula="of:=1/([.$E$195]*[.C202])" office:value-type="float" office:value="0.00833333333333333">
            <text:p>0.0083333333</text:p>
          </table:table-cell>
          <table:table-cell table:formula="of:=[.C202]*[.$F$195]" office:value-type="float" office:value="40">
            <text:p>40</text:p>
          </table:table-cell>
          <table:table-cell table:formula="of:=1/(3*[.C202])" office:value-type="float" office:value="0.0833333333333333">
            <text:p>0.0833333333</text:p>
          </table:table-cell>
          <table:table-cell table:formula="of:=1/(10/(9*[.$B$195]*[.C202])+[.A202])" office:value-type="float" office:value="0.0314685314685315">
            <text:p>0.0314685315</text:p>
          </table:table-cell>
          <table:table-cell table:formula="of:=10*[.I202]*[.H202]/(3*[.$B$195])" office:value-type="float" office:value="0.874125874125874">
            <text:p>0.8741258741</text:p>
          </table:table-cell>
          <table:table-cell table:formula="of:=[.$H$195]*[.$D$195]*LN([.J202])/LN([.$G$195])" office:value-type="float" office:value="1.46065061142514">
            <text:p>1.4606506114</text:p>
          </table:table-cell>
          <table:table-cell table:formula="of:=-LN([.$A$192])/LN([.D202])" office:value-type="float" office:value="12.7860902896458">
            <text:p>12.7860902896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203]+[.B203]" office:value-type="float" office:value="5">
            <text:p>5</text:p>
          </table:table-cell>
          <table:table-cell table:formula="of:=1/(1+[.K203])" office:value-type="float" office:value="0.312168105064283">
            <text:p>0.3121681051</text:p>
          </table:table-cell>
          <table:table-cell office:value-type="float" office:value="0.106909">
            <text:p>0.106909</text:p>
          </table:table-cell>
          <table:table-cell table:formula="of:=1/([.$E$195]*[.C203])" office:value-type="float" office:value="0.00666666666666667">
            <text:p>0.0066666667</text:p>
          </table:table-cell>
          <table:table-cell table:formula="of:=[.C203]*[.$F$195]" office:value-type="float" office:value="50">
            <text:p>50</text:p>
          </table:table-cell>
          <table:table-cell table:formula="of:=1/(3*[.C203])" office:value-type="float" office:value="0.0666666666666667">
            <text:p>0.0666666667</text:p>
          </table:table-cell>
          <table:table-cell table:formula="of:=1/(10/(9*[.$B$195]*[.C203])+[.A203])" office:value-type="float" office:value="0.036734693877551">
            <text:p>0.0367346939</text:p>
          </table:table-cell>
          <table:table-cell table:formula="of:=10*[.I203]*[.H203]/(3*[.$B$195])" office:value-type="float" office:value="0.816326530612245">
            <text:p>0.8163265306</text:p>
          </table:table-cell>
          <table:table-cell table:formula="of:=[.$H$195]*[.$D$195]*LN([.J203])/LN([.$G$195])" office:value-type="float" office:value="2.20340221751378">
            <text:p>2.2034022175</text:p>
          </table:table-cell>
          <table:table-cell table:formula="of:=-LN([.$A$192])/LN([.D203])" office:value-type="float" office:value="9.88901612822245">
            <text:p>9.889016128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204]+[.B204]" office:value-type="float" office:value="6">
            <text:p>6</text:p>
          </table:table-cell>
          <table:table-cell table:formula="of:=1/(1+[.K204])" office:value-type="float" office:value="0.247084426768188">
            <text:p>0.2470844268</text:p>
          </table:table-cell>
          <table:table-cell office:value-type="float" office:value="0.0910476">
            <text:p>0.0910476</text:p>
          </table:table-cell>
          <table:table-cell table:formula="of:=1/([.$E$195]*[.C204])" office:value-type="float" office:value="0.00555555555555556">
            <text:p>0.0055555556</text:p>
          </table:table-cell>
          <table:table-cell table:formula="of:=[.C204]*[.$F$195]" office:value-type="float" office:value="60">
            <text:p>60</text:p>
          </table:table-cell>
          <table:table-cell table:formula="of:=1/(3*[.C204])" office:value-type="float" office:value="0.0555555555555556">
            <text:p>0.0555555556</text:p>
          </table:table-cell>
          <table:table-cell table:formula="of:=1/(10/(9*[.$B$195]*[.C204])+[.A204])" office:value-type="float" office:value="0.040785498489426">
            <text:p>0.0407854985</text:p>
          </table:table-cell>
          <table:table-cell table:formula="of:=10*[.I204]*[.H204]/(3*[.$B$195])" office:value-type="float" office:value="0.755287009063444">
            <text:p>0.7552870091</text:p>
          </table:table-cell>
          <table:table-cell table:formula="of:=[.$H$195]*[.$D$195]*LN([.J204])/LN([.$G$195])" office:value-type="float" office:value="3.04719962759203">
            <text:p>3.0471996276</text:p>
          </table:table-cell>
          <table:table-cell table:formula="of:=-LN([.$A$192])/LN([.D204])" office:value-type="float" office:value="8.23513448185418">
            <text:p>8.235134481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205]+[.B205]" office:value-type="float" office:value="7">
            <text:p>7</text:p>
          </table:table-cell>
          <table:table-cell table:formula="of:=1/(1+[.K205])" office:value-type="float" office:value="0.201345003941365">
            <text:p>0.2013450039</text:p>
          </table:table-cell>
          <table:table-cell office:value-type="float" office:value="0.0778744">
            <text:p>0.0778744</text:p>
          </table:table-cell>
          <table:table-cell table:formula="of:=1/([.$E$195]*[.C205])" office:value-type="float" office:value="0.00476190476190476">
            <text:p>0.0047619048</text:p>
          </table:table-cell>
          <table:table-cell table:formula="of:=[.C205]*[.$F$195]" office:value-type="float" office:value="70">
            <text:p>70</text:p>
          </table:table-cell>
          <table:table-cell table:formula="of:=1/(3*[.C205])" office:value-type="float" office:value="0.0476190476190476">
            <text:p>0.0476190476</text:p>
          </table:table-cell>
          <table:table-cell table:formula="of:=1/(10/(9*[.$B$195]*[.C205])+[.A205])" office:value-type="float" office:value="0.0437196391394865">
            <text:p>0.0437196391</text:p>
          </table:table-cell>
          <table:table-cell table:formula="of:=10*[.I205]*[.H205]/(3*[.$B$195])" office:value-type="float" office:value="0.693962526023595">
            <text:p>0.693962526</text:p>
          </table:table-cell>
          <table:table-cell table:formula="of:=[.$H$195]*[.$D$195]*LN([.J205])/LN([.$G$195])" office:value-type="float" office:value="3.96659952034973">
            <text:p>3.9665995203</text:p>
          </table:table-cell>
          <table:table-cell table:formula="of:=-LN([.$A$192])/LN([.D205])" office:value-type="float" office:value="7.18329764881703">
            <text:p>7.183297648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206]+[.B206]" office:value-type="float" office:value="8">
            <text:p>8</text:p>
          </table:table-cell>
          <table:table-cell table:formula="of:=1/(1+[.K206])" office:value-type="float" office:value="0.168381198997087">
            <text:p>0.168381199</text:p>
          </table:table-cell>
          <table:table-cell office:value-type="float" office:value="0.0674792">
            <text:p>0.0674792</text:p>
          </table:table-cell>
          <table:table-cell table:formula="of:=1/([.$E$195]*[.C206])" office:value-type="float" office:value="0.00416666666666667">
            <text:p>0.0041666667</text:p>
          </table:table-cell>
          <table:table-cell table:formula="of:=[.C206]*[.$F$195]" office:value-type="float" office:value="80">
            <text:p>80</text:p>
          </table:table-cell>
          <table:table-cell table:formula="of:=1/(3*[.C206])" office:value-type="float" office:value="0.0416666666666667">
            <text:p>0.0416666667</text:p>
          </table:table-cell>
          <table:table-cell table:formula="of:=1/(10/(9*[.$B$195]*[.C206])+[.A206])" office:value-type="float" office:value="0.0456852791878173">
            <text:p>0.0456852792</text:p>
          </table:table-cell>
          <table:table-cell table:formula="of:=10*[.I206]*[.H206]/(3*[.$B$195])" office:value-type="float" office:value="0.634517766497462">
            <text:p>0.6345177665</text:p>
          </table:table-cell>
          <table:table-cell table:formula="of:=[.$H$195]*[.$D$195]*LN([.J206])/LN([.$G$195])" office:value-type="float" office:value="4.93890532883842">
            <text:p>4.9389053288</text:p>
          </table:table-cell>
          <table:table-cell table:formula="of:=-LN([.$A$192])/LN([.D206])" office:value-type="float" office:value="6.4623996713231">
            <text:p>6.462399671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207]+[.B207]" office:value-type="float" office:value="9">
            <text:p>9</text:p>
          </table:table-cell>
          <table:table-cell table:formula="of:=1/(1+[.K207])" office:value-type="float" office:value="0.143991076039868">
            <text:p>0.143991076</text:p>
          </table:table-cell>
          <table:table-cell office:value-type="float" office:value="0.0598244">
            <text:p>0.0598244</text:p>
          </table:table-cell>
          <table:table-cell table:formula="of:=1/([.$E$195]*[.C207])" office:value-type="float" office:value="0.0037037037037037">
            <text:p>0.0037037037</text:p>
          </table:table-cell>
          <table:table-cell table:formula="of:=[.C207]*[.$F$195]" office:value-type="float" office:value="90">
            <text:p>90</text:p>
          </table:table-cell>
          <table:table-cell table:formula="of:=1/(3*[.C207])" office:value-type="float" office:value="0.037037037037037">
            <text:p>0.037037037</text:p>
          </table:table-cell>
          <table:table-cell table:formula="of:=1/(10/(9*[.$B$195]*[.C207])+[.A207])" office:value-type="float" office:value="0.0468478889531521">
            <text:p>0.046847889</text:p>
          </table:table-cell>
          <table:table-cell table:formula="of:=10*[.I207]*[.H207]/(3*[.$B$195])" office:value-type="float" office:value="0.578368999421631">
            <text:p>0.5783689994</text:p>
          </table:table-cell>
          <table:table-cell table:formula="of:=[.$H$195]*[.$D$195]*LN([.J207])/LN([.$G$195])" office:value-type="float" office:value="5.94487483184807">
            <text:p>5.9448748318</text:p>
          </table:table-cell>
          <table:table-cell table:formula="of:=-LN([.$A$192])/LN([.D207])" office:value-type="float" office:value="5.94060989686503">
            <text:p>5.940609896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208]+[.B208]" office:value-type="float" office:value="10">
            <text:p>10</text:p>
          </table:table-cell>
          <table:table-cell table:formula="of:=1/(1+[.K208])" office:value-type="float" office:value="0.125488778418285">
            <text:p>0.1254887784</text:p>
          </table:table-cell>
          <table:table-cell office:value-type="float" office:value="0.0565463">
            <text:p>0.0565463</text:p>
          </table:table-cell>
          <table:table-cell table:formula="of:=1/([.$E$195]*[.C208])" office:value-type="float" office:value="0.00333333333333333">
            <text:p>0.0033333333</text:p>
          </table:table-cell>
          <table:table-cell table:formula="of:=[.C208]*[.$F$195]" office:value-type="float" office:value="100">
            <text:p>100</text:p>
          </table:table-cell>
          <table:table-cell table:formula="of:=1/(3*[.C208])" office:value-type="float" office:value="0.0333333333333333">
            <text:p>0.0333333333</text:p>
          </table:table-cell>
          <table:table-cell table:formula="of:=1/(10/(9*[.$B$195]*[.C208])+[.A208])" office:value-type="float" office:value="0.0473684210526316">
            <text:p>0.0473684211</text:p>
          </table:table-cell>
          <table:table-cell table:formula="of:=10*[.I208]*[.H208]/(3*[.$B$195])" office:value-type="float" office:value="0.526315789473684">
            <text:p>0.5263157895</text:p>
          </table:table-cell>
          <table:table-cell table:formula="of:=[.$H$195]*[.$D$195]*LN([.J208])/LN([.$G$195])" office:value-type="float" office:value="6.96884002382072">
            <text:p>6.9688400238</text:p>
          </table:table-cell>
          <table:table-cell table:formula="of:=-LN([.$A$192])/LN([.D208])" office:value-type="float" office:value="5.54695710420562">
            <text:p>5.546957104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209]+[.B209]" office:value-type="float" office:value="12">
            <text:p>12</text:p>
          </table:table-cell>
          <table:table-cell table:formula="of:=1/(1+[.K209])" office:value-type="float" office:value="0.0997576179863523">
            <text:p>0.099757618</text:p>
          </table:table-cell>
          <table:table-cell office:value-type="float" office:value="0.0470472">
            <text:p>0.0470472</text:p>
          </table:table-cell>
          <table:table-cell table:formula="of:=1/([.$E$195]*[.C209])" office:value-type="float" office:value="0.00277777777777778">
            <text:p>0.0027777778</text:p>
          </table:table-cell>
          <table:table-cell table:formula="of:=[.C209]*[.$F$195]" office:value-type="float" office:value="120">
            <text:p>120</text:p>
          </table:table-cell>
          <table:table-cell table:formula="of:=1/(3*[.C209])" office:value-type="float" office:value="0.0277777777777778">
            <text:p>0.0277777778</text:p>
          </table:table-cell>
          <table:table-cell table:formula="of:=1/(10/(9*[.$B$195]*[.C209])+[.A209])" office:value-type="float" office:value="0.0470383275261324">
            <text:p>0.0470383275</text:p>
          </table:table-cell>
          <table:table-cell table:formula="of:=10*[.I209]*[.H209]/(3*[.$B$195])" office:value-type="float" office:value="0.435540069686411">
            <text:p>0.4355400697</text:p>
          </table:table-cell>
          <table:table-cell table:formula="of:=[.$H$195]*[.$D$195]*LN([.J209])/LN([.$G$195])" office:value-type="float" office:value="9.0242970931484">
            <text:p>9.0242970931</text:p>
          </table:table-cell>
          <table:table-cell table:formula="of:=-LN([.$A$192])/LN([.D209])" office:value-type="float" office:value="4.99473590051587">
            <text:p>4.9947359005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210]+[.B210]" office:value-type="float" office:value="15">
            <text:p>15</text:p>
          </table:table-cell>
          <table:table-cell table:formula="of:=1/(1+[.K210])" office:value-type="float" office:value="0.0768159218160256">
            <text:p>0.0768159218</text:p>
          </table:table-cell>
          <table:table-cell office:value-type="float" office:value="0.0392508">
            <text:p>0.0392508</text:p>
          </table:table-cell>
          <table:table-cell table:formula="of:=1/([.$E$195]*[.C210])" office:value-type="float" office:value="0.00222222222222222">
            <text:p>0.0022222222</text:p>
          </table:table-cell>
          <table:table-cell table:formula="of:=[.C210]*[.$F$195]" office:value-type="float" office:value="150">
            <text:p>150</text:p>
          </table:table-cell>
          <table:table-cell table:formula="of:=1/(3*[.C210])" office:value-type="float" office:value="0.0222222222222222">
            <text:p>0.0222222222</text:p>
          </table:table-cell>
          <table:table-cell table:formula="of:=1/(10/(9*[.$B$195]*[.C210])+[.A210])" office:value-type="float" office:value="0.0446280991735537">
            <text:p>0.0446280992</text:p>
          </table:table-cell>
          <table:table-cell table:formula="of:=10*[.I210]*[.H210]/(3*[.$B$195])" office:value-type="float" office:value="0.330578512396694">
            <text:p>0.3305785124</text:p>
          </table:table-cell>
          <table:table-cell table:formula="of:=[.$H$195]*[.$D$195]*LN([.J210])/LN([.$G$195])" office:value-type="float" office:value="12.0181344747122">
            <text:p>12.0181344747</text:p>
          </table:table-cell>
          <table:table-cell table:formula="of:=-LN([.$A$192])/LN([.D210])" office:value-type="float" office:value="4.48612049022571">
            <text:p>4.486120490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211]+[.B211]" office:value-type="float" office:value="20">
            <text:p>20</text:p>
          </table:table-cell>
          <table:table-cell table:formula="of:=1/(1+[.K211])" office:value-type="float" office:value="0.0569186114999062">
            <text:p>0.0569186115</text:p>
          </table:table-cell>
          <table:table-cell office:value-type="float" office:value="0.0316337">
            <text:p>0.0316337</text:p>
          </table:table-cell>
          <table:table-cell table:formula="of:=1/([.$E$195]*[.C211])" office:value-type="float" office:value="0.00166666666666667">
            <text:p>0.0016666667</text:p>
          </table:table-cell>
          <table:table-cell table:formula="of:=[.C211]*[.$F$195]" office:value-type="float" office:value="200">
            <text:p>200</text:p>
          </table:table-cell>
          <table:table-cell table:formula="of:=1/(3*[.C211])" office:value-type="float" office:value="0.0166666666666667">
            <text:p>0.0166666667</text:p>
          </table:table-cell>
          <table:table-cell table:formula="of:=1/(10/(9*[.$B$195]*[.C211])+[.A211])" office:value-type="float" office:value="0.0391304347826087">
            <text:p>0.0391304348</text:p>
          </table:table-cell>
          <table:table-cell table:formula="of:=10*[.I211]*[.H211]/(3*[.$B$195])" office:value-type="float" office:value="0.217391304347826">
            <text:p>0.2173913043</text:p>
          </table:table-cell>
          <table:table-cell table:formula="of:=[.$H$195]*[.$D$195]*LN([.J211])/LN([.$G$195])" office:value-type="float" office:value="16.5689457920394">
            <text:p>16.568945792</text:p>
          </table:table-cell>
          <table:table-cell table:formula="of:=-LN([.$A$192])/LN([.D211])" office:value-type="float" office:value="4.01688472477597">
            <text:p>4.016884724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212]+[.B212]" office:value-type="float" office:value="30">
            <text:p>30</text:p>
          </table:table-cell>
          <table:table-cell table:formula="of:=1/(1+[.K212])" office:value-type="float" office:value="0.040038381099573">
            <text:p>0.0400383811</text:p>
          </table:table-cell>
          <table:table-cell office:value-type="float" office:value="0.0240165">
            <text:p>0.0240165</text:p>
          </table:table-cell>
          <table:table-cell table:formula="of:=1/([.$E$195]*[.C212])" office:value-type="float" office:value="0.00111111111111111">
            <text:p>0.0011111111</text:p>
          </table:table-cell>
          <table:table-cell table:formula="of:=[.C212]*[.$F$195]" office:value-type="float" office:value="300">
            <text:p>300</text:p>
          </table:table-cell>
          <table:table-cell table:formula="of:=1/(3*[.C212])" office:value-type="float" office:value="0.0111111111111111">
            <text:p>0.0111111111</text:p>
          </table:table-cell>
          <table:table-cell table:formula="of:=1/(10/(9*[.$B$195]*[.C212])+[.A212])" office:value-type="float" office:value="0.0296703296703297">
            <text:p>0.0296703297</text:p>
          </table:table-cell>
          <table:table-cell table:formula="of:=10*[.I212]*[.H212]/(3*[.$B$195])" office:value-type="float" office:value="0.10989010989011">
            <text:p>0.1098901099</text:p>
          </table:table-cell>
          <table:table-cell table:formula="of:=[.$H$195]*[.$D$195]*LN([.J212])/LN([.$G$195])" office:value-type="float" office:value="23.9760348080273">
            <text:p>23.976034808</text:p>
          </table:table-cell>
          <table:table-cell table:formula="of:=-LN([.$A$192])/LN([.D212])" office:value-type="float" office:value="3.57775739176084">
            <text:p>3.5777573918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213]+[.B213]" office:value-type="float" office:value="35">
            <text:p>35</text:p>
          </table:table-cell>
          <table:table-cell table:formula="of:=1/(1+[.K213])" office:value-type="float" office:value="0.0357115727492808">
            <text:p>0.0357115727</text:p>
          </table:table-cell>
          <table:table-cell office:value-type="float" office:value="0.0205216">
            <text:p>0.0205216</text:p>
          </table:table-cell>
          <table:table-cell table:formula="of:=1/([.$E$195]*[.C213])" office:value-type="float" office:value="0.000952380952380952">
            <text:p>0.000952381</text:p>
          </table:table-cell>
          <table:table-cell table:formula="of:=[.C213]*[.$F$195]" office:value-type="float" office:value="350">
            <text:p>350</text:p>
          </table:table-cell>
          <table:table-cell table:formula="of:=1/(3*[.C213])" office:value-type="float" office:value="0.00952380952380952">
            <text:p>0.0095238095</text:p>
          </table:table-cell>
          <table:table-cell table:formula="of:=1/(10/(9*[.$B$195]*[.C213])+[.A213])" office:value-type="float" office:value="0.0261954261954262">
            <text:p>0.0261954262</text:p>
          </table:table-cell>
          <table:table-cell table:formula="of:=10*[.I213]*[.H213]/(3*[.$B$195])" office:value-type="float" office:value="0.0831600831600831">
            <text:p>0.0831600832</text:p>
          </table:table-cell>
          <table:table-cell table:formula="of:=[.$H$195]*[.$D$195]*LN([.J213])/LN([.$G$195])" office:value-type="float" office:value="27.0021271261467">
            <text:p>27.0021271261</text:p>
          </table:table-cell>
          <table:table-cell table:formula="of:=-LN([.$A$192])/LN([.D213])" office:value-type="float" office:value="3.45496891621541">
            <text:p>3.454968916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214]+[.B214]" office:value-type="float" office:value="50">
            <text:p>50</text:p>
          </table:table-cell>
          <table:table-cell table:formula="of:=1/(1+[.K214])" office:value-type="float" office:value="0.0283473255039643">
            <text:p>0.0283473255</text:p>
          </table:table-cell>
          <table:table-cell office:value-type="float" office:value="0.0147863">
            <text:p>0.0147863</text:p>
          </table:table-cell>
          <table:table-cell table:formula="of:=1/([.$E$195]*[.C214])" office:value-type="float" office:value="0.000666666666666667">
            <text:p>0.0006666667</text:p>
          </table:table-cell>
          <table:table-cell table:formula="of:=[.C214]*[.$F$195]" office:value-type="float" office:value="500">
            <text:p>500</text:p>
          </table:table-cell>
          <table:table-cell table:formula="of:=1/(3*[.C214])" office:value-type="float" office:value="0.00666666666666667">
            <text:p>0.0066666667</text:p>
          </table:table-cell>
          <table:table-cell table:formula="of:=1/(10/(9*[.$B$195]*[.C214])+[.A214])" office:value-type="float" office:value="0.0191489361702128">
            <text:p>0.0191489362</text:p>
          </table:table-cell>
          <table:table-cell table:formula="of:=10*[.I214]*[.H214]/(3*[.$B$195])" office:value-type="float" office:value="0.0425531914893617">
            <text:p>0.0425531915</text:p>
          </table:table-cell>
          <table:table-cell table:formula="of:=[.$H$195]*[.$D$195]*LN([.J214])/LN([.$G$195])" office:value-type="float" office:value="34.2766965567934">
            <text:p>34.2766965568</text:p>
          </table:table-cell>
          <table:table-cell table:formula="of:=-LN([.$A$192])/LN([.D214])" office:value-type="float" office:value="3.23104301472741">
            <text:p>3.2310430147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215]+[.B215]" office:value-type="float" office:value="100">
            <text:p>100</text:p>
          </table:table-cell>
          <table:table-cell table:formula="of:=1/(1+[.K215])" office:value-type="float" office:value="0.0200095906736358">
            <text:p>0.0200095907</text:p>
          </table:table-cell>
          <table:table-cell office:value-type="float" office:value="0.0151447">
            <text:p>0.0151447</text:p>
          </table:table-cell>
          <table:table-cell table:formula="of:=1/([.$E$195]*[.C215])" office:value-type="float" office:value="0.000333333333333333">
            <text:p>0.0003333333</text:p>
          </table:table-cell>
          <table:table-cell table:formula="of:=[.C215]*[.$F$195]" office:value-type="float" office:value="1000">
            <text:p>1000</text:p>
          </table:table-cell>
          <table:table-cell table:formula="of:=1/(3*[.C215])" office:value-type="float" office:value="0.00333333333333333">
            <text:p>0.0033333333</text:p>
          </table:table-cell>
          <table:table-cell table:formula="of:=1/(10/(9*[.$B$195]*[.C215])+[.A215])" office:value-type="float" office:value="0.00989010989010989">
            <text:p>0.0098901099</text:p>
          </table:table-cell>
          <table:table-cell table:formula="of:=10*[.I215]*[.H215]/(3*[.$B$195])" office:value-type="float" office:value="0.010989010989011">
            <text:p>0.010989011</text:p>
          </table:table-cell>
          <table:table-cell table:formula="of:=[.$H$195]*[.$D$195]*LN([.J215])/LN([.$G$195])" office:value-type="float" office:value="48.9760348080273">
            <text:p>48.976034808</text:p>
          </table:table-cell>
          <table:table-cell table:formula="of:=-LN([.$A$192])/LN([.D215])" office:value-type="float" office:value="2.94332025447905">
            <text:p>2.9433202545</text:p>
          </table:table-cell>
          <table:table-cell/>
        </table:table-row>
        <table:table-row table:style-name="ro1" table:number-rows-repeated="27">
          <table:table-cell table:number-columns-repeated="13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2" table:formula="of:=1001*1001" office:value-type="float" office:value="1002001">
            <text:p>1.00E+006</text:p>
          </table:table-cell>
          <table:table-cell table:number-columns-repeated="3"/>
          <table:table-cell table:style-name="ce1" office:value-type="string">
            <text:p>l/L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F247]/[.E247]" office:value-type="float" office:value="0.1">
            <text:p>0.1</text:p>
          </table:table-cell>
          <table:table-cell table:number-columns-repeated="3"/>
          <table:table-cell table:number-columns-spanned="4" table:number-rows-spanned="1"/>
          <table:covered-table-cell table:number-columns-repeated="3"/>
          <table:table-cell/>
        </table:table-row>
        <table:table-row table:style-name="ro2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n_s</text:p>
          </table:table-cell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table:formula="of:=[.A247]*[.A247]" office:value-type="float" office:value="0.01">
            <text:p>0.01</text:p>
          </table:table-cell>
          <table:table-cell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style-name="ce2" office:value-type="float" office:value="0.0001">
            <text:p>1.00E-004</text:p>
          </table:table-cell>
          <table:table-cell office:value-type="float" office:value="1">
            <text:p>1</text:p>
          </table:table-cell>
          <table:table-cell office:value-type="string" table:number-columns-spanned="3" table:number-rows-spanned="1">
            <text:p>measured in block 5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251]+[.B251]" office:value-type="float" office:value="1">
            <text:p>1</text:p>
          </table:table-cell>
          <table:table-cell table:formula="of:=1/(1+[.K251])" office:value-type="float" office:value="0.911345116329166">
            <text:p>0.9113451163</text:p>
          </table:table-cell>
          <table:table-cell/>
          <table:table-cell table:formula="of:=1/([.$E$247]*[.C251])" office:value-type="float" office:value="0.01">
            <text:p>0.01</text:p>
          </table:table-cell>
          <table:table-cell table:formula="of:=[.C251]*[.$F$247]" office:value-type="float" office:value="10">
            <text:p>10</text:p>
          </table:table-cell>
          <table:table-cell table:formula="of:=1/(3*[.C251])" office:value-type="float" office:value="0.333333333333333">
            <text:p>0.3333333333</text:p>
          </table:table-cell>
          <table:table-cell table:formula="of:=1/(10/(9*[.$B$247]*[.C251])+[.A251])" office:value-type="float" office:value="0.0089197224975223">
            <text:p>0.0089197225</text:p>
          </table:table-cell>
          <table:table-cell table:formula="of:=10*[.I251]*[.H251]/(3*[.$B$247])" office:value-type="float" office:value="0.991080277502478">
            <text:p>0.9910802775</text:p>
          </table:table-cell>
          <table:table-cell table:formula="of:=[.$H$247]*[.$D$247]*LN([.J251])/LN([.$G$247])" office:value-type="float" office:value="0.0972791559227639">
            <text:p>0.0972791559</text:p>
          </table:table-cell>
          <table:table-cell table:formula="of:=-LN([.$A$244])/LN([.D251])" office:value-type="float" office:value="148.841652439991">
            <text:p>148.8416524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252]+[.B252]" office:value-type="float" office:value="2">
            <text:p>2</text:p>
          </table:table-cell>
          <table:table-cell table:formula="of:=1/(1+[.K252])" office:value-type="float" office:value="0.7225465449463">
            <text:p>0.7225465449</text:p>
          </table:table-cell>
          <table:table-cell/>
          <table:table-cell table:formula="of:=1/([.$E$247]*[.C252])" office:value-type="float" office:value="0.005">
            <text:p>0.005</text:p>
          </table:table-cell>
          <table:table-cell table:formula="of:=[.C252]*[.$F$247]" office:value-type="float" office:value="20">
            <text:p>20</text:p>
          </table:table-cell>
          <table:table-cell table:formula="of:=1/(3*[.C252])" office:value-type="float" office:value="0.166666666666667">
            <text:p>0.1666666667</text:p>
          </table:table-cell>
          <table:table-cell table:formula="of:=1/(10/(9*[.$B$247]*[.C252])+[.A252])" office:value-type="float" office:value="0.0173745173745174">
            <text:p>0.0173745174</text:p>
          </table:table-cell>
          <table:table-cell table:formula="of:=10*[.I252]*[.H252]/(3*[.$B$247])" office:value-type="float" office:value="0.965250965250965">
            <text:p>0.9652509653</text:p>
          </table:table-cell>
          <table:table-cell table:formula="of:=[.$H$247]*[.$D$247]*LN([.J252])/LN([.$G$247])" office:value-type="float" office:value="0.383993885230356">
            <text:p>0.3839938852</text:p>
          </table:table-cell>
          <table:table-cell table:formula="of:=-LN([.$A$244])/LN([.D252])" office:value-type="float" office:value="42.5188889318712">
            <text:p>42.5188889319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253]+[.B253]" office:value-type="float" office:value="3">
            <text:p>3</text:p>
          </table:table-cell>
          <table:table-cell table:formula="of:=1/(1+[.K253])" office:value-type="float" office:value="0.541816782992887">
            <text:p>0.541816783</text:p>
          </table:table-cell>
          <table:table-cell/>
          <table:table-cell table:formula="of:=1/([.$E$247]*[.C253])" office:value-type="float" office:value="0.00333333333333333">
            <text:p>0.0033333333</text:p>
          </table:table-cell>
          <table:table-cell table:formula="of:=[.C253]*[.$F$247]" office:value-type="float" office:value="30">
            <text:p>30</text:p>
          </table:table-cell>
          <table:table-cell table:formula="of:=1/(3*[.C253])" office:value-type="float" office:value="0.111111111111111">
            <text:p>0.1111111111</text:p>
          </table:table-cell>
          <table:table-cell table:formula="of:=1/(10/(9*[.$B$247]*[.C253])+[.A253])" office:value-type="float" office:value="0.0249768732654949">
            <text:p>0.0249768733</text:p>
          </table:table-cell>
          <table:table-cell table:formula="of:=10*[.I253]*[.H253]/(3*[.$B$247])" office:value-type="float" office:value="0.925069380203515">
            <text:p>0.9250693802</text:p>
          </table:table-cell>
          <table:table-cell table:formula="of:=[.$H$247]*[.$D$247]*LN([.J253])/LN([.$G$247])" office:value-type="float" office:value="0.845642348832758">
            <text:p>0.8456423488</text:p>
          </table:table-cell>
          <table:table-cell table:formula="of:=-LN([.$A$244])/LN([.D253])" office:value-type="float" office:value="22.5471481158972">
            <text:p>22.547148115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254]+[.B254]" office:value-type="float" office:value="4">
            <text:p>4</text:p>
          </table:table-cell>
          <table:table-cell table:formula="of:=1/(1+[.K254])" office:value-type="float" office:value="0.406396582821171">
            <text:p>0.4063965828</text:p>
          </table:table-cell>
          <table:table-cell/>
          <table:table-cell table:formula="of:=1/([.$E$247]*[.C254])" office:value-type="float" office:value="0.0025">
            <text:p>0.0025</text:p>
          </table:table-cell>
          <table:table-cell table:formula="of:=[.C254]*[.$F$247]" office:value-type="float" office:value="40">
            <text:p>40</text:p>
          </table:table-cell>
          <table:table-cell table:formula="of:=1/(3*[.C254])" office:value-type="float" office:value="0.0833333333333333">
            <text:p>0.0833333333</text:p>
          </table:table-cell>
          <table:table-cell table:formula="of:=1/(10/(9*[.$B$247]*[.C254])+[.A254])" office:value-type="float" office:value="0.0314685314685315">
            <text:p>0.0314685315</text:p>
          </table:table-cell>
          <table:table-cell table:formula="of:=10*[.I254]*[.H254]/(3*[.$B$247])" office:value-type="float" office:value="0.874125874125874">
            <text:p>0.8741258741</text:p>
          </table:table-cell>
          <table:table-cell table:formula="of:=[.$H$247]*[.$D$247]*LN([.J254])/LN([.$G$247])" office:value-type="float" office:value="1.46065061142514">
            <text:p>1.4606506114</text:p>
          </table:table-cell>
          <table:table-cell table:formula="of:=-LN([.$A$244])/LN([.D254])" office:value-type="float" office:value="15.3455284091122">
            <text:p>15.345528409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255]+[.B255]" office:value-type="float" office:value="5">
            <text:p>5</text:p>
          </table:table-cell>
          <table:table-cell table:formula="of:=1/(1+[.K255])" office:value-type="float" office:value="0.312168105064283">
            <text:p>0.3121681051</text:p>
          </table:table-cell>
          <table:table-cell/>
          <table:table-cell table:formula="of:=1/([.$E$247]*[.C255])" office:value-type="float" office:value="0.002">
            <text:p>0.002</text:p>
          </table:table-cell>
          <table:table-cell table:formula="of:=[.C255]*[.$F$247]" office:value-type="float" office:value="50">
            <text:p>50</text:p>
          </table:table-cell>
          <table:table-cell table:formula="of:=1/(3*[.C255])" office:value-type="float" office:value="0.0666666666666667">
            <text:p>0.0666666667</text:p>
          </table:table-cell>
          <table:table-cell table:formula="of:=1/(10/(9*[.$B$247]*[.C255])+[.A255])" office:value-type="float" office:value="0.036734693877551">
            <text:p>0.0367346939</text:p>
          </table:table-cell>
          <table:table-cell table:formula="of:=10*[.I255]*[.H255]/(3*[.$B$247])" office:value-type="float" office:value="0.816326530612245">
            <text:p>0.8163265306</text:p>
          </table:table-cell>
          <table:table-cell table:formula="of:=[.$H$247]*[.$D$247]*LN([.J255])/LN([.$G$247])" office:value-type="float" office:value="2.20340221751378">
            <text:p>2.2034022175</text:p>
          </table:table-cell>
          <table:table-cell table:formula="of:=-LN([.$A$244])/LN([.D255])" office:value-type="float" office:value="11.8685363935445">
            <text:p>11.868536393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256]+[.B256]" office:value-type="float" office:value="6">
            <text:p>6</text:p>
          </table:table-cell>
          <table:table-cell table:formula="of:=1/(1+[.K256])" office:value-type="float" office:value="0.247084426768188">
            <text:p>0.2470844268</text:p>
          </table:table-cell>
          <table:table-cell/>
          <table:table-cell table:formula="of:=1/([.$E$247]*[.C256])" office:value-type="float" office:value="0.00166666666666667">
            <text:p>0.0016666667</text:p>
          </table:table-cell>
          <table:table-cell table:formula="of:=[.C256]*[.$F$247]" office:value-type="float" office:value="60">
            <text:p>60</text:p>
          </table:table-cell>
          <table:table-cell table:formula="of:=1/(3*[.C256])" office:value-type="float" office:value="0.0555555555555556">
            <text:p>0.0555555556</text:p>
          </table:table-cell>
          <table:table-cell table:formula="of:=1/(10/(9*[.$B$247]*[.C256])+[.A256])" office:value-type="float" office:value="0.040785498489426">
            <text:p>0.0407854985</text:p>
          </table:table-cell>
          <table:table-cell table:formula="of:=10*[.I256]*[.H256]/(3*[.$B$247])" office:value-type="float" office:value="0.755287009063444">
            <text:p>0.7552870091</text:p>
          </table:table-cell>
          <table:table-cell table:formula="of:=[.$H$247]*[.$D$247]*LN([.J256])/LN([.$G$247])" office:value-type="float" office:value="3.04719962759203">
            <text:p>3.0471996276</text:p>
          </table:table-cell>
          <table:table-cell table:formula="of:=-LN([.$A$244])/LN([.D256])" office:value-type="float" office:value="9.88359125279211">
            <text:p>9.8835912528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257]+[.B257]" office:value-type="float" office:value="7">
            <text:p>7</text:p>
          </table:table-cell>
          <table:table-cell table:formula="of:=1/(1+[.K257])" office:value-type="float" office:value="0.201345003941365">
            <text:p>0.2013450039</text:p>
          </table:table-cell>
          <table:table-cell office:value-type="float" office:value="0.10018">
            <text:p>0.10018</text:p>
          </table:table-cell>
          <table:table-cell table:formula="of:=1/([.$E$247]*[.C257])" office:value-type="float" office:value="0.00142857142857143">
            <text:p>0.0014285714</text:p>
          </table:table-cell>
          <table:table-cell table:formula="of:=[.C257]*[.$F$247]" office:value-type="float" office:value="70">
            <text:p>70</text:p>
          </table:table-cell>
          <table:table-cell table:formula="of:=1/(3*[.C257])" office:value-type="float" office:value="0.0476190476190476">
            <text:p>0.0476190476</text:p>
          </table:table-cell>
          <table:table-cell table:formula="of:=1/(10/(9*[.$B$247]*[.C257])+[.A257])" office:value-type="float" office:value="0.0437196391394865">
            <text:p>0.0437196391</text:p>
          </table:table-cell>
          <table:table-cell table:formula="of:=10*[.I257]*[.H257]/(3*[.$B$247])" office:value-type="float" office:value="0.693962526023595">
            <text:p>0.693962526</text:p>
          </table:table-cell>
          <table:table-cell table:formula="of:=[.$H$247]*[.$D$247]*LN([.J257])/LN([.$G$247])" office:value-type="float" office:value="3.96659952034973">
            <text:p>3.9665995203</text:p>
          </table:table-cell>
          <table:table-cell table:formula="of:=-LN([.$A$244])/LN([.D257])" office:value-type="float" office:value="8.62120442167508">
            <text:p>8.621204421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258]+[.B258]" office:value-type="float" office:value="8">
            <text:p>8</text:p>
          </table:table-cell>
          <table:table-cell table:formula="of:=1/(1+[.K258])" office:value-type="float" office:value="0.168381198997087">
            <text:p>0.168381199</text:p>
          </table:table-cell>
          <table:table-cell office:value-type="float" office:value="0.0901918">
            <text:p>0.0901918</text:p>
          </table:table-cell>
          <table:table-cell table:formula="of:=1/([.$E$247]*[.C258])" office:value-type="float" office:value="0.00125">
            <text:p>0.00125</text:p>
          </table:table-cell>
          <table:table-cell table:formula="of:=[.C258]*[.$F$247]" office:value-type="float" office:value="80">
            <text:p>80</text:p>
          </table:table-cell>
          <table:table-cell table:formula="of:=1/(3*[.C258])" office:value-type="float" office:value="0.0416666666666667">
            <text:p>0.0416666667</text:p>
          </table:table-cell>
          <table:table-cell table:formula="of:=1/(10/(9*[.$B$247]*[.C258])+[.A258])" office:value-type="float" office:value="0.0456852791878173">
            <text:p>0.0456852792</text:p>
          </table:table-cell>
          <table:table-cell table:formula="of:=10*[.I258]*[.H258]/(3*[.$B$247])" office:value-type="float" office:value="0.634517766497462">
            <text:p>0.6345177665</text:p>
          </table:table-cell>
          <table:table-cell table:formula="of:=[.$H$247]*[.$D$247]*LN([.J258])/LN([.$G$247])" office:value-type="float" office:value="4.93890532883842">
            <text:p>4.9389053288</text:p>
          </table:table-cell>
          <table:table-cell table:formula="of:=-LN([.$A$244])/LN([.D258])" office:value-type="float" office:value="7.75600167845159">
            <text:p>7.756001678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259]+[.B259]" office:value-type="float" office:value="9">
            <text:p>9</text:p>
          </table:table-cell>
          <table:table-cell table:formula="of:=1/(1+[.K259])" office:value-type="float" office:value="0.143991076039868">
            <text:p>0.143991076</text:p>
          </table:table-cell>
          <table:table-cell office:value-type="float" office:value="0.078306">
            <text:p>0.078306</text:p>
          </table:table-cell>
          <table:table-cell table:formula="of:=1/([.$E$247]*[.C259])" office:value-type="float" office:value="0.00111111111111111">
            <text:p>0.0011111111</text:p>
          </table:table-cell>
          <table:table-cell table:formula="of:=[.C259]*[.$F$247]" office:value-type="float" office:value="90">
            <text:p>90</text:p>
          </table:table-cell>
          <table:table-cell table:formula="of:=1/(3*[.C259])" office:value-type="float" office:value="0.037037037037037">
            <text:p>0.037037037</text:p>
          </table:table-cell>
          <table:table-cell table:formula="of:=1/(10/(9*[.$B$247]*[.C259])+[.A259])" office:value-type="float" office:value="0.0468478889531521">
            <text:p>0.046847889</text:p>
          </table:table-cell>
          <table:table-cell table:formula="of:=10*[.I259]*[.H259]/(3*[.$B$247])" office:value-type="float" office:value="0.578368999421631">
            <text:p>0.5783689994</text:p>
          </table:table-cell>
          <table:table-cell table:formula="of:=[.$H$247]*[.$D$247]*LN([.J259])/LN([.$G$247])" office:value-type="float" office:value="5.94487483184807">
            <text:p>5.9448748318</text:p>
          </table:table-cell>
          <table:table-cell table:formula="of:=-LN([.$A$244])/LN([.D259])" office:value-type="float" office:value="7.12976335022589">
            <text:p>7.129763350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260]+[.B260]" office:value-type="float" office:value="10">
            <text:p>10</text:p>
          </table:table-cell>
          <table:table-cell table:formula="of:=1/(1+[.K260])" office:value-type="float" office:value="0.125488778418285">
            <text:p>0.1254887784</text:p>
          </table:table-cell>
          <table:table-cell office:value-type="float" office:value="0.0745106">
            <text:p>0.0745106</text:p>
          </table:table-cell>
          <table:table-cell table:formula="of:=1/([.$E$247]*[.C260])" office:value-type="float" office:value="0.001">
            <text:p>0.001</text:p>
          </table:table-cell>
          <table:table-cell table:formula="of:=[.C260]*[.$F$247]" office:value-type="float" office:value="100">
            <text:p>100</text:p>
          </table:table-cell>
          <table:table-cell table:formula="of:=1/(3*[.C260])" office:value-type="float" office:value="0.0333333333333333">
            <text:p>0.0333333333</text:p>
          </table:table-cell>
          <table:table-cell table:formula="of:=1/(10/(9*[.$B$247]*[.C260])+[.A260])" office:value-type="float" office:value="0.0473684210526316">
            <text:p>0.0473684211</text:p>
          </table:table-cell>
          <table:table-cell table:formula="of:=10*[.I260]*[.H260]/(3*[.$B$247])" office:value-type="float" office:value="0.526315789473684">
            <text:p>0.5263157895</text:p>
          </table:table-cell>
          <table:table-cell table:formula="of:=[.$H$247]*[.$D$247]*LN([.J260])/LN([.$G$247])" office:value-type="float" office:value="6.96884002382072">
            <text:p>6.9688400238</text:p>
          </table:table-cell>
          <table:table-cell table:formula="of:=-LN([.$A$244])/LN([.D260])" office:value-type="float" office:value="6.65731164870982">
            <text:p>6.6573116487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261]+[.B261]" office:value-type="float" office:value="12">
            <text:p>12</text:p>
          </table:table-cell>
          <table:table-cell table:formula="of:=1/(1+[.K261])" office:value-type="float" office:value="0.0997576179863523">
            <text:p>0.099757618</text:p>
          </table:table-cell>
          <table:table-cell office:value-type="float" office:value="0.0609269">
            <text:p>0.0609269</text:p>
          </table:table-cell>
          <table:table-cell table:formula="of:=1/([.$E$247]*[.C261])" office:value-type="float" office:value="0.000833333333333333">
            <text:p>0.0008333333</text:p>
          </table:table-cell>
          <table:table-cell table:formula="of:=[.C261]*[.$F$247]" office:value-type="float" office:value="120">
            <text:p>120</text:p>
          </table:table-cell>
          <table:table-cell table:formula="of:=1/(3*[.C261])" office:value-type="float" office:value="0.0277777777777778">
            <text:p>0.0277777778</text:p>
          </table:table-cell>
          <table:table-cell table:formula="of:=1/(10/(9*[.$B$247]*[.C261])+[.A261])" office:value-type="float" office:value="0.0470383275261324">
            <text:p>0.0470383275</text:p>
          </table:table-cell>
          <table:table-cell table:formula="of:=10*[.I261]*[.H261]/(3*[.$B$247])" office:value-type="float" office:value="0.435540069686411">
            <text:p>0.4355400697</text:p>
          </table:table-cell>
          <table:table-cell table:formula="of:=[.$H$247]*[.$D$247]*LN([.J261])/LN([.$G$247])" office:value-type="float" office:value="9.0242970931484">
            <text:p>9.0242970931</text:p>
          </table:table-cell>
          <table:table-cell table:formula="of:=-LN([.$A$244])/LN([.D261])" office:value-type="float" office:value="5.99455032156687">
            <text:p>5.994550321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262]+[.B262]" office:value-type="float" office:value="15">
            <text:p>15</text:p>
          </table:table-cell>
          <table:table-cell table:formula="of:=1/(1+[.K262])" office:value-type="float" office:value="0.0768159218160256">
            <text:p>0.0768159218</text:p>
          </table:table-cell>
          <table:table-cell office:value-type="float" office:value="0.0503396">
            <text:p>0.0503396</text:p>
          </table:table-cell>
          <table:table-cell table:formula="of:=1/([.$E$247]*[.C262])" office:value-type="float" office:value="0.000666666666666667">
            <text:p>0.0006666667</text:p>
          </table:table-cell>
          <table:table-cell table:formula="of:=[.C262]*[.$F$247]" office:value-type="float" office:value="150">
            <text:p>150</text:p>
          </table:table-cell>
          <table:table-cell table:formula="of:=1/(3*[.C262])" office:value-type="float" office:value="0.0222222222222222">
            <text:p>0.0222222222</text:p>
          </table:table-cell>
          <table:table-cell table:formula="of:=1/(10/(9*[.$B$247]*[.C262])+[.A262])" office:value-type="float" office:value="0.0446280991735537">
            <text:p>0.0446280992</text:p>
          </table:table-cell>
          <table:table-cell table:formula="of:=10*[.I262]*[.H262]/(3*[.$B$247])" office:value-type="float" office:value="0.330578512396694">
            <text:p>0.3305785124</text:p>
          </table:table-cell>
          <table:table-cell table:formula="of:=[.$H$247]*[.$D$247]*LN([.J262])/LN([.$G$247])" office:value-type="float" office:value="12.0181344747122">
            <text:p>12.0181344747</text:p>
          </table:table-cell>
          <table:table-cell table:formula="of:=-LN([.$A$244])/LN([.D262])" office:value-type="float" office:value="5.38412351782058">
            <text:p>5.384123517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263]+[.B263]" office:value-type="float" office:value="20">
            <text:p>20</text:p>
          </table:table-cell>
          <table:table-cell table:formula="of:=1/(1+[.K263])" office:value-type="float" office:value="0.0569186114999062">
            <text:p>0.0569186115</text:p>
          </table:table-cell>
          <table:table-cell office:value-type="float" office:value="0.0459449">
            <text:p>0.0459449</text:p>
          </table:table-cell>
          <table:table-cell table:formula="of:=1/([.$E$247]*[.C263])" office:value-type="float" office:value="0.0005">
            <text:p>0.0005</text:p>
          </table:table-cell>
          <table:table-cell table:formula="of:=[.C263]*[.$F$247]" office:value-type="float" office:value="200">
            <text:p>200</text:p>
          </table:table-cell>
          <table:table-cell table:formula="of:=1/(3*[.C263])" office:value-type="float" office:value="0.0166666666666667">
            <text:p>0.0166666667</text:p>
          </table:table-cell>
          <table:table-cell table:formula="of:=1/(10/(9*[.$B$247]*[.C263])+[.A263])" office:value-type="float" office:value="0.0391304347826087">
            <text:p>0.0391304348</text:p>
          </table:table-cell>
          <table:table-cell table:formula="of:=10*[.I263]*[.H263]/(3*[.$B$247])" office:value-type="float" office:value="0.217391304347826">
            <text:p>0.2173913043</text:p>
          </table:table-cell>
          <table:table-cell table:formula="of:=[.$H$247]*[.$D$247]*LN([.J263])/LN([.$G$247])" office:value-type="float" office:value="16.5689457920394">
            <text:p>16.568945792</text:p>
          </table:table-cell>
          <table:table-cell table:formula="of:=-LN([.$A$244])/LN([.D263])" office:value-type="float" office:value="4.82095912540958">
            <text:p>4.8209591254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264]+[.B264]" office:value-type="float" office:value="30">
            <text:p>30</text:p>
          </table:table-cell>
          <table:table-cell table:formula="of:=1/(1+[.K264])" office:value-type="float" office:value="0.040038381099573">
            <text:p>0.0400383811</text:p>
          </table:table-cell>
          <table:table-cell office:value-type="float" office:value="0.0315621">
            <text:p>0.0315621</text:p>
          </table:table-cell>
          <table:table-cell table:formula="of:=1/([.$E$247]*[.C264])" office:value-type="float" office:value="0.000333333333333333">
            <text:p>0.0003333333</text:p>
          </table:table-cell>
          <table:table-cell table:formula="of:=[.C264]*[.$F$247]" office:value-type="float" office:value="300">
            <text:p>300</text:p>
          </table:table-cell>
          <table:table-cell table:formula="of:=1/(3*[.C264])" office:value-type="float" office:value="0.0111111111111111">
            <text:p>0.0111111111</text:p>
          </table:table-cell>
          <table:table-cell table:formula="of:=1/(10/(9*[.$B$247]*[.C264])+[.A264])" office:value-type="float" office:value="0.0296703296703297">
            <text:p>0.0296703297</text:p>
          </table:table-cell>
          <table:table-cell table:formula="of:=10*[.I264]*[.H264]/(3*[.$B$247])" office:value-type="float" office:value="0.10989010989011">
            <text:p>0.1098901099</text:p>
          </table:table-cell>
          <table:table-cell table:formula="of:=[.$H$247]*[.$D$247]*LN([.J264])/LN([.$G$247])" office:value-type="float" office:value="23.9760348080273">
            <text:p>23.976034808</text:p>
          </table:table-cell>
          <table:table-cell table:formula="of:=-LN([.$A$244])/LN([.D264])" office:value-type="float" office:value="4.2939300796771">
            <text:p>4.2939300797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265]+[.B265]" office:value-type="float" office:value="35">
            <text:p>35</text:p>
          </table:table-cell>
          <table:table-cell table:formula="of:=1/(1+[.K265])" office:value-type="float" office:value="0.0357115727492808">
            <text:p>0.0357115727</text:p>
          </table:table-cell>
          <table:table-cell office:value-type="float" office:value="0.0271674">
            <text:p>0.0271674</text:p>
          </table:table-cell>
          <table:table-cell table:formula="of:=1/([.$E$247]*[.C265])" office:value-type="float" office:value="0.000285714285714286">
            <text:p>0.0002857143</text:p>
          </table:table-cell>
          <table:table-cell table:formula="of:=[.C265]*[.$F$247]" office:value-type="float" office:value="350">
            <text:p>350</text:p>
          </table:table-cell>
          <table:table-cell table:formula="of:=1/(3*[.C265])" office:value-type="float" office:value="0.00952380952380952">
            <text:p>0.0095238095</text:p>
          </table:table-cell>
          <table:table-cell table:formula="of:=1/(10/(9*[.$B$247]*[.C265])+[.A265])" office:value-type="float" office:value="0.0261954261954262">
            <text:p>0.0261954262</text:p>
          </table:table-cell>
          <table:table-cell table:formula="of:=10*[.I265]*[.H265]/(3*[.$B$247])" office:value-type="float" office:value="0.0831600831600831">
            <text:p>0.0831600832</text:p>
          </table:table-cell>
          <table:table-cell table:formula="of:=[.$H$247]*[.$D$247]*LN([.J265])/LN([.$G$247])" office:value-type="float" office:value="27.0021271261467">
            <text:p>27.0021271261</text:p>
          </table:table-cell>
          <table:table-cell table:formula="of:=-LN([.$A$244])/LN([.D265])" office:value-type="float" office:value="4.1465625891378">
            <text:p>4.146562589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266]+[.B266]" office:value-type="float" office:value="50">
            <text:p>50</text:p>
          </table:table-cell>
          <table:table-cell table:formula="of:=1/(1+[.K266])" office:value-type="float" office:value="0.0283473255039643">
            <text:p>0.0283473255</text:p>
          </table:table-cell>
          <table:table-cell office:value-type="float" office:value="0.0194766">
            <text:p>0.0194766</text:p>
          </table:table-cell>
          <table:table-cell table:formula="of:=1/([.$E$247]*[.C266])" office:value-type="float" office:value="0.0002">
            <text:p>0.0002</text:p>
          </table:table-cell>
          <table:table-cell table:formula="of:=[.C266]*[.$F$247]" office:value-type="float" office:value="500">
            <text:p>500</text:p>
          </table:table-cell>
          <table:table-cell table:formula="of:=1/(3*[.C266])" office:value-type="float" office:value="0.00666666666666667">
            <text:p>0.0066666667</text:p>
          </table:table-cell>
          <table:table-cell table:formula="of:=1/(10/(9*[.$B$247]*[.C266])+[.A266])" office:value-type="float" office:value="0.0191489361702128">
            <text:p>0.0191489362</text:p>
          </table:table-cell>
          <table:table-cell table:formula="of:=10*[.I266]*[.H266]/(3*[.$B$247])" office:value-type="float" office:value="0.0425531914893617">
            <text:p>0.0425531915</text:p>
          </table:table-cell>
          <table:table-cell table:formula="of:=[.$H$247]*[.$D$247]*LN([.J266])/LN([.$G$247])" office:value-type="float" office:value="34.2766965567934">
            <text:p>34.2766965568</text:p>
          </table:table-cell>
          <table:table-cell table:formula="of:=-LN([.$A$244])/LN([.D266])" office:value-type="float" office:value="3.87781262687585">
            <text:p>3.8778126269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267]+[.B267]" office:value-type="float" office:value="100">
            <text:p>100</text:p>
          </table:table-cell>
          <table:table-cell table:formula="of:=1/(1+[.K267])" office:value-type="float" office:value="0.0200095906736358">
            <text:p>0.0200095907</text:p>
          </table:table-cell>
          <table:table-cell office:value-type="float" office:value="0.0194766">
            <text:p>0.0194766</text:p>
          </table:table-cell>
          <table:table-cell table:formula="of:=1/([.$E$247]*[.C267])" office:value-type="float" office:value="0.0001">
            <text:p>0.0001</text:p>
          </table:table-cell>
          <table:table-cell table:formula="of:=[.C267]*[.$F$247]" office:value-type="float" office:value="1000">
            <text:p>1000</text:p>
          </table:table-cell>
          <table:table-cell table:formula="of:=1/(3*[.C267])" office:value-type="float" office:value="0.00333333333333333">
            <text:p>0.0033333333</text:p>
          </table:table-cell>
          <table:table-cell table:formula="of:=1/(10/(9*[.$B$247]*[.C267])+[.A267])" office:value-type="float" office:value="0.00989010989010989">
            <text:p>0.0098901099</text:p>
          </table:table-cell>
          <table:table-cell table:formula="of:=10*[.I267]*[.H267]/(3*[.$B$247])" office:value-type="float" office:value="0.010989010989011">
            <text:p>0.010989011</text:p>
          </table:table-cell>
          <table:table-cell table:formula="of:=[.$H$247]*[.$D$247]*LN([.J267])/LN([.$G$247])" office:value-type="float" office:value="48.9760348080273">
            <text:p>48.976034808</text:p>
          </table:table-cell>
          <table:table-cell table:formula="of:=-LN([.$A$244])/LN([.D267])" office:value-type="float" office:value="3.53249535698962">
            <text:p>3.532495357</text:p>
          </table:table-cell>
          <table:table-cell/>
        </table:table-row>
        <table:table-row table:style-name="ro1" table:number-rows-repeated="104830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0:40:00</meta:creation-date>
    <dc:date>2012-11-26T12:14:14</dc:date>
    <meta:editing-duration>PT22H49M29S</meta:editing-duration>
    <meta:editing-cycles>156</meta:editing-cycles>
    <meta:generator>LibreOffice/3.5$Linux_X86_64 LibreOffice_project/350m1$Build-2</meta:generator>
    <meta:document-statistic meta:table-count="3" meta:cell-count="2078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1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925cm" svg:height="15.883cm" xlink:href=".." xlink:type="simple" chart:class="chart:scatter" chart:style-name="ch1">
        <chart:title svg:x="7.1cm" svg:y="0.453cm" chart:style-name="ch2">
          <text:p>Absorption to Scattering Ratio vs. Transitions/History</text:p>
        </chart:title>
        <chart:plot-area chart:style-name="ch3" table:cell-range-address="Spectral.C13:Spectral.C36 Spectral.E13:Spectral.E36" svg:x="1.509cm" svg:y="2.183cm" svg:width="22.42cm" svg:height="12.402cm">
          <chartooo:coordinate-region svg:x="2.501cm" svg:y="2.183cm" svg:width="21.148cm" svg:height="11.755cm"/>
          <chart:axis chart:dimension="x" chart:name="primary-x" chart:style-name="ch4">
            <chart:title svg:x="11.259cm" svg:y="14.902cm" chart:style-name="ch5">
              <text:p>Sigma_a / Sigma_s</text:p>
            </chart:title>
          </chart:axis>
          <chart:axis chart:dimension="y" chart:name="primary-y" chart:style-name="ch6">
            <chart:title svg:x="0.451cm" svg:y="9.777cm" chart:style-name="ch7">
              <text:p>Transitions/History</text:p>
            </chart:title>
            <chart:grid chart:style-name="ch8" chart:class="major"/>
          </chart:axis>
          <chart:series chart:style-name="ch9" chart:values-cell-range-address="Spectral.E13:Spectral.E36" chart:class="chart:scatter">
            <chart:domain table:cell-range-address="Spectral.C13:Spectral.C36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ctral.C13:Spectral.C36</svg:desc>
                </draw:g>
              </table:table-cell>
              <table:table-cell office:value-type="float" office:value="2560.33">
                <text:p>2560.33</text:p>
                <draw:g>
                  <svg:desc>Spectral.E13:Spectral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2092.9">
                <text:p>2092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252.37">
                <text:p>1252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771.779">
                <text:p>771.7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15.647">
                <text:p>515.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277.985">
                <text:p>277.9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52cm" svg:height="11.073cm" xlink:href=".." xlink:type="simple" chart:class="chart:scatter" chart:style-name="ch1">
        <chart:title svg:x="5.97cm" svg:y="0.357cm" chart:style-name="ch2">
          <text:p>lambda vs. rho(H)</text:p>
        </chart:title>
        <chart:subtitle svg:x="7.002cm" svg:y="1.357cm" chart:style-name="ch3">
          <text:p>n_i = 10</text:p>
        </chart:subtitle>
        <chart:legend chart:legend-position="bottom" svg:x="3.954cm" svg:y="10.29cm" style:legend-expansion="wide" chart:style-name="ch4"/>
        <chart:plot-area chart:style-name="ch5" table:cell-range-address="Parallel.J12:Parallel.J28 Parallel.D11:Parallel.E28" chart:data-source-has-labels="row" svg:x="1.321cm" svg:y="2.482cm" svg:width="13.579cm" svg:height="6.606cm">
          <chartooo:coordinate-region svg:x="2.048cm" svg:y="2.681cm" svg:width="12.758cm" svg:height="5.76cm"/>
          <chart:axis chart:dimension="x" chart:name="primary-x" chart:style-name="ch6">
            <chart:title svg:x="7.59cm" svg:y="9.309cm" chart:style-name="ch7">
              <text:p>rho(H)</text:p>
            </chart:title>
          </chart:axis>
          <chart:axis chart:dimension="y" chart:name="primary-y" chart:style-name="ch6">
            <chart:title svg:x="0.451cm" svg:y="6.398cm" chart:style-name="ch8">
              <text:p>lambda</text:p>
            </chart:title>
            <chart:grid chart:style-name="ch9" chart:class="major"/>
          </chart:axis>
          <chart:series chart:style-name="ch10" chart:values-cell-range-address="Parallel.E12:Parallel.E28" chart:label-cell-address="Parallel.E11:Parallel.E11" chart:class="chart:scatter">
            <chart:domain table:cell-range-address="Parallel.J12:Parallel.J28"/>
            <chart:data-point chart:repeated="17"/>
          </chart:series>
          <chart:series chart:style-name="ch11" chart:values-cell-range-address="Parallel.D12:Parallel.D28" chart:label-cell-address="Parallel.D11:Parallel.D11" chart:class="chart:scatte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11:Parallel.E11</svg:desc>
                </draw:g>
              </table:table-cell>
              <table:table-cell office:value-type="string">
                <text:p>lambda predicted</text:p>
                <draw:g>
                  <svg:desc>Parallel.D11:Parallel.D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12:Parallel.J28</svg:desc>
                </draw:g>
              </table:table-cell>
              <table:table-cell office:value-type="float" office:value="0.92379">
                <text:p>0.92379</text:p>
                <draw:g>
                  <svg:desc>Parallel.E12:Parallel.E28</svg:desc>
                </draw:g>
              </table:table-cell>
              <table:table-cell office:value-type="float" office:value="0.990365805043064">
                <text:p>0.990365805043064</text:p>
                <draw:g>
                  <svg:desc>Parallel.D12:Parallel.D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92379">
                <text:p>0.92379</text:p>
              </table:table-cell>
              <table:table-cell office:value-type="float" office:value="0.963020597905346">
                <text:p>0.963020597905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922581">
                <text:p>0.922581</text:p>
              </table:table-cell>
              <table:table-cell office:value-type="float" office:value="0.922029297884438">
                <text:p>0.9220292978844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902218">
                <text:p>0.902218</text:p>
              </table:table-cell>
              <table:table-cell office:value-type="float" office:value="0.872550812257638">
                <text:p>0.8725508122576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846774">
                <text:p>0.846774</text:p>
              </table:table-cell>
              <table:table-cell office:value-type="float" office:value="0.819443612671263">
                <text:p>0.8194436126712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776815">
                <text:p>0.776815</text:p>
              </table:table-cell>
              <table:table-cell office:value-type="float" office:value="0.766447995388386">
                <text:p>0.7664479953883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713508">
                <text:p>0.713508</text:p>
              </table:table-cell>
              <table:table-cell office:value-type="float" office:value="0.715993895681602">
                <text:p>0.7159938956816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649579">
                <text:p>0.649579</text:p>
              </table:table-cell>
              <table:table-cell office:value-type="float" office:value="0.66939309004762">
                <text:p>0.669393090047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596976">
                <text:p>0.596976</text:p>
              </table:table-cell>
              <table:table-cell office:value-type="float" office:value="0.627160771436483">
                <text:p>0.6271607714364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559073">
                <text:p>0.559073</text:p>
              </table:table-cell>
              <table:table-cell office:value-type="float" office:value="0.589315473889911">
                <text:p>0.5893154738899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495565">
                <text:p>0.495565</text:p>
              </table:table-cell>
              <table:table-cell office:value-type="float" office:value="0.525643599394876">
                <text:p>0.5256435993948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416331">
                <text:p>0.416331</text:p>
              </table:table-cell>
              <table:table-cell office:value-type="float" office:value="0.454171083907449">
                <text:p>0.4541710839074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353427">
                <text:p>0.353427</text:p>
              </table:table-cell>
              <table:table-cell office:value-type="float" office:value="0.376379254121412">
                <text:p>0.3763792541214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270968">
                <text:p>0.270968</text:p>
              </table:table-cell>
              <table:table-cell office:value-type="float" office:value="0.294325104636323">
                <text:p>0.2943251046363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221976">
                <text:p>0.221976</text:p>
              </table:table-cell>
              <table:table-cell office:value-type="float" office:value="0.270254733353795">
                <text:p>0.2702547333537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174194">
                <text:p>0.174194</text:p>
              </table:table-cell>
              <table:table-cell office:value-type="float" office:value="0.225852441072993">
                <text:p>0.2258524410729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174194">
                <text:p>0.174194</text:p>
              </table:table-cell>
              <table:table-cell office:value-type="float" office:value="0.169560399110435">
                <text:p>0.16956039911043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69cm" svg:height="11.926cm" xlink:href=".." xlink:type="simple" chart:class="chart:scatter" chart:style-name="ch1">
        <chart:title svg:x="2.759cm" svg:y="0.374cm" chart:style-name="ch2">
          <text:p>Initial lambda vs. # of buffer communications per MCSA iteration</text:p>
        </chart:title>
        <chart:subtitle svg:x="7.998cm" svg:y="1.391cm" chart:style-name="ch3">
          <text:p>No Overlap</text:p>
        </chart:subtitle>
        <chart:legend chart:legend-position="bottom" svg:x="6.272cm" svg:y="11.143cm" style:legend-expansion="wide" chart:style-name="ch4"/>
        <chart:plot-area chart:style-name="ch5" table:cell-range-address="Parallel.E13:Parallel.F28 Parallel.F11:Parallel.F11 Parallel.L11:Parallel.L11 Parallel.L13:Parallel.L28" chart:data-source-has-labels="row" svg:x="1.372cm" svg:y="2.55cm" svg:width="15.975cm" svg:height="7.374cm">
          <chartooo:coordinate-region svg:x="2.179cm" svg:y="2.749cm" svg:width="14.928cm" svg:height="6.528cm"/>
          <chart:axis chart:dimension="x" chart:name="primary-x" chart:style-name="ch6">
            <chart:title svg:x="8.323cm" svg:y="10.162cm" chart:style-name="ch7">
              <text:p>initial lambda</text:p>
            </chart:title>
          </chart:axis>
          <chart:axis chart:dimension="y" chart:name="primary-y" chart:style-name="ch6">
            <chart:title svg:x="0.451cm" svg:y="8.093cm" chart:style-name="ch8">
              <text:p># buffer communications</text:p>
            </chart:title>
            <chart:grid chart:style-name="ch9" chart:class="major"/>
          </chart:axis>
          <chart:series chart:style-name="ch10" chart:values-cell-range-address="Parallel.F13:Parallel.F28" chart:label-cell-address="Parallel.F11:Parallel.F11" chart:class="chart:scatter">
            <chart:domain table:cell-range-address="Parallel.E13:Parallel.E28"/>
            <chart:data-point chart:repeated="16"/>
          </chart:series>
          <chart:series chart:style-name="ch11" chart:values-cell-range-address="Parallel.L13:Parallel.L28" chart:label-cell-address="Parallel.L11:Parallel.L11" chart:class="chart:scatter">
            <chart:domain table:cell-range-address="Parallel.D13:Parallel.D28"/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Delta</text:p>
                <draw:g>
                  <svg:desc>Parallel.F11:Parallel.F1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redicted comm</text:p>
                <draw:g>
                  <svg:desc>Parallel.L11:Parallel.L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379">
                <text:p>0.92379</text:p>
                <draw:g>
                  <svg:desc>Parallel.E13:Parallel.E28</svg:desc>
                </draw:g>
              </table:table-cell>
              <table:table-cell office:value-type="float" office:value="0.05">
                <text:p>0.05</text:p>
                <draw:g>
                  <svg:desc>Parallel.F13:Parallel.F28</svg:desc>
                </draw:g>
              </table:table-cell>
              <table:table-cell office:value-type="float" office:value="0.963020597905346">
                <text:p>0.963020597905346</text:p>
                <draw:g>
                  <svg:desc>Parallel.D13:Parallel.D28</svg:desc>
                </draw:g>
              </table:table-cell>
              <table:table-cell office:value-type="float" office:value="348.2536325986">
                <text:p>348.2536325986</text:p>
                <draw:g>
                  <svg:desc>Parallel.L13:Parallel.L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2581">
                <text:p>0.922581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922029297884438">
                <text:p>0.922029297884438</text:p>
              </table:table-cell>
              <table:table-cell office:value-type="float" office:value="161.648700378535">
                <text:p>161.648700378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02218">
                <text:p>0.902218</text:p>
              </table:table-cell>
              <table:table-cell office:value-type="float" office:value="0.025">
                <text:p>0.025</text:p>
              </table:table-cell>
              <table:table-cell office:value-type="float" office:value="0.872550812257638">
                <text:p>0.872550812257638</text:p>
              </table:table-cell>
              <table:table-cell office:value-type="float" office:value="96.2513087724665">
                <text:p>96.2513087724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6774">
                <text:p>0.846774</text:p>
              </table:table-cell>
              <table:table-cell office:value-type="float" office:value="0.02">
                <text:p>0.02</text:p>
              </table:table-cell>
              <table:table-cell office:value-type="float" office:value="0.819443612671263">
                <text:p>0.819443612671263</text:p>
              </table:table-cell>
              <table:table-cell office:value-type="float" office:value="65.8985777917813">
                <text:p>65.8985777917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6815">
                <text:p>0.77681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766447995388386">
                <text:p>0.766447995388386</text:p>
              </table:table-cell>
              <table:table-cell office:value-type="float" office:value="49.3343390391725">
                <text:p>49.33433903917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3508">
                <text:p>0.713508</text:p>
              </table:table-cell>
              <table:table-cell office:value-type="float" office:value="0.0142857142857143">
                <text:p>0.0142857142857143</text:p>
              </table:table-cell>
              <table:table-cell office:value-type="float" office:value="0.715993895681602">
                <text:p>0.715993895681602</text:p>
              </table:table-cell>
              <table:table-cell office:value-type="float" office:value="39.2786772498528">
                <text:p>39.27867724985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49579">
                <text:p>0.649579</text:p>
              </table:table-cell>
              <table:table-cell office:value-type="float" office:value="0.0125">
                <text:p>0.0125</text:p>
              </table:table-cell>
              <table:table-cell office:value-type="float" office:value="0.66939309004762">
                <text:p>0.66939309004762</text:p>
              </table:table-cell>
              <table:table-cell office:value-type="float" office:value="32.6928066275759">
                <text:p>32.69280662757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6976">
                <text:p>0.596976</text:p>
              </table:table-cell>
              <table:table-cell office:value-type="float" office:value="0.0111111111111111">
                <text:p>0.0111111111111111</text:p>
              </table:table-cell>
              <table:table-cell office:value-type="float" office:value="0.627160771436483">
                <text:p>0.627160771436483</text:p>
              </table:table-cell>
              <table:table-cell office:value-type="float" office:value="28.1262395700116">
                <text:p>28.12623957001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59073">
                <text:p>0.559073</text:p>
              </table:table-cell>
              <table:table-cell office:value-type="float" office:value="0.01">
                <text:p>0.01</text:p>
              </table:table-cell>
              <table:table-cell office:value-type="float" office:value="0.589315473889911">
                <text:p>0.589315473889911</text:p>
              </table:table-cell>
              <table:table-cell office:value-type="float" office:value="24.8156608701222">
                <text:p>24.8156608701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95565">
                <text:p>0.495565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525643599394876">
                <text:p>0.525643599394876</text:p>
              </table:table-cell>
              <table:table-cell office:value-type="float" office:value="20.4038458057503">
                <text:p>20.40384580575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16331">
                <text:p>0.416331</text:p>
              </table:table-cell>
              <table:table-cell office:value-type="float" office:value="0.00666666666666667">
                <text:p>0.00666666666666667</text:p>
              </table:table-cell>
              <table:table-cell office:value-type="float" office:value="0.454171083907449">
                <text:p>0.454171083907449</text:p>
              </table:table-cell>
              <table:table-cell office:value-type="float" office:value="16.625711423714">
                <text:p>16.6257114237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3427">
                <text:p>0.353427</text:p>
              </table:table-cell>
              <table:table-cell office:value-type="float" office:value="0.005">
                <text:p>0.005</text:p>
              </table:table-cell>
              <table:table-cell office:value-type="float" office:value="0.376379254121412">
                <text:p>0.376379254121412</text:p>
              </table:table-cell>
              <table:table-cell office:value-type="float" office:value="13.429111280093">
                <text:p>13.4291112800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70968">
                <text:p>0.270968</text:p>
              </table:table-cell>
              <table:table-cell office:value-type="float" office:value="0.00333333333333333">
                <text:p>0.00333333333333333</text:p>
              </table:table-cell>
              <table:table-cell office:value-type="float" office:value="0.294325104636323">
                <text:p>0.294325104636323</text:p>
              </table:table-cell>
              <table:table-cell office:value-type="float" office:value="10.7290342300753">
                <text:p>10.72903423007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1976">
                <text:p>0.221976</text:p>
              </table:table-cell>
              <table:table-cell office:value-type="float" office:value="0.00285714285714286">
                <text:p>0.00285714285714286</text:p>
              </table:table-cell>
              <table:table-cell office:value-type="float" office:value="0.270254733353795">
                <text:p>0.270254733353795</text:p>
              </table:table-cell>
              <table:table-cell office:value-type="float" office:value="10.0293951263906">
                <text:p>10.02939512639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74194">
                <text:p>0.174194</text:p>
              </table:table-cell>
              <table:table-cell office:value-type="float" office:value="0.002">
                <text:p>0.002</text:p>
              </table:table-cell>
              <table:table-cell office:value-type="float" office:value="0.225852441072993">
                <text:p>0.225852441072993</text:p>
              </table:table-cell>
              <table:table-cell office:value-type="float" office:value="8.81954291401681">
                <text:p>8.819542914016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4194">
                <text:p>0.174194</text:p>
              </table:table-cell>
              <table:table-cell office:value-type="float" office:value="0.001">
                <text:p>0.001</text:p>
              </table:table-cell>
              <table:table-cell office:value-type="float" office:value="0.169560399110435">
                <text:p>0.169560399110435</text:p>
              </table:table-cell>
              <table:table-cell office:value-type="float" office:value="7.39477184329792">
                <text:p>7.3947718432979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746cm" svg:height="11.714cm" xlink:href=".." xlink:type="simple" chart:class="chart:scatter" chart:style-name="ch1">
        <chart:title svg:x="2.871cm" svg:y="0.37cm" chart:style-name="ch2">
          <text:p>Spectral Radius vs. Domain Optical Thickness</text:p>
        </chart:title>
        <chart:plot-area chart:style-name="ch3" table:cell-range-address="Parallel.J12:Parallel.K28" svg:x="1.305cm" svg:y="1.851cm" svg:width="12.853cm" svg:height="8.648cm">
          <chartooo:coordinate-region svg:x="2.032cm" svg:y="2.05cm" svg:width="12.032cm" svg:height="7.802cm"/>
          <chart:axis chart:dimension="x" chart:name="primary-x" chart:style-name="ch4">
            <chart:title svg:x="7.211cm" svg:y="10.733cm" chart:style-name="ch5">
              <text:p>rho(H)</text:p>
            </chart:title>
          </chart:axis>
          <chart:axis chart:dimension="y" chart:name="primary-y" chart:style-name="ch6">
            <chart:title svg:x="0.451cm" svg:y="7.529cm" chart:style-name="ch7">
              <text:p>Optical Thickness</text:p>
            </chart:title>
            <chart:grid chart:style-name="ch8" chart:class="major"/>
          </chart:axis>
          <chart:series chart:style-name="ch9" chart:values-cell-range-address="Parallel.K12:Parallel.K28" chart:class="chart:scatter">
            <chart:domain table:cell-range-address="Parallel.J12:Parallel.J28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12:Parallel.J28</svg:desc>
                </draw:g>
              </table:table-cell>
              <table:table-cell office:value-type="float" office:value="0.00972791559227639">
                <text:p>0.00972791559227639</text:p>
                <draw:g>
                  <svg:desc>Parallel.K12:Parallel.K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0383993885230356">
                <text:p>0.03839938852303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0845642348832758">
                <text:p>0.08456423488327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146065061142514">
                <text:p>0.1460650611425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220340221751378">
                <text:p>0.2203402217513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304719962759203">
                <text:p>0.304719962759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396659952034973">
                <text:p>0.3966599520349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493890532883841">
                <text:p>0.4938905328838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594487483184807">
                <text:p>0.5944874831848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696884002382072">
                <text:p>0.6968840023820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90242970931484">
                <text:p>0.902429709314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1.20181344747122">
                <text:p>1.201813447471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1.65689457920394">
                <text:p>1.656894579203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2.39760348080273">
                <text:p>2.397603480802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2.70021271261467">
                <text:p>2.700212712614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3.42766965567934">
                <text:p>3.427669655679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4.89760348080274">
                <text:p>4.8976034808027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213cm" svg:height="10.083cm" xlink:href=".." xlink:type="simple" chart:class="chart:scatter" chart:style-name="ch1">
        <chart:title svg:x="4.877cm" svg:y="0.337cm" chart:style-name="ch2">
          <text:p>Domain Leakage vs. rho(H)</text:p>
        </chart:title>
        <chart:subtitle svg:x="6.848cm" svg:y="1.317cm" chart:style-name="ch3">
          <text:p>n_i = 20</text:p>
        </chart:subtitle>
        <chart:legend chart:legend-position="bottom" svg:x="3.8cm" svg:y="9.3cm" style:legend-expansion="wide" chart:style-name="ch4"/>
        <chart:plot-area chart:style-name="ch5" table:cell-range-address="Parallel.J97:Parallel.J113 Parallel.D96:Parallel.E113" chart:data-source-has-labels="row" svg:x="1.315cm" svg:y="2.402cm" svg:width="13.29cm" svg:height="5.716cm">
          <chartooo:coordinate-region svg:x="2.042cm" svg:y="2.601cm" svg:width="12.47cm" svg:height="4.87cm"/>
          <chart:axis chart:dimension="x" chart:name="primary-x" chart:style-name="ch6">
            <chart:title svg:x="7.44cm" svg:y="8.319cm" chart:style-name="ch7">
              <text:p>rho(H)</text:p>
            </chart:title>
          </chart:axis>
          <chart:axis chart:dimension="y" chart:name="primary-y" chart:style-name="ch8">
            <chart:title svg:x="0.451cm" svg:y="5.873cm" chart:style-name="ch9">
              <text:p>lambda</text:p>
            </chart:title>
            <chart:grid chart:style-name="ch10" chart:class="major"/>
          </chart:axis>
          <chart:series chart:style-name="ch11" chart:values-cell-range-address="Parallel.E97:Parallel.E113" chart:label-cell-address="Parallel.E96:Parallel.E96" chart:class="chart:scatter">
            <chart:domain table:cell-range-address="Parallel.J97:Parallel.J113"/>
            <chart:data-point chart:repeated="17"/>
          </chart:series>
          <chart:series chart:style-name="ch12" chart:values-cell-range-address="Parallel.D97:Parallel.D113" chart:label-cell-address="Parallel.D96:Parallel.D96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96:Parallel.E96</svg:desc>
                </draw:g>
              </table:table-cell>
              <table:table-cell office:value-type="string">
                <text:p>lambda predicted</text:p>
                <draw:g>
                  <svg:desc>Parallel.D96:Parallel.D9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97:Parallel.J113</svg:desc>
                </draw:g>
              </table:table-cell>
              <table:table-cell office:value-type="float" office:value="0.976414">
                <text:p>0.976414</text:p>
                <draw:g>
                  <svg:desc>Parallel.E97:Parallel.E113</svg:desc>
                </draw:g>
              </table:table-cell>
              <table:table-cell office:value-type="float" office:value="0.98091547412903">
                <text:p>0.98091547412903</text:p>
                <draw:g>
                  <svg:desc>Parallel.D97:Parallel.D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953029">
                <text:p>0.953029</text:p>
              </table:table-cell>
              <table:table-cell office:value-type="float" office:value="0.928678617878124">
                <text:p>0.9286786178781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836912">
                <text:p>0.836912</text:p>
              </table:table-cell>
              <table:table-cell office:value-type="float" office:value="0.855337993950038">
                <text:p>0.8553379939500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694184">
                <text:p>0.694184</text:p>
              </table:table-cell>
              <table:table-cell office:value-type="float" office:value="0.77391586400879">
                <text:p>0.773915864008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585677">
                <text:p>0.585677</text:p>
              </table:table-cell>
              <table:table-cell office:value-type="float" office:value="0.694116453450759">
                <text:p>0.6941164534507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506401">
                <text:p>0.506401</text:p>
              </table:table-cell>
              <table:table-cell office:value-type="float" office:value="0.621334157395093">
                <text:p>0.6213341573950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447939">
                <text:p>0.447939</text:p>
              </table:table-cell>
              <table:table-cell office:value-type="float" office:value="0.557624993583407">
                <text:p>0.5576249935834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401119">
                <text:p>0.401119</text:p>
              </table:table-cell>
              <table:table-cell office:value-type="float" office:value="0.50307351107291">
                <text:p>0.503073511072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354954">
                <text:p>0.354954</text:p>
              </table:table-cell>
              <table:table-cell office:value-type="float" office:value="0.456834826968573">
                <text:p>0.4568348269685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334492">
                <text:p>0.334492</text:p>
              </table:table-cell>
              <table:table-cell office:value-type="float" office:value="0.41775142704296">
                <text:p>0.417751427042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292007">
                <text:p>0.292007</text:p>
              </table:table-cell>
              <table:table-cell office:value-type="float" office:value="0.356524107182724">
                <text:p>0.3565241071827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237325">
                <text:p>0.237325</text:p>
              </table:table-cell>
              <table:table-cell office:value-type="float" office:value="0.293804236147603">
                <text:p>0.2938042361476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203357">
                <text:p>0.203357</text:p>
              </table:table-cell>
              <table:table-cell office:value-type="float" office:value="0.231814760360026">
                <text:p>0.2318147603600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155428">
                <text:p>0.155428</text:p>
              </table:table-cell>
              <table:table-cell office:value-type="float" office:value="0.172556391277347">
                <text:p>0.1725563912773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128414">
                <text:p>0.128414</text:p>
              </table:table-cell>
              <table:table-cell office:value-type="float" office:value="0.156239614332225">
                <text:p>0.1562396143322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978228">
                <text:p>0.0978228</text:p>
              </table:table-cell>
              <table:table-cell office:value-type="float" office:value="0.127301948440854">
                <text:p>0.1273019484408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978228">
                <text:p>0.0978228</text:p>
              </table:table-cell>
              <table:table-cell office:value-type="float" office:value="0.0926337034163984">
                <text:p>0.092633703416398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0.26cm" xlink:href=".." xlink:type="simple" chart:class="chart:scatter" chart:style-name="ch1">
        <chart:title svg:x="4.437cm" svg:y="0.341cm" chart:style-name="ch2">
          <text:p>Absorption Cross Section vs. rho(H)</text:p>
        </chart:title>
        <chart:subtitle svg:x="7.348cm" svg:y="1.325cm" chart:style-name="ch3">
          <text:p>n_i = 5</text:p>
        </chart:subtitle>
        <chart:legend chart:legend-position="bottom" svg:x="4.194cm" svg:y="9.477cm" style:legend-expansion="wide" chart:style-name="ch4"/>
        <chart:plot-area chart:style-name="ch5" table:cell-range-address="Parallel.J149:Parallel.J165 Parallel.D148:Parallel.E165" chart:data-source-has-labels="row" svg:x="1.331cm" svg:y="2.418cm" svg:width="14.029cm" svg:height="5.873cm">
          <chartooo:coordinate-region svg:x="2.058cm" svg:y="2.617cm" svg:width="13.208cm" svg:height="5.027cm"/>
          <chart:axis chart:dimension="x" chart:name="primary-x" chart:style-name="ch6">
            <chart:title svg:x="7.825cm" svg:y="8.496cm" chart:style-name="ch7">
              <text:p>rho(H)</text:p>
            </chart:title>
          </chart:axis>
          <chart:axis chart:dimension="y" chart:name="primary-y" chart:style-name="ch6">
            <chart:title svg:x="0.451cm" svg:y="5.967cm" chart:style-name="ch8">
              <text:p>lambda</text:p>
            </chart:title>
            <chart:grid chart:style-name="ch9" chart:class="major"/>
          </chart:axis>
          <chart:series chart:style-name="ch10" chart:values-cell-range-address="Parallel.E149:Parallel.E165" chart:label-cell-address="Parallel.E148:Parallel.E148" chart:class="chart:scatter">
            <chart:domain table:cell-range-address="Parallel.J149:Parallel.J165"/>
            <chart:data-point chart:repeated="17"/>
          </chart:series>
          <chart:series chart:style-name="ch11" chart:values-cell-range-address="Parallel.D149:Parallel.D165" chart:label-cell-address="Parallel.D148:Parallel.D148" chart:class="chart:scatte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148:Parallel.E148</svg:desc>
                </draw:g>
              </table:table-cell>
              <table:table-cell office:value-type="string">
                <text:p>lambda predicted</text:p>
                <draw:g>
                  <svg:desc>Parallel.D148:Parallel.D1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149:Parallel.J165</svg:desc>
                </draw:g>
              </table:table-cell>
              <table:table-cell office:value-type="float" office:value="0.813084">
                <text:p>0.813084</text:p>
                <draw:g>
                  <svg:desc>Parallel.E149:Parallel.E165</svg:desc>
                </draw:g>
              </table:table-cell>
              <table:table-cell office:value-type="float" office:value="0.995159585774371">
                <text:p>0.995159585774371</text:p>
                <draw:g>
                  <svg:desc>Parallel.D149:Parallel.D1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813084">
                <text:p>0.813084</text:p>
              </table:table-cell>
              <table:table-cell office:value-type="float" office:value="0.981161989775292">
                <text:p>0.9811619897752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813084">
                <text:p>0.813084</text:p>
              </table:table-cell>
              <table:table-cell office:value-type="float" office:value="0.959433135487902">
                <text:p>0.9594331354879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813084">
                <text:p>0.813084</text:p>
              </table:table-cell>
              <table:table-cell office:value-type="float" office:value="0.931938195263869">
                <text:p>0.9319381952638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813084">
                <text:p>0.813084</text:p>
              </table:table-cell>
              <table:table-cell office:value-type="float" office:value="0.900762856253815">
                <text:p>0.900762856253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809998">
                <text:p>0.809998</text:p>
              </table:table-cell>
              <table:table-cell office:value-type="float" office:value="0.867784386961098">
                <text:p>0.8677843869610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798821">
                <text:p>0.798821</text:p>
              </table:table-cell>
              <table:table-cell office:value-type="float" office:value="0.834494688452496">
                <text:p>0.8344946884524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787035">
                <text:p>0.787035</text:p>
              </table:table-cell>
              <table:table-cell office:value-type="float" office:value="0.801959818856714">
                <text:p>0.801959818856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758586">
                <text:p>0.758586</text:p>
              </table:table-cell>
              <table:table-cell office:value-type="float" office:value="0.770865156591522">
                <text:p>0.7708651565915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740297">
                <text:p>0.740297</text:p>
              </table:table-cell>
              <table:table-cell office:value-type="float" office:value="0.741596597493056">
                <text:p>0.7415965974930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689697">
                <text:p>0.689697</text:p>
              </table:table-cell>
              <table:table-cell office:value-type="float" office:value="0.689077841775582">
                <text:p>0.6890778417755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607194">
                <text:p>0.607194</text:p>
              </table:table-cell>
              <table:table-cell office:value-type="float" office:value="0.624646011646804">
                <text:p>0.6246460116468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541353">
                <text:p>0.541353</text:p>
              </table:table-cell>
              <table:table-cell office:value-type="float" office:value="0.546912129043484">
                <text:p>0.5469121290434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445641">
                <text:p>0.445641</text:p>
              </table:table-cell>
              <table:table-cell office:value-type="float" office:value="0.45479316376085">
                <text:p>0.454793163760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382646">
                <text:p>0.382646</text:p>
              </table:table-cell>
              <table:table-cell office:value-type="float" office:value="0.425512657040456">
                <text:p>0.4255126570404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282869">
                <text:p>0.282869</text:p>
              </table:table-cell>
              <table:table-cell office:value-type="float" office:value="0.36848226345302">
                <text:p>0.368482263453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282869">
                <text:p>0.282869</text:p>
              </table:table-cell>
              <table:table-cell office:value-type="float" office:value="0.289955780375946">
                <text:p>0.28995578037594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draw:stroke="dash" draw:stroke-dash="Ultrafine_20_2_20_Dots_20_3_20_Dashes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81cm" svg:height="12.438cm" xlink:href=".." xlink:type="simple" chart:class="chart:scatter" chart:style-name="ch1">
        <chart:title svg:x="5.276cm" svg:y="0.384cm" chart:style-name="ch2">
          <text:p>Spectral Radius vs. Domain Leakage</text:p>
        </chart:title>
        <chart:plot-area chart:style-name="ch3" table:cell-range-address="Parallel.J97:Parallel.J113 Parallel.D145:Parallel.D145 Parallel.D149:Parallel.E165 Parallel.D8:Parallel.D8 Parallel.D12:Parallel.E28 Parallel.D93:Parallel.D93 Parallel.D97:Parallel.E113 Parallel.D195:Parallel.D195 Parallel.D199:Parallel.E215 Parallel.E11:Parallel.E11 Parallel.E96:Parallel.E96 Parallel.E148:Parallel.E148 Parallel.E198:Parallel.E198" chart:data-source-has-labels="row" svg:x="1.367cm" svg:y="1.907cm" svg:width="15.731cm" svg:height="9.302cm">
          <chartooo:coordinate-region svg:x="2.094cm" svg:y="2.106cm" svg:width="14.91cm" svg:height="8.456cm"/>
          <chart:axis chart:dimension="x" chart:name="primary-x" chart:style-name="ch4">
            <chart:title svg:x="8.712cm" svg:y="11.457cm" chart:style-name="ch5">
              <text:p>rho(H)</text:p>
            </chart:title>
          </chart:axis>
          <chart:axis chart:dimension="y" chart:name="primary-y" chart:style-name="ch4">
            <chart:title svg:x="0.451cm" svg:y="7.171cm" chart:style-name="ch6">
              <text:p>lambda</text:p>
            </chart:title>
            <chart:grid chart:style-name="ch7" chart:class="major"/>
          </chart:axis>
          <chart:series chart:style-name="ch8" chart:values-cell-range-address="Parallel.D149:Parallel.D165" chart:label-cell-address="Parallel.D145:Parallel.D145" chart:class="chart:scatter">
            <chart:domain table:cell-range-address="Parallel.J97:Parallel.J113"/>
            <chart:data-point chart:repeated="17"/>
          </chart:series>
          <chart:series chart:style-name="ch8" chart:values-cell-range-address="Parallel.D12:Parallel.D28" chart:label-cell-address="Parallel.D8:Parallel.D8" chart:class="chart:scatter">
            <chart:data-point chart:repeated="17"/>
          </chart:series>
          <chart:series chart:style-name="ch8" chart:values-cell-range-address="Parallel.D97:Parallel.D113" chart:label-cell-address="Parallel.D93:Parallel.D93" chart:class="chart:scatter">
            <chart:data-point chart:repeated="17"/>
          </chart:series>
          <chart:series chart:style-name="ch8" chart:values-cell-range-address="Parallel.D199:Parallel.D215" chart:label-cell-address="Parallel.D195:Parallel.D195" chart:class="chart:scatter">
            <chart:data-point chart:repeated="17"/>
          </chart:series>
          <chart:series chart:style-name="ch9" chart:values-cell-range-address="Parallel.E12:Parallel.E28" chart:label-cell-address="Parallel.E11:Parallel.E11" chart:class="chart:scatter">
            <chart:domain table:cell-range-address="Parallel.J12:Parallel.J28"/>
            <chart:data-point chart:repeated="17"/>
          </chart:series>
          <chart:series chart:style-name="ch9" chart:values-cell-range-address="Parallel.E97:Parallel.E113" chart:label-cell-address="Parallel.E96:Parallel.E96" chart:class="chart:scatter">
            <chart:data-point chart:repeated="17"/>
          </chart:series>
          <chart:series chart:style-name="ch9" chart:values-cell-range-address="Parallel.E149:Parallel.E165" chart:label-cell-address="Parallel.E148:Parallel.E148" chart:class="chart:scatter">
            <chart:domain table:cell-range-address="Parallel.J149:Parallel.J165"/>
            <chart:data-point chart:repeated="17"/>
          </chart:series>
          <chart:series chart:style-name="ch9" chart:values-cell-range-address="Parallel.E199:Parallel.E215" chart:label-cell-address="Parallel.E198:Parallel.E198" chart:class="chart:scatter">
            <chart:domain table:cell-range-address="Parallel.J199:Parallel.J215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5</text:p>
                <draw:g>
                  <svg:desc>Parallel.D145:Parallel.D145</svg:desc>
                </draw:g>
              </table:table-cell>
              <table:table-cell office:value-type="string">
                <text:p>10</text:p>
                <draw:g>
                  <svg:desc>Parallel.D8:Parallel.D8</svg:desc>
                </draw:g>
              </table:table-cell>
              <table:table-cell office:value-type="string">
                <text:p>20</text:p>
                <draw:g>
                  <svg:desc>Parallel.D93:Parallel.D93</svg:desc>
                </draw:g>
              </table:table-cell>
              <table:table-cell office:value-type="string">
                <text:p>100</text:p>
                <draw:g>
                  <svg:desc>Parallel.D195:Parallel.D195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11:Parallel.E11</svg:desc>
                </draw:g>
              </table:table-cell>
              <table:table-cell office:value-type="string">
                <text:p>lambda measured</text:p>
                <draw:g>
                  <svg:desc>Parallel.E96:Parallel.E96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148:Parallel.E148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198:Parallel.E19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97:Parallel.J113</svg:desc>
                </draw:g>
              </table:table-cell>
              <table:table-cell office:value-type="float" office:value="0.995159585774371">
                <text:p>0.995159585774371</text:p>
                <draw:g>
                  <svg:desc>Parallel.D149:Parallel.D165</svg:desc>
                </draw:g>
              </table:table-cell>
              <table:table-cell office:value-type="float" office:value="0.990365805043064">
                <text:p>0.990365805043064</text:p>
                <draw:g>
                  <svg:desc>Parallel.D12:Parallel.D28</svg:desc>
                </draw:g>
              </table:table-cell>
              <table:table-cell office:value-type="float" office:value="0.98091547412903">
                <text:p>0.98091547412903</text:p>
                <draw:g>
                  <svg:desc>Parallel.D97:Parallel.D113</svg:desc>
                </draw:g>
              </table:table-cell>
              <table:table-cell office:value-type="float" office:value="0.911345116329166">
                <text:p>0.911345116329166</text:p>
                <draw:g>
                  <svg:desc>Parallel.D199:Parallel.D215</svg:desc>
                </draw:g>
              </table:table-cell>
              <table:table-cell office:value-type="float" office:value="0.991080277502478">
                <text:p>0.991080277502478</text:p>
                <draw:g>
                  <svg:desc>Parallel.J12:Parallel.J28</svg:desc>
                </draw:g>
              </table:table-cell>
              <table:table-cell office:value-type="float" office:value="0.92379">
                <text:p>0.92379</text:p>
                <draw:g>
                  <svg:desc>Parallel.E12:Parallel.E28</svg:desc>
                </draw:g>
              </table:table-cell>
              <table:table-cell office:value-type="float" office:value="0.976414">
                <text:p>0.976414</text:p>
                <draw:g>
                  <svg:desc>Parallel.E97:Parallel.E113</svg:desc>
                </draw:g>
              </table:table-cell>
              <table:table-cell office:value-type="float" office:value="0.991080277502478">
                <text:p>0.991080277502478</text:p>
                <draw:g>
                  <svg:desc>Parallel.J149:Parallel.J165</svg:desc>
                </draw:g>
              </table:table-cell>
              <table:table-cell office:value-type="float" office:value="0.813084">
                <text:p>0.813084</text:p>
                <draw:g>
                  <svg:desc>Parallel.E149:Parallel.E165</svg:desc>
                </draw:g>
              </table:table-cell>
              <table:table-cell office:value-type="float" office:value="0.991080277502478">
                <text:p>0.991080277502478</text:p>
                <draw:g>
                  <svg:desc>Parallel.J199:Parallel.J215</svg:desc>
                </draw:g>
              </table:table-cell>
              <table:table-cell office:value-type="float" office:value="0.469307">
                <text:p>0.469307</text:p>
                <draw:g>
                  <svg:desc>Parallel.E199:Parallel.E2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981161989775292">
                <text:p>0.981161989775292</text:p>
              </table:table-cell>
              <table:table-cell office:value-type="float" office:value="0.963020597905346">
                <text:p>0.963020597905346</text:p>
              </table:table-cell>
              <table:table-cell office:value-type="float" office:value="0.928678617878124">
                <text:p>0.928678617878124</text:p>
              </table:table-cell>
              <table:table-cell office:value-type="float" office:value="0.7225465449463">
                <text:p>0.7225465449463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92379">
                <text:p>0.92379</text:p>
              </table:table-cell>
              <table:table-cell office:value-type="float" office:value="0.953029">
                <text:p>0.953029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813084">
                <text:p>0.813084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256027">
                <text:p>0.2560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959433135487902">
                <text:p>0.959433135487902</text:p>
              </table:table-cell>
              <table:table-cell office:value-type="float" office:value="0.922029297884438">
                <text:p>0.922029297884438</text:p>
              </table:table-cell>
              <table:table-cell office:value-type="float" office:value="0.855337993950038">
                <text:p>0.855337993950038</text:p>
              </table:table-cell>
              <table:table-cell office:value-type="float" office:value="0.541816782992887">
                <text:p>0.541816782992887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922581">
                <text:p>0.922581</text:p>
              </table:table-cell>
              <table:table-cell office:value-type="float" office:value="0.836912">
                <text:p>0.836912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813084">
                <text:p>0.813084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173761">
                <text:p>0.1737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931938195263869">
                <text:p>0.931938195263869</text:p>
              </table:table-cell>
              <table:table-cell office:value-type="float" office:value="0.872550812257638">
                <text:p>0.872550812257638</text:p>
              </table:table-cell>
              <table:table-cell office:value-type="float" office:value="0.77391586400879">
                <text:p>0.77391586400879</text:p>
              </table:table-cell>
              <table:table-cell office:value-type="float" office:value="0.406396582821171">
                <text:p>0.406396582821171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902218">
                <text:p>0.902218</text:p>
              </table:table-cell>
              <table:table-cell office:value-type="float" office:value="0.694184">
                <text:p>0.69418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813084">
                <text:p>0.81308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132091">
                <text:p>0.1320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900762856253815">
                <text:p>0.900762856253815</text:p>
              </table:table-cell>
              <table:table-cell office:value-type="float" office:value="0.819443612671263">
                <text:p>0.819443612671263</text:p>
              </table:table-cell>
              <table:table-cell office:value-type="float" office:value="0.694116453450759">
                <text:p>0.694116453450759</text:p>
              </table:table-cell>
              <table:table-cell office:value-type="float" office:value="0.312168105064283">
                <text:p>0.312168105064283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846774">
                <text:p>0.846774</text:p>
              </table:table-cell>
              <table:table-cell office:value-type="float" office:value="0.585677">
                <text:p>0.585677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813084">
                <text:p>0.813084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106909">
                <text:p>0.1069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867784386961098">
                <text:p>0.867784386961098</text:p>
              </table:table-cell>
              <table:table-cell office:value-type="float" office:value="0.766447995388386">
                <text:p>0.766447995388386</text:p>
              </table:table-cell>
              <table:table-cell office:value-type="float" office:value="0.621334157395093">
                <text:p>0.621334157395093</text:p>
              </table:table-cell>
              <table:table-cell office:value-type="float" office:value="0.247084426768188">
                <text:p>0.247084426768188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776815">
                <text:p>0.776815</text:p>
              </table:table-cell>
              <table:table-cell office:value-type="float" office:value="0.506401">
                <text:p>0.506401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809998">
                <text:p>0.809998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0910476">
                <text:p>0.09104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834494688452496">
                <text:p>0.834494688452496</text:p>
              </table:table-cell>
              <table:table-cell office:value-type="float" office:value="0.715993895681602">
                <text:p>0.715993895681602</text:p>
              </table:table-cell>
              <table:table-cell office:value-type="float" office:value="0.557624993583407">
                <text:p>0.557624993583407</text:p>
              </table:table-cell>
              <table:table-cell office:value-type="float" office:value="0.201345003941365">
                <text:p>0.201345003941365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713508">
                <text:p>0.713508</text:p>
              </table:table-cell>
              <table:table-cell office:value-type="float" office:value="0.447939">
                <text:p>0.447939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798821">
                <text:p>0.798821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0778744">
                <text:p>0.07787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801959818856714">
                <text:p>0.801959818856714</text:p>
              </table:table-cell>
              <table:table-cell office:value-type="float" office:value="0.66939309004762">
                <text:p>0.66939309004762</text:p>
              </table:table-cell>
              <table:table-cell office:value-type="float" office:value="0.50307351107291">
                <text:p>0.50307351107291</text:p>
              </table:table-cell>
              <table:table-cell office:value-type="float" office:value="0.168381198997087">
                <text:p>0.168381198997087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649579">
                <text:p>0.649579</text:p>
              </table:table-cell>
              <table:table-cell office:value-type="float" office:value="0.401119">
                <text:p>0.401119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787035">
                <text:p>0.787035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0674792">
                <text:p>0.06747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770865156591522">
                <text:p>0.770865156591522</text:p>
              </table:table-cell>
              <table:table-cell office:value-type="float" office:value="0.627160771436483">
                <text:p>0.627160771436483</text:p>
              </table:table-cell>
              <table:table-cell office:value-type="float" office:value="0.456834826968573">
                <text:p>0.456834826968573</text:p>
              </table:table-cell>
              <table:table-cell office:value-type="float" office:value="0.143991076039868">
                <text:p>0.143991076039868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596976">
                <text:p>0.596976</text:p>
              </table:table-cell>
              <table:table-cell office:value-type="float" office:value="0.354954">
                <text:p>0.354954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758586">
                <text:p>0.758586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598244">
                <text:p>0.0598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741596597493056">
                <text:p>0.741596597493056</text:p>
              </table:table-cell>
              <table:table-cell office:value-type="float" office:value="0.589315473889911">
                <text:p>0.589315473889911</text:p>
              </table:table-cell>
              <table:table-cell office:value-type="float" office:value="0.41775142704296">
                <text:p>0.41775142704296</text:p>
              </table:table-cell>
              <table:table-cell office:value-type="float" office:value="0.125488778418285">
                <text:p>0.125488778418285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559073">
                <text:p>0.559073</text:p>
              </table:table-cell>
              <table:table-cell office:value-type="float" office:value="0.334492">
                <text:p>0.334492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740297">
                <text:p>0.740297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565463">
                <text:p>0.05654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689077841775582">
                <text:p>0.689077841775582</text:p>
              </table:table-cell>
              <table:table-cell office:value-type="float" office:value="0.525643599394876">
                <text:p>0.525643599394876</text:p>
              </table:table-cell>
              <table:table-cell office:value-type="float" office:value="0.356524107182724">
                <text:p>0.356524107182724</text:p>
              </table:table-cell>
              <table:table-cell office:value-type="float" office:value="0.0997576179863523">
                <text:p>0.0997576179863523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495565">
                <text:p>0.495565</text:p>
              </table:table-cell>
              <table:table-cell office:value-type="float" office:value="0.292007">
                <text:p>0.292007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689697">
                <text:p>0.689697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0470472">
                <text:p>0.04704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624646011646804">
                <text:p>0.624646011646804</text:p>
              </table:table-cell>
              <table:table-cell office:value-type="float" office:value="0.454171083907449">
                <text:p>0.454171083907449</text:p>
              </table:table-cell>
              <table:table-cell office:value-type="float" office:value="0.293804236147603">
                <text:p>0.293804236147603</text:p>
              </table:table-cell>
              <table:table-cell office:value-type="float" office:value="0.0768159218160256">
                <text:p>0.0768159218160256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416331">
                <text:p>0.416331</text:p>
              </table:table-cell>
              <table:table-cell office:value-type="float" office:value="0.237325">
                <text:p>0.237325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607194">
                <text:p>0.607194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0392508">
                <text:p>0.03925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546912129043484">
                <text:p>0.546912129043484</text:p>
              </table:table-cell>
              <table:table-cell office:value-type="float" office:value="0.376379254121412">
                <text:p>0.376379254121412</text:p>
              </table:table-cell>
              <table:table-cell office:value-type="float" office:value="0.231814760360026">
                <text:p>0.231814760360026</text:p>
              </table:table-cell>
              <table:table-cell office:value-type="float" office:value="0.0569186114999062">
                <text:p>0.0569186114999062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353427">
                <text:p>0.353427</text:p>
              </table:table-cell>
              <table:table-cell office:value-type="float" office:value="0.203357">
                <text:p>0.203357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541353">
                <text:p>0.54135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0316337">
                <text:p>0.03163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45479316376085">
                <text:p>0.45479316376085</text:p>
              </table:table-cell>
              <table:table-cell office:value-type="float" office:value="0.294325104636323">
                <text:p>0.294325104636323</text:p>
              </table:table-cell>
              <table:table-cell office:value-type="float" office:value="0.172556391277347">
                <text:p>0.172556391277347</text:p>
              </table:table-cell>
              <table:table-cell office:value-type="float" office:value="0.040038381099573">
                <text:p>0.040038381099573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270968">
                <text:p>0.270968</text:p>
              </table:table-cell>
              <table:table-cell office:value-type="float" office:value="0.155428">
                <text:p>0.155428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445641">
                <text:p>0.445641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240165">
                <text:p>0.02401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425512657040456">
                <text:p>0.425512657040456</text:p>
              </table:table-cell>
              <table:table-cell office:value-type="float" office:value="0.270254733353795">
                <text:p>0.270254733353795</text:p>
              </table:table-cell>
              <table:table-cell office:value-type="float" office:value="0.156239614332225">
                <text:p>0.156239614332225</text:p>
              </table:table-cell>
              <table:table-cell office:value-type="float" office:value="0.0357115727492808">
                <text:p>0.0357115727492808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221976">
                <text:p>0.221976</text:p>
              </table:table-cell>
              <table:table-cell office:value-type="float" office:value="0.128414">
                <text:p>0.128414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382646">
                <text:p>0.382646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205216">
                <text:p>0.02052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36848226345302">
                <text:p>0.36848226345302</text:p>
              </table:table-cell>
              <table:table-cell office:value-type="float" office:value="0.225852441072993">
                <text:p>0.225852441072993</text:p>
              </table:table-cell>
              <table:table-cell office:value-type="float" office:value="0.127301948440854">
                <text:p>0.127301948440854</text:p>
              </table:table-cell>
              <table:table-cell office:value-type="float" office:value="0.0283473255039643">
                <text:p>0.0283473255039643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174194">
                <text:p>0.174194</text:p>
              </table:table-cell>
              <table:table-cell office:value-type="float" office:value="0.0978228">
                <text:p>0.0978228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282869">
                <text:p>0.282869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147863">
                <text:p>0.01478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289955780375946">
                <text:p>0.289955780375946</text:p>
              </table:table-cell>
              <table:table-cell office:value-type="float" office:value="0.169560399110435">
                <text:p>0.169560399110435</text:p>
              </table:table-cell>
              <table:table-cell office:value-type="float" office:value="0.0926337034163984">
                <text:p>0.0926337034163984</text:p>
              </table:table-cell>
              <table:table-cell office:value-type="float" office:value="0.0200095906736358">
                <text:p>0.0200095906736358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174194">
                <text:p>0.174194</text:p>
              </table:table-cell>
              <table:table-cell office:value-type="float" office:value="0.0978228">
                <text:p>0.0978228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282869">
                <text:p>0.282869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151447">
                <text:p>0.015144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474cm" svg:height="10.699cm" xlink:href=".." xlink:type="simple" chart:class="chart:scatter" chart:style-name="ch1">
        <chart:title svg:x="5.508cm" svg:y="0.349cm" chart:style-name="ch2">
          <text:p>rho(H) vs. Domain Leakage</text:p>
        </chart:title>
        <chart:subtitle svg:x="7.333cm" svg:y="1.341cm" chart:style-name="ch3">
          <text:p>ni_i = 100</text:p>
        </chart:subtitle>
        <chart:legend chart:legend-position="bottom" svg:x="2.501cm" svg:y="9.916cm" style:legend-expansion="wide" chart:style-name="ch4"/>
        <chart:plot-area chart:style-name="ch5" table:cell-range-address="Parallel.J199:Parallel.J215 Parallel.D198:Parallel.E215 Parallel.E250:Parallel.E267" chart:data-source-has-labels="row" svg:x="1.34cm" svg:y="2.45cm" svg:width="14.476cm" svg:height="6.272cm">
          <chartooo:coordinate-region svg:x="2.067cm" svg:y="2.649cm" svg:width="13.655cm" svg:height="5.426cm"/>
          <chart:axis chart:dimension="x" chart:name="primary-x" chart:style-name="ch6">
            <chart:title svg:x="8.058cm" svg:y="8.935cm" chart:style-name="ch7">
              <text:p>rho(H)</text:p>
            </chart:title>
          </chart:axis>
          <chart:axis chart:dimension="y" chart:name="primary-y" chart:style-name="ch8">
            <chart:title svg:x="0.451cm" svg:y="6.199cm" chart:style-name="ch9">
              <text:p>lambda</text:p>
            </chart:title>
            <chart:grid chart:style-name="ch10" chart:class="major"/>
          </chart:axis>
          <chart:series chart:style-name="ch11" chart:values-cell-range-address="Parallel.E199:Parallel.E215" chart:label-cell-address="Parallel.E198:Parallel.E198" chart:class="chart:scatter">
            <chart:domain table:cell-range-address="Parallel.J199:Parallel.J215"/>
            <chart:data-point chart:repeated="17"/>
          </chart:series>
          <chart:series chart:style-name="ch12" chart:values-cell-range-address="Parallel.D199:Parallel.D215" chart:label-cell-address="Parallel.D198:Parallel.D198" chart:class="chart:scatter">
            <chart:data-point chart:repeated="17"/>
          </chart:series>
          <chart:series chart:style-name="ch13" chart:values-cell-range-address="Parallel.E251:Parallel.E267" chart:label-cell-address="Parallel.E250:Parallel.E250" chart:class="chart:scatter">
            <chart:domain table:cell-range-address="Parallel.J251:Parallel.J267"/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198:Parallel.E198</svg:desc>
                </draw:g>
              </table:table-cell>
              <table:table-cell office:value-type="string">
                <text:p>lambda predicted</text:p>
                <draw:g>
                  <svg:desc>Parallel.D198:Parallel.D198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250:Parallel.E2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199:Parallel.J215</svg:desc>
                </draw:g>
              </table:table-cell>
              <table:table-cell office:value-type="float" office:value="0.469307">
                <text:p>0.469307</text:p>
                <draw:g>
                  <svg:desc>Parallel.E199:Parallel.E215</svg:desc>
                </draw:g>
              </table:table-cell>
              <table:table-cell office:value-type="float" office:value="0.911345116329166">
                <text:p>0.911345116329166</text:p>
                <draw:g>
                  <svg:desc>Parallel.D199:Parallel.D215</svg:desc>
                </draw:g>
              </table:table-cell>
              <table:table-cell office:value-type="float" office:value="0.991080277502478">
                <text:p>0.991080277502478</text:p>
                <draw:g>
                  <svg:desc>Parallel.J251:Parallel.J267</svg:desc>
                </draw:g>
              </table:table-cell>
              <table:table-cell office:value-type="float" office:value="NaN">
                <text:p>NaN</text:p>
                <draw:g>
                  <svg:desc>Parallel.E251:Parallel.E2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256027">
                <text:p>0.256027</text:p>
              </table:table-cell>
              <table:table-cell office:value-type="float" office:value="0.7225465449463">
                <text:p>0.7225465449463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173761">
                <text:p>0.173761</text:p>
              </table:table-cell>
              <table:table-cell office:value-type="float" office:value="0.541816782992887">
                <text:p>0.541816782992887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132091">
                <text:p>0.132091</text:p>
              </table:table-cell>
              <table:table-cell office:value-type="float" office:value="0.406396582821171">
                <text:p>0.406396582821171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106909">
                <text:p>0.106909</text:p>
              </table:table-cell>
              <table:table-cell office:value-type="float" office:value="0.312168105064283">
                <text:p>0.312168105064283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0910476">
                <text:p>0.0910476</text:p>
              </table:table-cell>
              <table:table-cell office:value-type="float" office:value="0.247084426768188">
                <text:p>0.247084426768188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0778744">
                <text:p>0.0778744</text:p>
              </table:table-cell>
              <table:table-cell office:value-type="float" office:value="0.201345003941365">
                <text:p>0.201345003941365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10018">
                <text:p>0.100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0674792">
                <text:p>0.0674792</text:p>
              </table:table-cell>
              <table:table-cell office:value-type="float" office:value="0.168381198997087">
                <text:p>0.168381198997087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0901918">
                <text:p>0.09019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598244">
                <text:p>0.0598244</text:p>
              </table:table-cell>
              <table:table-cell office:value-type="float" office:value="0.143991076039868">
                <text:p>0.143991076039868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78306">
                <text:p>0.078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565463">
                <text:p>0.0565463</text:p>
              </table:table-cell>
              <table:table-cell office:value-type="float" office:value="0.125488778418285">
                <text:p>0.125488778418285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745106">
                <text:p>0.07451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0470472">
                <text:p>0.0470472</text:p>
              </table:table-cell>
              <table:table-cell office:value-type="float" office:value="0.0997576179863523">
                <text:p>0.0997576179863523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0609269">
                <text:p>0.06092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0392508">
                <text:p>0.0392508</text:p>
              </table:table-cell>
              <table:table-cell office:value-type="float" office:value="0.0768159218160256">
                <text:p>0.0768159218160256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0503396">
                <text:p>0.05033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0316337">
                <text:p>0.0316337</text:p>
              </table:table-cell>
              <table:table-cell office:value-type="float" office:value="0.0569186114999062">
                <text:p>0.0569186114999062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0459449">
                <text:p>0.04594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240165">
                <text:p>0.0240165</text:p>
              </table:table-cell>
              <table:table-cell office:value-type="float" office:value="0.040038381099573">
                <text:p>0.040038381099573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315621">
                <text:p>0.03156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205216">
                <text:p>0.0205216</text:p>
              </table:table-cell>
              <table:table-cell office:value-type="float" office:value="0.0357115727492808">
                <text:p>0.0357115727492808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271674">
                <text:p>0.02716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147863">
                <text:p>0.0147863</text:p>
              </table:table-cell>
              <table:table-cell office:value-type="float" office:value="0.0283473255039643">
                <text:p>0.0283473255039643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194766">
                <text:p>0.0194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151447">
                <text:p>0.0151447</text:p>
              </table:table-cell>
              <table:table-cell office:value-type="float" office:value="0.0200095906736358">
                <text:p>0.0200095906736358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194766">
                <text:p>0.019476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388cm" svg:height="13.704cm" xlink:href=".." xlink:type="simple" chart:class="chart:scatter" chart:style-name="ch1">
        <chart:title svg:x="2.66cm" svg:y="0.41cm" chart:style-name="ch2">
          <text:p>Iteration Matrix Spectral Radius vs. Transitions/History</text:p>
        </chart:title>
        <chart:legend chart:legend-position="bottom" svg:x="4.242cm" svg:y="12.921cm" style:legend-expansion="wide" chart:style-name="ch3"/>
        <chart:plot-area chart:style-name="ch4" table:cell-range-address="Spectral.D13:Spectral.E36 Spectral.E12:Spectral.E12 Spectral.R12:Spectral.R12 Spectral.R14:Spectral.R36" chart:data-source-has-labels="row" svg:x="1.338cm" svg:y="2.011cm" svg:width="14.396cm" svg:height="9.655cm">
          <chartooo:coordinate-region svg:x="2.33cm" svg:y="2.011cm" svg:width="13.31cm" svg:height="9.008cm"/>
          <chart:axis chart:dimension="x" chart:name="primary-x" chart:style-name="ch5">
            <chart:title svg:x="8.016cm" svg:y="11.94cm" chart:style-name="ch6">
              <text:p>rho(H)</text:p>
            </chart:title>
          </chart:axis>
          <chart:axis chart:dimension="y" chart:name="primary-y" chart:style-name="ch7">
            <chart:title svg:x="0.451cm" svg:y="8.231cm" chart:style-name="ch8">
              <text:p>Transitions/History</text:p>
            </chart:title>
            <chart:grid chart:style-name="ch9" chart:class="major"/>
          </chart:axis>
          <chart:series chart:style-name="ch10" chart:values-cell-range-address="Spectral.E13:Spectral.E36" chart:label-cell-address="Spectral.E12:Spectral.E12" chart:class="chart:scatter">
            <chart:domain table:cell-range-address="Spectral.D13:Spectral.D36"/>
            <chart:data-point chart:repeated="24"/>
          </chart:series>
          <chart:series chart:style-name="ch11" chart:values-cell-range-address="Spectral.R14:Spectral.R36" chart:label-cell-address="Spectral.R12:Spectral.R12" chart:class="chart:scatter">
            <chart:domain table:cell-range-address="Spectral.N14:Spectral.N36"/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ransitions/History</text:p>
                <draw:g>
                  <svg:desc>Spectral.E12:Spectral.E12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Fully Analytic T/H</text:p>
                <draw:g>
                  <svg:desc>Spectral.R12:Spectral.R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9428">
                <text:p>0.999428</text:p>
                <draw:g>
                  <svg:desc>Spectral.D13:Spectral.D36</svg:desc>
                </draw:g>
              </table:table-cell>
              <table:table-cell office:value-type="float" office:value="2560.33">
                <text:p>2560.33</text:p>
                <draw:g>
                  <svg:desc>Spectral.E13:Spectral.E36</svg:desc>
                </draw:g>
              </table:table-cell>
              <table:table-cell office:value-type="float" office:value="0.99719538797133">
                <text:p>0.99719538797133</text:p>
                <draw:g>
                  <svg:desc>Spectral.N14:Spectral.N36</svg:desc>
                </draw:g>
              </table:table-cell>
              <table:table-cell office:value-type="float" office:value="3279.39070235624">
                <text:p>3279.39070235624</text:p>
                <draw:g>
                  <svg:desc>Spectral.R14:Spectral.R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6625">
                <text:p>0.996625</text:p>
              </table:table-cell>
              <table:table-cell office:value-type="float" office:value="2092.9">
                <text:p>2092.9</text:p>
              </table:table-cell>
              <table:table-cell office:value-type="float" office:value="0.993295257015148">
                <text:p>0.993295257015148</text:p>
              </table:table-cell>
              <table:table-cell office:value-type="float" office:value="1369.09487670281">
                <text:p>1369.094876702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2728">
                <text:p>0.992728</text:p>
              </table:table-cell>
              <table:table-cell office:value-type="float" office:value="1252.37">
                <text:p>1252.37</text:p>
              </table:table-cell>
              <table:table-cell office:value-type="float" office:value="0.988325406139971">
                <text:p>0.988325406139971</text:p>
              </table:table-cell>
              <table:table-cell office:value-type="float" office:value="784.307511149869">
                <text:p>784.3075111498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7761">
                <text:p>0.987761</text:p>
              </table:table-cell>
              <table:table-cell office:value-type="float" office:value="771.779">
                <text:p>771.779</text:p>
              </table:table-cell>
              <table:table-cell office:value-type="float" office:value="0.982318271119843">
                <text:p>0.982318271119843</text:p>
              </table:table-cell>
              <table:table-cell office:value-type="float" office:value="516.277053836336">
                <text:p>516.277053836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1757">
                <text:p>0.981757</text:p>
              </table:table-cell>
              <table:table-cell office:value-type="float" office:value="515.647">
                <text:p>515.647</text:p>
              </table:table-cell>
              <table:table-cell office:value-type="float" office:value="0.967351874244256">
                <text:p>0.967351874244256</text:p>
              </table:table-cell>
              <table:table-cell office:value-type="float" office:value="277.478668094337">
                <text:p>277.4786680943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6799">
                <text:p>0.966799</text:p>
              </table:table-cell>
              <table:table-cell office:value-type="float" office:value="277.985">
                <text:p>277.985</text:p>
              </table:table-cell>
              <table:table-cell office:value-type="float" office:value="0.94876660341556">
                <text:p>0.94876660341556</text:p>
              </table:table-cell>
              <table:table-cell office:value-type="float" office:value="175.126664589808">
                <text:p>175.1266645898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48224">
                <text:p>0.948224</text:p>
              </table:table-cell>
              <table:table-cell office:value-type="float" office:value="176">
                <text:p>176</text:p>
              </table:table-cell>
              <table:table-cell office:value-type="float" office:value="0.926998841251448">
                <text:p>0.926998841251448</text:p>
              </table:table-cell>
              <table:table-cell office:value-type="float" office:value="121.503697968789">
                <text:p>121.5036979687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26469">
                <text:p>0.926469</text:p>
              </table:table-cell>
              <table:table-cell office:value-type="float" office:value="122">
                <text:p>122</text:p>
              </table:table-cell>
              <table:table-cell office:value-type="float" office:value="0.902527075812274">
                <text:p>0.902527075812274</text:p>
              </table:table-cell>
              <table:table-cell office:value-type="float" office:value="89.8073982607583">
                <text:p>89.8073982607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2011">
                <text:p>0.902011</text:p>
              </table:table-cell>
              <table:table-cell office:value-type="float" office:value="90">
                <text:p>90</text:p>
              </table:table-cell>
              <table:table-cell office:value-type="float" office:value="0.875848478213269">
                <text:p>0.875848478213269</text:p>
              </table:table-cell>
              <table:table-cell office:value-type="float" office:value="69.4794009314512">
                <text:p>69.4794009314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75348">
                <text:p>0.875348</text:p>
              </table:table-cell>
              <table:table-cell office:value-type="float" office:value="70">
                <text:p>70</text:p>
              </table:table-cell>
              <table:table-cell office:value-type="float" office:value="0.847457627118644">
                <text:p>0.847457627118644</text:p>
              </table:table-cell>
              <table:table-cell office:value-type="float" office:value="55.6467487470838">
                <text:p>55.64674874708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46973">
                <text:p>0.846973</text:p>
              </table:table-cell>
              <table:table-cell office:value-type="float" office:value="56">
                <text:p>56</text:p>
              </table:table-cell>
              <table:table-cell office:value-type="float" office:value="0.817828664894705">
                <text:p>0.817828664894705</text:p>
              </table:table-cell>
              <table:table-cell office:value-type="float" office:value="45.7992517044142">
                <text:p>45.79925170441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17361">
                <text:p>0.817361</text:p>
              </table:table-cell>
              <table:table-cell office:value-type="float" office:value="46">
                <text:p>46</text:p>
              </table:table-cell>
              <table:table-cell office:value-type="float" office:value="0.78740157480315">
                <text:p>0.78740157480315</text:p>
              </table:table-cell>
              <table:table-cell office:value-type="float" office:value="38.5342641204275">
                <text:p>38.53426412042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6952">
                <text:p>0.786952</text:p>
              </table:table-cell>
              <table:table-cell office:value-type="float" office:value="39">
                <text:p>39</text:p>
              </table:table-cell>
              <table:table-cell office:value-type="float" office:value="0.756572725553244">
                <text:p>0.756572725553244</text:p>
              </table:table-cell>
              <table:table-cell office:value-type="float" office:value="33.0171067445518">
                <text:p>33.01710674455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5614">
                <text:p>0.75614</text:p>
              </table:table-cell>
              <table:table-cell office:value-type="float" office:value="34">
                <text:p>34</text:p>
              </table:table-cell>
              <table:table-cell office:value-type="float" office:value="0.725689404934688">
                <text:p>0.725689404934688</text:p>
              </table:table-cell>
              <table:table-cell office:value-type="float" office:value="28.7254755879907">
                <text:p>28.72547558799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25275">
                <text:p>0.725275</text:p>
              </table:table-cell>
              <table:table-cell office:value-type="float" office:value="29">
                <text:p>29</text:p>
              </table:table-cell>
              <table:table-cell office:value-type="float" office:value="0.695047784535187">
                <text:p>0.695047784535187</text:p>
              </table:table-cell>
              <table:table-cell office:value-type="float" office:value="25.3188054355275">
                <text:p>25.3188054355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94651">
                <text:p>0.694651</text:p>
              </table:table-cell>
              <table:table-cell office:value-type="float" office:value="26">
                <text:p>26</text:p>
              </table:table-cell>
              <table:table-cell office:value-type="float" office:value="0.664893617021277">
                <text:p>0.664893617021277</text:p>
              </table:table-cell>
              <table:table-cell office:value-type="float" office:value="22.5672712541962">
                <text:p>22.56727125419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64514">
                <text:p>0.664514</text:p>
              </table:table-cell>
              <table:table-cell office:value-type="float" office:value="23">
                <text:p>23</text:p>
              </table:table-cell>
              <table:table-cell office:value-type="float" office:value="0.606796116504854">
                <text:p>0.606796116504854</text:p>
              </table:table-cell>
              <table:table-cell office:value-type="float" office:value="18.4368154838134">
                <text:p>18.43681548381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06449">
                <text:p>0.606449</text:p>
              </table:table-cell>
              <table:table-cell office:value-type="float" office:value="19">
                <text:p>19</text:p>
              </table:table-cell>
              <table:table-cell office:value-type="float" office:value="0.552486187845304">
                <text:p>0.552486187845304</text:p>
              </table:table-cell>
              <table:table-cell office:value-type="float" office:value="15.5232153159442">
                <text:p>15.52321531594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5217">
                <text:p>0.55217</text:p>
              </table:table-cell>
              <table:table-cell office:value-type="float" office:value="16">
                <text:p>16</text:p>
              </table:table-cell>
              <table:table-cell office:value-type="float" office:value="0.50251256281407">
                <text:p>0.50251256281407</text:p>
              </table:table-cell>
              <table:table-cell office:value-type="float" office:value="13.3845033420914">
                <text:p>13.38450334209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02225">
                <text:p>0.502225</text:p>
              </table:table-cell>
              <table:table-cell office:value-type="float" office:value="14">
                <text:p>14</text:p>
              </table:table-cell>
              <table:table-cell office:value-type="float" office:value="0.316455696202532">
                <text:p>0.316455696202532</text:p>
              </table:table-cell>
              <table:table-cell office:value-type="float" office:value="8.00500981342093">
                <text:p>8.005009813420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16275">
                <text:p>0.316275</text:p>
              </table:table-cell>
              <table:table-cell office:value-type="float" office:value="9">
                <text:p>9</text:p>
              </table:table-cell>
              <table:table-cell office:value-type="float" office:value="0.209205020920502">
                <text:p>0.209205020920502</text:p>
              </table:table-cell>
              <table:table-cell office:value-type="float" office:value="5.88730609965457">
                <text:p>5.887306099654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9085">
                <text:p>0.209085</text:p>
              </table:table-cell>
              <table:table-cell office:value-type="float" office:value="6">
                <text:p>6</text:p>
              </table:table-cell>
              <table:table-cell office:value-type="float" office:value="0.0417536534446764">
                <text:p>0.0417536534446764</text:p>
              </table:table-cell>
              <table:table-cell office:value-type="float" office:value="2.90001014896492">
                <text:p>2.900010148964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17298">
                <text:p>0.0417298</text:p>
              </table:table-cell>
              <table:table-cell office:value-type="float" office:value="3">
                <text:p>3</text:p>
              </table:table-cell>
              <table:table-cell office:value-type="float" office:value="0.0108813928182807">
                <text:p>0.0108813928182807</text:p>
              </table:table-cell>
              <table:table-cell office:value-type="float" office:value="2.03736993713047">
                <text:p>2.03736993713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08752">
                <text:p>0.010875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726cm" svg:height="14.146cm" xlink:href=".." xlink:type="simple" chart:class="chart:scatter" chart:style-name="ch1">
        <chart:title svg:x="5.327cm" svg:y="0.418cm" chart:style-name="ch2">
          <text:p>Transititions/History vs. CPU Time</text:p>
        </chart:title>
        <chart:plot-area chart:style-name="ch3" table:cell-range-address="Spectral.E12:Spectral.F36" svg:x="1.365cm" svg:y="2.043cm" svg:width="15.653cm" svg:height="10.84cm">
          <chartooo:coordinate-region svg:x="1.986cm" svg:y="2.242cm" svg:width="15.032cm" svg:height="9.994cm"/>
          <chart:axis chart:dimension="x" chart:name="primary-x" chart:style-name="ch4">
            <chart:title svg:x="7.798cm" svg:y="13.165cm" chart:style-name="ch5">
              <text:p>Transitions/History</text:p>
            </chart:title>
          </chart:axis>
          <chart:axis chart:dimension="y" chart:name="primary-y" chart:style-name="ch6">
            <chart:title svg:x="0.451cm" svg:y="8.261cm" chart:style-name="ch7">
              <text:p>CPU Time</text:p>
            </chart:title>
            <chart:grid chart:style-name="ch8" chart:class="major"/>
          </chart:axis>
          <chart:series chart:style-name="ch9" chart:values-cell-range-address="Spectral.F12:Spectral.F36" chart:class="chart:scatter">
            <chart:domain table:cell-range-address="Spectral.E12:Spectral.E36"/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pectral.E12:Spectral.E36</svg:desc>
                </draw:g>
              </table:table-cell>
              <table:table-cell office:value-type="float" office:value="NaN">
                <text:p>NaN</text:p>
                <draw:g>
                  <svg:desc>Spectral.F12:Spectral.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0.33">
                <text:p>2560.33</text:p>
              </table:table-cell>
              <table:table-cell office:value-type="float" office:value="21.27">
                <text:p>21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2.9">
                <text:p>2092.9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2.37">
                <text:p>1252.37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1.779">
                <text:p>771.779</text:p>
              </table:table-cell>
              <table:table-cell office:value-type="float" office:value="6.26">
                <text:p>6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5.647">
                <text:p>515.647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7.985">
                <text:p>277.98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6">
                <text:p>176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2">
                <text:p>122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">
                <text:p>5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">
                <text:p>4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016cm" svg:height="13.152cm" xlink:href=".." xlink:type="simple" chart:class="chart:scatter" chart:style-name="ch1">
        <chart:title svg:x="2.273cm" svg:y="0.399cm" chart:style-name="ch2">
          <text:p>Absportion to Scatter Ratio vs. Iteratation Matrix Spectral Radius</text:p>
        </chart:title>
        <chart:legend chart:legend-position="bottom" svg:x="5.773cm" svg:y="12.369cm" style:legend-expansion="wide" chart:style-name="ch3"/>
        <chart:plot-area chart:style-name="ch4" table:cell-range-address="Spectral.C13:Spectral.D36 Spectral.D12:Spectral.D12 Spectral.N12:Spectral.N36" chart:data-source-has-labels="row" svg:x="1.351cm" svg:y="1.967cm" svg:width="14.985cm" svg:height="9.158cm">
          <chartooo:coordinate-region svg:x="2.078cm" svg:y="2.166cm" svg:width="13.978cm" svg:height="8.312cm"/>
          <chart:axis chart:dimension="x" chart:name="primary-x" chart:style-name="ch5">
            <chart:title svg:x="7.344cm" svg:y="11.388cm" chart:style-name="ch6">
              <text:p>Sigma_s / Sigma_a</text:p>
            </chart:title>
          </chart:axis>
          <chart:axis chart:dimension="y" chart:name="primary-y" chart:style-name="ch7">
            <chart:title svg:x="0.451cm" svg:y="7.066cm" chart:style-name="ch8">
              <text:p>rho(H)</text:p>
            </chart:title>
            <chart:grid chart:style-name="ch9" chart:class="major"/>
          </chart:axis>
          <chart:series chart:style-name="ch10" chart:values-cell-range-address="Spectral.D13:Spectral.D36" chart:label-cell-address="Spectral.D12:Spectral.D12" chart:class="chart:scatter">
            <chart:domain table:cell-range-address="Spectral.C13:Spectral.C36"/>
            <chart:data-point chart:repeated="24"/>
          </chart:series>
          <chart:series chart:style-name="ch11" chart:values-cell-range-address="Spectral.N13:Spectral.N36" chart:label-cell-address="Spectral.N12:Spectral.N12" chart:class="chart:scatte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ho(H)</text:p>
                <draw:g>
                  <svg:desc>Spectral.D12:Spectral.D12</svg:desc>
                </draw:g>
              </table:table-cell>
              <table:table-cell office:value-type="string">
                <text:p>Analytic rho(H)</text:p>
                <draw:g>
                  <svg:desc>Spectral.N12:Spectral.N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ctral.C13:Spectral.C36</svg:desc>
                </draw:g>
              </table:table-cell>
              <table:table-cell office:value-type="float" office:value="0.999428">
                <text:p>0.999428</text:p>
                <draw:g>
                  <svg:desc>Spectral.D13:Spectral.D36</svg:desc>
                </draw:g>
              </table:table-cell>
              <table:table-cell office:value-type="float" office:value="1">
                <text:p>1</text:p>
                <draw:g>
                  <svg:desc>Spectral.N13:Spectral.N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996625">
                <text:p>0.996625</text:p>
              </table:table-cell>
              <table:table-cell office:value-type="float" office:value="0.99719538797133">
                <text:p>0.99719538797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992728">
                <text:p>0.992728</text:p>
              </table:table-cell>
              <table:table-cell office:value-type="float" office:value="0.993295257015148">
                <text:p>0.993295257015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987761">
                <text:p>0.987761</text:p>
              </table:table-cell>
              <table:table-cell office:value-type="float" office:value="0.988325406139971">
                <text:p>0.988325406139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981757">
                <text:p>0.981757</text:p>
              </table:table-cell>
              <table:table-cell office:value-type="float" office:value="0.982318271119843">
                <text:p>0.982318271119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0.966799">
                <text:p>0.966799</text:p>
              </table:table-cell>
              <table:table-cell office:value-type="float" office:value="0.967351874244256">
                <text:p>0.967351874244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.948224">
                <text:p>0.948224</text:p>
              </table:table-cell>
              <table:table-cell office:value-type="float" office:value="0.94876660341556">
                <text:p>0.94876660341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0.926469">
                <text:p>0.926469</text:p>
              </table:table-cell>
              <table:table-cell office:value-type="float" office:value="0.926998841251448">
                <text:p>0.926998841251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.902011">
                <text:p>0.902011</text:p>
              </table:table-cell>
              <table:table-cell office:value-type="float" office:value="0.902527075812274">
                <text:p>0.902527075812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0.875348">
                <text:p>0.875348</text:p>
              </table:table-cell>
              <table:table-cell office:value-type="float" office:value="0.875848478213269">
                <text:p>0.875848478213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.846973">
                <text:p>0.846973</text:p>
              </table:table-cell>
              <table:table-cell office:value-type="float" office:value="0.847457627118644">
                <text:p>0.847457627118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0.817361">
                <text:p>0.817361</text:p>
              </table:table-cell>
              <table:table-cell office:value-type="float" office:value="0.817828664894705">
                <text:p>0.817828664894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786952">
                <text:p>0.786952</text:p>
              </table:table-cell>
              <table:table-cell office:value-type="float" office:value="0.78740157480315">
                <text:p>0.78740157480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0.75614">
                <text:p>0.75614</text:p>
              </table:table-cell>
              <table:table-cell office:value-type="float" office:value="0.756572725553244">
                <text:p>0.756572725553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.725275">
                <text:p>0.725275</text:p>
              </table:table-cell>
              <table:table-cell office:value-type="float" office:value="0.725689404934688">
                <text:p>0.725689404934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0.694651">
                <text:p>0.694651</text:p>
              </table:table-cell>
              <table:table-cell office:value-type="float" office:value="0.695047784535187">
                <text:p>0.695047784535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664514">
                <text:p>0.664514</text:p>
              </table:table-cell>
              <table:table-cell office:value-type="float" office:value="0.664893617021277">
                <text:p>0.6648936170212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0.606449">
                <text:p>0.606449</text:p>
              </table:table-cell>
              <table:table-cell office:value-type="float" office:value="0.606796116504854">
                <text:p>0.6067961165048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0.55217">
                <text:p>0.55217</text:p>
              </table:table-cell>
              <table:table-cell office:value-type="float" office:value="0.552486187845304">
                <text:p>0.552486187845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502225">
                <text:p>0.502225</text:p>
              </table:table-cell>
              <table:table-cell office:value-type="float" office:value="0.50251256281407">
                <text:p>0.50251256281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0.316275">
                <text:p>0.316275</text:p>
              </table:table-cell>
              <table:table-cell office:value-type="float" office:value="0.316455696202532">
                <text:p>0.3164556962025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0.209085">
                <text:p>0.209085</text:p>
              </table:table-cell>
              <table:table-cell office:value-type="float" office:value="0.209205020920502">
                <text:p>0.209205020920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0.0417298">
                <text:p>0.0417298</text:p>
              </table:table-cell>
              <table:table-cell office:value-type="float" office:value="0.0417536534446764">
                <text:p>0.04175365344467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0.0108752">
                <text:p>0.0108752</text:p>
              </table:table-cell>
              <table:table-cell office:value-type="float" office:value="0.0108813928182807">
                <text:p>0.01088139281828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143cm" svg:height="9.765cm" xlink:href=".." xlink:type="simple" chart:class="chart:scatter" chart:style-name="ch1">
        <chart:title svg:x="3.691cm" svg:y="0.331cm" chart:style-name="ch2">
          <text:p>Diffusion Operator Eigenvalue Spectra</text:p>
        </chart:title>
        <chart:legend chart:legend-position="bottom" svg:x="1.202cm" svg:y="8.982cm" style:legend-expansion="wide" chart:style-name="ch3"/>
        <chart:plot-area chart:style-name="ch4" table:cell-range-address="EigFunc.A6:EigFunc.E71 EigFunc.B1:EigFunc.E1" chart:data-source-has-labels="row" svg:x="1.313cm" svg:y="1.695cm" svg:width="13.226cm" svg:height="6.111cm">
          <chartooo:coordinate-region svg:x="2.04cm" svg:y="1.894cm" svg:width="12.499cm" svg:height="5.265cm"/>
          <chart:axis chart:dimension="x" chart:name="primary-x" chart:style-name="ch5">
            <chart:title svg:x="7.776cm" svg:y="8.001cm" chart:style-name="ch6">
              <text:p>p</text:p>
            </chart:title>
          </chart:axis>
          <chart:axis chart:dimension="y" chart:name="primary-y" chart:style-name="ch7">
            <chart:title svg:x="0.451cm" svg:y="5.35cm" chart:style-name="ch8">
              <text:p>lambda</text:p>
            </chart:title>
            <chart:grid chart:style-name="ch9" chart:class="major"/>
          </chart:axis>
          <chart:series chart:style-name="ch10" chart:values-cell-range-address="EigFunc.B6:EigFunc.B71" chart:label-cell-address="EigFunc.B1:EigFunc.B1" chart:class="chart:scatter">
            <chart:domain table:cell-range-address="EigFunc.A6:EigFunc.A71"/>
            <chart:data-point chart:repeated="66"/>
          </chart:series>
          <chart:series chart:style-name="ch11" chart:values-cell-range-address="EigFunc.C6:EigFunc.C71" chart:label-cell-address="EigFunc.C1:EigFunc.C1" chart:class="chart:scatter">
            <chart:data-point chart:repeated="66"/>
          </chart:series>
          <chart:series chart:style-name="ch12" chart:values-cell-range-address="EigFunc.D6:EigFunc.D71" chart:label-cell-address="EigFunc.D1:EigFunc.D1" chart:class="chart:scatter">
            <chart:data-point chart:repeated="66"/>
          </chart:series>
          <chart:series chart:style-name="ch13" chart:values-cell-range-address="EigFunc.E6:EigFunc.E71" chart:label-cell-address="EigFunc.E1:EigFunc.E1" chart:class="chart:scatter">
            <chart:data-point chart:repeated="6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gma_a = 1</text:p>
                <draw:g>
                  <svg:desc>EigFunc.B1:EigFunc.B1</svg:desc>
                </draw:g>
              </table:table-cell>
              <table:table-cell office:value-type="string">
                <text:p>Sigma_a = 5</text:p>
                <draw:g>
                  <svg:desc>EigFunc.C1:EigFunc.C1</svg:desc>
                </draw:g>
              </table:table-cell>
              <table:table-cell office:value-type="string">
                <text:p>Sigma_a = 10</text:p>
                <draw:g>
                  <svg:desc>EigFunc.D1:EigFunc.D1</svg:desc>
                </draw:g>
              </table:table-cell>
              <table:table-cell office:value-type="string">
                <text:p>Sigma_a = 20</text:p>
                <draw:g>
                  <svg:desc>EigFunc.E1:EigFunc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igFunc.A6:EigFunc.A71</svg:desc>
                </draw:g>
              </table:table-cell>
              <table:table-cell office:value-type="float" office:value="0.0176817288801572">
                <text:p>0.0176817288801572</text:p>
                <draw:g>
                  <svg:desc>EigFunc.B6:EigFunc.B71</svg:desc>
                </draw:g>
              </table:table-cell>
              <table:table-cell office:value-type="float" office:value="0.21259842519685">
                <text:p>0.21259842519685</text:p>
                <draw:g>
                  <svg:desc>EigFunc.C6:EigFunc.C71</svg:desc>
                </draw:g>
              </table:table-cell>
              <table:table-cell office:value-type="float" office:value="0.49748743718593">
                <text:p>0.49748743718593</text:p>
                <draw:g>
                  <svg:desc>EigFunc.D6:EigFunc.D71</svg:desc>
                </draw:g>
              </table:table-cell>
              <table:table-cell office:value-type="float" office:value="0.790794979079498">
                <text:p>0.790794979079498</text:p>
                <draw:g>
                  <svg:desc>EigFunc.E6:EigFunc.E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74904801106466">
                <text:p>0.074904801106466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7">
                <text:p>0.8372143734440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.58939096267191">
                <text:p>1.58939096267191</text:p>
              </table:table-cell>
              <table:table-cell office:value-type="float" office:value="1.47244094488189">
                <text:p>1.47244094488189</text:p>
              </table:table-cell>
              <table:table-cell office:value-type="float" office:value="1.30150753768844">
                <text:p>1.30150753768844</text:p>
              </table:table-cell>
              <table:table-cell office:value-type="float" office:value="1.1255230125523">
                <text:p>1.12552301255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74904801106466">
                <text:p>0.074904801106466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176817288801572">
                <text:p>0.0176817288801572</text:p>
              </table:table-cell>
              <table:table-cell office:value-type="float" office:value="0.21259842519685">
                <text:p>0.21259842519685</text:p>
              </table:table-cell>
              <table:table-cell office:value-type="float" office:value="0.49748743718593">
                <text:p>0.49748743718593</text:p>
              </table:table-cell>
              <table:table-cell office:value-type="float" office:value="0.790794979079498">
                <text:p>0.7907949790794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749048011064662">
                <text:p>0.0749048011064662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2">
                <text:p>0.387310791387832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7">
                <text:p>0.837214373444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.58939096267191">
                <text:p>1.58939096267191</text:p>
              </table:table-cell>
              <table:table-cell office:value-type="float" office:value="1.47244094488189">
                <text:p>1.47244094488189</text:p>
              </table:table-cell>
              <table:table-cell office:value-type="float" office:value="1.30150753768844">
                <text:p>1.30150753768844</text:p>
              </table:table-cell>
              <table:table-cell office:value-type="float" office:value="1.1255230125523">
                <text:p>1.12552301255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3">
                <text:p>1.17961834247043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8">
                <text:p>0.866174926601778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470209722596773">
                <text:p>0.470209722596773</text:p>
              </table:table-cell>
              <table:table-cell office:value-type="float" office:value="0.575333462679933">
                <text:p>0.575333462679933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749048011064662">
                <text:p>0.0749048011064662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176817288801572">
                <text:p>0.0176817288801572</text:p>
              </table:table-cell>
              <table:table-cell office:value-type="float" office:value="0.21259842519685">
                <text:p>0.21259842519685</text:p>
              </table:table-cell>
              <table:table-cell office:value-type="float" office:value="0.49748743718593">
                <text:p>0.49748743718593</text:p>
              </table:table-cell>
              <table:table-cell office:value-type="float" office:value="0.790794979079498">
                <text:p>0.7907949790794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749048011064659">
                <text:p>0.0749048011064659</text:p>
              </table:table-cell>
              <table:table-cell office:value-type="float" office:value="0.258466998052269">
                <text:p>0.258466998052269</text:p>
              </table:table-cell>
              <table:table-cell office:value-type="float" office:value="0.526760345490644">
                <text:p>0.526760345490644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35643128745136">
                <text:p>0.235643128745136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738396958681273">
                <text:p>0.738396958681273</text:p>
              </table:table-cell>
              <table:table-cell office:value-type="float" office:value="0.790305593651603">
                <text:p>0.790305593651603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.58939096267191">
                <text:p>1.58939096267191</text:p>
              </table:table-cell>
              <table:table-cell office:value-type="float" office:value="1.47244094488189">
                <text:p>1.47244094488189</text:p>
              </table:table-cell>
              <table:table-cell office:value-type="float" office:value="1.30150753768844">
                <text:p>1.30150753768844</text:p>
              </table:table-cell>
              <table:table-cell office:value-type="float" office:value="1.1255230125523">
                <text:p>1.12552301255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8">
                <text:p>0.866174926601778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470209722596776">
                <text:p>0.470209722596776</text:p>
              </table:table-cell>
              <table:table-cell office:value-type="float" office:value="0.575333462679936">
                <text:p>0.575333462679936</text:p>
              </table:table-cell>
              <table:table-cell office:value-type="float" office:value="0.728981657087195">
                <text:p>0.728981657087195</text:p>
              </table:table-cell>
              <table:table-cell office:value-type="float" office:value="0.887170187783163">
                <text:p>0.8871701877831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749048011064657">
                <text:p>0.0749048011064657</text:p>
              </table:table-cell>
              <table:table-cell office:value-type="float" office:value="0.258466998052269">
                <text:p>0.258466998052269</text:p>
              </table:table-cell>
              <table:table-cell office:value-type="float" office:value="0.526760345490644">
                <text:p>0.526760345490644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176817288801572">
                <text:p>0.0176817288801572</text:p>
              </table:table-cell>
              <table:table-cell office:value-type="float" office:value="0.21259842519685">
                <text:p>0.21259842519685</text:p>
              </table:table-cell>
              <table:table-cell office:value-type="float" office:value="0.49748743718593">
                <text:p>0.49748743718593</text:p>
              </table:table-cell>
              <table:table-cell office:value-type="float" office:value="0.790794979079498">
                <text:p>0.7907949790794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749048011064664">
                <text:p>0.0749048011064664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35643128745134">
                <text:p>0.235643128745134</text:p>
              </table:table-cell>
              <table:table-cell office:value-type="float" office:value="0.387310791387832">
                <text:p>0.387310791387832</text:p>
              </table:table-cell>
              <table:table-cell office:value-type="float" office:value="0.608987288976154">
                <text:p>0.608987288976154</text:p>
              </table:table-cell>
              <table:table-cell office:value-type="float" office:value="0.837214373444047">
                <text:p>0.8372143734440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470209722596775">
                <text:p>0.470209722596775</text:p>
              </table:table-cell>
              <table:table-cell office:value-type="float" office:value="0.575333462679935">
                <text:p>0.575333462679935</text:p>
              </table:table-cell>
              <table:table-cell office:value-type="float" office:value="0.728981657087195">
                <text:p>0.728981657087195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738396958681273">
                <text:p>0.738396958681273</text:p>
              </table:table-cell>
              <table:table-cell office:value-type="float" office:value="0.790305593651603">
                <text:p>0.790305593651603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1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89cm" svg:height="13.096cm" xlink:href=".." xlink:type="simple" chart:class="chart:scatter" chart:style-name="ch1">
        <chart:title svg:x="3.361cm" svg:y="0.397cm" chart:style-name="ch2">
          <text:p>Absorption/Scattering Ratio vs. Diffusion Operator Condition Number</text:p>
        </chart:title>
        <chart:plot-area chart:style-name="ch3" table:cell-range-address="Spectral.C13:Spectral.C36 Spectral.O13:Spectral.O36" svg:x="1.42cm" svg:y="1.959cm" svg:width="18.251cm" svg:height="9.895cm">
          <chartooo:coordinate-region svg:x="2.413cm" svg:y="2.158cm" svg:width="16.978cm" svg:height="9.049cm"/>
          <chart:axis chart:dimension="x" chart:name="primary-x" chart:style-name="ch4">
            <chart:title svg:x="9.085cm" svg:y="12.115cm" chart:style-name="ch5">
              <text:p>Sigma_a / Sigma_s</text:p>
            </chart:title>
          </chart:axis>
          <chart:axis chart:dimension="y" chart:name="primary-y" chart:style-name="ch6">
            <chart:title svg:x="0.451cm" svg:y="7.625cm" chart:style-name="ch7">
              <text:p>kappa(A)</text:p>
            </chart:title>
            <chart:grid chart:style-name="ch8" chart:class="major"/>
          </chart:axis>
          <chart:series chart:style-name="ch9" chart:values-cell-range-address="Spectral.O13:Spectral.O36" chart:class="chart:scatter">
            <chart:domain table:cell-range-address="Spectral.C13:Spectral.C36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ctral.C13:Spectral.C36</svg:desc>
                </draw:g>
              </table:table-cell>
              <table:table-cell office:value-type="float" office:value="NaN">
                <text:p>NaN</text:p>
                <draw:g>
                  <svg:desc>Spectral.O13:Spectral.O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569.888888888889">
                <text:p>569.888888888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238.037037037037">
                <text:p>238.037037037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136.449735449735">
                <text:p>136.4497354497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89.8888888888889">
                <text:p>89.88888888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48.4074074074074">
                <text:p>48.40740740740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0.6296296296296">
                <text:p>30.6296296296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21.3174603174603">
                <text:p>21.31746031746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5.8148148148148">
                <text:p>15.8148148148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12.2874779541446">
                <text:p>12.28747795414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9.88888888888889">
                <text:p>9.88888888888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8.18294051627385">
                <text:p>8.182940516273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6.92592592592592">
                <text:p>6.925925925925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5.97280497280497">
                <text:p>5.972804972804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5.23280423280423">
                <text:p>5.232804232804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4.64672364672365">
                <text:p>4.646723646723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4.17460317460317">
                <text:p>4.174603174603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3.46913580246913">
                <text:p>3.469135802469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2.97530864197531">
                <text:p>2.975308641975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2.61616161616162">
                <text:p>2.616161616161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.74074074074074">
                <text:p>1.740740740740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.42328042328042">
                <text:p>1.423280423280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1.06971677559913">
                <text:p>1.069716775599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1.01760176017602">
                <text:p>1.017601760176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2.909cm" xlink:href=".." xlink:type="simple" chart:class="chart:scatter" chart:column-mapping="1 0" chart:style-name="ch1">
        <chart:title svg:x="0.809cm" svg:y="0.449cm" chart:style-name="ch2">
          <text:p>Diffusion Operator Condition Number vs. Iteration Matrix Spectral Radius</text:p>
        </chart:title>
        <chart:plot-area chart:style-name="ch3" table:cell-range-address="Spectral.N13:Spectral.O36" svg:x="1.331cm" svg:y="1.947cm" svg:width="14.029cm" svg:height="9.723cm">
          <chartooo:coordinate-region svg:x="2.058cm" svg:y="2.146cm" svg:width="12.93cm" svg:height="8.877cm"/>
          <chart:axis chart:dimension="x" chart:name="primary-x" chart:style-name="ch4">
            <chart:title svg:x="7.626cm" svg:y="11.928cm" chart:style-name="ch5">
              <text:p>kappa(A)</text:p>
            </chart:title>
          </chart:axis>
          <chart:axis chart:dimension="y" chart:name="primary-y" chart:style-name="ch6">
            <chart:title svg:x="0.451cm" svg:y="7.328cm" chart:style-name="ch7">
              <text:p>rho(H)</text:p>
            </chart:title>
            <chart:grid chart:style-name="ch8" chart:class="major"/>
          </chart:axis>
          <chart:series chart:style-name="ch9" chart:values-cell-range-address="Spectral.N13:Spectral.N36" chart:class="chart:scatter">
            <chart:domain table:cell-range-address="Spectral.O13:Spectral.O36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pectral.O13:Spectral.O36</svg:desc>
                </draw:g>
              </table:table-cell>
              <table:table-cell office:value-type="float" office:value="1">
                <text:p>1</text:p>
                <draw:g>
                  <svg:desc>Spectral.N13:Spectral.N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9.888888888889">
                <text:p>569.888888888889</text:p>
              </table:table-cell>
              <table:table-cell office:value-type="float" office:value="0.99719538797133">
                <text:p>0.99719538797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8.037037037037">
                <text:p>238.037037037037</text:p>
              </table:table-cell>
              <table:table-cell office:value-type="float" office:value="0.993295257015148">
                <text:p>0.993295257015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.449735449735">
                <text:p>136.449735449735</text:p>
              </table:table-cell>
              <table:table-cell office:value-type="float" office:value="0.988325406139971">
                <text:p>0.988325406139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.8888888888889">
                <text:p>89.8888888888889</text:p>
              </table:table-cell>
              <table:table-cell office:value-type="float" office:value="0.982318271119843">
                <text:p>0.982318271119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4074074074074">
                <text:p>48.4074074074074</text:p>
              </table:table-cell>
              <table:table-cell office:value-type="float" office:value="0.967351874244256">
                <text:p>0.967351874244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6296296296296">
                <text:p>30.6296296296296</text:p>
              </table:table-cell>
              <table:table-cell office:value-type="float" office:value="0.94876660341556">
                <text:p>0.94876660341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.3174603174603">
                <text:p>21.3174603174603</text:p>
              </table:table-cell>
              <table:table-cell office:value-type="float" office:value="0.926998841251448">
                <text:p>0.926998841251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8148148148148">
                <text:p>15.8148148148148</text:p>
              </table:table-cell>
              <table:table-cell office:value-type="float" office:value="0.902527075812274">
                <text:p>0.902527075812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2874779541446">
                <text:p>12.2874779541446</text:p>
              </table:table-cell>
              <table:table-cell office:value-type="float" office:value="0.875848478213269">
                <text:p>0.875848478213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0.847457627118644">
                <text:p>0.847457627118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8294051627385">
                <text:p>8.18294051627385</text:p>
              </table:table-cell>
              <table:table-cell office:value-type="float" office:value="0.817828664894705">
                <text:p>0.817828664894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92592592592592">
                <text:p>6.92592592592592</text:p>
              </table:table-cell>
              <table:table-cell office:value-type="float" office:value="0.78740157480315">
                <text:p>0.78740157480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7280497280497">
                <text:p>5.97280497280497</text:p>
              </table:table-cell>
              <table:table-cell office:value-type="float" office:value="0.756572725553244">
                <text:p>0.756572725553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3280423280423">
                <text:p>5.23280423280423</text:p>
              </table:table-cell>
              <table:table-cell office:value-type="float" office:value="0.725689404934688">
                <text:p>0.725689404934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4672364672365">
                <text:p>4.64672364672365</text:p>
              </table:table-cell>
              <table:table-cell office:value-type="float" office:value="0.695047784535187">
                <text:p>0.695047784535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17460317460317">
                <text:p>4.17460317460317</text:p>
              </table:table-cell>
              <table:table-cell office:value-type="float" office:value="0.664893617021277">
                <text:p>0.6648936170212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6913580246913">
                <text:p>3.46913580246913</text:p>
              </table:table-cell>
              <table:table-cell office:value-type="float" office:value="0.606796116504854">
                <text:p>0.6067961165048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7530864197531">
                <text:p>2.97530864197531</text:p>
              </table:table-cell>
              <table:table-cell office:value-type="float" office:value="0.552486187845304">
                <text:p>0.552486187845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1616161616162">
                <text:p>2.61616161616162</text:p>
              </table:table-cell>
              <table:table-cell office:value-type="float" office:value="0.50251256281407">
                <text:p>0.50251256281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4074074074074">
                <text:p>1.74074074074074</text:p>
              </table:table-cell>
              <table:table-cell office:value-type="float" office:value="0.316455696202532">
                <text:p>0.3164556962025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2328042328042">
                <text:p>1.42328042328042</text:p>
              </table:table-cell>
              <table:table-cell office:value-type="float" office:value="0.209205020920502">
                <text:p>0.209205020920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6971677559913">
                <text:p>1.06971677559913</text:p>
              </table:table-cell>
              <table:table-cell office:value-type="float" office:value="0.0417536534446764">
                <text:p>0.04175365344467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1760176017602">
                <text:p>1.01760176017602</text:p>
              </table:table-cell>
              <table:table-cell office:value-type="float" office:value="0.0108813928182807">
                <text:p>0.01088139281828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927cm" svg:height="13.479cm" xlink:href=".." xlink:type="simple" chart:class="chart:scatter" chart:style-name="ch1">
        <chart:title svg:x="4.413cm" svg:y="0.405cm" chart:style-name="ch2">
          <text:p>Diffusion Operator Condition Number vs. Transitions/History</text:p>
        </chart:title>
        <chart:legend chart:legend-position="bottom" svg:x="6.511cm" svg:y="12.696cm" style:legend-expansion="wide" chart:style-name="ch3"/>
        <chart:plot-area chart:style-name="ch4" table:cell-range-address="Spectral.O13:Spectral.O36 Spectral.E12:Spectral.E36 Spectral.T12:Spectral.T12 Spectral.T14:Spectral.T36" chart:data-source-has-labels="row" svg:x="1.429cm" svg:y="1.991cm" svg:width="18.662cm" svg:height="9.455cm">
          <chartooo:coordinate-region svg:x="2.606cm" svg:y="2.19cm" svg:width="17.205cm" svg:height="8.609cm"/>
          <chart:axis chart:dimension="x" chart:name="primary-x" chart:style-name="ch5">
            <chart:title svg:x="10.041cm" svg:y="11.715cm" chart:style-name="ch6">
              <text:p>kappa(A)</text:p>
            </chart:title>
          </chart:axis>
          <chart:axis chart:dimension="y" chart:name="primary-y" chart:style-name="ch7">
            <chart:title svg:x="0.451cm" svg:y="8.111cm" chart:style-name="ch8">
              <text:p>Transitions/History</text:p>
            </chart:title>
            <chart:grid chart:style-name="ch9" chart:class="major"/>
          </chart:axis>
          <chart:series chart:style-name="ch10" chart:values-cell-range-address="Spectral.E13:Spectral.E36" chart:label-cell-address="Spectral.E12:Spectral.E12" chart:class="chart:scatter">
            <chart:domain table:cell-range-address="Spectral.O13:Spectral.O36"/>
            <chart:data-point chart:repeated="24"/>
          </chart:series>
          <chart:series chart:style-name="ch11" chart:values-cell-range-address="Spectral.T14:Spectral.T36" chart:label-cell-address="Spectral.T12:Spectral.T12" chart:class="chart:scatter">
            <chart:domain table:cell-range-address="Spectral.O14:Spectral.O36"/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Transitions/History</text:p>
                <draw:g>
                  <svg:desc>Spectral.E12:Spectral.E12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Fully Analytic T/H</text:p>
                <draw:g>
                  <svg:desc>Spectral.T12:Spectral.T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pectral.O13:Spectral.O36</svg:desc>
                </draw:g>
              </table:table-cell>
              <table:table-cell office:value-type="float" office:value="2560.33">
                <text:p>2560.33</text:p>
                <draw:g>
                  <svg:desc>Spectral.E13:Spectral.E36</svg:desc>
                </draw:g>
              </table:table-cell>
              <table:table-cell office:value-type="float" office:value="569.888888888889">
                <text:p>569.888888888889</text:p>
                <draw:g>
                  <svg:desc>Spectral.O14:Spectral.O36</svg:desc>
                </draw:g>
              </table:table-cell>
              <table:table-cell office:value-type="float" office:value="17.9317124925847">
                <text:p>17.9317124925847</text:p>
                <draw:g>
                  <svg:desc>Spectral.T14:Spectral.T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9.888888888889">
                <text:p>569.888888888889</text:p>
              </table:table-cell>
              <table:table-cell office:value-type="float" office:value="2092.9">
                <text:p>2092.9</text:p>
              </table:table-cell>
              <table:table-cell office:value-type="float" office:value="238.037037037037">
                <text:p>238.037037037037</text:p>
              </table:table-cell>
              <table:table-cell office:value-type="float" office:value="17.7959385017117">
                <text:p>17.79593850171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8.037037037037">
                <text:p>238.037037037037</text:p>
              </table:table-cell>
              <table:table-cell office:value-type="float" office:value="1252.37">
                <text:p>1252.37</text:p>
              </table:table-cell>
              <table:table-cell office:value-type="float" office:value="136.449735449735">
                <text:p>136.449735449735</text:p>
              </table:table-cell>
              <table:table-cell office:value-type="float" office:value="17.6251215067147">
                <text:p>17.6251215067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.449735449735">
                <text:p>136.449735449735</text:p>
              </table:table-cell>
              <table:table-cell office:value-type="float" office:value="771.779">
                <text:p>771.779</text:p>
              </table:table-cell>
              <table:table-cell office:value-type="float" office:value="89.8888888888889">
                <text:p>89.8888888888889</text:p>
              </table:table-cell>
              <table:table-cell office:value-type="float" office:value="17.4218662691227">
                <text:p>17.4218662691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.8888888888889">
                <text:p>89.8888888888889</text:p>
              </table:table-cell>
              <table:table-cell office:value-type="float" office:value="515.647">
                <text:p>515.647</text:p>
              </table:table-cell>
              <table:table-cell office:value-type="float" office:value="48.4074074074074">
                <text:p>48.4074074074074</text:p>
              </table:table-cell>
              <table:table-cell office:value-type="float" office:value="16.9301941556531">
                <text:p>16.93019415565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4074074074074">
                <text:p>48.4074074074074</text:p>
              </table:table-cell>
              <table:table-cell office:value-type="float" office:value="277.985">
                <text:p>277.985</text:p>
              </table:table-cell>
              <table:table-cell office:value-type="float" office:value="30.6296296296296">
                <text:p>30.6296296296296</text:p>
              </table:table-cell>
              <table:table-cell office:value-type="float" office:value="16.3472575674835">
                <text:p>16.3472575674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6296296296296">
                <text:p>30.6296296296296</text:p>
              </table:table-cell>
              <table:table-cell office:value-type="float" office:value="176">
                <text:p>176</text:p>
              </table:table-cell>
              <table:table-cell office:value-type="float" office:value="21.3174603174603">
                <text:p>21.3174603174603</text:p>
              </table:table-cell>
              <table:table-cell office:value-type="float" office:value="15.7004629048647">
                <text:p>15.70046290486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.3174603174603">
                <text:p>21.3174603174603</text:p>
              </table:table-cell>
              <table:table-cell office:value-type="float" office:value="122">
                <text:p>122</text:p>
              </table:table-cell>
              <table:table-cell office:value-type="float" office:value="15.8148148148148">
                <text:p>15.8148148148148</text:p>
              </table:table-cell>
              <table:table-cell office:value-type="float" office:value="15.0156626495203">
                <text:p>15.01566264952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8148148148148">
                <text:p>15.8148148148148</text:p>
              </table:table-cell>
              <table:table-cell office:value-type="float" office:value="90">
                <text:p>90</text:p>
              </table:table-cell>
              <table:table-cell office:value-type="float" office:value="12.2874779541446">
                <text:p>12.2874779541446</text:p>
              </table:table-cell>
              <table:table-cell office:value-type="float" office:value="14.3153793358912">
                <text:p>14.31537933589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2874779541446">
                <text:p>12.2874779541446</text:p>
              </table:table-cell>
              <table:table-cell office:value-type="float" office:value="70">
                <text:p>70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13.617913363617">
                <text:p>13.6179133636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56">
                <text:p>56</text:p>
              </table:table-cell>
              <table:table-cell office:value-type="float" office:value="8.18294051627385">
                <text:p>8.18294051627385</text:p>
              </table:table-cell>
              <table:table-cell office:value-type="float" office:value="12.9371787598043">
                <text:p>12.93717875980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8294051627385">
                <text:p>8.18294051627385</text:p>
              </table:table-cell>
              <table:table-cell office:value-type="float" office:value="46">
                <text:p>46</text:p>
              </table:table-cell>
              <table:table-cell office:value-type="float" office:value="6.92592592592592">
                <text:p>6.92592592592592</text:p>
              </table:table-cell>
              <table:table-cell office:value-type="float" office:value="12.283032869274">
                <text:p>12.2830328692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92592592592592">
                <text:p>6.92592592592592</text:p>
              </table:table-cell>
              <table:table-cell office:value-type="float" office:value="39">
                <text:p>39</text:p>
              </table:table-cell>
              <table:table-cell office:value-type="float" office:value="5.97280497280497">
                <text:p>5.97280497280497</text:p>
              </table:table-cell>
              <table:table-cell office:value-type="float" office:value="11.661873243882">
                <text:p>11.6618732438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7280497280497">
                <text:p>5.97280497280497</text:p>
              </table:table-cell>
              <table:table-cell office:value-type="float" office:value="34">
                <text:p>34</text:p>
              </table:table-cell>
              <table:table-cell office:value-type="float" office:value="5.23280423280423">
                <text:p>5.23280423280423</text:p>
              </table:table-cell>
              <table:table-cell office:value-type="float" office:value="11.0773262756084">
                <text:p>11.07732627560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3280423280423">
                <text:p>5.23280423280423</text:p>
              </table:table-cell>
              <table:table-cell office:value-type="float" office:value="29">
                <text:p>29</text:p>
              </table:table-cell>
              <table:table-cell office:value-type="float" office:value="4.64672364672365">
                <text:p>4.64672364672365</text:p>
              </table:table-cell>
              <table:table-cell office:value-type="float" office:value="10.5309137456479">
                <text:p>10.53091374564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4672364672365">
                <text:p>4.64672364672365</text:p>
              </table:table-cell>
              <table:table-cell office:value-type="float" office:value="26">
                <text:p>26</text:p>
              </table:table-cell>
              <table:table-cell office:value-type="float" office:value="4.17460317460317">
                <text:p>4.17460317460317</text:p>
              </table:table-cell>
              <table:table-cell office:value-type="float" office:value="10.0226364784867">
                <text:p>10.02263647848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17460317460317">
                <text:p>4.17460317460317</text:p>
              </table:table-cell>
              <table:table-cell office:value-type="float" office:value="23">
                <text:p>23</text:p>
              </table:table-cell>
              <table:table-cell office:value-type="float" office:value="3.46913580246913">
                <text:p>3.46913580246913</text:p>
              </table:table-cell>
              <table:table-cell office:value-type="float" office:value="9.11564653213111">
                <text:p>9.11564653213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6913580246913">
                <text:p>3.46913580246913</text:p>
              </table:table-cell>
              <table:table-cell office:value-type="float" office:value="19">
                <text:p>19</text:p>
              </table:table-cell>
              <table:table-cell office:value-type="float" office:value="2.97530864197531">
                <text:p>2.97530864197531</text:p>
              </table:table-cell>
              <table:table-cell office:value-type="float" office:value="8.34154759437616">
                <text:p>8.341547594376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7530864197531">
                <text:p>2.97530864197531</text:p>
              </table:table-cell>
              <table:table-cell office:value-type="float" office:value="16">
                <text:p>16</text:p>
              </table:table-cell>
              <table:table-cell office:value-type="float" office:value="2.61616161616162">
                <text:p>2.61616161616162</text:p>
              </table:table-cell>
              <table:table-cell office:value-type="float" office:value="7.68193964389859">
                <text:p>7.681939643898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1616161616162">
                <text:p>2.61616161616162</text:p>
              </table:table-cell>
              <table:table-cell office:value-type="float" office:value="14">
                <text:p>14</text:p>
              </table:table-cell>
              <table:table-cell office:value-type="float" office:value="1.74074074074074">
                <text:p>1.74074074074074</text:p>
              </table:table-cell>
              <table:table-cell office:value-type="float" office:value="5.54373022280971">
                <text:p>5.543730222809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4074074074074">
                <text:p>1.74074074074074</text:p>
              </table:table-cell>
              <table:table-cell office:value-type="float" office:value="9">
                <text:p>9</text:p>
              </table:table-cell>
              <table:table-cell office:value-type="float" office:value="1.42328042328042">
                <text:p>1.42328042328042</text:p>
              </table:table-cell>
              <table:table-cell office:value-type="float" office:value="4.43814894875906">
                <text:p>4.438148948759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2328042328042">
                <text:p>1.42328042328042</text:p>
              </table:table-cell>
              <table:table-cell office:value-type="float" office:value="6">
                <text:p>6</text:p>
              </table:table-cell>
              <table:table-cell office:value-type="float" office:value="1.06971677559913">
                <text:p>1.06971677559913</text:p>
              </table:table-cell>
              <table:table-cell office:value-type="float" office:value="2.49819775740779">
                <text:p>2.498197757407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6971677559913">
                <text:p>1.06971677559913</text:p>
              </table:table-cell>
              <table:table-cell office:value-type="float" office:value="3">
                <text:p>3</text:p>
              </table:table-cell>
              <table:table-cell office:value-type="float" office:value="1.01760176017602">
                <text:p>1.01760176017602</text:p>
              </table:table-cell>
              <table:table-cell office:value-type="float" office:value="1.83052600272941">
                <text:p>1.830526002729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1760176017602">
                <text:p>1.0176017601760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minimum="0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008cm" svg:height="12.911cm" xlink:href=".." xlink:type="simple" chart:class="chart:scatter" chart:style-name="ch1">
        <chart:title svg:x="4.306cm" svg:y="0.394cm" chart:style-name="ch2">
          <text:p>Transitions/History vs. CPU Time/History</text:p>
        </chart:title>
        <chart:plot-area chart:style-name="ch3" table:cell-range-address="Spectral.E13:Spectral.E36 Spectral.Q13:Spectral.Q36" svg:x="1.351cm" svg:y="1.947cm" svg:width="14.977cm" svg:height="9.725cm">
          <chartooo:coordinate-region svg:x="2.634cm" svg:y="2.146cm" svg:width="13.694cm" svg:height="8.879cm"/>
          <chart:axis chart:dimension="x" chart:name="primary-x" chart:style-name="ch4">
            <chart:title svg:x="7.446cm" svg:y="11.93cm" chart:style-name="ch5">
              <text:p>Transitions/History</text:p>
            </chart:title>
          </chart:axis>
          <chart:axis chart:dimension="y" chart:name="primary-y" chart:style-name="ch6">
            <chart:title svg:x="0.451cm" svg:y="8.149cm" chart:style-name="ch7">
              <text:p>CPU Time/History</text:p>
            </chart:title>
            <chart:grid chart:style-name="ch8" chart:class="major"/>
          </chart:axis>
          <chart:series chart:style-name="ch9" chart:values-cell-range-address="Spectral.Q13:Spectral.Q36" chart:class="chart:scatter">
            <chart:domain table:cell-range-address="Spectral.E13:Spectral.E36"/>
            <chart:regression-curve chart:style-name="ch10">
              <chart:equation chart:display-r-square="true" svg:x="3.387cm" svg:y="2.478cm"/>
            </chart:regression-curve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0.33">
                <text:p>2560.33</text:p>
                <draw:g>
                  <svg:desc>Spectral.E13:Spectral.E36</svg:desc>
                </draw:g>
              </table:table-cell>
              <table:table-cell office:value-type="float" office:value="0.00216366666666667">
                <text:p>0.00216366666666667</text:p>
                <draw:g>
                  <svg:desc>Spectral.Q13:Spectral.Q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92.9">
                <text:p>2092.9</text:p>
              </table:table-cell>
              <table:table-cell office:value-type="float" office:value="0.00168966666666667">
                <text:p>0.001689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2.37">
                <text:p>1252.37</text:p>
              </table:table-cell>
              <table:table-cell office:value-type="float" office:value="0.00102">
                <text:p>0.00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1.779">
                <text:p>771.779</text:p>
              </table:table-cell>
              <table:table-cell office:value-type="float" office:value="0.000627666666666667">
                <text:p>0.000627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5.647">
                <text:p>515.647</text:p>
              </table:table-cell>
              <table:table-cell office:value-type="float" office:value="0.000418333333333333">
                <text:p>0.000418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7.985">
                <text:p>277.985</text:p>
              </table:table-cell>
              <table:table-cell office:value-type="float" office:value="0.000224333333333333">
                <text:p>0.000224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6">
                <text:p>176</text:p>
              </table:table-cell>
              <table:table-cell office:value-type="float" office:value="0.000141333333333333">
                <text:p>0.000141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">
                <text:p>122</text:p>
              </table:table-cell>
              <table:table-cell office:value-type="float" office:value="0.0000986666666666667">
                <text:p>0.000098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000723333333333333">
                <text:p>0.000072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0.0000576666666666667">
                <text:p>0.000057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">
                <text:p>56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00363333333333333">
                <text:p>0.000036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0.0000306666666666667">
                <text:p>0.000030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">
                <text:p>34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000236666666666667">
                <text:p>0.000023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0.0000186666666666667">
                <text:p>0.000018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0.0000116666666666667">
                <text:p>0.0000116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0.00000766666666666667">
                <text:p>0.0000076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0.00000466666666666667">
                <text:p>0.00000466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0.00000233333333333333">
                <text:p>0.0000023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.00000233333333333333">
                <text:p>0.000002333333333333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